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Yields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  <table:table-cell office:value-type="string" office:value="2010" table:style-name="ce1">
            <text:p>2010</text:p>
          </table:table-cell>
          <table:table-cell office:value-type="string" office:value="2011" table:style-name="ce1">
            <text:p>2011</text:p>
          </table:table-cell>
          <table:table-cell office:value-type="string" office:value="2012" table:style-name="ce1">
            <text:p>2012</text:p>
          </table:table-cell>
          <table:table-cell office:value-type="string" office:value="2013" table:style-name="ce1">
            <text:p>2013</text:p>
          </table:table-cell>
          <table:table-cell office:value-type="string" office:value="2014" table:style-name="ce1">
            <text:p>2014</text:p>
          </table:table-cell>
          <table:table-cell office:value-type="string" office:value="2015" table:style-name="ce1">
            <text:p>2015</text:p>
          </table:table-cell>
          <table:table-cell office:value-type="string" office:value="2016" table:style-name="ce1">
            <text:p>2016</text:p>
          </table:table-cell>
          <table:table-cell office:value-type="string" office:value="2017" table:style-name="ce1">
            <text:p>2017</text:p>
          </table:table-cell>
          <table:table-cell office:value-type="string" office:value="2018" table:style-name="ce1">
            <text:p>2018</text:p>
          </table:table-cell>
          <table:table-cell office:value-type="string" office:value="2019" table:style-name="ce1">
            <text:p>2019</text:p>
          </table:table-cell>
          <table:table-cell office:value-type="string" office:value="2020" table:style-name="ce1">
            <text:p>2020</text:p>
          </table:table-cell>
          <table:table-cell office:value-type="string" office:value="2021" table:style-name="ce1">
            <text:p>2021</text:p>
          </table:table-cell>
          <table:table-cell office:value-type="string" office:value="2022" table:style-name="ce1">
            <text:p>2022</text:p>
          </table:table-cell>
          <table:table-cell office:value-type="string" office:value="2023" table:style-name="ce1">
            <text:p>2023</text:p>
          </table:table-cell>
          <table:table-cell office:value-type="string" office:value="2024" table:style-name="ce1">
            <text:p>2024</text:p>
          </table:table-cell>
          <table:table-cell office:value-type="string" office:value="2025" table:style-name="ce1">
            <text:p>2025</text:p>
          </table:table-cell>
          <table:table-cell office:value-type="string" office:value="2026" table:style-name="ce1">
            <text:p>2026</text:p>
          </table:table-cell>
          <table:table-cell office:value-type="string" office:value="2027" table:style-name="ce1">
            <text:p>2027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.948125" table:style-name="ce1">
            <text:p>1.948125</text:p>
          </table:table-cell>
          <table:table-cell office:value-type="float" office:value="5.210375" table:style-name="ce1">
            <text:p>5.210375</text:p>
          </table:table-cell>
          <table:table-cell office:value-type="float" office:value="2.54375" table:style-name="ce1">
            <text:p>2.54375</text:p>
          </table:table-cell>
          <table:table-cell office:value-type="float" office:value="1.4889453125" table:style-name="ce1">
            <text:p>1.4889453125</text:p>
          </table:table-cell>
          <table:table-cell office:value-type="float" office:value="8.399" table:style-name="ce1">
            <text:p>8.399</text:p>
          </table:table-cell>
          <table:table-cell office:value-type="float" office:value="9.836625" table:style-name="ce1">
            <text:p>9.836625</text:p>
          </table:table-cell>
          <table:table-cell office:value-type="float" office:value="5.581375" table:style-name="ce1">
            <text:p>5.581375</text:p>
          </table:table-cell>
          <table:table-cell office:value-type="float" office:value="1.5825" table:style-name="ce1">
            <text:p>1.5825</text:p>
          </table:table-cell>
          <table:table-cell office:value-type="float" office:value="3.281875" table:style-name="ce1">
            <text:p>3.281875</text:p>
          </table:table-cell>
          <table:table-cell office:value-type="float" office:value="5.908375" table:style-name="ce1">
            <text:p>5.908375</text:p>
          </table:table-cell>
          <table:table-cell office:value-type="float" office:value="1.658875" table:style-name="ce1">
            <text:p>1.658875</text:p>
          </table:table-cell>
          <table:table-cell office:value-type="float" office:value="3.415125" table:style-name="ce1">
            <text:p>3.415125</text:p>
          </table:table-cell>
          <table:table-cell office:value-type="float" office:value="3.005875" table:style-name="ce1">
            <text:p>3.005875</text:p>
          </table:table-cell>
          <table:table-cell office:value-type="float" office:value="1.7265" table:style-name="ce1">
            <text:p>1.7265</text:p>
          </table:table-cell>
          <table:table-cell office:value-type="float" office:value="1.268125" table:style-name="ce1">
            <text:p>1.268125</text:p>
          </table:table-cell>
          <table:table-cell office:value-type="float" office:value="2.118375" table:style-name="ce1">
            <text:p>2.118375</text:p>
          </table:table-cell>
          <table:table-cell office:value-type="float" office:value="3.0065" table:style-name="ce1">
            <text:p>3.0065</text:p>
          </table:table-cell>
          <table:table-cell office:value-type="float" office:value="3.25025" table:style-name="ce1">
            <text:p>3.25025</text:p>
          </table:table-cell>
          <table:table-cell office:value-type="float" office:value="1.798125" table:style-name="ce1">
            <text:p>1.798125</text:p>
          </table:table-cell>
          <table:table-cell office:value-type="float" office:value="4.88075" table:style-name="ce1">
            <text:p>4.88075</text:p>
          </table:table-cell>
          <table:table-cell office:value-type="float" office:value="1.948125" table:style-name="ce1">
            <text:p>1.948125</text:p>
          </table:table-cell>
          <table:table-cell office:value-type="float" office:value="2.238125" table:style-name="ce1">
            <text:p>2.238125</text:p>
          </table:table-cell>
          <table:table-cell office:value-type="float" office:value="4.256" table:style-name="ce1">
            <text:p>4.256</text:p>
          </table:table-cell>
          <table:table-cell office:value-type="float" office:value="5.88225" table:style-name="ce1">
            <text:p>5.88225</text:p>
          </table:table-cell>
          <table:table-cell office:value-type="float" office:value="3.802" table:style-name="ce1">
            <text:p>3.802</text:p>
          </table:table-cell>
          <table:table-cell office:value-type="float" office:value="2.87625" table:style-name="ce1">
            <text:p>2.87625</text:p>
          </table:table-cell>
          <table:table-cell office:value-type="float" office:value="3.480375" table:style-name="ce1">
            <text:p>3.480375</text:p>
          </table:table-cell>
          <table:table-cell office:value-type="float" office:value="3.678875" table:style-name="ce1">
            <text:p>3.678875</text:p>
          </table:table-cell>
          <table:table-cell office:value-type="float" office:value="3.58775" table:style-name="ce1">
            <text:p>3.58775</text:p>
          </table:table-cell>
          <table:table-cell office:value-type="float" office:value="3.184" table:style-name="ce1">
            <text:p>3.184</text:p>
          </table:table-cell>
          <table:table-cell office:value-type="float" office:value="4.417625" table:style-name="ce1">
            <text:p>4.417625</text:p>
          </table:table-cell>
          <table:table-cell office:value-type="float" office:value="5.59775" table:style-name="ce1">
            <text:p>5.59775</text:p>
          </table:table-cell>
          <table:table-cell office:value-type="float" office:value="2.303875" table:style-name="ce1">
            <text:p>2.303875</text:p>
          </table:table-cell>
          <table:table-cell office:value-type="float" office:value="3.7295" table:style-name="ce1">
            <text:p>3.7295</text:p>
          </table:table-cell>
          <table:table-cell office:value-type="float" office:value="2.074125" table:style-name="ce1">
            <text:p>2.074125</text:p>
          </table:table-cell>
          <table:table-cell office:value-type="float" office:value="3.58775" table:style-name="ce1">
            <text:p>3.58775</text:p>
          </table:table-cell>
          <table:table-cell office:value-type="float" office:value="1.94225" table:style-name="ce1">
            <text:p>1.94225</text:p>
          </table:table-cell>
          <table:table-cell office:value-type="float" office:value="2.18975" table:style-name="ce1">
            <text:p>2.18975</text:p>
          </table:table-cell>
          <table:table-cell office:value-type="float" office:value="0.689625" table:style-name="ce1">
            <text:p>0.689625</text:p>
          </table:table-cell>
          <table:table-cell office:value-type="float" office:value="2.09325" table:style-name="ce1">
            <text:p>2.09325</text:p>
          </table:table-cell>
          <table:table-cell office:value-type="float" office:value="0" table:style-name="ce1">
            <text:p>0</text:p>
          </table:table-cell>
          <table:table-cell office:value-type="float" office:value="2.099625" table:style-name="ce1">
            <text:p>2.099625</text:p>
          </table:table-cell>
          <table:table-cell office:value-type="float" office:value="4.479625" table:style-name="ce1">
            <text:p>4.479625</text:p>
          </table:table-cell>
          <table:table-cell office:value-type="float" office:value="0.309125" table:style-name="ce1">
            <text:p>0.309125</text:p>
          </table:table-cell>
          <table:table-cell office:value-type="float" office:value="5.1985025" table:style-name="ce1">
            <text:p>5.1985025</text:p>
          </table:table-cell>
          <table:table-cell office:value-type="float" office:value="3.14007" table:style-name="ce1">
            <text:p>3.14007</text:p>
          </table:table-cell>
          <table:table-cell office:value-type="float" office:value="7.4891125" table:style-name="ce1">
            <text:p>7.4891125</text:p>
          </table:table-cell>
          <table:table-cell office:value-type="float" office:value="0.963065" table:style-name="ce1">
            <text:p>0.963065</text:p>
          </table:table-cell>
          <table:table-cell office:value-type="float" office:value="3.0599375" table:style-name="ce1">
            <text:p>3.0599375</text:p>
          </table:table-cell>
          <table:table-cell office:value-type="float" office:value="3.80607575" table:style-name="ce1">
            <text:p>3.80607575</text:p>
          </table:table-cell>
          <table:table-cell office:value-type="float" office:value="2.626135" table:style-name="ce1">
            <text:p>2.626135</text:p>
          </table:table-cell>
          <table:table-cell office:value-type="float" office:value="1.27034" table:style-name="ce1">
            <text:p>1.27034</text:p>
          </table:table-cell>
          <table:table-cell office:value-type="float" office:value="2.07817" table:style-name="ce1">
            <text:p>2.07817</text:p>
          </table:table-cell>
          <table:table-cell office:value-type="float" office:value="2.506425" table:style-name="ce1">
            <text:p>2.506425</text:p>
          </table:table-cell>
          <table:table-cell office:value-type="float" office:value="1.67099975" table:style-name="ce1">
            <text:p>1.67099975</text:p>
          </table:table-cell>
          <table:table-cell office:value-type="float" office:value="2.94559425" table:style-name="ce1">
            <text:p>2.94559425</text:p>
          </table:table-cell>
          <table:table-cell office:value-type="float" office:value="2.78046875" table:style-name="ce1">
            <text:p>2.78046875</text:p>
          </table:table-cell>
          <table:table-cell office:value-type="float" office:value="0.44325" table:style-name="ce1">
            <text:p>0.44325</text:p>
          </table:table-cell>
          <table:table-cell office:value-type="float" office:value="1.71" table:style-name="ce1">
            <text:p>1.71</text:p>
          </table:table-cell>
          <table:table-cell office:value-type="float" office:value="2.348" table:style-name="ce1">
            <text:p>2.348</text:p>
          </table:table-cell>
          <table:table-cell office:value-type="float" office:value="3.57725" table:style-name="ce1">
            <text:p>3.57725</text:p>
          </table:table-cell>
          <table:table-cell office:value-type="float" office:value="0.5485" table:style-name="ce1">
            <text:p>0.5485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  <table:table-cell office:value-type="float" office:value="3.07288655342742" table:style-name="ce1">
            <text:p>3.07288655342742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347625" table:style-name="ce1">
            <text:p>6.347625</text:p>
          </table:table-cell>
          <table:table-cell office:value-type="float" office:value="4.069375" table:style-name="ce1">
            <text:p>4.069375</text:p>
          </table:table-cell>
          <table:table-cell office:value-type="float" office:value="2.8159765625" table:style-name="ce1">
            <text:p>2.8159765625</text:p>
          </table:table-cell>
          <table:table-cell office:value-type="float" office:value="9.317" table:style-name="ce1">
            <text:p>9.317</text:p>
          </table:table-cell>
          <table:table-cell office:value-type="float" office:value="13.92575" table:style-name="ce1">
            <text:p>13.92575</text:p>
          </table:table-cell>
          <table:table-cell office:value-type="float" office:value="9.504625" table:style-name="ce1">
            <text:p>9.504625</text:p>
          </table:table-cell>
          <table:table-cell office:value-type="float" office:value="4.169375" table:style-name="ce1">
            <text:p>4.169375</text:p>
          </table:table-cell>
          <table:table-cell office:value-type="float" office:value="6.2625" table:style-name="ce1">
            <text:p>6.2625</text:p>
          </table:table-cell>
          <table:table-cell office:value-type="float" office:value="9.80575" table:style-name="ce1">
            <text:p>9.80575</text:p>
          </table:table-cell>
          <table:table-cell office:value-type="float" office:value="2.06975" table:style-name="ce1">
            <text:p>2.06975</text:p>
          </table:table-cell>
          <table:table-cell office:value-type="float" office:value="8.268875" table:style-name="ce1">
            <text:p>8.268875</text:p>
          </table:table-cell>
          <table:table-cell office:value-type="float" office:value="5.528625" table:style-name="ce1">
            <text:p>5.528625</text:p>
          </table:table-cell>
          <table:table-cell office:value-type="float" office:value="2.741" table:style-name="ce1">
            <text:p>2.741</text:p>
          </table:table-cell>
          <table:table-cell office:value-type="float" office:value="2.315" table:style-name="ce1">
            <text:p>2.315</text:p>
          </table:table-cell>
          <table:table-cell office:value-type="float" office:value="2.62425" table:style-name="ce1">
            <text:p>2.62425</text:p>
          </table:table-cell>
          <table:table-cell office:value-type="float" office:value="5.329125" table:style-name="ce1">
            <text:p>5.329125</text:p>
          </table:table-cell>
          <table:table-cell office:value-type="float" office:value="4.86625" table:style-name="ce1">
            <text:p>4.86625</text:p>
          </table:table-cell>
          <table:table-cell office:value-type="float" office:value="4.4375" table:style-name="ce1">
            <text:p>4.4375</text:p>
          </table:table-cell>
          <table:table-cell office:value-type="float" office:value="9.259125" table:style-name="ce1">
            <text:p>9.259125</text:p>
          </table:table-cell>
          <table:table-cell office:value-type="float" office:value="3.932875" table:style-name="ce1">
            <text:p>3.932875</text:p>
          </table:table-cell>
          <table:table-cell office:value-type="float" office:value="6.1075" table:style-name="ce1">
            <text:p>6.1075</text:p>
          </table:table-cell>
          <table:table-cell office:value-type="float" office:value="9.400875" table:style-name="ce1">
            <text:p>9.400875</text:p>
          </table:table-cell>
          <table:table-cell office:value-type="float" office:value="10.121375" table:style-name="ce1">
            <text:p>10.121375</text:p>
          </table:table-cell>
          <table:table-cell office:value-type="float" office:value="7.878375" table:style-name="ce1">
            <text:p>7.878375</text:p>
          </table:table-cell>
          <table:table-cell office:value-type="float" office:value="6.535" table:style-name="ce1">
            <text:p>6.535</text:p>
          </table:table-cell>
          <table:table-cell office:value-type="float" office:value="7.2295" table:style-name="ce1">
            <text:p>7.2295</text:p>
          </table:table-cell>
          <table:table-cell office:value-type="float" office:value="9.622125" table:style-name="ce1">
            <text:p>9.622125</text:p>
          </table:table-cell>
          <table:table-cell office:value-type="float" office:value="8.34325" table:style-name="ce1">
            <text:p>8.34325</text:p>
          </table:table-cell>
          <table:table-cell office:value-type="float" office:value="6.62625" table:style-name="ce1">
            <text:p>6.62625</text:p>
          </table:table-cell>
          <table:table-cell office:value-type="float" office:value="7.782125" table:style-name="ce1">
            <text:p>7.782125</text:p>
          </table:table-cell>
          <table:table-cell office:value-type="float" office:value="10.976" table:style-name="ce1">
            <text:p>10.976</text:p>
          </table:table-cell>
          <table:table-cell office:value-type="float" office:value="5.155875" table:style-name="ce1">
            <text:p>5.155875</text:p>
          </table:table-cell>
          <table:table-cell office:value-type="float" office:value="5.974375" table:style-name="ce1">
            <text:p>5.974375</text:p>
          </table:table-cell>
          <table:table-cell office:value-type="float" office:value="4.59225" table:style-name="ce1">
            <text:p>4.59225</text:p>
          </table:table-cell>
          <table:table-cell office:value-type="float" office:value="8.12825" table:style-name="ce1">
            <text:p>8.12825</text:p>
          </table:table-cell>
          <table:table-cell office:value-type="float" office:value="4.117625" table:style-name="ce1">
            <text:p>4.117625</text:p>
          </table:table-cell>
          <table:table-cell office:value-type="float" office:value="4.84775" table:style-name="ce1">
            <text:p>4.84775</text:p>
          </table:table-cell>
          <table:table-cell office:value-type="float" office:value="3.04525" table:style-name="ce1">
            <text:p>3.04525</text:p>
          </table:table-cell>
          <table:table-cell office:value-type="float" office:value="5.915875" table:style-name="ce1">
            <text:p>5.915875</text:p>
          </table:table-cell>
          <table:table-cell office:value-type="float" office:value="0" table:style-name="ce1">
            <text:p>0</text:p>
          </table:table-cell>
          <table:table-cell office:value-type="float" office:value="6.314125" table:style-name="ce1">
            <text:p>6.314125</text:p>
          </table:table-cell>
          <table:table-cell office:value-type="float" office:value="10.959" table:style-name="ce1">
            <text:p>10.959</text:p>
          </table:table-cell>
          <table:table-cell office:value-type="float" office:value="1.085375" table:style-name="ce1">
            <text:p>1.085375</text:p>
          </table:table-cell>
          <table:table-cell office:value-type="float" office:value="10.7714715" table:style-name="ce1">
            <text:p>10.7714715</text:p>
          </table:table-cell>
          <table:table-cell office:value-type="float" office:value="7.11247" table:style-name="ce1">
            <text:p>7.11247</text:p>
          </table:table-cell>
          <table:table-cell office:value-type="float" office:value="11.3046005" table:style-name="ce1">
            <text:p>11.3046005</text:p>
          </table:table-cell>
          <table:table-cell office:value-type="float" office:value="3.391865" table:style-name="ce1">
            <text:p>3.391865</text:p>
          </table:table-cell>
          <table:table-cell office:value-type="float" office:value="6.000585" table:style-name="ce1">
            <text:p>6.000585</text:p>
          </table:table-cell>
          <table:table-cell office:value-type="float" office:value="10.68247575" table:style-name="ce1">
            <text:p>10.68247575</text:p>
          </table:table-cell>
          <table:table-cell office:value-type="float" office:value="5.0646675" table:style-name="ce1">
            <text:p>5.0646675</text:p>
          </table:table-cell>
          <table:table-cell office:value-type="float" office:value="3.670615" table:style-name="ce1">
            <text:p>3.670615</text:p>
          </table:table-cell>
          <table:table-cell office:value-type="float" office:value="5.4410275" table:style-name="ce1">
            <text:p>5.4410275</text:p>
          </table:table-cell>
          <table:table-cell office:value-type="float" office:value="8.33913025" table:style-name="ce1">
            <text:p>8.33913025</text:p>
          </table:table-cell>
          <table:table-cell office:value-type="float" office:value="4.1226665" table:style-name="ce1">
            <text:p>4.1226665</text:p>
          </table:table-cell>
          <table:table-cell office:value-type="float" office:value="7.70846625" table:style-name="ce1">
            <text:p>7.70846625</text:p>
          </table:table-cell>
          <table:table-cell office:value-type="float" office:value="6.86351575" table:style-name="ce1">
            <text:p>6.86351575</text:p>
          </table:table-cell>
          <table:table-cell office:value-type="float" office:value="1.5428125" table:style-name="ce1">
            <text:p>1.5428125</text:p>
          </table:table-cell>
          <table:table-cell office:value-type="float" office:value="6.2825" table:style-name="ce1">
            <text:p>6.2825</text:p>
          </table:table-cell>
          <table:table-cell office:value-type="float" office:value="7.76875" table:style-name="ce1">
            <text:p>7.76875</text:p>
          </table:table-cell>
          <table:table-cell office:value-type="float" office:value="9.258" table:style-name="ce1">
            <text:p>9.258</text:p>
          </table:table-cell>
          <table:table-cell office:value-type="float" office:value="1.48025" table:style-name="ce1">
            <text:p>1.48025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  <table:table-cell office:value-type="float" office:value="6.27560033165323" table:style-name="ce1">
            <text:p>6.27560033165323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3.8275" table:style-name="ce1">
            <text:p>3.8275</text:p>
          </table:table-cell>
          <table:table-cell office:value-type="float" office:value="6.294625" table:style-name="ce1">
            <text:p>6.294625</text:p>
          </table:table-cell>
          <table:table-cell office:value-type="float" office:value="3.98125" table:style-name="ce1">
            <text:p>3.98125</text:p>
          </table:table-cell>
          <table:table-cell office:value-type="float" office:value="1.989921875" table:style-name="ce1">
            <text:p>1.989921875</text:p>
          </table:table-cell>
          <table:table-cell office:value-type="float" office:value="9.407875" table:style-name="ce1">
            <text:p>9.407875</text:p>
          </table:table-cell>
          <table:table-cell office:value-type="float" office:value="12.884" table:style-name="ce1">
            <text:p>12.884</text:p>
          </table:table-cell>
          <table:table-cell office:value-type="float" office:value="9.87525" table:style-name="ce1">
            <text:p>9.87525</text:p>
          </table:table-cell>
          <table:table-cell office:value-type="float" office:value="3.675" table:style-name="ce1">
            <text:p>3.675</text:p>
          </table:table-cell>
          <table:table-cell office:value-type="float" office:value="5.96625" table:style-name="ce1">
            <text:p>5.96625</text:p>
          </table:table-cell>
          <table:table-cell office:value-type="float" office:value="9.6985" table:style-name="ce1">
            <text:p>9.6985</text:p>
          </table:table-cell>
          <table:table-cell office:value-type="float" office:value="2.2315" table:style-name="ce1">
            <text:p>2.2315</text:p>
          </table:table-cell>
          <table:table-cell office:value-type="float" office:value="7.801" table:style-name="ce1">
            <text:p>7.801</text:p>
          </table:table-cell>
          <table:table-cell office:value-type="float" office:value="5.01225" table:style-name="ce1">
            <text:p>5.01225</text:p>
          </table:table-cell>
          <table:table-cell office:value-type="float" office:value="2.32525" table:style-name="ce1">
            <text:p>2.32525</text:p>
          </table:table-cell>
          <table:table-cell office:value-type="float" office:value="2.535625" table:style-name="ce1">
            <text:p>2.535625</text:p>
          </table:table-cell>
          <table:table-cell office:value-type="float" office:value="1.851125" table:style-name="ce1">
            <text:p>1.851125</text:p>
          </table:table-cell>
          <table:table-cell office:value-type="float" office:value="5.23325" table:style-name="ce1">
            <text:p>5.23325</text:p>
          </table:table-cell>
          <table:table-cell office:value-type="float" office:value="3.9715" table:style-name="ce1">
            <text:p>3.9715</text:p>
          </table:table-cell>
          <table:table-cell office:value-type="float" office:value="4.2575" table:style-name="ce1">
            <text:p>4.2575</text:p>
          </table:table-cell>
          <table:table-cell office:value-type="float" office:value="7.509" table:style-name="ce1">
            <text:p>7.509</text:p>
          </table:table-cell>
          <table:table-cell office:value-type="float" office:value="3.8275" table:style-name="ce1">
            <text:p>3.8275</text:p>
          </table:table-cell>
          <table:table-cell office:value-type="float" office:value="6.145625" table:style-name="ce1">
            <text:p>6.145625</text:p>
          </table:table-cell>
          <table:table-cell office:value-type="float" office:value="8.096" table:style-name="ce1">
            <text:p>8.096</text:p>
          </table:table-cell>
          <table:table-cell office:value-type="float" office:value="10.0785" table:style-name="ce1">
            <text:p>10.0785</text:p>
          </table:table-cell>
          <table:table-cell office:value-type="float" office:value="5.81525" table:style-name="ce1">
            <text:p>5.81525</text:p>
          </table:table-cell>
          <table:table-cell office:value-type="float" office:value="5.095" table:style-name="ce1">
            <text:p>5.095</text:p>
          </table:table-cell>
          <table:table-cell office:value-type="float" office:value="4.48725" table:style-name="ce1">
            <text:p>4.48725</text:p>
          </table:table-cell>
          <table:table-cell office:value-type="float" office:value="9.611875" table:style-name="ce1">
            <text:p>9.611875</text:p>
          </table:table-cell>
          <table:table-cell office:value-type="float" office:value="7.189125" table:style-name="ce1">
            <text:p>7.189125</text:p>
          </table:table-cell>
          <table:table-cell office:value-type="float" office:value="4.711625" table:style-name="ce1">
            <text:p>4.711625</text:p>
          </table:table-cell>
          <table:table-cell office:value-type="float" office:value="7.37825" table:style-name="ce1">
            <text:p>7.37825</text:p>
          </table:table-cell>
          <table:table-cell office:value-type="float" office:value="9.580875" table:style-name="ce1">
            <text:p>9.580875</text:p>
          </table:table-cell>
          <table:table-cell office:value-type="float" office:value="3.158625" table:style-name="ce1">
            <text:p>3.158625</text:p>
          </table:table-cell>
          <table:table-cell office:value-type="float" office:value="5.27325" table:style-name="ce1">
            <text:p>5.27325</text:p>
          </table:table-cell>
          <table:table-cell office:value-type="float" office:value="0.653875" table:style-name="ce1">
            <text:p>0.653875</text:p>
          </table:table-cell>
          <table:table-cell office:value-type="float" office:value="5.618375" table:style-name="ce1">
            <text:p>5.618375</text:p>
          </table:table-cell>
          <table:table-cell office:value-type="float" office:value="2.582125" table:style-name="ce1">
            <text:p>2.582125</text:p>
          </table:table-cell>
          <table:table-cell office:value-type="float" office:value="4.6715" table:style-name="ce1">
            <text:p>4.6715</text:p>
          </table:table-cell>
          <table:table-cell office:value-type="float" office:value="1.312875" table:style-name="ce1">
            <text:p>1.312875</text:p>
          </table:table-cell>
          <table:table-cell office:value-type="float" office:value="4.20325" table:style-name="ce1">
            <text:p>4.20325</text:p>
          </table:table-cell>
          <table:table-cell office:value-type="float" office:value="0" table:style-name="ce1">
            <text:p>0</text:p>
          </table:table-cell>
          <table:table-cell office:value-type="float" office:value="3.10975" table:style-name="ce1">
            <text:p>3.10975</text:p>
          </table:table-cell>
          <table:table-cell office:value-type="float" office:value="12.659625" table:style-name="ce1">
            <text:p>12.659625</text:p>
          </table:table-cell>
          <table:table-cell office:value-type="float" office:value="0.30525" table:style-name="ce1">
            <text:p>0.30525</text:p>
          </table:table-cell>
          <table:table-cell office:value-type="float" office:value="7.7181745" table:style-name="ce1">
            <text:p>7.7181745</text:p>
          </table:table-cell>
          <table:table-cell office:value-type="float" office:value="4.5321175" table:style-name="ce1">
            <text:p>4.5321175</text:p>
          </table:table-cell>
          <table:table-cell office:value-type="float" office:value="5.8990305" table:style-name="ce1">
            <text:p>5.8990305</text:p>
          </table:table-cell>
          <table:table-cell office:value-type="float" office:value="1.120715" table:style-name="ce1">
            <text:p>1.120715</text:p>
          </table:table-cell>
          <table:table-cell office:value-type="float" office:value="1.285135" table:style-name="ce1">
            <text:p>1.285135</text:p>
          </table:table-cell>
          <table:table-cell office:value-type="float" office:value="3.35068575" table:style-name="ce1">
            <text:p>3.35068575</text:p>
          </table:table-cell>
          <table:table-cell office:value-type="float" office:value="2.0056725" table:style-name="ce1">
            <text:p>2.0056725</text:p>
          </table:table-cell>
          <table:table-cell office:value-type="float" office:value="1.1898475" table:style-name="ce1">
            <text:p>1.1898475</text:p>
          </table:table-cell>
          <table:table-cell office:value-type="float" office:value="1.63865" table:style-name="ce1">
            <text:p>1.63865</text:p>
          </table:table-cell>
          <table:table-cell office:value-type="float" office:value="1.738768825" table:style-name="ce1">
            <text:p>1.738768825</text:p>
          </table:table-cell>
          <table:table-cell office:value-type="float" office:value="0.546583425" table:style-name="ce1">
            <text:p>0.546583425</text:p>
          </table:table-cell>
          <table:table-cell office:value-type="float" office:value="1.537577425" table:style-name="ce1">
            <text:p>1.537577425</text:p>
          </table:table-cell>
          <table:table-cell office:value-type="float" office:value="0.489921875" table:style-name="ce1">
            <text:p>0.489921875</text:p>
          </table:table-cell>
          <table:table-cell office:value-type="float" office:value="0.098" table:style-name="ce1">
            <text:p>0.098</text:p>
          </table:table-cell>
          <table:table-cell office:value-type="float" office:value="0.665" table:style-name="ce1">
            <text:p>0.665</text:p>
          </table:table-cell>
          <table:table-cell office:value-type="float" office:value="0.51075" table:style-name="ce1">
            <text:p>0.51075</text:p>
          </table:table-cell>
          <table:table-cell office:value-type="float" office:value="0.414" table:style-name="ce1">
            <text:p>0.414</text:p>
          </table:table-cell>
          <table:table-cell office:value-type="float" office:value="0.162" table:style-name="ce1">
            <text:p>0.162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  <table:table-cell office:value-type="float" office:value="4.36768026895161" table:style-name="ce1">
            <text:p>4.36768026895161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6.382125" table:style-name="ce1">
            <text:p>6.382125</text:p>
          </table:table-cell>
          <table:table-cell office:value-type="float" office:value="4.05" table:style-name="ce1">
            <text:p>4.05</text:p>
          </table:table-cell>
          <table:table-cell office:value-type="float" office:value="2.8353515625" table:style-name="ce1">
            <text:p>2.8353515625</text:p>
          </table:table-cell>
          <table:table-cell office:value-type="float" office:value="9.897125" table:style-name="ce1">
            <text:p>9.897125</text:p>
          </table:table-cell>
          <table:table-cell office:value-type="float" office:value="14.798125" table:style-name="ce1">
            <text:p>14.798125</text:p>
          </table:table-cell>
          <table:table-cell office:value-type="float" office:value="10.327875" table:style-name="ce1">
            <text:p>10.327875</text:p>
          </table:table-cell>
          <table:table-cell office:value-type="float" office:value="3.575" table:style-name="ce1">
            <text:p>3.575</text:p>
          </table:table-cell>
          <table:table-cell office:value-type="float" office:value="5.69625" table:style-name="ce1">
            <text:p>5.69625</text:p>
          </table:table-cell>
          <table:table-cell office:value-type="float" office:value="9.22175" table:style-name="ce1">
            <text:p>9.22175</text:p>
          </table:table-cell>
          <table:table-cell office:value-type="float" office:value="2.262" table:style-name="ce1">
            <text:p>2.262</text:p>
          </table:table-cell>
          <table:table-cell office:value-type="float" office:value="7.648375" table:style-name="ce1">
            <text:p>7.648375</text:p>
          </table:table-cell>
          <table:table-cell office:value-type="float" office:value="5.371625" table:style-name="ce1">
            <text:p>5.371625</text:p>
          </table:table-cell>
          <table:table-cell office:value-type="float" office:value="2.91975" table:style-name="ce1">
            <text:p>2.91975</text:p>
          </table:table-cell>
          <table:table-cell office:value-type="float" office:value="3.01875" table:style-name="ce1">
            <text:p>3.01875</text:p>
          </table:table-cell>
          <table:table-cell office:value-type="float" office:value="3.2895" table:style-name="ce1">
            <text:p>3.2895</text:p>
          </table:table-cell>
          <table:table-cell office:value-type="float" office:value="5.129" table:style-name="ce1">
            <text:p>5.129</text:p>
          </table:table-cell>
          <table:table-cell office:value-type="float" office:value="4.656" table:style-name="ce1">
            <text:p>4.656</text:p>
          </table:table-cell>
          <table:table-cell office:value-type="float" office:value="4.155625" table:style-name="ce1">
            <text:p>4.155625</text:p>
          </table:table-cell>
          <table:table-cell office:value-type="float" office:value="8.926375" table:style-name="ce1">
            <text:p>8.926375</text:p>
          </table:table-cell>
          <table:table-cell office:value-type="float" office:value="3.8875625" table:style-name="ce1">
            <text:p>3.8875625</text:p>
          </table:table-cell>
          <table:table-cell office:value-type="float" office:value="5.101875" table:style-name="ce1">
            <text:p>5.101875</text:p>
          </table:table-cell>
          <table:table-cell office:value-type="float" office:value="9.09" table:style-name="ce1">
            <text:p>9.09</text:p>
          </table:table-cell>
          <table:table-cell office:value-type="float" office:value="10.464625" table:style-name="ce1">
            <text:p>10.464625</text:p>
          </table:table-cell>
          <table:table-cell office:value-type="float" office:value="6.999625" table:style-name="ce1">
            <text:p>6.999625</text:p>
          </table:table-cell>
          <table:table-cell office:value-type="float" office:value="5.878125" table:style-name="ce1">
            <text:p>5.878125</text:p>
          </table:table-cell>
          <table:table-cell office:value-type="float" office:value="6.8185" table:style-name="ce1">
            <text:p>6.8185</text:p>
          </table:table-cell>
          <table:table-cell office:value-type="float" office:value="8.772625" table:style-name="ce1">
            <text:p>8.772625</text:p>
          </table:table-cell>
          <table:table-cell office:value-type="float" office:value="8.388375" table:style-name="ce1">
            <text:p>8.388375</text:p>
          </table:table-cell>
          <table:table-cell office:value-type="float" office:value="5.38625" table:style-name="ce1">
            <text:p>5.38625</text:p>
          </table:table-cell>
          <table:table-cell office:value-type="float" office:value="7.624" table:style-name="ce1">
            <text:p>7.624</text:p>
          </table:table-cell>
          <table:table-cell office:value-type="float" office:value="9.527875" table:style-name="ce1">
            <text:p>9.527875</text:p>
          </table:table-cell>
          <table:table-cell office:value-type="float" office:value="5.339625" table:style-name="ce1">
            <text:p>5.339625</text:p>
          </table:table-cell>
          <table:table-cell office:value-type="float" office:value="6.612125" table:style-name="ce1">
            <text:p>6.612125</text:p>
          </table:table-cell>
          <table:table-cell office:value-type="float" office:value="4.371875" table:style-name="ce1">
            <text:p>4.371875</text:p>
          </table:table-cell>
          <table:table-cell office:value-type="float" office:value="7.969" table:style-name="ce1">
            <text:p>7.969</text:p>
          </table:table-cell>
          <table:table-cell office:value-type="float" office:value="4.6395" table:style-name="ce1">
            <text:p>4.6395</text:p>
          </table:table-cell>
          <table:table-cell office:value-type="float" office:value="5.048" table:style-name="ce1">
            <text:p>5.048</text:p>
          </table:table-cell>
          <table:table-cell office:value-type="float" office:value="4.517625" table:style-name="ce1">
            <text:p>4.517625</text:p>
          </table:table-cell>
          <table:table-cell office:value-type="float" office:value="4.9795" table:style-name="ce1">
            <text:p>4.9795</text:p>
          </table:table-cell>
          <table:table-cell office:value-type="float" office:value="0" table:style-name="ce1">
            <text:p>0</text:p>
          </table:table-cell>
          <table:table-cell office:value-type="float" office:value="5.842125" table:style-name="ce1">
            <text:p>5.842125</text:p>
          </table:table-cell>
          <table:table-cell office:value-type="float" office:value="7.94975" table:style-name="ce1">
            <text:p>7.94975</text:p>
          </table:table-cell>
          <table:table-cell office:value-type="float" office:value="1.759125" table:style-name="ce1">
            <text:p>1.759125</text:p>
          </table:table-cell>
          <table:table-cell office:value-type="float" office:value="9.452786" table:style-name="ce1">
            <text:p>9.452786</text:p>
          </table:table-cell>
          <table:table-cell office:value-type="float" office:value="7.488025" table:style-name="ce1">
            <text:p>7.488025</text:p>
          </table:table-cell>
          <table:table-cell office:value-type="float" office:value="13.28991425" table:style-name="ce1">
            <text:p>13.28991425</text:p>
          </table:table-cell>
          <table:table-cell office:value-type="float" office:value="3.6465275" table:style-name="ce1">
            <text:p>3.6465275</text:p>
          </table:table-cell>
          <table:table-cell office:value-type="float" office:value="5.61418" table:style-name="ce1">
            <text:p>5.61418</text:p>
          </table:table-cell>
          <table:table-cell office:value-type="float" office:value="9.78472775" table:style-name="ce1">
            <text:p>9.78472775</text:p>
          </table:table-cell>
          <table:table-cell office:value-type="float" office:value="6.2325975" table:style-name="ce1">
            <text:p>6.2325975</text:p>
          </table:table-cell>
          <table:table-cell office:value-type="float" office:value="4.1427325" table:style-name="ce1">
            <text:p>4.1427325</text:p>
          </table:table-cell>
          <table:table-cell office:value-type="float" office:value="5.4935" table:style-name="ce1">
            <text:p>5.4935</text:p>
          </table:table-cell>
          <table:table-cell office:value-type="float" office:value="8.848535" table:style-name="ce1">
            <text:p>8.848535</text:p>
          </table:table-cell>
          <table:table-cell office:value-type="float" office:value="4.5435" table:style-name="ce1">
            <text:p>4.5435</text:p>
          </table:table-cell>
          <table:table-cell office:value-type="float" office:value="6.63856425" table:style-name="ce1">
            <text:p>6.63856425</text:p>
          </table:table-cell>
          <table:table-cell office:value-type="float" office:value="5.24515625" table:style-name="ce1">
            <text:p>5.24515625</text:p>
          </table:table-cell>
          <table:table-cell office:value-type="float" office:value="2.0809375" table:style-name="ce1">
            <text:p>2.0809375</text:p>
          </table:table-cell>
          <table:table-cell office:value-type="float" office:value="7.9075" table:style-name="ce1">
            <text:p>7.9075</text:p>
          </table:table-cell>
          <table:table-cell office:value-type="float" office:value="7.012" table:style-name="ce1">
            <text:p>7.012</text:p>
          </table:table-cell>
          <table:table-cell office:value-type="float" office:value="9.23425" table:style-name="ce1">
            <text:p>9.23425</text:p>
          </table:table-cell>
          <table:table-cell office:value-type="float" office:value="2.3315" table:style-name="ce1">
            <text:p>2.3315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  <table:table-cell office:value-type="float" office:value="6.19359330745968" table:style-name="ce1">
            <text:p>6.19359330745968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2.017875" table:style-name="ce1">
            <text:p>2.017875</text:p>
          </table:table-cell>
          <table:table-cell office:value-type="float" office:value="5.099625" table:style-name="ce1">
            <text:p>5.099625</text:p>
          </table:table-cell>
          <table:table-cell office:value-type="float" office:value="3.0875" table:style-name="ce1">
            <text:p>3.0875</text:p>
          </table:table-cell>
          <table:table-cell office:value-type="float" office:value="1.4723828125" table:style-name="ce1">
            <text:p>1.4723828125</text:p>
          </table:table-cell>
          <table:table-cell office:value-type="float" office:value="9.207875" table:style-name="ce1">
            <text:p>9.207875</text:p>
          </table:table-cell>
          <table:table-cell office:value-type="float" office:value="7.332125" table:style-name="ce1">
            <text:p>7.332125</text:p>
          </table:table-cell>
          <table:table-cell office:value-type="float" office:value="6.115" table:style-name="ce1">
            <text:p>6.115</text:p>
          </table:table-cell>
          <table:table-cell office:value-type="float" office:value="1.923125" table:style-name="ce1">
            <text:p>1.923125</text:p>
          </table:table-cell>
          <table:table-cell office:value-type="float" office:value="3.45125" table:style-name="ce1">
            <text:p>3.45125</text:p>
          </table:table-cell>
          <table:table-cell office:value-type="float" office:value="5.329" table:style-name="ce1">
            <text:p>5.329</text:p>
          </table:table-cell>
          <table:table-cell office:value-type="float" office:value="1.544" table:style-name="ce1">
            <text:p>1.544</text:p>
          </table:table-cell>
          <table:table-cell office:value-type="float" office:value="4.14275" table:style-name="ce1">
            <text:p>4.14275</text:p>
          </table:table-cell>
          <table:table-cell office:value-type="float" office:value="1.963375" table:style-name="ce1">
            <text:p>1.963375</text:p>
          </table:table-cell>
          <table:table-cell office:value-type="float" office:value="1.519875" table:style-name="ce1">
            <text:p>1.519875</text:p>
          </table:table-cell>
          <table:table-cell office:value-type="float" office:value="1.22875" table:style-name="ce1">
            <text:p>1.22875</text:p>
          </table:table-cell>
          <table:table-cell office:value-type="float" office:value="2.59025" table:style-name="ce1">
            <text:p>2.59025</text:p>
          </table:table-cell>
          <table:table-cell office:value-type="float" office:value="2.63125" table:style-name="ce1">
            <text:p>2.63125</text:p>
          </table:table-cell>
          <table:table-cell office:value-type="float" office:value="3.964" table:style-name="ce1">
            <text:p>3.964</text:p>
          </table:table-cell>
          <table:table-cell office:value-type="float" office:value="0.688125" table:style-name="ce1">
            <text:p>0.688125</text:p>
          </table:table-cell>
          <table:table-cell office:value-type="float" office:value="4.680375" table:style-name="ce1">
            <text:p>4.680375</text:p>
          </table:table-cell>
          <table:table-cell office:value-type="float" office:value="2.017875" table:style-name="ce1">
            <text:p>2.017875</text:p>
          </table:table-cell>
          <table:table-cell office:value-type="float" office:value="2.65375" table:style-name="ce1">
            <text:p>2.65375</text:p>
          </table:table-cell>
          <table:table-cell office:value-type="float" office:value="3.900875" table:style-name="ce1">
            <text:p>3.900875</text:p>
          </table:table-cell>
          <table:table-cell office:value-type="float" office:value="6.18875" table:style-name="ce1">
            <text:p>6.18875</text:p>
          </table:table-cell>
          <table:table-cell office:value-type="float" office:value="3.37025" table:style-name="ce1">
            <text:p>3.37025</text:p>
          </table:table-cell>
          <table:table-cell office:value-type="float" office:value="3.340625" table:style-name="ce1">
            <text:p>3.340625</text:p>
          </table:table-cell>
          <table:table-cell office:value-type="float" office:value="2.37475" table:style-name="ce1">
            <text:p>2.37475</text:p>
          </table:table-cell>
          <table:table-cell office:value-type="float" office:value="4.240875" table:style-name="ce1">
            <text:p>4.240875</text:p>
          </table:table-cell>
          <table:table-cell office:value-type="float" office:value="3.188375" table:style-name="ce1">
            <text:p>3.188375</text:p>
          </table:table-cell>
          <table:table-cell office:value-type="float" office:value="3.4645" table:style-name="ce1">
            <text:p>3.4645</text:p>
          </table:table-cell>
          <table:table-cell office:value-type="float" office:value="4.470375" table:style-name="ce1">
            <text:p>4.470375</text:p>
          </table:table-cell>
          <table:table-cell office:value-type="float" office:value="7.0135" table:style-name="ce1">
            <text:p>7.0135</text:p>
          </table:table-cell>
          <table:table-cell office:value-type="float" office:value="2.26075" table:style-name="ce1">
            <text:p>2.26075</text:p>
          </table:table-cell>
          <table:table-cell office:value-type="float" office:value="3.950875" table:style-name="ce1">
            <text:p>3.950875</text:p>
          </table:table-cell>
          <table:table-cell office:value-type="float" office:value="2.3745" table:style-name="ce1">
            <text:p>2.3745</text:p>
          </table:table-cell>
          <table:table-cell office:value-type="float" office:value="4.426" table:style-name="ce1">
            <text:p>4.426</text:p>
          </table:table-cell>
          <table:table-cell office:value-type="float" office:value="2.592" table:style-name="ce1">
            <text:p>2.592</text:p>
          </table:table-cell>
          <table:table-cell office:value-type="float" office:value="2.193875" table:style-name="ce1">
            <text:p>2.193875</text:p>
          </table:table-cell>
          <table:table-cell office:value-type="float" office:value="2.052625" table:style-name="ce1">
            <text:p>2.052625</text:p>
          </table:table-cell>
          <table:table-cell office:value-type="float" office:value="3.232125" table:style-name="ce1">
            <text:p>3.232125</text:p>
          </table:table-cell>
          <table:table-cell office:value-type="float" office:value="0" table:style-name="ce1">
            <text:p>0</text:p>
          </table:table-cell>
          <table:table-cell office:value-type="float" office:value="2.87025" table:style-name="ce1">
            <text:p>2.87025</text:p>
          </table:table-cell>
          <table:table-cell office:value-type="float" office:value="3.304625" table:style-name="ce1">
            <text:p>3.304625</text:p>
          </table:table-cell>
          <table:table-cell office:value-type="float" office:value="0.533375" table:style-name="ce1">
            <text:p>0.533375</text:p>
          </table:table-cell>
          <table:table-cell office:value-type="float" office:value="4.72593125" table:style-name="ce1">
            <text:p>4.72593125</text:p>
          </table:table-cell>
          <table:table-cell office:value-type="float" office:value="4.5332675" table:style-name="ce1">
            <text:p>4.5332675</text:p>
          </table:table-cell>
          <table:table-cell office:value-type="float" office:value="7.54039375" table:style-name="ce1">
            <text:p>7.54039375</text:p>
          </table:table-cell>
          <table:table-cell office:value-type="float" office:value="2.2536525" table:style-name="ce1">
            <text:p>2.2536525</text:p>
          </table:table-cell>
          <table:table-cell office:value-type="float" office:value="3.605435" table:style-name="ce1">
            <text:p>3.605435</text:p>
          </table:table-cell>
          <table:table-cell office:value-type="float" office:value="5.3808745" table:style-name="ce1">
            <text:p>5.3808745</text:p>
          </table:table-cell>
          <table:table-cell office:value-type="float" office:value="3.5167675" table:style-name="ce1">
            <text:p>3.5167675</text:p>
          </table:table-cell>
          <table:table-cell office:value-type="float" office:value="1.88568" table:style-name="ce1">
            <text:p>1.88568</text:p>
          </table:table-cell>
          <table:table-cell office:value-type="float" office:value="3.211525" table:style-name="ce1">
            <text:p>3.211525</text:p>
          </table:table-cell>
          <table:table-cell office:value-type="float" office:value="4.13140225" table:style-name="ce1">
            <text:p>4.13140225</text:p>
          </table:table-cell>
          <table:table-cell office:value-type="float" office:value="3.33" table:style-name="ce1">
            <text:p>3.33</text:p>
          </table:table-cell>
          <table:table-cell office:value-type="float" office:value="4.90908825" table:style-name="ce1">
            <text:p>4.90908825</text:p>
          </table:table-cell>
          <table:table-cell office:value-type="float" office:value="4.41032825" table:style-name="ce1">
            <text:p>4.41032825</text:p>
          </table:table-cell>
          <table:table-cell office:value-type="float" office:value="0.82734375" table:style-name="ce1">
            <text:p>0.82734375</text:p>
          </table:table-cell>
          <table:table-cell office:value-type="float" office:value="3.1875" table:style-name="ce1">
            <text:p>3.1875</text:p>
          </table:table-cell>
          <table:table-cell office:value-type="float" office:value="3.49325" table:style-name="ce1">
            <text:p>3.49325</text:p>
          </table:table-cell>
          <table:table-cell office:value-type="float" office:value="3.88725" table:style-name="ce1">
            <text:p>3.88725</text:p>
          </table:table-cell>
          <table:table-cell office:value-type="float" office:value="1.29075" table:style-name="ce1">
            <text:p>1.29075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  <table:table-cell office:value-type="float" office:value="3.42136205342742" table:style-name="ce1">
            <text:p>3.42136205342742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182" table:style-name="ce1">
            <text:p>6.182</text:p>
          </table:table-cell>
          <table:table-cell office:value-type="float" office:value="4.325" table:style-name="ce1">
            <text:p>4.325</text:p>
          </table:table-cell>
          <table:table-cell office:value-type="float" office:value="2.9621875" table:style-name="ce1">
            <text:p>2.9621875</text:p>
          </table:table-cell>
          <table:table-cell office:value-type="float" office:value="9.234125" table:style-name="ce1">
            <text:p>9.234125</text:p>
          </table:table-cell>
          <table:table-cell office:value-type="float" office:value="12.710625" table:style-name="ce1">
            <text:p>12.710625</text:p>
          </table:table-cell>
          <table:table-cell office:value-type="float" office:value="10.75525" table:style-name="ce1">
            <text:p>10.75525</text:p>
          </table:table-cell>
          <table:table-cell office:value-type="float" office:value="4.66" table:style-name="ce1">
            <text:p>4.66</text:p>
          </table:table-cell>
          <table:table-cell office:value-type="float" office:value="6.274375" table:style-name="ce1">
            <text:p>6.274375</text:p>
          </table:table-cell>
          <table:table-cell office:value-type="float" office:value="9.752125" table:style-name="ce1">
            <text:p>9.752125</text:p>
          </table:table-cell>
          <table:table-cell office:value-type="float" office:value="1.763125" table:style-name="ce1">
            <text:p>1.763125</text:p>
          </table:table-cell>
          <table:table-cell office:value-type="float" office:value="7.90475" table:style-name="ce1">
            <text:p>7.90475</text:p>
          </table:table-cell>
          <table:table-cell office:value-type="float" office:value="5.24575" table:style-name="ce1">
            <text:p>5.24575</text:p>
          </table:table-cell>
          <table:table-cell office:value-type="float" office:value="2.239" table:style-name="ce1">
            <text:p>2.239</text:p>
          </table:table-cell>
          <table:table-cell office:value-type="float" office:value="3.064375" table:style-name="ce1">
            <text:p>3.064375</text:p>
          </table:table-cell>
          <table:table-cell office:value-type="float" office:value="3.04125" table:style-name="ce1">
            <text:p>3.04125</text:p>
          </table:table-cell>
          <table:table-cell office:value-type="float" office:value="5.798875" table:style-name="ce1">
            <text:p>5.798875</text:p>
          </table:table-cell>
          <table:table-cell office:value-type="float" office:value="5.289625" table:style-name="ce1">
            <text:p>5.289625</text:p>
          </table:table-cell>
          <table:table-cell office:value-type="float" office:value="4.090625" table:style-name="ce1">
            <text:p>4.090625</text:p>
          </table:table-cell>
          <table:table-cell office:value-type="float" office:value="9.90725" table:style-name="ce1">
            <text:p>9.90725</text:p>
          </table:table-cell>
          <table:table-cell office:value-type="float" office:value="4.1916875" table:style-name="ce1">
            <text:p>4.1916875</text:p>
          </table:table-cell>
          <table:table-cell office:value-type="float" office:value="6.59375" table:style-name="ce1">
            <text:p>6.59375</text:p>
          </table:table-cell>
          <table:table-cell office:value-type="float" office:value="9.89475" table:style-name="ce1">
            <text:p>9.89475</text:p>
          </table:table-cell>
          <table:table-cell office:value-type="float" office:value="11.22075" table:style-name="ce1">
            <text:p>11.22075</text:p>
          </table:table-cell>
          <table:table-cell office:value-type="float" office:value="7.6665" table:style-name="ce1">
            <text:p>7.6665</text:p>
          </table:table-cell>
          <table:table-cell office:value-type="float" office:value="7.723125" table:style-name="ce1">
            <text:p>7.723125</text:p>
          </table:table-cell>
          <table:table-cell office:value-type="float" office:value="6.70075" table:style-name="ce1">
            <text:p>6.70075</text:p>
          </table:table-cell>
          <table:table-cell office:value-type="float" office:value="10.430875" table:style-name="ce1">
            <text:p>10.430875</text:p>
          </table:table-cell>
          <table:table-cell office:value-type="float" office:value="8.535875" table:style-name="ce1">
            <text:p>8.535875</text:p>
          </table:table-cell>
          <table:table-cell office:value-type="float" office:value="7.391" table:style-name="ce1">
            <text:p>7.391</text:p>
          </table:table-cell>
          <table:table-cell office:value-type="float" office:value="7.9045" table:style-name="ce1">
            <text:p>7.9045</text:p>
          </table:table-cell>
          <table:table-cell office:value-type="float" office:value="11.2635" table:style-name="ce1">
            <text:p>11.2635</text:p>
          </table:table-cell>
          <table:table-cell office:value-type="float" office:value="5.481375" table:style-name="ce1">
            <text:p>5.481375</text:p>
          </table:table-cell>
          <table:table-cell office:value-type="float" office:value="6.991375" table:style-name="ce1">
            <text:p>6.991375</text:p>
          </table:table-cell>
          <table:table-cell office:value-type="float" office:value="5.48275" table:style-name="ce1">
            <text:p>5.48275</text:p>
          </table:table-cell>
          <table:table-cell office:value-type="float" office:value="7.891" table:style-name="ce1">
            <text:p>7.891</text:p>
          </table:table-cell>
          <table:table-cell office:value-type="float" office:value="4.71775" table:style-name="ce1">
            <text:p>4.71775</text:p>
          </table:table-cell>
          <table:table-cell office:value-type="float" office:value="5.142625" table:style-name="ce1">
            <text:p>5.142625</text:p>
          </table:table-cell>
          <table:table-cell office:value-type="float" office:value="4.497125" table:style-name="ce1">
            <text:p>4.497125</text:p>
          </table:table-cell>
          <table:table-cell office:value-type="float" office:value="6.069625" table:style-name="ce1">
            <text:p>6.069625</text:p>
          </table:table-cell>
          <table:table-cell office:value-type="float" office:value="0" table:style-name="ce1">
            <text:p>0</text:p>
          </table:table-cell>
          <table:table-cell office:value-type="float" office:value="6.7855" table:style-name="ce1">
            <text:p>6.7855</text:p>
          </table:table-cell>
          <table:table-cell office:value-type="float" office:value="11.629" table:style-name="ce1">
            <text:p>11.629</text:p>
          </table:table-cell>
          <table:table-cell office:value-type="float" office:value="1.907625" table:style-name="ce1">
            <text:p>1.907625</text:p>
          </table:table-cell>
          <table:table-cell office:value-type="float" office:value="13.88896" table:style-name="ce1">
            <text:p>13.88896</text:p>
          </table:table-cell>
          <table:table-cell office:value-type="float" office:value="7.904195" table:style-name="ce1">
            <text:p>7.904195</text:p>
          </table:table-cell>
          <table:table-cell office:value-type="float" office:value="14.3806575" table:style-name="ce1">
            <text:p>14.3806575</text:p>
          </table:table-cell>
          <table:table-cell office:value-type="float" office:value="4.5483375" table:style-name="ce1">
            <text:p>4.5483375</text:p>
          </table:table-cell>
          <table:table-cell office:value-type="float" office:value="5.99945" table:style-name="ce1">
            <text:p>5.99945</text:p>
          </table:table-cell>
          <table:table-cell office:value-type="float" office:value="9.3120415" table:style-name="ce1">
            <text:p>9.3120415</text:p>
          </table:table-cell>
          <table:table-cell office:value-type="float" office:value="6.8630775" table:style-name="ce1">
            <text:p>6.8630775</text:p>
          </table:table-cell>
          <table:table-cell office:value-type="float" office:value="4.687665" table:style-name="ce1">
            <text:p>4.687665</text:p>
          </table:table-cell>
          <table:table-cell office:value-type="float" office:value="6.1432675" table:style-name="ce1">
            <text:p>6.1432675</text:p>
          </table:table-cell>
          <table:table-cell office:value-type="float" office:value="8.80684075" table:style-name="ce1">
            <text:p>8.80684075</text:p>
          </table:table-cell>
          <table:table-cell office:value-type="float" office:value="5.92916675" table:style-name="ce1">
            <text:p>5.92916675</text:p>
          </table:table-cell>
          <table:table-cell office:value-type="float" office:value="8.31775525" table:style-name="ce1">
            <text:p>8.31775525</text:p>
          </table:table-cell>
          <table:table-cell office:value-type="float" office:value="8.1953125" table:style-name="ce1">
            <text:p>8.1953125</text:p>
          </table:table-cell>
          <table:table-cell office:value-type="float" office:value="3.25140625" table:style-name="ce1">
            <text:p>3.25140625</text:p>
          </table:table-cell>
          <table:table-cell office:value-type="float" office:value="8.4225" table:style-name="ce1">
            <text:p>8.4225</text:p>
          </table:table-cell>
          <table:table-cell office:value-type="float" office:value="7.77975" table:style-name="ce1">
            <text:p>7.77975</text:p>
          </table:table-cell>
          <table:table-cell office:value-type="float" office:value="8.54775" table:style-name="ce1">
            <text:p>8.54775</text:p>
          </table:table-cell>
          <table:table-cell office:value-type="float" office:value="3.3685" table:style-name="ce1">
            <text:p>3.368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  <table:table-cell office:value-type="float" office:value="6.80405557258065" table:style-name="ce1">
            <text:p>6.80405557258065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6.622375" table:style-name="ce1">
            <text:p>6.622375</text:p>
          </table:table-cell>
          <table:table-cell office:value-type="float" office:value="2.76875" table:style-name="ce1">
            <text:p>2.76875</text:p>
          </table:table-cell>
          <table:table-cell office:value-type="float" office:value="2.6712109375" table:style-name="ce1">
            <text:p>2.6712109375</text:p>
          </table:table-cell>
          <table:table-cell office:value-type="float" office:value="8.788625" table:style-name="ce1">
            <text:p>8.788625</text:p>
          </table:table-cell>
          <table:table-cell office:value-type="float" office:value="16.21725" table:style-name="ce1">
            <text:p>16.21725</text:p>
          </table:table-cell>
          <table:table-cell office:value-type="float" office:value="7.382375" table:style-name="ce1">
            <text:p>7.382375</text:p>
          </table:table-cell>
          <table:table-cell office:value-type="float" office:value="2.55" table:style-name="ce1">
            <text:p>2.55</text:p>
          </table:table-cell>
          <table:table-cell office:value-type="float" office:value="4.1225" table:style-name="ce1">
            <text:p>4.1225</text:p>
          </table:table-cell>
          <table:table-cell office:value-type="float" office:value="6.66475" table:style-name="ce1">
            <text:p>6.66475</text:p>
          </table:table-cell>
          <table:table-cell office:value-type="float" office:value="2.41825" table:style-name="ce1">
            <text:p>2.41825</text:p>
          </table:table-cell>
          <table:table-cell office:value-type="float" office:value="4.287" table:style-name="ce1">
            <text:p>4.287</text:p>
          </table:table-cell>
          <table:table-cell office:value-type="float" office:value="5.5865" table:style-name="ce1">
            <text:p>5.5865</text:p>
          </table:table-cell>
          <table:table-cell office:value-type="float" office:value="1.902" table:style-name="ce1">
            <text:p>1.902</text:p>
          </table:table-cell>
          <table:table-cell office:value-type="float" office:value="3.51125" table:style-name="ce1">
            <text:p>3.51125</text:p>
          </table:table-cell>
          <table:table-cell office:value-type="float" office:value="2.76525" table:style-name="ce1">
            <text:p>2.76525</text:p>
          </table:table-cell>
          <table:table-cell office:value-type="float" office:value="5.2265" table:style-name="ce1">
            <text:p>5.2265</text:p>
          </table:table-cell>
          <table:table-cell office:value-type="float" office:value="4.67775" table:style-name="ce1">
            <text:p>4.67775</text:p>
          </table:table-cell>
          <table:table-cell office:value-type="float" office:value="5.48125" table:style-name="ce1">
            <text:p>5.48125</text:p>
          </table:table-cell>
          <table:table-cell office:value-type="float" office:value="7.438375" table:style-name="ce1">
            <text:p>7.438375</text:p>
          </table:table-cell>
          <table:table-cell office:value-type="float" office:value="3.5806875" table:style-name="ce1">
            <text:p>3.5806875</text:p>
          </table:table-cell>
          <table:table-cell office:value-type="float" office:value="4.40625" table:style-name="ce1">
            <text:p>4.40625</text:p>
          </table:table-cell>
          <table:table-cell office:value-type="float" office:value="10.46875" table:style-name="ce1">
            <text:p>10.46875</text:p>
          </table:table-cell>
          <table:table-cell office:value-type="float" office:value="9.188375" table:style-name="ce1">
            <text:p>9.188375</text:p>
          </table:table-cell>
          <table:table-cell office:value-type="float" office:value="7.371625" table:style-name="ce1">
            <text:p>7.371625</text:p>
          </table:table-cell>
          <table:table-cell office:value-type="float" office:value="5.3425" table:style-name="ce1">
            <text:p>5.3425</text:p>
          </table:table-cell>
          <table:table-cell office:value-type="float" office:value="7.301375" table:style-name="ce1">
            <text:p>7.301375</text:p>
          </table:table-cell>
          <table:table-cell office:value-type="float" office:value="7.51775" table:style-name="ce1">
            <text:p>7.51775</text:p>
          </table:table-cell>
          <table:table-cell office:value-type="float" office:value="9.043625" table:style-name="ce1">
            <text:p>9.043625</text:p>
          </table:table-cell>
          <table:table-cell office:value-type="float" office:value="5.1955" table:style-name="ce1">
            <text:p>5.1955</text:p>
          </table:table-cell>
          <table:table-cell office:value-type="float" office:value="8.335875" table:style-name="ce1">
            <text:p>8.335875</text:p>
          </table:table-cell>
          <table:table-cell office:value-type="float" office:value="10.01975" table:style-name="ce1">
            <text:p>10.01975</text:p>
          </table:table-cell>
          <table:table-cell office:value-type="float" office:value="6.601" table:style-name="ce1">
            <text:p>6.601</text:p>
          </table:table-cell>
          <table:table-cell office:value-type="float" office:value="6.263375" table:style-name="ce1">
            <text:p>6.263375</text:p>
          </table:table-cell>
          <table:table-cell office:value-type="float" office:value="4.5195" table:style-name="ce1">
            <text:p>4.5195</text:p>
          </table:table-cell>
          <table:table-cell office:value-type="float" office:value="5.991375" table:style-name="ce1">
            <text:p>5.991375</text:p>
          </table:table-cell>
          <table:table-cell office:value-type="float" office:value="3.658" table:style-name="ce1">
            <text:p>3.658</text:p>
          </table:table-cell>
          <table:table-cell office:value-type="float" office:value="3.810125" table:style-name="ce1">
            <text:p>3.810125</text:p>
          </table:table-cell>
          <table:table-cell office:value-type="float" office:value="2.02525" table:style-name="ce1">
            <text:p>2.02525</text:p>
          </table:table-cell>
          <table:table-cell office:value-type="float" office:value="3.97725" table:style-name="ce1">
            <text:p>3.97725</text:p>
          </table:table-cell>
          <table:table-cell office:value-type="float" office:value="0" table:style-name="ce1">
            <text:p>0</text:p>
          </table:table-cell>
          <table:table-cell office:value-type="float" office:value="4.288875" table:style-name="ce1">
            <text:p>4.288875</text:p>
          </table:table-cell>
          <table:table-cell office:value-type="float" office:value="7.504" table:style-name="ce1">
            <text:p>7.504</text:p>
          </table:table-cell>
          <table:table-cell office:value-type="float" office:value="0.711" table:style-name="ce1">
            <text:p>0.711</text:p>
          </table:table-cell>
          <table:table-cell office:value-type="float" office:value="10.4526425" table:style-name="ce1">
            <text:p>10.4526425</text:p>
          </table:table-cell>
          <table:table-cell office:value-type="float" office:value="6.4324725" table:style-name="ce1">
            <text:p>6.4324725</text:p>
          </table:table-cell>
          <table:table-cell office:value-type="float" office:value="12.383755" table:style-name="ce1">
            <text:p>12.383755</text:p>
          </table:table-cell>
          <table:table-cell office:value-type="float" office:value="3.09432" table:style-name="ce1">
            <text:p>3.09432</text:p>
          </table:table-cell>
          <table:table-cell office:value-type="float" office:value="5.8651425" table:style-name="ce1">
            <text:p>5.8651425</text:p>
          </table:table-cell>
          <table:table-cell office:value-type="float" office:value="7.59885675" table:style-name="ce1">
            <text:p>7.59885675</text:p>
          </table:table-cell>
          <table:table-cell office:value-type="float" office:value="5.7071475" table:style-name="ce1">
            <text:p>5.7071475</text:p>
          </table:table-cell>
          <table:table-cell office:value-type="float" office:value="2.93901" table:style-name="ce1">
            <text:p>2.93901</text:p>
          </table:table-cell>
          <table:table-cell office:value-type="float" office:value="4.10593" table:style-name="ce1">
            <text:p>4.10593</text:p>
          </table:table-cell>
          <table:table-cell office:value-type="float" office:value="4.873265" table:style-name="ce1">
            <text:p>4.873265</text:p>
          </table:table-cell>
          <table:table-cell office:value-type="float" office:value="5.148" table:style-name="ce1">
            <text:p>5.148</text:p>
          </table:table-cell>
          <table:table-cell office:value-type="float" office:value="5.8546145" table:style-name="ce1">
            <text:p>5.8546145</text:p>
          </table:table-cell>
          <table:table-cell office:value-type="float" office:value="6.266875" table:style-name="ce1">
            <text:p>6.266875</text:p>
          </table:table-cell>
          <table:table-cell office:value-type="float" office:value="1.324765625" table:style-name="ce1">
            <text:p>1.324765625</text:p>
          </table:table-cell>
          <table:table-cell office:value-type="float" office:value="6.385" table:style-name="ce1">
            <text:p>6.385</text:p>
          </table:table-cell>
          <table:table-cell office:value-type="float" office:value="6.289" table:style-name="ce1">
            <text:p>6.289</text:p>
          </table:table-cell>
          <table:table-cell office:value-type="float" office:value="6.6735" table:style-name="ce1">
            <text:p>6.6735</text:p>
          </table:table-cell>
          <table:table-cell office:value-type="float" office:value="1.65975" table:style-name="ce1">
            <text:p>1.65975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  <table:table-cell office:value-type="float" office:value="5.56191141633064" table:style-name="ce1">
            <text:p>5.56191141633064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5.4425" table:style-name="ce1">
            <text:p>5.4425</text:p>
          </table:table-cell>
          <table:table-cell office:value-type="float" office:value="2.46875" table:style-name="ce1">
            <text:p>2.46875</text:p>
          </table:table-cell>
          <table:table-cell office:value-type="float" office:value="1.6093359375" table:style-name="ce1">
            <text:p>1.6093359375</text:p>
          </table:table-cell>
          <table:table-cell office:value-type="float" office:value="8.898375" table:style-name="ce1">
            <text:p>8.898375</text:p>
          </table:table-cell>
          <table:table-cell office:value-type="float" office:value="10.27525" table:style-name="ce1">
            <text:p>10.27525</text:p>
          </table:table-cell>
          <table:table-cell office:value-type="float" office:value="5.548625" table:style-name="ce1">
            <text:p>5.548625</text:p>
          </table:table-cell>
          <table:table-cell office:value-type="float" office:value="1.4275" table:style-name="ce1">
            <text:p>1.4275</text:p>
          </table:table-cell>
          <table:table-cell office:value-type="float" office:value="3.396875" table:style-name="ce1">
            <text:p>3.396875</text:p>
          </table:table-cell>
          <table:table-cell office:value-type="float" office:value="5.389125" table:style-name="ce1">
            <text:p>5.389125</text:p>
          </table:table-cell>
          <table:table-cell office:value-type="float" office:value="2.180375" table:style-name="ce1">
            <text:p>2.180375</text:p>
          </table:table-cell>
          <table:table-cell office:value-type="float" office:value="2.801625" table:style-name="ce1">
            <text:p>2.801625</text:p>
          </table:table-cell>
          <table:table-cell office:value-type="float" office:value="2.887875" table:style-name="ce1">
            <text:p>2.887875</text:p>
          </table:table-cell>
          <table:table-cell office:value-type="float" office:value="1.52725" table:style-name="ce1">
            <text:p>1.52725</text:p>
          </table:table-cell>
          <table:table-cell office:value-type="float" office:value="1.7825" table:style-name="ce1">
            <text:p>1.7825</text:p>
          </table:table-cell>
          <table:table-cell office:value-type="float" office:value="2.32025" table:style-name="ce1">
            <text:p>2.32025</text:p>
          </table:table-cell>
          <table:table-cell office:value-type="float" office:value="3.11325" table:style-name="ce1">
            <text:p>3.11325</text:p>
          </table:table-cell>
          <table:table-cell office:value-type="float" office:value="3.03975" table:style-name="ce1">
            <text:p>3.03975</text:p>
          </table:table-cell>
          <table:table-cell office:value-type="float" office:value="1.16125" table:style-name="ce1">
            <text:p>1.16125</text:p>
          </table:table-cell>
          <table:table-cell office:value-type="float" office:value="4.516375" table:style-name="ce1">
            <text:p>4.516375</text:p>
          </table:table-cell>
          <table:table-cell office:value-type="float" office:value="2.1151875" table:style-name="ce1">
            <text:p>2.1151875</text:p>
          </table:table-cell>
          <table:table-cell office:value-type="float" office:value="2.091875" table:style-name="ce1">
            <text:p>2.091875</text:p>
          </table:table-cell>
          <table:table-cell office:value-type="float" office:value="4.562875" table:style-name="ce1">
            <text:p>4.562875</text:p>
          </table:table-cell>
          <table:table-cell office:value-type="float" office:value="6.46525" table:style-name="ce1">
            <text:p>6.46525</text:p>
          </table:table-cell>
          <table:table-cell office:value-type="float" office:value="3.913375" table:style-name="ce1">
            <text:p>3.913375</text:p>
          </table:table-cell>
          <table:table-cell office:value-type="float" office:value="2.715625" table:style-name="ce1">
            <text:p>2.715625</text:p>
          </table:table-cell>
          <table:table-cell office:value-type="float" office:value="3.649" table:style-name="ce1">
            <text:p>3.649</text:p>
          </table:table-cell>
          <table:table-cell office:value-type="float" office:value="4.11675" table:style-name="ce1">
            <text:p>4.11675</text:p>
          </table:table-cell>
          <table:table-cell office:value-type="float" office:value="3.742875" table:style-name="ce1">
            <text:p>3.742875</text:p>
          </table:table-cell>
          <table:table-cell office:value-type="float" office:value="3.12375" table:style-name="ce1">
            <text:p>3.12375</text:p>
          </table:table-cell>
          <table:table-cell office:value-type="float" office:value="4.050375" table:style-name="ce1">
            <text:p>4.050375</text:p>
          </table:table-cell>
          <table:table-cell office:value-type="float" office:value="4.406625" table:style-name="ce1">
            <text:p>4.406625</text:p>
          </table:table-cell>
          <table:table-cell office:value-type="float" office:value="2.489625" table:style-name="ce1">
            <text:p>2.489625</text:p>
          </table:table-cell>
          <table:table-cell office:value-type="float" office:value="3.430375" table:style-name="ce1">
            <text:p>3.430375</text:p>
          </table:table-cell>
          <table:table-cell office:value-type="float" office:value="2.691625" table:style-name="ce1">
            <text:p>2.691625</text:p>
          </table:table-cell>
          <table:table-cell office:value-type="float" office:value="3.7315" table:style-name="ce1">
            <text:p>3.7315</text:p>
          </table:table-cell>
          <table:table-cell office:value-type="float" office:value="3.296375" table:style-name="ce1">
            <text:p>3.296375</text:p>
          </table:table-cell>
          <table:table-cell office:value-type="float" office:value="1.68275" table:style-name="ce1">
            <text:p>1.68275</text:p>
          </table:table-cell>
          <table:table-cell office:value-type="float" office:value="2.23325" table:style-name="ce1">
            <text:p>2.23325</text:p>
          </table:table-cell>
          <table:table-cell office:value-type="float" office:value="2.9305" table:style-name="ce1">
            <text:p>2.9305</text:p>
          </table:table-cell>
          <table:table-cell office:value-type="float" office:value="0" table:style-name="ce1">
            <text:p>0</text:p>
          </table:table-cell>
          <table:table-cell office:value-type="float" office:value="2.414625" table:style-name="ce1">
            <text:p>2.414625</text:p>
          </table:table-cell>
          <table:table-cell office:value-type="float" office:value="5.641" table:style-name="ce1">
            <text:p>5.641</text:p>
          </table:table-cell>
          <table:table-cell office:value-type="float" office:value="0.857" table:style-name="ce1">
            <text:p>0.857</text:p>
          </table:table-cell>
          <table:table-cell office:value-type="float" office:value="6.4578095" table:style-name="ce1">
            <text:p>6.4578095</text:p>
          </table:table-cell>
          <table:table-cell office:value-type="float" office:value="4.8855975" table:style-name="ce1">
            <text:p>4.8855975</text:p>
          </table:table-cell>
          <table:table-cell office:value-type="float" office:value="9.52266425" table:style-name="ce1">
            <text:p>9.52266425</text:p>
          </table:table-cell>
          <table:table-cell office:value-type="float" office:value="3.1087825" table:style-name="ce1">
            <text:p>3.1087825</text:p>
          </table:table-cell>
          <table:table-cell office:value-type="float" office:value="3.88824" table:style-name="ce1">
            <text:p>3.88824</text:p>
          </table:table-cell>
          <table:table-cell office:value-type="float" office:value="6.651281" table:style-name="ce1">
            <text:p>6.651281</text:p>
          </table:table-cell>
          <table:table-cell office:value-type="float" office:value="5.3768125" table:style-name="ce1">
            <text:p>5.3768125</text:p>
          </table:table-cell>
          <table:table-cell office:value-type="float" office:value="3.15081" table:style-name="ce1">
            <text:p>3.15081</text:p>
          </table:table-cell>
          <table:table-cell office:value-type="float" office:value="4.848935" table:style-name="ce1">
            <text:p>4.848935</text:p>
          </table:table-cell>
          <table:table-cell office:value-type="float" office:value="5.340003" table:style-name="ce1">
            <text:p>5.340003</text:p>
          </table:table-cell>
          <table:table-cell office:value-type="float" office:value="4.47033325" table:style-name="ce1">
            <text:p>4.47033325</text:p>
          </table:table-cell>
          <table:table-cell office:value-type="float" office:value="5.13603625" table:style-name="ce1">
            <text:p>5.13603625</text:p>
          </table:table-cell>
          <table:table-cell office:value-type="float" office:value="4.34" table:style-name="ce1">
            <text:p>4.34</text:p>
          </table:table-cell>
          <table:table-cell office:value-type="float" office:value="1.38273475" table:style-name="ce1">
            <text:p>1.38273475</text:p>
          </table:table-cell>
          <table:table-cell office:value-type="float" office:value="4.8525" table:style-name="ce1">
            <text:p>4.8525</text:p>
          </table:table-cell>
          <table:table-cell office:value-type="float" office:value="4.2065" table:style-name="ce1">
            <text:p>4.2065</text:p>
          </table:table-cell>
          <table:table-cell office:value-type="float" office:value="4.87125" table:style-name="ce1">
            <text:p>4.87125</text:p>
          </table:table-cell>
          <table:table-cell office:value-type="float" office:value="2.34075" table:style-name="ce1">
            <text:p>2.34075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  <table:table-cell office:value-type="float" office:value="3.75943952318548" table:style-name="ce1">
            <text:p>3.75943952318548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5.296125" table:style-name="ce1">
            <text:p>5.296125</text:p>
          </table:table-cell>
          <table:table-cell office:value-type="float" office:value="2.525" table:style-name="ce1">
            <text:p>2.525</text:p>
          </table:table-cell>
          <table:table-cell office:value-type="float" office:value="2.61296875" table:style-name="ce1">
            <text:p>2.61296875</text:p>
          </table:table-cell>
          <table:table-cell office:value-type="float" office:value="8.833875" table:style-name="ce1">
            <text:p>8.833875</text:p>
          </table:table-cell>
          <table:table-cell office:value-type="float" office:value="14.298375" table:style-name="ce1">
            <text:p>14.298375</text:p>
          </table:table-cell>
          <table:table-cell office:value-type="float" office:value="7.244" table:style-name="ce1">
            <text:p>7.244</text:p>
          </table:table-cell>
          <table:table-cell office:value-type="float" office:value="2.183125" table:style-name="ce1">
            <text:p>2.183125</text:p>
          </table:table-cell>
          <table:table-cell office:value-type="float" office:value="4.4225" table:style-name="ce1">
            <text:p>4.4225</text:p>
          </table:table-cell>
          <table:table-cell office:value-type="float" office:value="7.154" table:style-name="ce1">
            <text:p>7.154</text:p>
          </table:table-cell>
          <table:table-cell office:value-type="float" office:value="3.65525" table:style-name="ce1">
            <text:p>3.65525</text:p>
          </table:table-cell>
          <table:table-cell office:value-type="float" office:value="4.0215" table:style-name="ce1">
            <text:p>4.0215</text:p>
          </table:table-cell>
          <table:table-cell office:value-type="float" office:value="4.23775" table:style-name="ce1">
            <text:p>4.23775</text:p>
          </table:table-cell>
          <table:table-cell office:value-type="float" office:value="1.545375" table:style-name="ce1">
            <text:p>1.545375</text:p>
          </table:table-cell>
          <table:table-cell office:value-type="float" office:value="3.458125" table:style-name="ce1">
            <text:p>3.458125</text:p>
          </table:table-cell>
          <table:table-cell office:value-type="float" office:value="3.651625" table:style-name="ce1">
            <text:p>3.651625</text:p>
          </table:table-cell>
          <table:table-cell office:value-type="float" office:value="4.15" table:style-name="ce1">
            <text:p>4.15</text:p>
          </table:table-cell>
          <table:table-cell office:value-type="float" office:value="5.38575" table:style-name="ce1">
            <text:p>5.38575</text:p>
          </table:table-cell>
          <table:table-cell office:value-type="float" office:value="2.29625" table:style-name="ce1">
            <text:p>2.29625</text:p>
          </table:table-cell>
          <table:table-cell office:value-type="float" office:value="7.59025" table:style-name="ce1">
            <text:p>7.59025</text:p>
          </table:table-cell>
          <table:table-cell office:value-type="float" office:value="3.3148125" table:style-name="ce1">
            <text:p>3.3148125</text:p>
          </table:table-cell>
          <table:table-cell office:value-type="float" office:value="3.9975" table:style-name="ce1">
            <text:p>3.9975</text:p>
          </table:table-cell>
          <table:table-cell office:value-type="float" office:value="7.021625" table:style-name="ce1">
            <text:p>7.021625</text:p>
          </table:table-cell>
          <table:table-cell office:value-type="float" office:value="8.711375" table:style-name="ce1">
            <text:p>8.711375</text:p>
          </table:table-cell>
          <table:table-cell office:value-type="float" office:value="5.70475" table:style-name="ce1">
            <text:p>5.70475</text:p>
          </table:table-cell>
          <table:table-cell office:value-type="float" office:value="5.556875" table:style-name="ce1">
            <text:p>5.556875</text:p>
          </table:table-cell>
          <table:table-cell office:value-type="float" office:value="6.582625" table:style-name="ce1">
            <text:p>6.582625</text:p>
          </table:table-cell>
          <table:table-cell office:value-type="float" office:value="6.703375" table:style-name="ce1">
            <text:p>6.703375</text:p>
          </table:table-cell>
          <table:table-cell office:value-type="float" office:value="6.012625" table:style-name="ce1">
            <text:p>6.012625</text:p>
          </table:table-cell>
          <table:table-cell office:value-type="float" office:value="4.9985" table:style-name="ce1">
            <text:p>4.9985</text:p>
          </table:table-cell>
          <table:table-cell office:value-type="float" office:value="6.500875" table:style-name="ce1">
            <text:p>6.500875</text:p>
          </table:table-cell>
          <table:table-cell office:value-type="float" office:value="8.44525" table:style-name="ce1">
            <text:p>8.44525</text:p>
          </table:table-cell>
          <table:table-cell office:value-type="float" office:value="4.982125" table:style-name="ce1">
            <text:p>4.982125</text:p>
          </table:table-cell>
          <table:table-cell office:value-type="float" office:value="6.037625" table:style-name="ce1">
            <text:p>6.037625</text:p>
          </table:table-cell>
          <table:table-cell office:value-type="float" office:value="5.97825" table:style-name="ce1">
            <text:p>5.97825</text:p>
          </table:table-cell>
          <table:table-cell office:value-type="float" office:value="7.298375" table:style-name="ce1">
            <text:p>7.298375</text:p>
          </table:table-cell>
          <table:table-cell office:value-type="float" office:value="5.4665" table:style-name="ce1">
            <text:p>5.4665</text:p>
          </table:table-cell>
          <table:table-cell office:value-type="float" office:value="3.761" table:style-name="ce1">
            <text:p>3.761</text:p>
          </table:table-cell>
          <table:table-cell office:value-type="float" office:value="4.511375" table:style-name="ce1">
            <text:p>4.511375</text:p>
          </table:table-cell>
          <table:table-cell office:value-type="float" office:value="3.70475" table:style-name="ce1">
            <text:p>3.70475</text:p>
          </table:table-cell>
          <table:table-cell office:value-type="float" office:value="0" table:style-name="ce1">
            <text:p>0</text:p>
          </table:table-cell>
          <table:table-cell office:value-type="float" office:value="4.429125" table:style-name="ce1">
            <text:p>4.429125</text:p>
          </table:table-cell>
          <table:table-cell office:value-type="float" office:value="8.7825" table:style-name="ce1">
            <text:p>8.7825</text:p>
          </table:table-cell>
          <table:table-cell office:value-type="float" office:value="0.99775" table:style-name="ce1">
            <text:p>0.99775</text:p>
          </table:table-cell>
          <table:table-cell office:value-type="float" office:value="14.4385925" table:style-name="ce1">
            <text:p>14.4385925</text:p>
          </table:table-cell>
          <table:table-cell office:value-type="float" office:value="6.76955" table:style-name="ce1">
            <text:p>6.76955</text:p>
          </table:table-cell>
          <table:table-cell office:value-type="float" office:value="14.4626075" table:style-name="ce1">
            <text:p>14.4626075</text:p>
          </table:table-cell>
          <table:table-cell office:value-type="float" office:value="4.332125" table:style-name="ce1">
            <text:p>4.332125</text:p>
          </table:table-cell>
          <table:table-cell office:value-type="float" office:value="6.3117075" table:style-name="ce1">
            <text:p>6.3117075</text:p>
          </table:table-cell>
          <table:table-cell office:value-type="float" office:value="9.94646525" table:style-name="ce1">
            <text:p>9.94646525</text:p>
          </table:table-cell>
          <table:table-cell office:value-type="float" office:value="6.637015" table:style-name="ce1">
            <text:p>6.637015</text:p>
          </table:table-cell>
          <table:table-cell office:value-type="float" office:value="4.9983875" table:style-name="ce1">
            <text:p>4.9983875</text:p>
          </table:table-cell>
          <table:table-cell office:value-type="float" office:value="5.7271825" table:style-name="ce1">
            <text:p>5.7271825</text:p>
          </table:table-cell>
          <table:table-cell office:value-type="float" office:value="8.08393725" table:style-name="ce1">
            <text:p>8.08393725</text:p>
          </table:table-cell>
          <table:table-cell office:value-type="float" office:value="6.4804165" table:style-name="ce1">
            <text:p>6.4804165</text:p>
          </table:table-cell>
          <table:table-cell office:value-type="float" office:value="7.15010675" table:style-name="ce1">
            <text:p>7.15010675</text:p>
          </table:table-cell>
          <table:table-cell office:value-type="float" office:value="8.5478125" table:style-name="ce1">
            <text:p>8.5478125</text:p>
          </table:table-cell>
          <table:table-cell office:value-type="float" office:value="1.99187525" table:style-name="ce1">
            <text:p>1.99187525</text:p>
          </table:table-cell>
          <table:table-cell office:value-type="float" office:value="9.97" table:style-name="ce1">
            <text:p>9.97</text:p>
          </table:table-cell>
          <table:table-cell office:value-type="float" office:value="8.50175" table:style-name="ce1">
            <text:p>8.50175</text:p>
          </table:table-cell>
          <table:table-cell office:value-type="float" office:value="9.54925" table:style-name="ce1">
            <text:p>9.54925</text:p>
          </table:table-cell>
          <table:table-cell office:value-type="float" office:value="3.63625" table:style-name="ce1">
            <text:p>3.63625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  <table:table-cell office:value-type="float" office:value="5.88566531854839" table:style-name="ce1">
            <text:p>5.88566531854839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4.705375" table:style-name="ce1">
            <text:p>4.705375</text:p>
          </table:table-cell>
          <table:table-cell office:value-type="float" office:value="2.425" table:style-name="ce1">
            <text:p>2.425</text:p>
          </table:table-cell>
          <table:table-cell office:value-type="float" office:value="2.532578125" table:style-name="ce1">
            <text:p>2.532578125</text:p>
          </table:table-cell>
          <table:table-cell office:value-type="float" office:value="8.92575" table:style-name="ce1">
            <text:p>8.92575</text:p>
          </table:table-cell>
          <table:table-cell office:value-type="float" office:value="15.328" table:style-name="ce1">
            <text:p>15.328</text:p>
          </table:table-cell>
          <table:table-cell office:value-type="float" office:value="6.879" table:style-name="ce1">
            <text:p>6.879</text:p>
          </table:table-cell>
          <table:table-cell office:value-type="float" office:value="2.145625" table:style-name="ce1">
            <text:p>2.145625</text:p>
          </table:table-cell>
          <table:table-cell office:value-type="float" office:value="3.846875" table:style-name="ce1">
            <text:p>3.846875</text:p>
          </table:table-cell>
          <table:table-cell office:value-type="float" office:value="6.059625" table:style-name="ce1">
            <text:p>6.059625</text:p>
          </table:table-cell>
          <table:table-cell office:value-type="float" office:value="3.428625" table:style-name="ce1">
            <text:p>3.428625</text:p>
          </table:table-cell>
          <table:table-cell office:value-type="float" office:value="4.36025" table:style-name="ce1">
            <text:p>4.36025</text:p>
          </table:table-cell>
          <table:table-cell office:value-type="float" office:value="4.243375" table:style-name="ce1">
            <text:p>4.243375</text:p>
          </table:table-cell>
          <table:table-cell office:value-type="float" office:value="1.4415" table:style-name="ce1">
            <text:p>1.4415</text:p>
          </table:table-cell>
          <table:table-cell office:value-type="float" office:value="3.156875" table:style-name="ce1">
            <text:p>3.156875</text:p>
          </table:table-cell>
          <table:table-cell office:value-type="float" office:value="3.490125" table:style-name="ce1">
            <text:p>3.490125</text:p>
          </table:table-cell>
          <table:table-cell office:value-type="float" office:value="4.16525" table:style-name="ce1">
            <text:p>4.16525</text:p>
          </table:table-cell>
          <table:table-cell office:value-type="float" office:value="4.957" table:style-name="ce1">
            <text:p>4.957</text:p>
          </table:table-cell>
          <table:table-cell office:value-type="float" office:value="2.374375" table:style-name="ce1">
            <text:p>2.374375</text:p>
          </table:table-cell>
          <table:table-cell office:value-type="float" office:value="6.867875" table:style-name="ce1">
            <text:p>6.867875</text:p>
          </table:table-cell>
          <table:table-cell office:value-type="float" office:value="3.3055625" table:style-name="ce1">
            <text:p>3.3055625</text:p>
          </table:table-cell>
          <table:table-cell office:value-type="float" office:value="3.8275" table:style-name="ce1">
            <text:p>3.8275</text:p>
          </table:table-cell>
          <table:table-cell office:value-type="float" office:value="6.66275" table:style-name="ce1">
            <text:p>6.66275</text:p>
          </table:table-cell>
          <table:table-cell office:value-type="float" office:value="8.368875" table:style-name="ce1">
            <text:p>8.368875</text:p>
          </table:table-cell>
          <table:table-cell office:value-type="float" office:value="5.46025" table:style-name="ce1">
            <text:p>5.46025</text:p>
          </table:table-cell>
          <table:table-cell office:value-type="float" office:value="4.83625" table:style-name="ce1">
            <text:p>4.83625</text:p>
          </table:table-cell>
          <table:table-cell office:value-type="float" office:value="6.174" table:style-name="ce1">
            <text:p>6.174</text:p>
          </table:table-cell>
          <table:table-cell office:value-type="float" office:value="6.520125" table:style-name="ce1">
            <text:p>6.520125</text:p>
          </table:table-cell>
          <table:table-cell office:value-type="float" office:value="5.783375" table:style-name="ce1">
            <text:p>5.783375</text:p>
          </table:table-cell>
          <table:table-cell office:value-type="float" office:value="4.957125" table:style-name="ce1">
            <text:p>4.957125</text:p>
          </table:table-cell>
          <table:table-cell office:value-type="float" office:value="6.457125" table:style-name="ce1">
            <text:p>6.457125</text:p>
          </table:table-cell>
          <table:table-cell office:value-type="float" office:value="8.56775" table:style-name="ce1">
            <text:p>8.56775</text:p>
          </table:table-cell>
          <table:table-cell office:value-type="float" office:value="4.88825" table:style-name="ce1">
            <text:p>4.88825</text:p>
          </table:table-cell>
          <table:table-cell office:value-type="float" office:value="6.36775" table:style-name="ce1">
            <text:p>6.36775</text:p>
          </table:table-cell>
          <table:table-cell office:value-type="float" office:value="5.968375" table:style-name="ce1">
            <text:p>5.968375</text:p>
          </table:table-cell>
          <table:table-cell office:value-type="float" office:value="6.30575" table:style-name="ce1">
            <text:p>6.30575</text:p>
          </table:table-cell>
          <table:table-cell office:value-type="float" office:value="5.660125" table:style-name="ce1">
            <text:p>5.660125</text:p>
          </table:table-cell>
          <table:table-cell office:value-type="float" office:value="3.922" table:style-name="ce1">
            <text:p>3.922</text:p>
          </table:table-cell>
          <table:table-cell office:value-type="float" office:value="4.793875" table:style-name="ce1">
            <text:p>4.793875</text:p>
          </table:table-cell>
          <table:table-cell office:value-type="float" office:value="4.28525" table:style-name="ce1">
            <text:p>4.28525</text:p>
          </table:table-cell>
          <table:table-cell office:value-type="float" office:value="0" table:style-name="ce1">
            <text:p>0</text:p>
          </table:table-cell>
          <table:table-cell office:value-type="float" office:value="3.90025" table:style-name="ce1">
            <text:p>3.90025</text:p>
          </table:table-cell>
          <table:table-cell office:value-type="float" office:value="8.3185" table:style-name="ce1">
            <text:p>8.3185</text:p>
          </table:table-cell>
          <table:table-cell office:value-type="float" office:value="1.093375" table:style-name="ce1">
            <text:p>1.093375</text:p>
          </table:table-cell>
          <table:table-cell office:value-type="float" office:value="12.3269125" table:style-name="ce1">
            <text:p>12.3269125</text:p>
          </table:table-cell>
          <table:table-cell office:value-type="float" office:value="6.95021" table:style-name="ce1">
            <text:p>6.95021</text:p>
          </table:table-cell>
          <table:table-cell office:value-type="float" office:value="13.3200125" table:style-name="ce1">
            <text:p>13.3200125</text:p>
          </table:table-cell>
          <table:table-cell office:value-type="float" office:value="4.6759125" table:style-name="ce1">
            <text:p>4.6759125</text:p>
          </table:table-cell>
          <table:table-cell office:value-type="float" office:value="6.926055" table:style-name="ce1">
            <text:p>6.926055</text:p>
          </table:table-cell>
          <table:table-cell office:value-type="float" office:value="10.39515675" table:style-name="ce1">
            <text:p>10.39515675</text:p>
          </table:table-cell>
          <table:table-cell office:value-type="float" office:value="7.2344625" table:style-name="ce1">
            <text:p>7.2344625</text:p>
          </table:table-cell>
          <table:table-cell office:value-type="float" office:value="5.199385" table:style-name="ce1">
            <text:p>5.199385</text:p>
          </table:table-cell>
          <table:table-cell office:value-type="float" office:value="6.1101275" table:style-name="ce1">
            <text:p>6.1101275</text:p>
          </table:table-cell>
          <table:table-cell office:value-type="float" office:value="8.1065615" table:style-name="ce1">
            <text:p>8.1065615</text:p>
          </table:table-cell>
          <table:table-cell office:value-type="float" office:value="6.124" table:style-name="ce1">
            <text:p>6.124</text:p>
          </table:table-cell>
          <table:table-cell office:value-type="float" office:value="8.13368775" table:style-name="ce1">
            <text:p>8.13368775</text:p>
          </table:table-cell>
          <table:table-cell office:value-type="float" office:value="7.91796875" table:style-name="ce1">
            <text:p>7.91796875</text:p>
          </table:table-cell>
          <table:table-cell office:value-type="float" office:value="1.9215625" table:style-name="ce1">
            <text:p>1.9215625</text:p>
          </table:table-cell>
          <table:table-cell office:value-type="float" office:value="9" table:style-name="ce1">
            <text:p>9</text:p>
          </table:table-cell>
          <table:table-cell office:value-type="float" office:value="8.25775" table:style-name="ce1">
            <text:p>8.25775</text:p>
          </table:table-cell>
          <table:table-cell office:value-type="float" office:value="8.6485" table:style-name="ce1">
            <text:p>8.6485</text:p>
          </table:table-cell>
          <table:table-cell office:value-type="float" office:value="3.703" table:style-name="ce1">
            <text:p>3.703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  <table:table-cell office:value-type="float" office:value="5.74216278830645" table:style-name="ce1">
            <text:p>5.74216278830645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4.511625" table:style-name="ce1">
            <text:p>4.511625</text:p>
          </table:table-cell>
          <table:table-cell office:value-type="float" office:value="2.125" table:style-name="ce1">
            <text:p>2.125</text:p>
          </table:table-cell>
          <table:table-cell office:value-type="float" office:value="1.16875" table:style-name="ce1">
            <text:p>1.16875</text:p>
          </table:table-cell>
          <table:table-cell office:value-type="float" office:value="9.105875" table:style-name="ce1">
            <text:p>9.105875</text:p>
          </table:table-cell>
          <table:table-cell office:value-type="float" office:value="7.065875" table:style-name="ce1">
            <text:p>7.065875</text:p>
          </table:table-cell>
          <table:table-cell office:value-type="float" office:value="5.10225" table:style-name="ce1">
            <text:p>5.10225</text:p>
          </table:table-cell>
          <table:table-cell office:value-type="float" office:value="1.36" table:style-name="ce1">
            <text:p>1.36</text:p>
          </table:table-cell>
          <table:table-cell office:value-type="float" office:value="3.21" table:style-name="ce1">
            <text:p>3.21</text:p>
          </table:table-cell>
          <table:table-cell office:value-type="float" office:value="5.03025" table:style-name="ce1">
            <text:p>5.03025</text:p>
          </table:table-cell>
          <table:table-cell office:value-type="float" office:value="0.729125" table:style-name="ce1">
            <text:p>0.729125</text:p>
          </table:table-cell>
          <table:table-cell office:value-type="float" office:value="2.844" table:style-name="ce1">
            <text:p>2.844</text:p>
          </table:table-cell>
          <table:table-cell office:value-type="float" office:value="1.705875" table:style-name="ce1">
            <text:p>1.705875</text:p>
          </table:table-cell>
          <table:table-cell office:value-type="float" office:value="1.39525" table:style-name="ce1">
            <text:p>1.39525</text:p>
          </table:table-cell>
          <table:table-cell office:value-type="float" office:value="0.2425" table:style-name="ce1">
            <text:p>0.2425</text:p>
          </table:table-cell>
          <table:table-cell office:value-type="float" office:value="1.464" table:style-name="ce1">
            <text:p>1.464</text:p>
          </table:table-cell>
          <table:table-cell office:value-type="float" office:value="1.458875" table:style-name="ce1">
            <text:p>1.458875</text:p>
          </table:table-cell>
          <table:table-cell office:value-type="float" office:value="2.737875" table:style-name="ce1">
            <text:p>2.737875</text:p>
          </table:table-cell>
          <table:table-cell office:value-type="float" office:value="0.549375" table:style-name="ce1">
            <text:p>0.549375</text:p>
          </table:table-cell>
          <table:table-cell office:value-type="float" office:value="4.07725" table:style-name="ce1">
            <text:p>4.07725</text:p>
          </table:table-cell>
          <table:table-cell office:value-type="float" office:value="1.4744375" table:style-name="ce1">
            <text:p>1.4744375</text:p>
          </table:table-cell>
          <table:table-cell office:value-type="float" office:value="1.98875" table:style-name="ce1">
            <text:p>1.98875</text:p>
          </table:table-cell>
          <table:table-cell office:value-type="float" office:value="3.09525" table:style-name="ce1">
            <text:p>3.09525</text:p>
          </table:table-cell>
          <table:table-cell office:value-type="float" office:value="5.542" table:style-name="ce1">
            <text:p>5.542</text:p>
          </table:table-cell>
          <table:table-cell office:value-type="float" office:value="2.847" table:style-name="ce1">
            <text:p>2.847</text:p>
          </table:table-cell>
          <table:table-cell office:value-type="float" office:value="2.453125" table:style-name="ce1">
            <text:p>2.453125</text:p>
          </table:table-cell>
          <table:table-cell office:value-type="float" office:value="2.10725" table:style-name="ce1">
            <text:p>2.10725</text:p>
          </table:table-cell>
          <table:table-cell office:value-type="float" office:value="2.75525" table:style-name="ce1">
            <text:p>2.75525</text:p>
          </table:table-cell>
          <table:table-cell office:value-type="float" office:value="2.659625" table:style-name="ce1">
            <text:p>2.659625</text:p>
          </table:table-cell>
          <table:table-cell office:value-type="float" office:value="2.877875" table:style-name="ce1">
            <text:p>2.877875</text:p>
          </table:table-cell>
          <table:table-cell office:value-type="float" office:value="2.759" table:style-name="ce1">
            <text:p>2.759</text:p>
          </table:table-cell>
          <table:table-cell office:value-type="float" office:value="4.579" table:style-name="ce1">
            <text:p>4.579</text:p>
          </table:table-cell>
          <table:table-cell office:value-type="float" office:value="1.579625" table:style-name="ce1">
            <text:p>1.579625</text:p>
          </table:table-cell>
          <table:table-cell office:value-type="float" office:value="3.377625" table:style-name="ce1">
            <text:p>3.377625</text:p>
          </table:table-cell>
          <table:table-cell office:value-type="float" office:value="1.51825" table:style-name="ce1">
            <text:p>1.51825</text:p>
          </table:table-cell>
          <table:table-cell office:value-type="float" office:value="3.0665" table:style-name="ce1">
            <text:p>3.0665</text:p>
          </table:table-cell>
          <table:table-cell office:value-type="float" office:value="1.836" table:style-name="ce1">
            <text:p>1.836</text:p>
          </table:table-cell>
          <table:table-cell office:value-type="float" office:value="1.255875" table:style-name="ce1">
            <text:p>1.255875</text:p>
          </table:table-cell>
          <table:table-cell office:value-type="float" office:value="1.333875" table:style-name="ce1">
            <text:p>1.333875</text:p>
          </table:table-cell>
          <table:table-cell office:value-type="float" office:value="1.695125" table:style-name="ce1">
            <text:p>1.695125</text:p>
          </table:table-cell>
          <table:table-cell office:value-type="float" office:value="0" table:style-name="ce1">
            <text:p>0</text:p>
          </table:table-cell>
          <table:table-cell office:value-type="float" office:value="1.379" table:style-name="ce1">
            <text:p>1.379</text:p>
          </table:table-cell>
          <table:table-cell office:value-type="float" office:value="2.896625" table:style-name="ce1">
            <text:p>2.896625</text:p>
          </table:table-cell>
          <table:table-cell office:value-type="float" office:value="0.329625" table:style-name="ce1">
            <text:p>0.329625</text:p>
          </table:table-cell>
          <table:table-cell office:value-type="float" office:value="3.091023" table:style-name="ce1">
            <text:p>3.091023</text:p>
          </table:table-cell>
          <table:table-cell office:value-type="float" office:value="3.8611225" table:style-name="ce1">
            <text:p>3.8611225</text:p>
          </table:table-cell>
          <table:table-cell office:value-type="float" office:value="5.19773625" table:style-name="ce1">
            <text:p>5.19773625</text:p>
          </table:table-cell>
          <table:table-cell office:value-type="float" office:value="1.760415" table:style-name="ce1">
            <text:p>1.760415</text:p>
          </table:table-cell>
          <table:table-cell office:value-type="float" office:value="2.3359875" table:style-name="ce1">
            <text:p>2.3359875</text:p>
          </table:table-cell>
          <table:table-cell office:value-type="float" office:value="3.3953855" table:style-name="ce1">
            <text:p>3.3953855</text:p>
          </table:table-cell>
          <table:table-cell office:value-type="float" office:value="2.56921" table:style-name="ce1">
            <text:p>2.56921</text:p>
          </table:table-cell>
          <table:table-cell office:value-type="float" office:value="2.2833875" table:style-name="ce1">
            <text:p>2.2833875</text:p>
          </table:table-cell>
          <table:table-cell office:value-type="float" office:value="1.55757" table:style-name="ce1">
            <text:p>1.55757</text:p>
          </table:table-cell>
          <table:table-cell office:value-type="float" office:value="3.36465025" table:style-name="ce1">
            <text:p>3.36465025</text:p>
          </table:table-cell>
          <table:table-cell office:value-type="float" office:value="1.728500075" table:style-name="ce1">
            <text:p>1.728500075</text:p>
          </table:table-cell>
          <table:table-cell office:value-type="float" office:value="4.025083" table:style-name="ce1">
            <text:p>4.025083</text:p>
          </table:table-cell>
          <table:table-cell office:value-type="float" office:value="2.375" table:style-name="ce1">
            <text:p>2.375</text:p>
          </table:table-cell>
          <table:table-cell office:value-type="float" office:value="0.57875" table:style-name="ce1">
            <text:p>0.57875</text:p>
          </table:table-cell>
          <table:table-cell office:value-type="float" office:value="2.6225" table:style-name="ce1">
            <text:p>2.6225</text:p>
          </table:table-cell>
          <table:table-cell office:value-type="float" office:value="3.868" table:style-name="ce1">
            <text:p>3.868</text:p>
          </table:table-cell>
          <table:table-cell office:value-type="float" office:value="2.00925" table:style-name="ce1">
            <text:p>2.00925</text:p>
          </table:table-cell>
          <table:table-cell office:value-type="float" office:value="0.817" table:style-name="ce1">
            <text:p>0.81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  <table:table-cell office:value-type="float" office:value="2.58395879959677" table:style-name="ce1">
            <text:p>2.58395879959677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6.4165" table:style-name="ce1">
            <text:p>6.4165</text:p>
          </table:table-cell>
          <table:table-cell office:value-type="float" office:value="3.88125" table:style-name="ce1">
            <text:p>3.88125</text:p>
          </table:table-cell>
          <table:table-cell office:value-type="float" office:value="3.48015625" table:style-name="ce1">
            <text:p>3.48015625</text:p>
          </table:table-cell>
          <table:table-cell office:value-type="float" office:value="10.38775" table:style-name="ce1">
            <text:p>10.38775</text:p>
          </table:table-cell>
          <table:table-cell office:value-type="float" office:value="14.40025" table:style-name="ce1">
            <text:p>14.40025</text:p>
          </table:table-cell>
          <table:table-cell office:value-type="float" office:value="10.708875" table:style-name="ce1">
            <text:p>10.708875</text:p>
          </table:table-cell>
          <table:table-cell office:value-type="float" office:value="4.49" table:style-name="ce1">
            <text:p>4.49</text:p>
          </table:table-cell>
          <table:table-cell office:value-type="float" office:value="6.18375" table:style-name="ce1">
            <text:p>6.18375</text:p>
          </table:table-cell>
          <table:table-cell office:value-type="float" office:value="10.7035" table:style-name="ce1">
            <text:p>10.7035</text:p>
          </table:table-cell>
          <table:table-cell office:value-type="float" office:value="3.696875" table:style-name="ce1">
            <text:p>3.696875</text:p>
          </table:table-cell>
          <table:table-cell office:value-type="float" office:value="7.3095" table:style-name="ce1">
            <text:p>7.3095</text:p>
          </table:table-cell>
          <table:table-cell office:value-type="float" office:value="5.739125" table:style-name="ce1">
            <text:p>5.739125</text:p>
          </table:table-cell>
          <table:table-cell office:value-type="float" office:value="3.0085" table:style-name="ce1">
            <text:p>3.0085</text:p>
          </table:table-cell>
          <table:table-cell office:value-type="float" office:value="3.63875" table:style-name="ce1">
            <text:p>3.63875</text:p>
          </table:table-cell>
          <table:table-cell office:value-type="float" office:value="3.808375" table:style-name="ce1">
            <text:p>3.808375</text:p>
          </table:table-cell>
          <table:table-cell office:value-type="float" office:value="5.884" table:style-name="ce1">
            <text:p>5.884</text:p>
          </table:table-cell>
          <table:table-cell office:value-type="float" office:value="5.704" table:style-name="ce1">
            <text:p>5.704</text:p>
          </table:table-cell>
          <table:table-cell office:value-type="float" office:value="4.46625" table:style-name="ce1">
            <text:p>4.46625</text:p>
          </table:table-cell>
          <table:table-cell office:value-type="float" office:value="9.73025" table:style-name="ce1">
            <text:p>9.73025</text:p>
          </table:table-cell>
          <table:table-cell office:value-type="float" office:value="4.6550625" table:style-name="ce1">
            <text:p>4.6550625</text:p>
          </table:table-cell>
          <table:table-cell office:value-type="float" office:value="6.510625" table:style-name="ce1">
            <text:p>6.510625</text:p>
          </table:table-cell>
          <table:table-cell office:value-type="float" office:value="10.987625" table:style-name="ce1">
            <text:p>10.987625</text:p>
          </table:table-cell>
          <table:table-cell office:value-type="float" office:value="10.83825" table:style-name="ce1">
            <text:p>10.83825</text:p>
          </table:table-cell>
          <table:table-cell office:value-type="float" office:value="7.862" table:style-name="ce1">
            <text:p>7.862</text:p>
          </table:table-cell>
          <table:table-cell office:value-type="float" office:value="6.330625" table:style-name="ce1">
            <text:p>6.330625</text:p>
          </table:table-cell>
          <table:table-cell office:value-type="float" office:value="8.13375" table:style-name="ce1">
            <text:p>8.13375</text:p>
          </table:table-cell>
          <table:table-cell office:value-type="float" office:value="9.712" table:style-name="ce1">
            <text:p>9.712</text:p>
          </table:table-cell>
          <table:table-cell office:value-type="float" office:value="9.764625" table:style-name="ce1">
            <text:p>9.764625</text:p>
          </table:table-cell>
          <table:table-cell office:value-type="float" office:value="7.6985" table:style-name="ce1">
            <text:p>7.6985</text:p>
          </table:table-cell>
          <table:table-cell office:value-type="float" office:value="8.683875" table:style-name="ce1">
            <text:p>8.683875</text:p>
          </table:table-cell>
          <table:table-cell office:value-type="float" office:value="11.26225" table:style-name="ce1">
            <text:p>11.26225</text:p>
          </table:table-cell>
          <table:table-cell office:value-type="float" office:value="6.845875" table:style-name="ce1">
            <text:p>6.845875</text:p>
          </table:table-cell>
          <table:table-cell office:value-type="float" office:value="8.482125" table:style-name="ce1">
            <text:p>8.482125</text:p>
          </table:table-cell>
          <table:table-cell office:value-type="float" office:value="7.41525" table:style-name="ce1">
            <text:p>7.41525</text:p>
          </table:table-cell>
          <table:table-cell office:value-type="float" office:value="8.742875" table:style-name="ce1">
            <text:p>8.742875</text:p>
          </table:table-cell>
          <table:table-cell office:value-type="float" office:value="6.357625" table:style-name="ce1">
            <text:p>6.357625</text:p>
          </table:table-cell>
          <table:table-cell office:value-type="float" office:value="4.463375" table:style-name="ce1">
            <text:p>4.463375</text:p>
          </table:table-cell>
          <table:table-cell office:value-type="float" office:value="5.929625" table:style-name="ce1">
            <text:p>5.929625</text:p>
          </table:table-cell>
          <table:table-cell office:value-type="float" office:value="6.336" table:style-name="ce1">
            <text:p>6.336</text:p>
          </table:table-cell>
          <table:table-cell office:value-type="float" office:value="0" table:style-name="ce1">
            <text:p>0</text:p>
          </table:table-cell>
          <table:table-cell office:value-type="float" office:value="6.89225" table:style-name="ce1">
            <text:p>6.89225</text:p>
          </table:table-cell>
          <table:table-cell office:value-type="float" office:value="15.72325" table:style-name="ce1">
            <text:p>15.72325</text:p>
          </table:table-cell>
          <table:table-cell office:value-type="float" office:value="3.7825" table:style-name="ce1">
            <text:p>3.7825</text:p>
          </table:table-cell>
          <table:table-cell office:value-type="float" office:value="12.9687925" table:style-name="ce1">
            <text:p>12.9687925</text:p>
          </table:table-cell>
          <table:table-cell office:value-type="float" office:value="10.7487025" table:style-name="ce1">
            <text:p>10.7487025</text:p>
          </table:table-cell>
          <table:table-cell office:value-type="float" office:value="15.903173" table:style-name="ce1">
            <text:p>15.903173</text:p>
          </table:table-cell>
          <table:table-cell office:value-type="float" office:value="7.9643875" table:style-name="ce1">
            <text:p>7.9643875</text:p>
          </table:table-cell>
          <table:table-cell office:value-type="float" office:value="7.0177925" table:style-name="ce1">
            <text:p>7.0177925</text:p>
          </table:table-cell>
          <table:table-cell office:value-type="float" office:value="12.57146" table:style-name="ce1">
            <text:p>12.57146</text:p>
          </table:table-cell>
          <table:table-cell office:value-type="float" office:value="7.8925075" table:style-name="ce1">
            <text:p>7.8925075</text:p>
          </table:table-cell>
          <table:table-cell office:value-type="float" office:value="6.1382575" table:style-name="ce1">
            <text:p>6.1382575</text:p>
          </table:table-cell>
          <table:table-cell office:value-type="float" office:value="7.303775" table:style-name="ce1">
            <text:p>7.303775</text:p>
          </table:table-cell>
          <table:table-cell office:value-type="float" office:value="12.36508" table:style-name="ce1">
            <text:p>12.36508</text:p>
          </table:table-cell>
          <table:table-cell office:value-type="float" office:value="8.1666665" table:style-name="ce1">
            <text:p>8.1666665</text:p>
          </table:table-cell>
          <table:table-cell office:value-type="float" office:value="9.19370525" table:style-name="ce1">
            <text:p>9.19370525</text:p>
          </table:table-cell>
          <table:table-cell office:value-type="float" office:value="7.94953125" table:style-name="ce1">
            <text:p>7.94953125</text:p>
          </table:table-cell>
          <table:table-cell office:value-type="float" office:value="3.7870315" table:style-name="ce1">
            <text:p>3.7870315</text:p>
          </table:table-cell>
          <table:table-cell office:value-type="float" office:value="11.2425" table:style-name="ce1">
            <text:p>11.2425</text:p>
          </table:table-cell>
          <table:table-cell office:value-type="float" office:value="8.10975" table:style-name="ce1">
            <text:p>8.10975</text:p>
          </table:table-cell>
          <table:table-cell office:value-type="float" office:value="8.686" table:style-name="ce1">
            <text:p>8.686</text:p>
          </table:table-cell>
          <table:table-cell office:value-type="float" office:value="5.37175" table:style-name="ce1">
            <text:p>5.3717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  <table:table-cell office:value-type="float" office:value="7.66263739919355" table:style-name="ce1">
            <text:p>7.66263739919355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780875" table:style-name="ce1">
            <text:p>6.780875</text:p>
          </table:table-cell>
          <table:table-cell office:value-type="float" office:value="4.13125" table:style-name="ce1">
            <text:p>4.13125</text:p>
          </table:table-cell>
          <table:table-cell office:value-type="float" office:value="2.8255859375" table:style-name="ce1">
            <text:p>2.8255859375</text:p>
          </table:table-cell>
          <table:table-cell office:value-type="float" office:value="10.031" table:style-name="ce1">
            <text:p>10.031</text:p>
          </table:table-cell>
          <table:table-cell office:value-type="float" office:value="12.864" table:style-name="ce1">
            <text:p>12.864</text:p>
          </table:table-cell>
          <table:table-cell office:value-type="float" office:value="10.314625" table:style-name="ce1">
            <text:p>10.314625</text:p>
          </table:table-cell>
          <table:table-cell office:value-type="float" office:value="4.364375" table:style-name="ce1">
            <text:p>4.364375</text:p>
          </table:table-cell>
          <table:table-cell office:value-type="float" office:value="5.69375" table:style-name="ce1">
            <text:p>5.69375</text:p>
          </table:table-cell>
          <table:table-cell office:value-type="float" office:value="9.45975" table:style-name="ce1">
            <text:p>9.45975</text:p>
          </table:table-cell>
          <table:table-cell office:value-type="float" office:value="1.759625" table:style-name="ce1">
            <text:p>1.759625</text:p>
          </table:table-cell>
          <table:table-cell office:value-type="float" office:value="7.985375" table:style-name="ce1">
            <text:p>7.985375</text:p>
          </table:table-cell>
          <table:table-cell office:value-type="float" office:value="4.7835" table:style-name="ce1">
            <text:p>4.7835</text:p>
          </table:table-cell>
          <table:table-cell office:value-type="float" office:value="2.188375" table:style-name="ce1">
            <text:p>2.188375</text:p>
          </table:table-cell>
          <table:table-cell office:value-type="float" office:value="2.053125" table:style-name="ce1">
            <text:p>2.053125</text:p>
          </table:table-cell>
          <table:table-cell office:value-type="float" office:value="2.857625" table:style-name="ce1">
            <text:p>2.857625</text:p>
          </table:table-cell>
          <table:table-cell office:value-type="float" office:value="5.0735" table:style-name="ce1">
            <text:p>5.0735</text:p>
          </table:table-cell>
          <table:table-cell office:value-type="float" office:value="5.20825" table:style-name="ce1">
            <text:p>5.20825</text:p>
          </table:table-cell>
          <table:table-cell office:value-type="float" office:value="3.654375" table:style-name="ce1">
            <text:p>3.654375</text:p>
          </table:table-cell>
          <table:table-cell office:value-type="float" office:value="9.123125" table:style-name="ce1">
            <text:p>9.123125</text:p>
          </table:table-cell>
          <table:table-cell office:value-type="float" office:value="4.1166875" table:style-name="ce1">
            <text:p>4.1166875</text:p>
          </table:table-cell>
          <table:table-cell office:value-type="float" office:value="6.3" table:style-name="ce1">
            <text:p>6.3</text:p>
          </table:table-cell>
          <table:table-cell office:value-type="float" office:value="9.931" table:style-name="ce1">
            <text:p>9.931</text:p>
          </table:table-cell>
          <table:table-cell office:value-type="float" office:value="10.795125" table:style-name="ce1">
            <text:p>10.795125</text:p>
          </table:table-cell>
          <table:table-cell office:value-type="float" office:value="7.312375" table:style-name="ce1">
            <text:p>7.312375</text:p>
          </table:table-cell>
          <table:table-cell office:value-type="float" office:value="6.87125" table:style-name="ce1">
            <text:p>6.87125</text:p>
          </table:table-cell>
          <table:table-cell office:value-type="float" office:value="6.75525" table:style-name="ce1">
            <text:p>6.75525</text:p>
          </table:table-cell>
          <table:table-cell office:value-type="float" office:value="9.800375" table:style-name="ce1">
            <text:p>9.800375</text:p>
          </table:table-cell>
          <table:table-cell office:value-type="float" office:value="8.0435" table:style-name="ce1">
            <text:p>8.0435</text:p>
          </table:table-cell>
          <table:table-cell office:value-type="float" office:value="6.842125" table:style-name="ce1">
            <text:p>6.842125</text:p>
          </table:table-cell>
          <table:table-cell office:value-type="float" office:value="7.413875" table:style-name="ce1">
            <text:p>7.413875</text:p>
          </table:table-cell>
          <table:table-cell office:value-type="float" office:value="10.35025" table:style-name="ce1">
            <text:p>10.35025</text:p>
          </table:table-cell>
          <table:table-cell office:value-type="float" office:value="5.22775" table:style-name="ce1">
            <text:p>5.22775</text:p>
          </table:table-cell>
          <table:table-cell office:value-type="float" office:value="7.43525" table:style-name="ce1">
            <text:p>7.43525</text:p>
          </table:table-cell>
          <table:table-cell office:value-type="float" office:value="4.6915" table:style-name="ce1">
            <text:p>4.6915</text:p>
          </table:table-cell>
          <table:table-cell office:value-type="float" office:value="7.840875" table:style-name="ce1">
            <text:p>7.840875</text:p>
          </table:table-cell>
          <table:table-cell office:value-type="float" office:value="5.231" table:style-name="ce1">
            <text:p>5.231</text:p>
          </table:table-cell>
          <table:table-cell office:value-type="float" office:value="3.61725" table:style-name="ce1">
            <text:p>3.61725</text:p>
          </table:table-cell>
          <table:table-cell office:value-type="float" office:value="4.266625" table:style-name="ce1">
            <text:p>4.266625</text:p>
          </table:table-cell>
          <table:table-cell office:value-type="float" office:value="5.991375" table:style-name="ce1">
            <text:p>5.991375</text:p>
          </table:table-cell>
          <table:table-cell office:value-type="float" office:value="0" table:style-name="ce1">
            <text:p>0</text:p>
          </table:table-cell>
          <table:table-cell office:value-type="float" office:value="5.656375" table:style-name="ce1">
            <text:p>5.656375</text:p>
          </table:table-cell>
          <table:table-cell office:value-type="float" office:value="9.5625" table:style-name="ce1">
            <text:p>9.5625</text:p>
          </table:table-cell>
          <table:table-cell office:value-type="float" office:value="2.175125" table:style-name="ce1">
            <text:p>2.175125</text:p>
          </table:table-cell>
          <table:table-cell office:value-type="float" office:value="12.27142" table:style-name="ce1">
            <text:p>12.27142</text:p>
          </table:table-cell>
          <table:table-cell office:value-type="float" office:value="8.98531" table:style-name="ce1">
            <text:p>8.98531</text:p>
          </table:table-cell>
          <table:table-cell office:value-type="float" office:value="11.653455" table:style-name="ce1">
            <text:p>11.653455</text:p>
          </table:table-cell>
          <table:table-cell office:value-type="float" office:value="4.0050075" table:style-name="ce1">
            <text:p>4.0050075</text:p>
          </table:table-cell>
          <table:table-cell office:value-type="float" office:value="6.896955" table:style-name="ce1">
            <text:p>6.896955</text:p>
          </table:table-cell>
          <table:table-cell office:value-type="float" office:value="9.817399" table:style-name="ce1">
            <text:p>9.817399</text:p>
          </table:table-cell>
          <table:table-cell office:value-type="float" office:value="5.7407175" table:style-name="ce1">
            <text:p>5.7407175</text:p>
          </table:table-cell>
          <table:table-cell office:value-type="float" office:value="4.279575" table:style-name="ce1">
            <text:p>4.279575</text:p>
          </table:table-cell>
          <table:table-cell office:value-type="float" office:value="4.995685" table:style-name="ce1">
            <text:p>4.995685</text:p>
          </table:table-cell>
          <table:table-cell office:value-type="float" office:value="7.2199135" table:style-name="ce1">
            <text:p>7.2199135</text:p>
          </table:table-cell>
          <table:table-cell office:value-type="float" office:value="4.87608325" table:style-name="ce1">
            <text:p>4.87608325</text:p>
          </table:table-cell>
          <table:table-cell office:value-type="float" office:value="8.61117325" table:style-name="ce1">
            <text:p>8.61117325</text:p>
          </table:table-cell>
          <table:table-cell office:value-type="float" office:value="7.69164075" table:style-name="ce1">
            <text:p>7.69164075</text:p>
          </table:table-cell>
          <table:table-cell office:value-type="float" office:value="4.1796095" table:style-name="ce1">
            <text:p>4.1796095</text:p>
          </table:table-cell>
          <table:table-cell office:value-type="float" office:value="7.2875" table:style-name="ce1">
            <text:p>7.2875</text:p>
          </table:table-cell>
          <table:table-cell office:value-type="float" office:value="9.3025" table:style-name="ce1">
            <text:p>9.3025</text:p>
          </table:table-cell>
          <table:table-cell office:value-type="float" office:value="9.53975" table:style-name="ce1">
            <text:p>9.53975</text:p>
          </table:table-cell>
          <table:table-cell office:value-type="float" office:value="4.26275" table:style-name="ce1">
            <text:p>4.26275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  <table:table-cell office:value-type="float" office:value="6.50181701915323" table:style-name="ce1">
            <text:p>6.50181701915323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6.736" table:style-name="ce1">
            <text:p>6.736</text:p>
          </table:table-cell>
          <table:table-cell office:value-type="float" office:value="3.6375" table:style-name="ce1">
            <text:p>3.6375</text:p>
          </table:table-cell>
          <table:table-cell office:value-type="float" office:value="3.772265625" table:style-name="ce1">
            <text:p>3.772265625</text:p>
          </table:table-cell>
          <table:table-cell office:value-type="float" office:value="9.531" table:style-name="ce1">
            <text:p>9.531</text:p>
          </table:table-cell>
          <table:table-cell office:value-type="float" office:value="16.881375" table:style-name="ce1">
            <text:p>16.881375</text:p>
          </table:table-cell>
          <table:table-cell office:value-type="float" office:value="9.233375" table:style-name="ce1">
            <text:p>9.233375</text:p>
          </table:table-cell>
          <table:table-cell office:value-type="float" office:value="4.5825" table:style-name="ce1">
            <text:p>4.5825</text:p>
          </table:table-cell>
          <table:table-cell office:value-type="float" office:value="5.379375" table:style-name="ce1">
            <text:p>5.379375</text:p>
          </table:table-cell>
          <table:table-cell office:value-type="float" office:value="8.871375" table:style-name="ce1">
            <text:p>8.871375</text:p>
          </table:table-cell>
          <table:table-cell office:value-type="float" office:value="3.53725" table:style-name="ce1">
            <text:p>3.53725</text:p>
          </table:table-cell>
          <table:table-cell office:value-type="float" office:value="7.33525" table:style-name="ce1">
            <text:p>7.33525</text:p>
          </table:table-cell>
          <table:table-cell office:value-type="float" office:value="6.065375" table:style-name="ce1">
            <text:p>6.065375</text:p>
          </table:table-cell>
          <table:table-cell office:value-type="float" office:value="2.286625" table:style-name="ce1">
            <text:p>2.286625</text:p>
          </table:table-cell>
          <table:table-cell office:value-type="float" office:value="4.37875" table:style-name="ce1">
            <text:p>4.37875</text:p>
          </table:table-cell>
          <table:table-cell office:value-type="float" office:value="3.71825" table:style-name="ce1">
            <text:p>3.71825</text:p>
          </table:table-cell>
          <table:table-cell office:value-type="float" office:value="5.8315" table:style-name="ce1">
            <text:p>5.8315</text:p>
          </table:table-cell>
          <table:table-cell office:value-type="float" office:value="5.982625" table:style-name="ce1">
            <text:p>5.982625</text:p>
          </table:table-cell>
          <table:table-cell office:value-type="float" office:value="5.85" table:style-name="ce1">
            <text:p>5.85</text:p>
          </table:table-cell>
          <table:table-cell office:value-type="float" office:value="9.220375" table:style-name="ce1">
            <text:p>9.220375</text:p>
          </table:table-cell>
          <table:table-cell office:value-type="float" office:value="5.1498717948718" table:style-name="ce1">
            <text:p>5.1498717948718</text:p>
          </table:table-cell>
          <table:table-cell office:value-type="float" office:value="7.030625" table:style-name="ce1">
            <text:p>7.030625</text:p>
          </table:table-cell>
          <table:table-cell office:value-type="float" office:value="11.722" table:style-name="ce1">
            <text:p>11.722</text:p>
          </table:table-cell>
          <table:table-cell office:value-type="float" office:value="11.950875" table:style-name="ce1">
            <text:p>11.950875</text:p>
          </table:table-cell>
          <table:table-cell office:value-type="float" office:value="9.612125" table:style-name="ce1">
            <text:p>9.612125</text:p>
          </table:table-cell>
          <table:table-cell office:value-type="float" office:value="7.800625" table:style-name="ce1">
            <text:p>7.800625</text:p>
          </table:table-cell>
          <table:table-cell office:value-type="float" office:value="9.458375" table:style-name="ce1">
            <text:p>9.458375</text:p>
          </table:table-cell>
          <table:table-cell office:value-type="float" office:value="11.39575" table:style-name="ce1">
            <text:p>11.39575</text:p>
          </table:table-cell>
          <table:table-cell office:value-type="float" office:value="12.147125" table:style-name="ce1">
            <text:p>12.147125</text:p>
          </table:table-cell>
          <table:table-cell office:value-type="float" office:value="6.848875" table:style-name="ce1">
            <text:p>6.848875</text:p>
          </table:table-cell>
          <table:table-cell office:value-type="float" office:value="8.857875" table:style-name="ce1">
            <text:p>8.857875</text:p>
          </table:table-cell>
          <table:table-cell office:value-type="float" office:value="11.509875" table:style-name="ce1">
            <text:p>11.509875</text:p>
          </table:table-cell>
          <table:table-cell office:value-type="float" office:value="7.117125" table:style-name="ce1">
            <text:p>7.117125</text:p>
          </table:table-cell>
          <table:table-cell office:value-type="float" office:value="8.36" table:style-name="ce1">
            <text:p>8.36</text:p>
          </table:table-cell>
          <table:table-cell office:value-type="float" office:value="8.14225" table:style-name="ce1">
            <text:p>8.14225</text:p>
          </table:table-cell>
          <table:table-cell office:value-type="float" office:value="7.996375" table:style-name="ce1">
            <text:p>7.996375</text:p>
          </table:table-cell>
          <table:table-cell office:value-type="float" office:value="7.649125" table:style-name="ce1">
            <text:p>7.649125</text:p>
          </table:table-cell>
          <table:table-cell office:value-type="float" office:value="6.407125" table:style-name="ce1">
            <text:p>6.407125</text:p>
          </table:table-cell>
          <table:table-cell office:value-type="float" office:value="7.84125" table:style-name="ce1">
            <text:p>7.84125</text:p>
          </table:table-cell>
          <table:table-cell office:value-type="float" office:value="7.419" table:style-name="ce1">
            <text:p>7.419</text:p>
          </table:table-cell>
          <table:table-cell office:value-type="float" office:value="0" table:style-name="ce1">
            <text:p>0</text:p>
          </table:table-cell>
          <table:table-cell office:value-type="float" office:value="8.10575" table:style-name="ce1">
            <text:p>8.10575</text:p>
          </table:table-cell>
          <table:table-cell office:value-type="float" office:value="16.926375" table:style-name="ce1">
            <text:p>16.926375</text:p>
          </table:table-cell>
          <table:table-cell office:value-type="float" office:value="4.6945" table:style-name="ce1">
            <text:p>4.6945</text:p>
          </table:table-cell>
          <table:table-cell office:value-type="float" office:value="13.540335" table:style-name="ce1">
            <text:p>13.540335</text:p>
          </table:table-cell>
          <table:table-cell office:value-type="float" office:value="12.61343" table:style-name="ce1">
            <text:p>12.61343</text:p>
          </table:table-cell>
          <table:table-cell office:value-type="float" office:value="15.214365" table:style-name="ce1">
            <text:p>15.214365</text:p>
          </table:table-cell>
          <table:table-cell office:value-type="float" office:value="6.9511025" table:style-name="ce1">
            <text:p>6.9511025</text:p>
          </table:table-cell>
          <table:table-cell office:value-type="float" office:value="6.032275" table:style-name="ce1">
            <text:p>6.032275</text:p>
          </table:table-cell>
          <table:table-cell office:value-type="float" office:value="10.93933" table:style-name="ce1">
            <text:p>10.93933</text:p>
          </table:table-cell>
          <table:table-cell office:value-type="float" office:value="8.6134625" table:style-name="ce1">
            <text:p>8.6134625</text:p>
          </table:table-cell>
          <table:table-cell office:value-type="float" office:value="7.14121" table:style-name="ce1">
            <text:p>7.14121</text:p>
          </table:table-cell>
          <table:table-cell office:value-type="float" office:value="6.4886825" table:style-name="ce1">
            <text:p>6.4886825</text:p>
          </table:table-cell>
          <table:table-cell office:value-type="float" office:value="9.67235475" table:style-name="ce1">
            <text:p>9.67235475</text:p>
          </table:table-cell>
          <table:table-cell office:value-type="float" office:value="6.478" table:style-name="ce1">
            <text:p>6.478</text:p>
          </table:table-cell>
          <table:table-cell office:value-type="float" office:value="10.20436375" table:style-name="ce1">
            <text:p>10.20436375</text:p>
          </table:table-cell>
          <table:table-cell office:value-type="float" office:value="5.7696875" table:style-name="ce1">
            <text:p>5.7696875</text:p>
          </table:table-cell>
          <table:table-cell office:value-type="float" office:value="4.433125" table:style-name="ce1">
            <text:p>4.433125</text:p>
          </table:table-cell>
          <table:table-cell office:value-type="float" office:value="8.0675" table:style-name="ce1">
            <text:p>8.0675</text:p>
          </table:table-cell>
          <table:table-cell office:value-type="float" office:value="6.966" table:style-name="ce1">
            <text:p>6.966</text:p>
          </table:table-cell>
          <table:table-cell office:value-type="float" office:value="7.08475" table:style-name="ce1">
            <text:p>7.08475</text:p>
          </table:table-cell>
          <table:table-cell office:value-type="float" office:value="3.31925" table:style-name="ce1">
            <text:p>3.31925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  <table:table-cell office:value-type="float" office:value="7.76859246314103" table:style-name="ce1">
            <text:p>7.76859246314103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Calculated root input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  <table:table-cell office:value-type="string" office:value="V55" table:style-name="ce1">
            <text:p>V55</text:p>
          </table:table-cell>
          <table:table-cell office:value-type="string" office:value="V56" table:style-name="ce1">
            <text:p>V56</text:p>
          </table:table-cell>
          <table:table-cell office:value-type="string" office:value="V57" table:style-name="ce1">
            <text:p>V57</text:p>
          </table:table-cell>
          <table:table-cell office:value-type="string" office:value="V58" table:style-name="ce1">
            <text:p>V58</text:p>
          </table:table-cell>
          <table:table-cell office:value-type="string" office:value="V59" table:style-name="ce1">
            <text:p>V59</text:p>
          </table:table-cell>
          <table:table-cell office:value-type="string" office:value="V60" table:style-name="ce1">
            <text:p>V60</text:p>
          </table:table-cell>
          <table:table-cell office:value-type="string" office:value="V61" table:style-name="ce1">
            <text:p>V61</text:p>
          </table:table-cell>
          <table:table-cell office:value-type="string" office:value="V62" table:style-name="ce1">
            <text:p>V62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0.315497007941836" table:style-name="ce1">
            <text:p>0.315497007941836</text:p>
          </table:table-cell>
          <table:table-cell office:value-type="float" office:value="0.0533388423990943" table:style-name="ce1">
            <text:p>0.0533388423990943</text:p>
          </table:table-cell>
          <table:table-cell office:value-type="float" office:value="0.320770931325615" table:style-name="ce1">
            <text:p>0.320770931325615</text:p>
          </table:table-cell>
          <table:table-cell office:value-type="float" office:value="0.241133290257438" table:style-name="ce1">
            <text:p>0.241133290257438</text:p>
          </table:table-cell>
          <table:table-cell office:value-type="float" office:value="1.36021013523438" table:style-name="ce1">
            <text:p>1.36021013523438</text:p>
          </table:table-cell>
          <table:table-cell office:value-type="float" office:value="0.100697970993257" table:style-name="ce1">
            <text:p>0.100697970993257</text:p>
          </table:table-cell>
          <table:table-cell office:value-type="float" office:value="0.903898421662554" table:style-name="ce1">
            <text:p>0.903898421662554</text:p>
          </table:table-cell>
          <table:table-cell office:value-type="float" office:value="0.25628438373716" table:style-name="ce1">
            <text:p>0.25628438373716</text:p>
          </table:table-cell>
          <table:table-cell office:value-type="float" office:value="0.0335967014655428" table:style-name="ce1">
            <text:p>0.0335967014655428</text:p>
          </table:table-cell>
          <table:table-cell office:value-type="float" office:value="0.0604842996827961" table:style-name="ce1">
            <text:p>0.0604842996827961</text:p>
          </table:table-cell>
          <table:table-cell office:value-type="float" office:value="0.26865324301547" table:style-name="ce1">
            <text:p>0.26865324301547</text:p>
          </table:table-cell>
          <table:table-cell office:value-type="float" office:value="0.55307627551998" table:style-name="ce1">
            <text:p>0.55307627551998</text:p>
          </table:table-cell>
          <table:table-cell office:value-type="float" office:value="0.486798623675157" table:style-name="ce1">
            <text:p>0.486798623675157</text:p>
          </table:table-cell>
          <table:table-cell office:value-type="float" office:value="0.279605048039309" table:style-name="ce1">
            <text:p>0.279605048039309</text:p>
          </table:table-cell>
          <table:table-cell office:value-type="float" office:value="0.205371648737242" table:style-name="ce1">
            <text:p>0.205371648737242</text:p>
          </table:table-cell>
          <table:table-cell office:value-type="float" office:value="0.343068835007397" table:style-name="ce1">
            <text:p>0.343068835007397</text:p>
          </table:table-cell>
          <table:table-cell office:value-type="float" office:value="0.486899841836191" table:style-name="ce1">
            <text:p>0.486899841836191</text:p>
          </table:table-cell>
          <table:table-cell office:value-type="float" office:value="0.526374924639308" table:style-name="ce1">
            <text:p>0.526374924639308</text:p>
          </table:table-cell>
          <table:table-cell office:value-type="float" office:value="0.291204649293764" table:style-name="ce1">
            <text:p>0.291204649293764</text:p>
          </table:table-cell>
          <table:table-cell office:value-type="float" office:value="0.790432863143851" table:style-name="ce1">
            <text:p>0.790432863143851</text:p>
          </table:table-cell>
          <table:table-cell office:value-type="float" office:value="0.315497007941836" table:style-name="ce1">
            <text:p>0.315497007941836</text:p>
          </table:table-cell>
          <table:table-cell office:value-type="float" office:value="0.362462234661442" table:style-name="ce1">
            <text:p>0.362462234661442</text:p>
          </table:table-cell>
          <table:table-cell office:value-type="float" office:value="0.689255189374631" table:style-name="ce1">
            <text:p>0.689255189374631</text:p>
          </table:table-cell>
          <table:table-cell office:value-type="float" office:value="0.952624844384145" table:style-name="ce1">
            <text:p>0.952624844384145</text:p>
          </table:table-cell>
          <table:table-cell office:value-type="float" office:value="0.615730317199799" table:style-name="ce1">
            <text:p>0.615730317199799</text:p>
          </table:table-cell>
          <table:table-cell office:value-type="float" office:value="0.465805977076781" table:style-name="ce1">
            <text:p>0.465805977076781</text:p>
          </table:table-cell>
          <table:table-cell office:value-type="float" office:value="0.563643451531892" table:style-name="ce1">
            <text:p>0.563643451531892</text:p>
          </table:table-cell>
          <table:table-cell office:value-type="float" office:value="0.595790339476174" table:style-name="ce1">
            <text:p>0.595790339476174</text:p>
          </table:table-cell>
          <table:table-cell office:value-type="float" office:value="0.58103273159747" table:style-name="ce1">
            <text:p>0.58103273159747</text:p>
          </table:table-cell>
          <table:table-cell office:value-type="float" office:value="0.515645799569743" table:style-name="ce1">
            <text:p>0.515645799569743</text:p>
          </table:table-cell>
          <table:table-cell office:value-type="float" office:value="0.715430205817928" table:style-name="ce1">
            <text:p>0.715430205817928</text:p>
          </table:table-cell>
          <table:table-cell office:value-type="float" office:value="0.906550337481635" table:style-name="ce1">
            <text:p>0.906550337481635</text:p>
          </table:table-cell>
          <table:table-cell office:value-type="float" office:value="0.37311038520218" table:style-name="ce1">
            <text:p>0.37311038520218</text:p>
          </table:table-cell>
          <table:table-cell office:value-type="float" office:value="0.603989010519898" table:style-name="ce1">
            <text:p>0.603989010519898</text:p>
          </table:table-cell>
          <table:table-cell office:value-type="float" office:value="0.335902589206216" table:style-name="ce1">
            <text:p>0.335902589206216</text:p>
          </table:table-cell>
          <table:table-cell office:value-type="float" office:value="0.58103273159747" table:style-name="ce1">
            <text:p>0.58103273159747</text:p>
          </table:table-cell>
          <table:table-cell office:value-type="float" office:value="0.31454555722812" table:style-name="ce1">
            <text:p>0.31454555722812</text:p>
          </table:table-cell>
          <table:table-cell office:value-type="float" office:value="0.354627948997438" table:style-name="ce1">
            <text:p>0.354627948997438</text:p>
          </table:table-cell>
          <table:table-cell office:value-type="float" office:value="0.111684118884511" table:style-name="ce1">
            <text:p>0.111684118884511</text:p>
          </table:table-cell>
          <table:table-cell office:value-type="float" office:value="0.338999864933845" table:style-name="ce1">
            <text:p>0.338999864933845</text:p>
          </table:table-cell>
          <table:table-cell office:value-type="float" office:value="0" table:style-name="ce1">
            <text:p>0</text:p>
          </table:table-cell>
          <table:table-cell office:value-type="float" office:value="0.340032290176388" table:style-name="ce1">
            <text:p>0.340032290176388</text:p>
          </table:table-cell>
          <table:table-cell office:value-type="float" office:value="0.725471047392465" table:style-name="ce1">
            <text:p>0.725471047392465</text:p>
          </table:table-cell>
          <table:table-cell office:value-type="float" office:value="0.0500625024472351" table:style-name="ce1">
            <text:p>0.0500625024472351</text:p>
          </table:table-cell>
          <table:table-cell office:value-type="float" office:value="0.530362142495858" table:style-name="ce1">
            <text:p>0.530362142495858</text:p>
          </table:table-cell>
          <table:table-cell office:value-type="float" office:value="0.320356535903747" table:style-name="ce1">
            <text:p>0.320356535903747</text:p>
          </table:table-cell>
          <table:table-cell office:value-type="float" office:value="0.764054985237097" table:style-name="ce1">
            <text:p>0.764054985237097</text:p>
          </table:table-cell>
          <table:table-cell office:value-type="float" office:value="0.098253913845915" table:style-name="ce1">
            <text:p>0.098253913845915</text:p>
          </table:table-cell>
          <table:table-cell office:value-type="float" office:value="0.312181249966393" table:style-name="ce1">
            <text:p>0.312181249966393</text:p>
          </table:table-cell>
          <table:table-cell office:value-type="float" office:value="0.388303841206488" table:style-name="ce1">
            <text:p>0.388303841206488</text:p>
          </table:table-cell>
          <table:table-cell office:value-type="float" office:value="0.267923807881858" table:style-name="ce1">
            <text:p>0.267923807881858</text:p>
          </table:table-cell>
          <table:table-cell office:value-type="float" office:value="0.129602754658325" table:style-name="ce1">
            <text:p>0.129602754658325</text:p>
          </table:table-cell>
          <table:table-cell office:value-type="float" office:value="0.212019267793103" table:style-name="ce1">
            <text:p>0.212019267793103</text:p>
          </table:table-cell>
          <table:table-cell office:value-type="float" office:value="0.255710742277258" table:style-name="ce1">
            <text:p>0.255710742277258</text:p>
          </table:table-cell>
          <table:table-cell office:value-type="float" office:value="0.170478903784319" table:style-name="ce1">
            <text:p>0.170478903784319</text:p>
          </table:table-cell>
          <table:table-cell office:value-type="float" office:value="0.300515711467578" table:style-name="ce1">
            <text:p>0.300515711467578</text:p>
          </table:table-cell>
          <table:table-cell office:value-type="float" office:value="0.283669261175268" table:style-name="ce1">
            <text:p>0.283669261175268</text:p>
          </table:table-cell>
          <table:table-cell office:value-type="float" office:value="0.0452212958753582" table:style-name="ce1">
            <text:p>0.0452212958753582</text:p>
          </table:table-cell>
          <table:table-cell office:value-type="float" office:value="0.174457791194275" table:style-name="ce1">
            <text:p>0.174457791194275</text:p>
          </table:table-cell>
          <table:table-cell office:value-type="float" office:value="0.239547891066759" table:style-name="ce1">
            <text:p>0.239547891066759</text:p>
          </table:table-cell>
          <table:table-cell office:value-type="float" office:value="0.364958557631416" table:style-name="ce1">
            <text:p>0.364958557631416</text:p>
          </table:table-cell>
          <table:table-cell office:value-type="float" office:value="0.0559591219123158" table:style-name="ce1">
            <text:p>0.0559591219123158</text:p>
          </table:table-cell>
          <table:table-cell office:value-type="float" office:value="0.390321003156128" table:style-name="ce1">
            <text:p>0.390321003156128</text:p>
          </table:table-cell>
          <table:table-cell office:value-type="float" office:value="0.390321003156128" table:style-name="ce1">
            <text:p>0.390321003156128</text:p>
          </table:table-cell>
          <table:table-cell office:value-type="float" office:value="0.390321003156128" table:style-name="ce1">
            <text:p>0.390321003156128</text:p>
          </table:table-cell>
          <table:table-cell office:value-type="float" office:value="0.390321003156128" table:style-name="ce1">
            <text:p>0.390321003156128</text:p>
          </table:table-cell>
          <table:table-cell office:value-type="float" office:value="0.390321003156128" table:style-name="ce1">
            <text:p>0.390321003156128</text:p>
          </table:table-cell>
          <table:table-cell office:value-type="float" office:value="0.390321003156128" table:style-name="ce1">
            <text:p>0.390321003156128</text:p>
          </table:table-cell>
          <table:table-cell office:value-type="float" office:value="0.390321003156128" table:style-name="ce1">
            <text:p>0.390321003156128</text:p>
          </table:table-cell>
          <table:table-cell office:value-type="float" office:value="0.390321003156128" table:style-name="ce1">
            <text:p>0.390321003156128</text:p>
          </table:table-cell>
          <table:table-cell office:value-type="float" office:value="0.390321003156128" table:style-name="ce1">
            <text:p>0.390321003156128</text:p>
          </table:table-cell>
          <table:table-cell office:value-type="float" office:value="0.390321003156128" table:style-name="ce1">
            <text:p>0.390321003156128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0.636925400120242" table:style-name="ce1">
            <text:p>0.636925400120242</text:p>
          </table:table-cell>
          <table:table-cell office:value-type="float" office:value="0.0649809216195669" table:style-name="ce1">
            <text:p>0.0649809216195669</text:p>
          </table:table-cell>
          <table:table-cell office:value-type="float" office:value="0.513154676624343" table:style-name="ce1">
            <text:p>0.513154676624343</text:p>
          </table:table-cell>
          <table:table-cell office:value-type="float" office:value="0.4560447506721" table:style-name="ce1">
            <text:p>0.4560447506721</text:p>
          </table:table-cell>
          <table:table-cell office:value-type="float" office:value="1.50887937016058" table:style-name="ce1">
            <text:p>1.50887937016058</text:p>
          </table:table-cell>
          <table:table-cell office:value-type="float" office:value="0.142558526888983" table:style-name="ce1">
            <text:p>0.142558526888983</text:p>
          </table:table-cell>
          <table:table-cell office:value-type="float" office:value="1.53926506210288" table:style-name="ce1">
            <text:p>1.53926506210288</text:p>
          </table:table-cell>
          <table:table-cell office:value-type="float" office:value="0.675226352255369" table:style-name="ce1">
            <text:p>0.675226352255369</text:p>
          </table:table-cell>
          <table:table-cell office:value-type="float" office:value="0.0641094931793447" table:style-name="ce1">
            <text:p>0.0641094931793447</text:p>
          </table:table-cell>
          <table:table-cell office:value-type="float" office:value="0.100381902234468" table:style-name="ce1">
            <text:p>0.100381902234468</text:p>
          </table:table-cell>
          <table:table-cell office:value-type="float" office:value="0.335194062078981" table:style-name="ce1">
            <text:p>0.335194062078981</text:p>
          </table:table-cell>
          <table:table-cell office:value-type="float" office:value="1.33913651410718" table:style-name="ce1">
            <text:p>1.33913651410718</text:p>
          </table:table-cell>
          <table:table-cell office:value-type="float" office:value="0.895355608871315" table:style-name="ce1">
            <text:p>0.895355608871315</text:p>
          </table:table-cell>
          <table:table-cell office:value-type="float" office:value="0.443902367029103" table:style-name="ce1">
            <text:p>0.443902367029103</text:p>
          </table:table-cell>
          <table:table-cell office:value-type="float" office:value="0.374912068468579" table:style-name="ce1">
            <text:p>0.374912068468579</text:p>
          </table:table-cell>
          <table:table-cell office:value-type="float" office:value="0.42499481454802" table:style-name="ce1">
            <text:p>0.42499481454802</text:p>
          </table:table-cell>
          <table:table-cell office:value-type="float" office:value="0.86304677186938" table:style-name="ce1">
            <text:p>0.86304677186938</text:p>
          </table:table-cell>
          <table:table-cell office:value-type="float" office:value="0.788084601807871" table:style-name="ce1">
            <text:p>0.788084601807871</text:p>
          </table:table-cell>
          <table:table-cell office:value-type="float" office:value="0.718648943338798" table:style-name="ce1">
            <text:p>0.718648943338798</text:p>
          </table:table-cell>
          <table:table-cell office:value-type="float" office:value="1.49950656844887" table:style-name="ce1">
            <text:p>1.49950656844887</text:p>
          </table:table-cell>
          <table:table-cell office:value-type="float" office:value="0.636925400120242" table:style-name="ce1">
            <text:p>0.636925400120242</text:p>
          </table:table-cell>
          <table:table-cell office:value-type="float" office:value="0.989103869620667" table:style-name="ce1">
            <text:p>0.989103869620667</text:p>
          </table:table-cell>
          <table:table-cell office:value-type="float" office:value="1.5224628473713" table:style-name="ce1">
            <text:p>1.5224628473713</text:p>
          </table:table-cell>
          <table:table-cell office:value-type="float" office:value="1.63914714341087" table:style-name="ce1">
            <text:p>1.63914714341087</text:p>
          </table:table-cell>
          <table:table-cell office:value-type="float" office:value="1.27589540709336" table:style-name="ce1">
            <text:p>1.27589540709336</text:p>
          </table:table-cell>
          <table:table-cell office:value-type="float" office:value="1.05833709176767" table:style-name="ce1">
            <text:p>1.05833709176767</text:p>
          </table:table-cell>
          <table:table-cell office:value-type="float" office:value="1.17081071230825" table:style-name="ce1">
            <text:p>1.17081071230825</text:p>
          </table:table-cell>
          <table:table-cell office:value-type="float" office:value="1.5582940763772" table:style-name="ce1">
            <text:p>1.5582940763772</text:p>
          </table:table-cell>
          <table:table-cell office:value-type="float" office:value="1.35118147527018" table:style-name="ce1">
            <text:p>1.35118147527018</text:p>
          </table:table-cell>
          <table:table-cell office:value-type="float" office:value="1.07311494327858" table:style-name="ce1">
            <text:p>1.07311494327858</text:p>
          </table:table-cell>
          <table:table-cell office:value-type="float" office:value="1.26030781029418" table:style-name="ce1">
            <text:p>1.26030781029418</text:p>
          </table:table-cell>
          <table:table-cell office:value-type="float" office:value="1.77755285680826" table:style-name="ce1">
            <text:p>1.77755285680826</text:p>
          </table:table-cell>
          <table:table-cell office:value-type="float" office:value="0.834989097630856" table:style-name="ce1">
            <text:p>0.834989097630856</text:p>
          </table:table-cell>
          <table:table-cell office:value-type="float" office:value="0.967544401320503" table:style-name="ce1">
            <text:p>0.967544401320503</text:p>
          </table:table-cell>
          <table:table-cell office:value-type="float" office:value="0.743710560010726" table:style-name="ce1">
            <text:p>0.743710560010726</text:p>
          </table:table-cell>
          <table:table-cell office:value-type="float" office:value="1.31636242787461" table:style-name="ce1">
            <text:p>1.31636242787461</text:p>
          </table:table-cell>
          <table:table-cell office:value-type="float" office:value="0.666845488521784" table:style-name="ce1">
            <text:p>0.666845488521784</text:p>
          </table:table-cell>
          <table:table-cell office:value-type="float" office:value="0.785088544241275" table:style-name="ce1">
            <text:p>0.785088544241275</text:p>
          </table:table-cell>
          <table:table-cell office:value-type="float" office:value="0.493175367820276" table:style-name="ce1">
            <text:p>0.493175367820276</text:p>
          </table:table-cell>
          <table:table-cell office:value-type="float" office:value="0.958070381447755" table:style-name="ce1">
            <text:p>0.958070381447755</text:p>
          </table:table-cell>
          <table:table-cell office:value-type="float" office:value="0" table:style-name="ce1">
            <text:p>0</text:p>
          </table:table-cell>
          <table:table-cell office:value-type="float" office:value="1.02256659365839" table:style-name="ce1">
            <text:p>1.02256659365839</text:p>
          </table:table-cell>
          <table:table-cell office:value-type="float" office:value="1.77479972282814" table:style-name="ce1">
            <text:p>1.77479972282814</text:p>
          </table:table-cell>
          <table:table-cell office:value-type="float" office:value="0.175775458451008" table:style-name="ce1">
            <text:p>0.175775458451008</text:p>
          </table:table-cell>
          <table:table-cell office:value-type="float" office:value="1.09892814374391" table:style-name="ce1">
            <text:p>1.09892814374391</text:p>
          </table:table-cell>
          <table:table-cell office:value-type="float" office:value="0.725629126395057" table:style-name="ce1">
            <text:p>0.725629126395057</text:p>
          </table:table-cell>
          <table:table-cell office:value-type="float" office:value="1.15331908395538" table:style-name="ce1">
            <text:p>1.15331908395538</text:p>
          </table:table-cell>
          <table:table-cell office:value-type="float" office:value="0.346045190601854" table:style-name="ce1">
            <text:p>0.346045190601854</text:p>
          </table:table-cell>
          <table:table-cell office:value-type="float" office:value="0.612192283610234" table:style-name="ce1">
            <text:p>0.612192283610234</text:p>
          </table:table-cell>
          <table:table-cell office:value-type="float" office:value="1.08984861042772" table:style-name="ce1">
            <text:p>1.08984861042772</text:p>
          </table:table-cell>
          <table:table-cell office:value-type="float" office:value="0.516708014727153" table:style-name="ce1">
            <text:p>0.516708014727153</text:p>
          </table:table-cell>
          <table:table-cell office:value-type="float" office:value="0.374483851008523" table:style-name="ce1">
            <text:p>0.374483851008523</text:p>
          </table:table-cell>
          <table:table-cell office:value-type="float" office:value="0.555105052325912" table:style-name="ce1">
            <text:p>0.555105052325912</text:p>
          </table:table-cell>
          <table:table-cell office:value-type="float" office:value="0.850775581225944" table:style-name="ce1">
            <text:p>0.850775581225944</text:p>
          </table:table-cell>
          <table:table-cell office:value-type="float" office:value="0.420603094398031" table:style-name="ce1">
            <text:p>0.420603094398031</text:p>
          </table:table-cell>
          <table:table-cell office:value-type="float" office:value="0.786433915479893" table:style-name="ce1">
            <text:p>0.786433915479893</text:p>
          </table:table-cell>
          <table:table-cell office:value-type="float" office:value="0.700230290977848" table:style-name="ce1">
            <text:p>0.700230290977848</text:p>
          </table:table-cell>
          <table:table-cell office:value-type="float" office:value="0.157400971331531" table:style-name="ce1">
            <text:p>0.157400971331531</text:p>
          </table:table-cell>
          <table:table-cell office:value-type="float" office:value="0.640953843963763" table:style-name="ce1">
            <text:p>0.640953843963763</text:p>
          </table:table-cell>
          <table:table-cell office:value-type="float" office:value="0.792584190257617" table:style-name="ce1">
            <text:p>0.792584190257617</text:p>
          </table:table-cell>
          <table:table-cell office:value-type="float" office:value="0.944520602851813" table:style-name="ce1">
            <text:p>0.944520602851813</text:p>
          </table:table-cell>
          <table:table-cell office:value-type="float" office:value="0.151018213693173" table:style-name="ce1">
            <text:p>0.151018213693173</text:p>
          </table:table-cell>
          <table:table-cell office:value-type="float" office:value="0.812147588950442" table:style-name="ce1">
            <text:p>0.812147588950442</text:p>
          </table:table-cell>
          <table:table-cell office:value-type="float" office:value="0.812147588950442" table:style-name="ce1">
            <text:p>0.812147588950442</text:p>
          </table:table-cell>
          <table:table-cell office:value-type="float" office:value="0.812147588950442" table:style-name="ce1">
            <text:p>0.812147588950442</text:p>
          </table:table-cell>
          <table:table-cell office:value-type="float" office:value="0.812147588950442" table:style-name="ce1">
            <text:p>0.812147588950442</text:p>
          </table:table-cell>
          <table:table-cell office:value-type="float" office:value="0.812147588950442" table:style-name="ce1">
            <text:p>0.812147588950442</text:p>
          </table:table-cell>
          <table:table-cell office:value-type="float" office:value="0.812147588950442" table:style-name="ce1">
            <text:p>0.812147588950442</text:p>
          </table:table-cell>
          <table:table-cell office:value-type="float" office:value="0.812147588950442" table:style-name="ce1">
            <text:p>0.812147588950442</text:p>
          </table:table-cell>
          <table:table-cell office:value-type="float" office:value="0.812147588950442" table:style-name="ce1">
            <text:p>0.812147588950442</text:p>
          </table:table-cell>
          <table:table-cell office:value-type="float" office:value="0.812147588950442" table:style-name="ce1">
            <text:p>0.812147588950442</text:p>
          </table:table-cell>
          <table:table-cell office:value-type="float" office:value="0.812147588950442" table:style-name="ce1">
            <text:p>0.812147588950442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0.619860018169972" table:style-name="ce1">
            <text:p>0.619860018169972</text:p>
          </table:table-cell>
          <table:table-cell office:value-type="float" office:value="0.0644383582441569" table:style-name="ce1">
            <text:p>0.0644383582441569</text:p>
          </table:table-cell>
          <table:table-cell office:value-type="float" office:value="0.502041973598075" table:style-name="ce1">
            <text:p>0.502041973598075</text:p>
          </table:table-cell>
          <table:table-cell office:value-type="float" office:value="0.32226597246096" table:style-name="ce1">
            <text:p>0.32226597246096</text:p>
          </table:table-cell>
          <table:table-cell office:value-type="float" office:value="1.52359649077487" table:style-name="ce1">
            <text:p>1.52359649077487</text:p>
          </table:table-cell>
          <table:table-cell office:value-type="float" office:value="0.131894085448731" table:style-name="ce1">
            <text:p>0.131894085448731</text:p>
          </table:table-cell>
          <table:table-cell office:value-type="float" office:value="1.59928743159582" table:style-name="ce1">
            <text:p>1.59928743159582</text:p>
          </table:table-cell>
          <table:table-cell office:value-type="float" office:value="0.595162786877765" table:style-name="ce1">
            <text:p>0.595162786877765</text:p>
          </table:table-cell>
          <table:table-cell office:value-type="float" office:value="0.061076768651699" table:style-name="ce1">
            <text:p>0.061076768651699</text:p>
          </table:table-cell>
          <table:table-cell office:value-type="float" office:value="0.0992839791776246" table:style-name="ce1">
            <text:p>0.0992839791776246</text:p>
          </table:table-cell>
          <table:table-cell office:value-type="float" office:value="0.361389322154485" table:style-name="ce1">
            <text:p>0.361389322154485</text:p>
          </table:table-cell>
          <table:table-cell office:value-type="float" office:value="1.2633645987574" table:style-name="ce1">
            <text:p>1.2633645987574</text:p>
          </table:table-cell>
          <table:table-cell office:value-type="float" office:value="0.811729164225327" table:style-name="ce1">
            <text:p>0.811729164225327</text:p>
          </table:table-cell>
          <table:table-cell office:value-type="float" office:value="0.37657204630953" table:style-name="ce1">
            <text:p>0.37657204630953</text:p>
          </table:table-cell>
          <table:table-cell office:value-type="float" office:value="0.410642079313451" table:style-name="ce1">
            <text:p>0.410642079313451</text:p>
          </table:table-cell>
          <table:table-cell office:value-type="float" office:value="0.299787949349416" table:style-name="ce1">
            <text:p>0.299787949349416</text:p>
          </table:table-cell>
          <table:table-cell office:value-type="float" office:value="0.84751990596682" table:style-name="ce1">
            <text:p>0.84751990596682</text:p>
          </table:table-cell>
          <table:table-cell office:value-type="float" office:value="0.643180682472121" table:style-name="ce1">
            <text:p>0.643180682472121</text:p>
          </table:table-cell>
          <table:table-cell office:value-type="float" office:value="0.689498112961112" table:style-name="ce1">
            <text:p>0.689498112961112</text:p>
          </table:table-cell>
          <table:table-cell office:value-type="float" office:value="1.21607547392249" table:style-name="ce1">
            <text:p>1.21607547392249</text:p>
          </table:table-cell>
          <table:table-cell office:value-type="float" office:value="0.619860018169972" table:style-name="ce1">
            <text:p>0.619860018169972</text:p>
          </table:table-cell>
          <table:table-cell office:value-type="float" office:value="0.995278177443718" table:style-name="ce1">
            <text:p>0.995278177443718</text:p>
          </table:table-cell>
          <table:table-cell office:value-type="float" office:value="1.31113957076528" table:style-name="ce1">
            <text:p>1.31113957076528</text:p>
          </table:table-cell>
          <table:table-cell office:value-type="float" office:value="1.63220357756396" table:style-name="ce1">
            <text:p>1.63220357756396</text:p>
          </table:table-cell>
          <table:table-cell office:value-type="float" office:value="0.94177425752134" table:style-name="ce1">
            <text:p>0.94177425752134</text:p>
          </table:table-cell>
          <table:table-cell office:value-type="float" office:value="0.82513044874618" table:style-name="ce1">
            <text:p>0.82513044874618</text:p>
          </table:table-cell>
          <table:table-cell office:value-type="float" office:value="0.726705908957075" table:style-name="ce1">
            <text:p>0.726705908957075</text:p>
          </table:table-cell>
          <table:table-cell office:value-type="float" office:value="1.55663409853625" table:style-name="ce1">
            <text:p>1.55663409853625</text:p>
          </table:table-cell>
          <table:table-cell office:value-type="float" office:value="1.16427201910547" table:style-name="ce1">
            <text:p>1.16427201910547</text:p>
          </table:table-cell>
          <table:table-cell office:value-type="float" office:value="0.76304322876815" table:style-name="ce1">
            <text:p>0.76304322876815</text:p>
          </table:table-cell>
          <table:table-cell office:value-type="float" office:value="1.19490063463425" table:style-name="ce1">
            <text:p>1.19490063463425</text:p>
          </table:table-cell>
          <table:table-cell office:value-type="float" office:value="1.55161367774898" table:style-name="ce1">
            <text:p>1.55161367774898</text:p>
          </table:table-cell>
          <table:table-cell office:value-type="float" office:value="0.511536342231777" table:style-name="ce1">
            <text:p>0.511536342231777</text:p>
          </table:table-cell>
          <table:table-cell office:value-type="float" office:value="0.853997868272973" table:style-name="ce1">
            <text:p>0.853997868272973</text:p>
          </table:table-cell>
          <table:table-cell office:value-type="float" office:value="0.105894440073387" table:style-name="ce1">
            <text:p>0.105894440073387</text:p>
          </table:table-cell>
          <table:table-cell office:value-type="float" office:value="0.909890536795745" table:style-name="ce1">
            <text:p>0.909890536795745</text:p>
          </table:table-cell>
          <table:table-cell office:value-type="float" office:value="0.418172710494354" table:style-name="ce1">
            <text:p>0.418172710494354</text:p>
          </table:table-cell>
          <table:table-cell office:value-type="float" office:value="0.75654502282979" table:style-name="ce1">
            <text:p>0.75654502282979</text:p>
          </table:table-cell>
          <table:table-cell office:value-type="float" office:value="0.212618869067251" table:style-name="ce1">
            <text:p>0.212618869067251</text:p>
          </table:table-cell>
          <table:table-cell office:value-type="float" office:value="0.680712376583392" table:style-name="ce1">
            <text:p>0.680712376583392</text:p>
          </table:table-cell>
          <table:table-cell office:value-type="float" office:value="0" table:style-name="ce1">
            <text:p>0</text:p>
          </table:table-cell>
          <table:table-cell office:value-type="float" office:value="0.503621082038947" table:style-name="ce1">
            <text:p>0.503621082038947</text:p>
          </table:table-cell>
          <table:table-cell office:value-type="float" office:value="2.05021433900066" table:style-name="ce1">
            <text:p>2.05021433900066</text:p>
          </table:table-cell>
          <table:table-cell office:value-type="float" office:value="0.0494349498488266" table:style-name="ce1">
            <text:p>0.0494349498488266</text:p>
          </table:table-cell>
          <table:table-cell office:value-type="float" office:value="0.787424371533321" table:style-name="ce1">
            <text:p>0.787424371533321</text:p>
          </table:table-cell>
          <table:table-cell office:value-type="float" office:value="0.46237614531165" table:style-name="ce1">
            <text:p>0.46237614531165</text:p>
          </table:table-cell>
          <table:table-cell office:value-type="float" office:value="0.601831480244246" table:style-name="ce1">
            <text:p>0.601831480244246</text:p>
          </table:table-cell>
          <table:table-cell office:value-type="float" office:value="0.114337697928826" table:style-name="ce1">
            <text:p>0.114337697928826</text:p>
          </table:table-cell>
          <table:table-cell office:value-type="float" office:value="0.131112171629506" table:style-name="ce1">
            <text:p>0.131112171629506</text:p>
          </table:table-cell>
          <table:table-cell office:value-type="float" office:value="0.341843997035751" table:style-name="ce1">
            <text:p>0.341843997035751</text:p>
          </table:table-cell>
          <table:table-cell office:value-type="float" office:value="0.204622920590117" table:style-name="ce1">
            <text:p>0.204622920590117</text:p>
          </table:table-cell>
          <table:table-cell office:value-type="float" office:value="0.12139074076493" table:style-name="ce1">
            <text:p>0.12139074076493</text:p>
          </table:table-cell>
          <table:table-cell office:value-type="float" office:value="0.167178514351169" table:style-name="ce1">
            <text:p>0.167178514351169</text:p>
          </table:table-cell>
          <table:table-cell office:value-type="float" office:value="0.177392847138576" table:style-name="ce1">
            <text:p>0.177392847138576</text:p>
          </table:table-cell>
          <table:table-cell office:value-type="float" office:value="0.0557635889057905" table:style-name="ce1">
            <text:p>0.0557635889057905</text:p>
          </table:table-cell>
          <table:table-cell office:value-type="float" office:value="0.156866877985779" table:style-name="ce1">
            <text:p>0.156866877985779</text:p>
          </table:table-cell>
          <table:table-cell office:value-type="float" office:value="0.0499828585790981" table:style-name="ce1">
            <text:p>0.0499828585790981</text:p>
          </table:table-cell>
          <table:table-cell office:value-type="float" office:value="0.0099981658111339" table:style-name="ce1">
            <text:p>0.0099981658111339</text:p>
          </table:table-cell>
          <table:table-cell office:value-type="float" office:value="0.0678446965755515" table:style-name="ce1">
            <text:p>0.0678446965755515</text:p>
          </table:table-cell>
          <table:table-cell office:value-type="float" office:value="0.0521077876330269" table:style-name="ce1">
            <text:p>0.0521077876330269</text:p>
          </table:table-cell>
          <table:table-cell office:value-type="float" office:value="0.042237149447035" table:style-name="ce1">
            <text:p>0.042237149447035</text:p>
          </table:table-cell>
          <table:table-cell office:value-type="float" office:value="0.016527580218405" table:style-name="ce1">
            <text:p>0.016527580218405</text:p>
          </table:table-cell>
          <table:table-cell office:value-type="float" office:value="0.586043563666346" table:style-name="ce1">
            <text:p>0.586043563666346</text:p>
          </table:table-cell>
          <table:table-cell office:value-type="float" office:value="0.586043563666346" table:style-name="ce1">
            <text:p>0.586043563666346</text:p>
          </table:table-cell>
          <table:table-cell office:value-type="float" office:value="0.586043563666346" table:style-name="ce1">
            <text:p>0.586043563666346</text:p>
          </table:table-cell>
          <table:table-cell office:value-type="float" office:value="0.586043563666346" table:style-name="ce1">
            <text:p>0.586043563666346</text:p>
          </table:table-cell>
          <table:table-cell office:value-type="float" office:value="0.586043563666346" table:style-name="ce1">
            <text:p>0.586043563666346</text:p>
          </table:table-cell>
          <table:table-cell office:value-type="float" office:value="0.586043563666346" table:style-name="ce1">
            <text:p>0.586043563666346</text:p>
          </table:table-cell>
          <table:table-cell office:value-type="float" office:value="0.586043563666346" table:style-name="ce1">
            <text:p>0.586043563666346</text:p>
          </table:table-cell>
          <table:table-cell office:value-type="float" office:value="0.586043563666346" table:style-name="ce1">
            <text:p>0.586043563666346</text:p>
          </table:table-cell>
          <table:table-cell office:value-type="float" office:value="0.586043563666346" table:style-name="ce1">
            <text:p>0.586043563666346</text:p>
          </table:table-cell>
          <table:table-cell office:value-type="float" office:value="0.586043563666346" table:style-name="ce1">
            <text:p>0.586043563666346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0.629587083445304" table:style-name="ce1">
            <text:p>0.629587083445304</text:p>
          </table:table-cell>
          <table:table-cell office:value-type="float" office:value="0.0653340996658244" table:style-name="ce1">
            <text:p>0.0653340996658244</text:p>
          </table:table-cell>
          <table:table-cell office:value-type="float" office:value="0.510711458228497" table:style-name="ce1">
            <text:p>0.510711458228497</text:p>
          </table:table-cell>
          <table:table-cell office:value-type="float" office:value="0.459182513664143" table:style-name="ce1">
            <text:p>0.459182513664143</text:p>
          </table:table-cell>
          <table:table-cell office:value-type="float" office:value="1.602830067232" table:style-name="ce1">
            <text:p>1.602830067232</text:p>
          </table:table-cell>
          <table:table-cell office:value-type="float" office:value="0.151489068863008" table:style-name="ce1">
            <text:p>0.151489068863008</text:p>
          </table:table-cell>
          <table:table-cell office:value-type="float" office:value="1.67258962381638" table:style-name="ce1">
            <text:p>1.67258962381638</text:p>
          </table:table-cell>
          <table:table-cell office:value-type="float" office:value="0.578967881112384" table:style-name="ce1">
            <text:p>0.578967881112384</text:p>
          </table:table-cell>
          <table:table-cell office:value-type="float" office:value="0.0583127665505536" table:style-name="ce1">
            <text:p>0.0583127665505536</text:p>
          </table:table-cell>
          <table:table-cell office:value-type="float" office:value="0.0944034680601392" table:style-name="ce1">
            <text:p>0.0944034680601392</text:p>
          </table:table-cell>
          <table:table-cell office:value-type="float" office:value="0.366328768412926" table:style-name="ce1">
            <text:p>0.366328768412926</text:p>
          </table:table-cell>
          <table:table-cell office:value-type="float" office:value="1.23864712383299" table:style-name="ce1">
            <text:p>1.23864712383299</text:p>
          </table:table-cell>
          <table:table-cell office:value-type="float" office:value="0.869929606819667" table:style-name="ce1">
            <text:p>0.869929606819667</text:p>
          </table:table-cell>
          <table:table-cell office:value-type="float" office:value="0.472850761084722" table:style-name="ce1">
            <text:p>0.472850761084722</text:p>
          </table:table-cell>
          <table:table-cell office:value-type="float" office:value="0.48888371779245" table:style-name="ce1">
            <text:p>0.48888371779245</text:p>
          </table:table-cell>
          <table:table-cell office:value-type="float" office:value="0.53273142515222" table:style-name="ce1">
            <text:p>0.53273142515222</text:p>
          </table:table-cell>
          <table:table-cell office:value-type="float" office:value="0.83063671670641" table:style-name="ce1">
            <text:p>0.83063671670641</text:p>
          </table:table-cell>
          <table:table-cell office:value-type="float" office:value="0.754034812436156" table:style-name="ce1">
            <text:p>0.754034812436156</text:p>
          </table:table-cell>
          <table:table-cell office:value-type="float" office:value="0.672999552712629" table:style-name="ce1">
            <text:p>0.672999552712629</text:p>
          </table:table-cell>
          <table:table-cell office:value-type="float" office:value="1.44561801951456" table:style-name="ce1">
            <text:p>1.44561801951456</text:p>
          </table:table-cell>
          <table:table-cell office:value-type="float" office:value="0.629587083445304" table:style-name="ce1">
            <text:p>0.629587083445304</text:p>
          </table:table-cell>
          <table:table-cell office:value-type="float" office:value="0.82624384851755" table:style-name="ce1">
            <text:p>0.82624384851755</text:p>
          </table:table-cell>
          <table:table-cell office:value-type="float" office:value="1.47211693407317" table:style-name="ce1">
            <text:p>1.47211693407317</text:p>
          </table:table-cell>
          <table:table-cell office:value-type="float" office:value="1.69473615745054" table:style-name="ce1">
            <text:p>1.69473615745054</text:p>
          </table:table-cell>
          <table:table-cell office:value-type="float" office:value="1.13358267268008" table:style-name="ce1">
            <text:p>1.13358267268008</text:p>
          </table:table-cell>
          <table:table-cell office:value-type="float" office:value="0.951956804521323" table:style-name="ce1">
            <text:p>0.951956804521323</text:p>
          </table:table-cell>
          <table:table-cell office:value-type="float" office:value="1.10424964961253" table:style-name="ce1">
            <text:p>1.10424964961253</text:p>
          </table:table-cell>
          <table:table-cell office:value-type="float" office:value="1.42071835190029" table:style-name="ce1">
            <text:p>1.42071835190029</text:p>
          </table:table-cell>
          <table:table-cell office:value-type="float" office:value="1.35848942649681" table:style-name="ce1">
            <text:p>1.35848942649681</text:p>
          </table:table-cell>
          <table:table-cell office:value-type="float" office:value="0.872298111787854" table:style-name="ce1">
            <text:p>0.872298111787854</text:p>
          </table:table-cell>
          <table:table-cell office:value-type="float" office:value="1.23469961555268" table:style-name="ce1">
            <text:p>1.23469961555268</text:p>
          </table:table-cell>
          <table:table-cell office:value-type="float" office:value="1.54303037769333" table:style-name="ce1">
            <text:p>1.54303037769333</text:p>
          </table:table-cell>
          <table:table-cell office:value-type="float" office:value="0.864747236974745" table:style-name="ce1">
            <text:p>0.864747236974745</text:p>
          </table:table-cell>
          <table:table-cell office:value-type="float" office:value="1.07082741283922" table:style-name="ce1">
            <text:p>1.07082741283922</text:p>
          </table:table-cell>
          <table:table-cell office:value-type="float" office:value="0.708021036430266" table:style-name="ce1">
            <text:p>0.708021036430266</text:p>
          </table:table-cell>
          <table:table-cell office:value-type="float" office:value="1.29057204044324" table:style-name="ce1">
            <text:p>1.29057204044324</text:p>
          </table:table-cell>
          <table:table-cell office:value-type="float" office:value="0.751362652984868" table:style-name="ce1">
            <text:p>0.751362652984868</text:p>
          </table:table-cell>
          <table:table-cell office:value-type="float" office:value="0.817518843036451" table:style-name="ce1">
            <text:p>0.817518843036451</text:p>
          </table:table-cell>
          <table:table-cell office:value-type="float" office:value="0.73162511158331" table:style-name="ce1">
            <text:p>0.73162511158331</text:p>
          </table:table-cell>
          <table:table-cell office:value-type="float" office:value="0.806425332587165" table:style-name="ce1">
            <text:p>0.806425332587165</text:p>
          </table:table-cell>
          <table:table-cell office:value-type="float" office:value="0" table:style-name="ce1">
            <text:p>0</text:p>
          </table:table-cell>
          <table:table-cell office:value-type="float" office:value="0.946126638445786" table:style-name="ce1">
            <text:p>0.946126638445786</text:p>
          </table:table-cell>
          <table:table-cell office:value-type="float" office:value="1.2874545210834" table:style-name="ce1">
            <text:p>1.2874545210834</text:p>
          </table:table-cell>
          <table:table-cell office:value-type="float" office:value="0.284888636045265" table:style-name="ce1">
            <text:p>0.284888636045265</text:p>
          </table:table-cell>
          <table:table-cell office:value-type="float" office:value="0.964393079644543" table:style-name="ce1">
            <text:p>0.964393079644543</text:p>
          </table:table-cell>
          <table:table-cell office:value-type="float" office:value="0.763944036203224" table:style-name="ce1">
            <text:p>0.763944036203224</text:p>
          </table:table-cell>
          <table:table-cell office:value-type="float" office:value="1.35586496211481" table:style-name="ce1">
            <text:p>1.35586496211481</text:p>
          </table:table-cell>
          <table:table-cell office:value-type="float" office:value="0.372026393672037" table:style-name="ce1">
            <text:p>0.372026393672037</text:p>
          </table:table-cell>
          <table:table-cell office:value-type="float" office:value="0.572770434015834" table:style-name="ce1">
            <text:p>0.572770434015834</text:p>
          </table:table-cell>
          <table:table-cell office:value-type="float" office:value="0.99825847409493" table:style-name="ce1">
            <text:p>0.99825847409493</text:p>
          </table:table-cell>
          <table:table-cell office:value-type="float" office:value="0.635862686112843" table:style-name="ce1">
            <text:p>0.635862686112843</text:p>
          </table:table-cell>
          <table:table-cell office:value-type="float" office:value="0.422650269858911" table:style-name="ce1">
            <text:p>0.422650269858911</text:p>
          </table:table-cell>
          <table:table-cell office:value-type="float" office:value="0.560458406974123" table:style-name="ce1">
            <text:p>0.560458406974123</text:p>
          </table:table-cell>
          <table:table-cell office:value-type="float" office:value="0.902746123628793" table:style-name="ce1">
            <text:p>0.902746123628793</text:p>
          </table:table-cell>
          <table:table-cell office:value-type="float" office:value="0.463537411866193" table:style-name="ce1">
            <text:p>0.463537411866193</text:p>
          </table:table-cell>
          <table:table-cell office:value-type="float" office:value="0.677280266524141" table:style-name="ce1">
            <text:p>0.677280266524141</text:p>
          </table:table-cell>
          <table:table-cell office:value-type="float" office:value="0.535121856049034" table:style-name="ce1">
            <text:p>0.535121856049034</text:p>
          </table:table-cell>
          <table:table-cell office:value-type="float" office:value="0.212301613955168" table:style-name="ce1">
            <text:p>0.212301613955168</text:p>
          </table:table-cell>
          <table:table-cell office:value-type="float" office:value="0.806739756648381" table:style-name="ce1">
            <text:p>0.806739756648381</text:p>
          </table:table-cell>
          <table:table-cell office:value-type="float" office:value="0.715378965996642" table:style-name="ce1">
            <text:p>0.715378965996642</text:p>
          </table:table-cell>
          <table:table-cell office:value-type="float" office:value="0.942097577974115" table:style-name="ce1">
            <text:p>0.942097577974115</text:p>
          </table:table-cell>
          <table:table-cell office:value-type="float" office:value="0.237864526414885" table:style-name="ce1">
            <text:p>0.237864526414885</text:p>
          </table:table-cell>
          <table:table-cell office:value-type="float" office:value="0.797365223758657" table:style-name="ce1">
            <text:p>0.797365223758657</text:p>
          </table:table-cell>
          <table:table-cell office:value-type="float" office:value="0.797365223758657" table:style-name="ce1">
            <text:p>0.797365223758657</text:p>
          </table:table-cell>
          <table:table-cell office:value-type="float" office:value="0.797365223758657" table:style-name="ce1">
            <text:p>0.797365223758657</text:p>
          </table:table-cell>
          <table:table-cell office:value-type="float" office:value="0.797365223758657" table:style-name="ce1">
            <text:p>0.797365223758657</text:p>
          </table:table-cell>
          <table:table-cell office:value-type="float" office:value="0.797365223758657" table:style-name="ce1">
            <text:p>0.797365223758657</text:p>
          </table:table-cell>
          <table:table-cell office:value-type="float" office:value="0.797365223758657" table:style-name="ce1">
            <text:p>0.797365223758657</text:p>
          </table:table-cell>
          <table:table-cell office:value-type="float" office:value="0.797365223758657" table:style-name="ce1">
            <text:p>0.797365223758657</text:p>
          </table:table-cell>
          <table:table-cell office:value-type="float" office:value="0.797365223758657" table:style-name="ce1">
            <text:p>0.797365223758657</text:p>
          </table:table-cell>
          <table:table-cell office:value-type="float" office:value="0.797365223758657" table:style-name="ce1">
            <text:p>0.797365223758657</text:p>
          </table:table-cell>
          <table:table-cell office:value-type="float" office:value="0.797365223758657" table:style-name="ce1">
            <text:p>0.797365223758657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0.326792954713189" table:style-name="ce1">
            <text:p>0.326792954713189</text:p>
          </table:table-cell>
          <table:table-cell office:value-type="float" office:value="0.0522050896853837" table:style-name="ce1">
            <text:p>0.0522050896853837</text:p>
          </table:table-cell>
          <table:table-cell office:value-type="float" office:value="0.389338673402589" table:style-name="ce1">
            <text:p>0.389338673402589</text:p>
          </table:table-cell>
          <table:table-cell office:value-type="float" office:value="0.238451008990047" table:style-name="ce1">
            <text:p>0.238451008990047</text:p>
          </table:table-cell>
          <table:table-cell office:value-type="float" office:value="1.49120667924411" table:style-name="ce1">
            <text:p>1.49120667924411</text:p>
          </table:table-cell>
          <table:table-cell office:value-type="float" office:value="0.0750592922439285" table:style-name="ce1">
            <text:p>0.0750592922439285</text:p>
          </table:table-cell>
          <table:table-cell office:value-type="float" office:value="0.99031848755307" table:style-name="ce1">
            <text:p>0.99031848755307</text:p>
          </table:table-cell>
          <table:table-cell office:value-type="float" office:value="0.31144828150049" table:style-name="ce1">
            <text:p>0.31144828150049</text:p>
          </table:table-cell>
          <table:table-cell office:value-type="float" office:value="0.0353306009317706" table:style-name="ce1">
            <text:p>0.0353306009317706</text:p>
          </table:table-cell>
          <table:table-cell office:value-type="float" office:value="0.0545532118407549" table:style-name="ce1">
            <text:p>0.0545532118407549</text:p>
          </table:table-cell>
          <table:table-cell office:value-type="float" office:value="0.250049345017488" table:style-name="ce1">
            <text:p>0.250049345017488</text:p>
          </table:table-cell>
          <table:table-cell office:value-type="float" office:value="0.670914458595336" table:style-name="ce1">
            <text:p>0.670914458595336</text:p>
          </table:table-cell>
          <table:table-cell office:value-type="float" office:value="0.317966731071056" table:style-name="ce1">
            <text:p>0.317966731071056</text:p>
          </table:table-cell>
          <table:table-cell office:value-type="float" office:value="0.24614232400159" table:style-name="ce1">
            <text:p>0.24614232400159</text:p>
          </table:table-cell>
          <table:table-cell office:value-type="float" office:value="0.198994904592123" table:style-name="ce1">
            <text:p>0.198994904592123</text:p>
          </table:table-cell>
          <table:table-cell office:value-type="float" office:value="0.419488546587791" table:style-name="ce1">
            <text:p>0.419488546587791</text:p>
          </table:table-cell>
          <table:table-cell office:value-type="float" office:value="0.426128457951597" table:style-name="ce1">
            <text:p>0.426128457951597</text:p>
          </table:table-cell>
          <table:table-cell office:value-type="float" office:value="0.641966064539717" table:style-name="ce1">
            <text:p>0.641966064539717</text:p>
          </table:table-cell>
          <table:table-cell office:value-type="float" office:value="0.11144119529803" table:style-name="ce1">
            <text:p>0.11144119529803</text:p>
          </table:table-cell>
          <table:table-cell office:value-type="float" office:value="0.757982320716468" table:style-name="ce1">
            <text:p>0.757982320716468</text:p>
          </table:table-cell>
          <table:table-cell office:value-type="float" office:value="0.326792954713189" table:style-name="ce1">
            <text:p>0.326792954713189</text:p>
          </table:table-cell>
          <table:table-cell office:value-type="float" office:value="0.429772311748808" table:style-name="ce1">
            <text:p>0.429772311748808</text:p>
          </table:table-cell>
          <table:table-cell office:value-type="float" office:value="0.63174303027532" table:style-name="ce1">
            <text:p>0.63174303027532</text:p>
          </table:table-cell>
          <table:table-cell office:value-type="float" office:value="1.00226223055504" table:style-name="ce1">
            <text:p>1.00226223055504</text:p>
          </table:table-cell>
          <table:table-cell office:value-type="float" office:value="0.545808811557765" table:style-name="ce1">
            <text:p>0.545808811557765</text:p>
          </table:table-cell>
          <table:table-cell office:value-type="float" office:value="0.541011070724771" table:style-name="ce1">
            <text:p>0.541011070724771</text:p>
          </table:table-cell>
          <table:table-cell office:value-type="float" office:value="0.384588524663394" table:style-name="ce1">
            <text:p>0.384588524663394</text:p>
          </table:table-cell>
          <table:table-cell office:value-type="float" office:value="0.686805709877617" table:style-name="ce1">
            <text:p>0.686805709877617</text:p>
          </table:table-cell>
          <table:table-cell office:value-type="float" office:value="0.516354326696978" table:style-name="ce1">
            <text:p>0.516354326696978</text:p>
          </table:table-cell>
          <table:table-cell office:value-type="float" office:value="0.561072510241637" table:style-name="ce1">
            <text:p>0.561072510241637</text:p>
          </table:table-cell>
          <table:table-cell office:value-type="float" office:value="0.723973018609167" table:style-name="ce1">
            <text:p>0.723973018609167</text:p>
          </table:table-cell>
          <table:table-cell office:value-type="float" office:value="1.13582971585502" table:style-name="ce1">
            <text:p>1.13582971585502</text:p>
          </table:table-cell>
          <table:table-cell office:value-type="float" office:value="0.366126332090859" table:style-name="ce1">
            <text:p>0.366126332090859</text:p>
          </table:table-cell>
          <table:table-cell office:value-type="float" office:value="0.639840483158011" table:style-name="ce1">
            <text:p>0.639840483158011</text:p>
          </table:table-cell>
          <table:table-cell office:value-type="float" office:value="0.38454803739898" table:style-name="ce1">
            <text:p>0.38454803739898</text:p>
          </table:table-cell>
          <table:table-cell office:value-type="float" office:value="0.716786529175779" table:style-name="ce1">
            <text:p>0.716786529175779</text:p>
          </table:table-cell>
          <table:table-cell office:value-type="float" office:value="0.419771957438685" table:style-name="ce1">
            <text:p>0.419771957438685</text:p>
          </table:table-cell>
          <table:table-cell office:value-type="float" office:value="0.35529598886026" table:style-name="ce1">
            <text:p>0.35529598886026</text:p>
          </table:table-cell>
          <table:table-cell office:value-type="float" office:value="0.332420684466659" table:style-name="ce1">
            <text:p>0.332420684466659</text:p>
          </table:table-cell>
          <table:table-cell office:value-type="float" office:value="0.523439597969332" table:style-name="ce1">
            <text:p>0.523439597969332</text:p>
          </table:table-cell>
          <table:table-cell office:value-type="float" office:value="0" table:style-name="ce1">
            <text:p>0</text:p>
          </table:table-cell>
          <table:table-cell office:value-type="float" office:value="0.464834282730859" table:style-name="ce1">
            <text:p>0.464834282730859</text:p>
          </table:table-cell>
          <table:table-cell office:value-type="float" office:value="0.535180904649234" table:style-name="ce1">
            <text:p>0.535180904649234</text:p>
          </table:table-cell>
          <table:table-cell office:value-type="float" office:value="0.0863795786261028" table:style-name="ce1">
            <text:p>0.0863795786261028</text:p>
          </table:table-cell>
          <table:table-cell office:value-type="float" office:value="0.482149431117544" table:style-name="ce1">
            <text:p>0.482149431117544</text:p>
          </table:table-cell>
          <table:table-cell office:value-type="float" office:value="0.46249347072678" table:style-name="ce1">
            <text:p>0.46249347072678</text:p>
          </table:table-cell>
          <table:table-cell office:value-type="float" office:value="0.769286806058548" table:style-name="ce1">
            <text:p>0.769286806058548</text:p>
          </table:table-cell>
          <table:table-cell office:value-type="float" office:value="0.22992236097629" table:style-name="ce1">
            <text:p>0.22992236097629</text:p>
          </table:table-cell>
          <table:table-cell office:value-type="float" office:value="0.367834050523118" table:style-name="ce1">
            <text:p>0.367834050523118</text:p>
          </table:table-cell>
          <table:table-cell office:value-type="float" office:value="0.548968116937778" table:style-name="ce1">
            <text:p>0.548968116937778</text:p>
          </table:table-cell>
          <table:table-cell office:value-type="float" office:value="0.358788005961294" table:style-name="ce1">
            <text:p>0.358788005961294</text:p>
          </table:table-cell>
          <table:table-cell office:value-type="float" office:value="0.192381033742234" table:style-name="ce1">
            <text:p>0.192381033742234</text:p>
          </table:table-cell>
          <table:table-cell office:value-type="float" office:value="0.327646525067365" table:style-name="ce1">
            <text:p>0.327646525067365</text:p>
          </table:table-cell>
          <table:table-cell office:value-type="float" office:value="0.421494333959099" table:style-name="ce1">
            <text:p>0.421494333959099</text:p>
          </table:table-cell>
          <table:table-cell office:value-type="float" office:value="0.339733593378325" table:style-name="ce1">
            <text:p>0.339733593378325</text:p>
          </table:table-cell>
          <table:table-cell office:value-type="float" office:value="0.500835492908053" table:style-name="ce1">
            <text:p>0.500835492908053</text:p>
          </table:table-cell>
          <table:table-cell office:value-type="float" office:value="0.449950950255388" table:style-name="ce1">
            <text:p>0.449950950255388</text:p>
          </table:table-cell>
          <table:table-cell office:value-type="float" office:value="0.0844073468908706" table:style-name="ce1">
            <text:p>0.0844073468908706</text:p>
          </table:table-cell>
          <table:table-cell office:value-type="float" office:value="0.325195444112136" table:style-name="ce1">
            <text:p>0.325195444112136</text:p>
          </table:table-cell>
          <table:table-cell office:value-type="float" office:value="0.356388701221872" table:style-name="ce1">
            <text:p>0.356388701221872</text:p>
          </table:table-cell>
          <table:table-cell office:value-type="float" office:value="0.396585408666635" table:style-name="ce1">
            <text:p>0.396585408666635</text:p>
          </table:table-cell>
          <table:table-cell office:value-type="float" office:value="0.131685025721644" table:style-name="ce1">
            <text:p>0.131685025721644</text:p>
          </table:table-cell>
          <table:table-cell office:value-type="float" office:value="0.436486505141693" table:style-name="ce1">
            <text:p>0.436486505141693</text:p>
          </table:table-cell>
          <table:table-cell office:value-type="float" office:value="0.436486505141693" table:style-name="ce1">
            <text:p>0.436486505141693</text:p>
          </table:table-cell>
          <table:table-cell office:value-type="float" office:value="0.436486505141693" table:style-name="ce1">
            <text:p>0.436486505141693</text:p>
          </table:table-cell>
          <table:table-cell office:value-type="float" office:value="0.436486505141693" table:style-name="ce1">
            <text:p>0.436486505141693</text:p>
          </table:table-cell>
          <table:table-cell office:value-type="float" office:value="0.436486505141693" table:style-name="ce1">
            <text:p>0.436486505141693</text:p>
          </table:table-cell>
          <table:table-cell office:value-type="float" office:value="0.436486505141693" table:style-name="ce1">
            <text:p>0.436486505141693</text:p>
          </table:table-cell>
          <table:table-cell office:value-type="float" office:value="0.436486505141693" table:style-name="ce1">
            <text:p>0.436486505141693</text:p>
          </table:table-cell>
          <table:table-cell office:value-type="float" office:value="0.436486505141693" table:style-name="ce1">
            <text:p>0.436486505141693</text:p>
          </table:table-cell>
          <table:table-cell office:value-type="float" office:value="0.436486505141693" table:style-name="ce1">
            <text:p>0.436486505141693</text:p>
          </table:table-cell>
          <table:table-cell office:value-type="float" office:value="0.436486505141693" table:style-name="ce1">
            <text:p>0.436486505141693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0.67883984060427" table:style-name="ce1">
            <text:p>0.67883984060427</text:p>
          </table:table-cell>
          <table:table-cell office:value-type="float" office:value="0.0632854110714106" table:style-name="ce1">
            <text:p>0.0632854110714106</text:p>
          </table:table-cell>
          <table:table-cell office:value-type="float" office:value="0.545389396750185" table:style-name="ce1">
            <text:p>0.545389396750185</text:p>
          </table:table-cell>
          <table:table-cell office:value-type="float" office:value="0.479723474218906" table:style-name="ce1">
            <text:p>0.479723474218906</text:p>
          </table:table-cell>
          <table:table-cell office:value-type="float" office:value="1.49545784200752" table:style-name="ce1">
            <text:p>1.49545784200752</text:p>
          </table:table-cell>
          <table:table-cell office:value-type="float" office:value="0.130119237803227" table:style-name="ce1">
            <text:p>0.130119237803227</text:p>
          </table:table-cell>
          <table:table-cell office:value-type="float" office:value="1.74180260233118" table:style-name="ce1">
            <text:p>1.74180260233118</text:p>
          </table:table-cell>
          <table:table-cell office:value-type="float" office:value="0.754682608666772" table:style-name="ce1">
            <text:p>0.754682608666772</text:p>
          </table:table-cell>
          <table:table-cell office:value-type="float" office:value="0.064231058086571" table:style-name="ce1">
            <text:p>0.064231058086571</text:p>
          </table:table-cell>
          <table:table-cell office:value-type="float" office:value="0.0998329407060465" table:style-name="ce1">
            <text:p>0.0998329407060465</text:p>
          </table:table-cell>
          <table:table-cell office:value-type="float" office:value="0.28553643227588" table:style-name="ce1">
            <text:p>0.28553643227588</text:p>
          </table:table-cell>
          <table:table-cell office:value-type="float" office:value="1.28016681348898" table:style-name="ce1">
            <text:p>1.28016681348898</text:p>
          </table:table-cell>
          <table:table-cell office:value-type="float" office:value="0.849544269187493" table:style-name="ce1">
            <text:p>0.849544269187493</text:p>
          </table:table-cell>
          <table:table-cell office:value-type="float" office:value="0.362603940086889" table:style-name="ce1">
            <text:p>0.362603940086889</text:p>
          </table:table-cell>
          <table:table-cell office:value-type="float" office:value="0.496272643547905" table:style-name="ce1">
            <text:p>0.496272643547905</text:p>
          </table:table-cell>
          <table:table-cell office:value-type="float" office:value="0.492527571589661" table:style-name="ce1">
            <text:p>0.492527571589661</text:p>
          </table:table-cell>
          <table:table-cell office:value-type="float" office:value="0.939122341702258" table:style-name="ce1">
            <text:p>0.939122341702258</text:p>
          </table:table-cell>
          <table:table-cell office:value-type="float" office:value="0.856649784092054" table:style-name="ce1">
            <text:p>0.856649784092054</text:p>
          </table:table-cell>
          <table:table-cell office:value-type="float" office:value="0.662472863965131" table:style-name="ce1">
            <text:p>0.662472863965131</text:p>
          </table:table-cell>
          <table:table-cell office:value-type="float" office:value="1.60446980144075" table:style-name="ce1">
            <text:p>1.60446980144075</text:p>
          </table:table-cell>
          <table:table-cell office:value-type="float" office:value="0.67883984060427" table:style-name="ce1">
            <text:p>0.67883984060427</text:p>
          </table:table-cell>
          <table:table-cell office:value-type="float" office:value="1.06785159890483" table:style-name="ce1">
            <text:p>1.06785159890483</text:p>
          </table:table-cell>
          <table:table-cell office:value-type="float" office:value="1.60244543822007" table:style-name="ce1">
            <text:p>1.60244543822007</text:p>
          </table:table-cell>
          <table:table-cell office:value-type="float" office:value="1.81718988866903" table:style-name="ce1">
            <text:p>1.81718988866903</text:p>
          </table:table-cell>
          <table:table-cell office:value-type="float" office:value="1.24158245050296" table:style-name="ce1">
            <text:p>1.24158245050296</text:p>
          </table:table-cell>
          <table:table-cell office:value-type="float" office:value="1.25075281589261" table:style-name="ce1">
            <text:p>1.25075281589261</text:p>
          </table:table-cell>
          <table:table-cell office:value-type="float" office:value="1.08518014807379" table:style-name="ce1">
            <text:p>1.08518014807379</text:p>
          </table:table-cell>
          <table:table-cell office:value-type="float" office:value="1.68927037675472" table:style-name="ce1">
            <text:p>1.68927037675472</text:p>
          </table:table-cell>
          <table:table-cell office:value-type="float" office:value="1.38237691250075" table:style-name="ce1">
            <text:p>1.38237691250075</text:p>
          </table:table-cell>
          <table:table-cell office:value-type="float" office:value="1.19696548511934" table:style-name="ce1">
            <text:p>1.19696548511934</text:p>
          </table:table-cell>
          <table:table-cell office:value-type="float" office:value="1.28012632622457" table:style-name="ce1">
            <text:p>1.28012632622457</text:p>
          </table:table-cell>
          <table:table-cell office:value-type="float" office:value="1.82411321088373" table:style-name="ce1">
            <text:p>1.82411321088373</text:p>
          </table:table-cell>
          <table:table-cell office:value-type="float" office:value="0.887703515897173" table:style-name="ce1">
            <text:p>0.887703515897173</text:p>
          </table:table-cell>
          <table:table-cell office:value-type="float" office:value="1.13224659295443" table:style-name="ce1">
            <text:p>1.13224659295443</text:p>
          </table:table-cell>
          <table:table-cell office:value-type="float" office:value="0.887926195851447" table:style-name="ce1">
            <text:p>0.887926195851447</text:p>
          </table:table-cell>
          <table:table-cell office:value-type="float" office:value="1.27794001394624" table:style-name="ce1">
            <text:p>1.27794001394624</text:p>
          </table:table-cell>
          <table:table-cell office:value-type="float" office:value="0.764035166746279" table:style-name="ce1">
            <text:p>0.764035166746279</text:p>
          </table:table-cell>
          <table:table-cell office:value-type="float" office:value="0.832843272616943" table:style-name="ce1">
            <text:p>0.832843272616943</text:p>
          </table:table-cell>
          <table:table-cell office:value-type="float" office:value="0.728305155901407" table:style-name="ce1">
            <text:p>0.728305155901407</text:p>
          </table:table-cell>
          <table:table-cell office:value-type="float" office:value="0.982970049062029" table:style-name="ce1">
            <text:p>0.982970049062029</text:p>
          </table:table-cell>
          <table:table-cell office:value-type="float" office:value="0" table:style-name="ce1">
            <text:p>0</text:p>
          </table:table-cell>
          <table:table-cell office:value-type="float" office:value="1.09890533070995" table:style-name="ce1">
            <text:p>1.09890533070995</text:p>
          </table:table-cell>
          <table:table-cell office:value-type="float" office:value="1.8833055914562" table:style-name="ce1">
            <text:p>1.8833055914562</text:p>
          </table:table-cell>
          <table:table-cell office:value-type="float" office:value="0.308938071106856" table:style-name="ce1">
            <text:p>0.308938071106856</text:p>
          </table:table-cell>
          <table:table-cell office:value-type="float" office:value="1.41698086759394" table:style-name="ce1">
            <text:p>1.41698086759394</text:p>
          </table:table-cell>
          <table:table-cell office:value-type="float" office:value="0.806402573607505" table:style-name="ce1">
            <text:p>0.806402573607505</text:p>
          </table:table-cell>
          <table:table-cell office:value-type="float" office:value="1.46714487916455" table:style-name="ce1">
            <text:p>1.46714487916455</text:p>
          </table:table-cell>
          <table:table-cell office:value-type="float" office:value="0.464030943775492" table:style-name="ce1">
            <text:p>0.464030943775492</text:p>
          </table:table-cell>
          <table:table-cell office:value-type="float" office:value="0.612076488526605" table:style-name="ce1">
            <text:p>0.612076488526605</text:p>
          </table:table-cell>
          <table:table-cell office:value-type="float" office:value="0.950034030175103" table:style-name="ce1">
            <text:p>0.950034030175103</text:p>
          </table:table-cell>
          <table:table-cell office:value-type="float" office:value="0.700185579792473" table:style-name="ce1">
            <text:p>0.700185579792473</text:p>
          </table:table-cell>
          <table:table-cell office:value-type="float" office:value="0.478245427929071" table:style-name="ce1">
            <text:p>0.478245427929071</text:p>
          </table:table-cell>
          <table:table-cell office:value-type="float" office:value="0.626749051909694" table:style-name="ce1">
            <text:p>0.626749051909694</text:p>
          </table:table-cell>
          <table:table-cell office:value-type="float" office:value="0.898492388681131" table:style-name="ce1">
            <text:p>0.898492388681131</text:p>
          </table:table-cell>
          <table:table-cell office:value-type="float" office:value="0.604906043758795" table:style-name="ce1">
            <text:p>0.604906043758795</text:p>
          </table:table-cell>
          <table:table-cell office:value-type="float" office:value="0.848594858836015" table:style-name="ce1">
            <text:p>0.848594858836015</text:p>
          </table:table-cell>
          <table:table-cell office:value-type="float" office:value="0.83610299233733" table:style-name="ce1">
            <text:p>0.83610299233733</text:p>
          </table:table-cell>
          <table:table-cell office:value-type="float" office:value="0.331715293947521" table:style-name="ce1">
            <text:p>0.331715293947521</text:p>
          </table:table-cell>
          <table:table-cell office:value-type="float" office:value="0.859281138206891" table:style-name="ce1">
            <text:p>0.859281138206891</text:p>
          </table:table-cell>
          <table:table-cell office:value-type="float" office:value="0.793706433358867" table:style-name="ce1">
            <text:p>0.793706433358867</text:p>
          </table:table-cell>
          <table:table-cell office:value-type="float" office:value="0.872059406246121" table:style-name="ce1">
            <text:p>0.872059406246121</text:p>
          </table:table-cell>
          <table:table-cell office:value-type="float" office:value="0.343661444232699" table:style-name="ce1">
            <text:p>0.343661444232699</text:p>
          </table:table-cell>
          <table:table-cell office:value-type="float" office:value="0.882176034908105" table:style-name="ce1">
            <text:p>0.882176034908105</text:p>
          </table:table-cell>
          <table:table-cell office:value-type="float" office:value="0.882176034908105" table:style-name="ce1">
            <text:p>0.882176034908105</text:p>
          </table:table-cell>
          <table:table-cell office:value-type="float" office:value="0.882176034908105" table:style-name="ce1">
            <text:p>0.882176034908105</text:p>
          </table:table-cell>
          <table:table-cell office:value-type="float" office:value="0.882176034908105" table:style-name="ce1">
            <text:p>0.882176034908105</text:p>
          </table:table-cell>
          <table:table-cell office:value-type="float" office:value="0.882176034908105" table:style-name="ce1">
            <text:p>0.882176034908105</text:p>
          </table:table-cell>
          <table:table-cell office:value-type="float" office:value="0.882176034908105" table:style-name="ce1">
            <text:p>0.882176034908105</text:p>
          </table:table-cell>
          <table:table-cell office:value-type="float" office:value="0.882176034908105" table:style-name="ce1">
            <text:p>0.882176034908105</text:p>
          </table:table-cell>
          <table:table-cell office:value-type="float" office:value="0.882176034908105" table:style-name="ce1">
            <text:p>0.882176034908105</text:p>
          </table:table-cell>
          <table:table-cell office:value-type="float" office:value="0.882176034908105" table:style-name="ce1">
            <text:p>0.882176034908105</text:p>
          </table:table-cell>
          <table:table-cell office:value-type="float" office:value="0.882176034908105" table:style-name="ce1">
            <text:p>0.882176034908105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0.57988896637779" table:style-name="ce1">
            <text:p>0.57988896637779</text:p>
          </table:table-cell>
          <table:table-cell office:value-type="float" office:value="0.0677935496836028" table:style-name="ce1">
            <text:p>0.0677935496836028</text:p>
          </table:table-cell>
          <table:table-cell office:value-type="float" office:value="0.349143790116087" table:style-name="ce1">
            <text:p>0.349143790116087</text:p>
          </table:table-cell>
          <table:table-cell office:value-type="float" office:value="0.432600094122685" table:style-name="ce1">
            <text:p>0.432600094122685</text:p>
          </table:table-cell>
          <table:table-cell office:value-type="float" office:value="1.42330953682275" table:style-name="ce1">
            <text:p>1.42330953682275</text:p>
          </table:table-cell>
          <table:table-cell office:value-type="float" office:value="0.166016715091853" table:style-name="ce1">
            <text:p>0.166016715091853</text:p>
          </table:table-cell>
          <table:table-cell office:value-type="float" office:value="1.19556867449707" table:style-name="ce1">
            <text:p>1.19556867449707</text:p>
          </table:table-cell>
          <table:table-cell office:value-type="float" office:value="0.412970097017225" table:style-name="ce1">
            <text:p>0.412970097017225</text:p>
          </table:table-cell>
          <table:table-cell office:value-type="float" office:value="0.0422022172665626" table:style-name="ce1">
            <text:p>0.0422022172665626</text:p>
          </table:table-cell>
          <table:table-cell office:value-type="float" office:value="0.0682273444578104" table:style-name="ce1">
            <text:p>0.0682273444578104</text:p>
          </table:table-cell>
          <table:table-cell office:value-type="float" office:value="0.391633308671335" table:style-name="ce1">
            <text:p>0.391633308671335</text:p>
          </table:table-cell>
          <table:table-cell office:value-type="float" office:value="0.694275610161899" table:style-name="ce1">
            <text:p>0.694275610161899</text:p>
          </table:table-cell>
          <table:table-cell office:value-type="float" office:value="0.90472841058303" table:style-name="ce1">
            <text:p>0.90472841058303</text:p>
          </table:table-cell>
          <table:table-cell office:value-type="float" office:value="0.308027107657554" table:style-name="ce1">
            <text:p>0.308027107657554</text:p>
          </table:table-cell>
          <table:table-cell office:value-type="float" office:value="0.568643628686953" table:style-name="ce1">
            <text:p>0.568643628686953</text:p>
          </table:table-cell>
          <table:table-cell office:value-type="float" office:value="0.447829631677208" table:style-name="ce1">
            <text:p>0.447829631677208</text:p>
          </table:table-cell>
          <table:table-cell office:value-type="float" office:value="0.846426749827657" table:style-name="ce1">
            <text:p>0.846426749827657</text:p>
          </table:table-cell>
          <table:table-cell office:value-type="float" office:value="0.757557204440127" table:style-name="ce1">
            <text:p>0.757557204440127</text:p>
          </table:table-cell>
          <table:table-cell office:value-type="float" office:value="0.887683272264966" table:style-name="ce1">
            <text:p>0.887683272264966</text:p>
          </table:table-cell>
          <table:table-cell office:value-type="float" office:value="1.20463782172569" table:style-name="ce1">
            <text:p>1.20463782172569</text:p>
          </table:table-cell>
          <table:table-cell office:value-type="float" office:value="0.57988896637779" table:style-name="ce1">
            <text:p>0.57988896637779</text:p>
          </table:table-cell>
          <table:table-cell office:value-type="float" office:value="0.713588035287116" table:style-name="ce1">
            <text:p>0.713588035287116</text:p>
          </table:table-cell>
          <table:table-cell office:value-type="float" office:value="1.69540419731336" table:style-name="ce1">
            <text:p>1.69540419731336</text:p>
          </table:table-cell>
          <table:table-cell office:value-type="float" office:value="1.48804867261986" table:style-name="ce1">
            <text:p>1.48804867261986</text:p>
          </table:table-cell>
          <table:table-cell office:value-type="float" office:value="1.19382772212729" table:style-name="ce1">
            <text:p>1.19382772212729</text:p>
          </table:table-cell>
          <table:table-cell office:value-type="float" office:value="0.865212840515499" table:style-name="ce1">
            <text:p>0.865212840515499</text:p>
          </table:table-cell>
          <table:table-cell office:value-type="float" office:value="1.18245080082711" table:style-name="ce1">
            <text:p>1.18245080082711</text:p>
          </table:table-cell>
          <table:table-cell office:value-type="float" office:value="1.21749252817696" table:style-name="ce1">
            <text:p>1.21749252817696</text:p>
          </table:table-cell>
          <table:table-cell office:value-type="float" office:value="1.46460654652447" table:style-name="ce1">
            <text:p>1.46460654652447</text:p>
          </table:table-cell>
          <table:table-cell office:value-type="float" office:value="0.841406329040389" table:style-name="ce1">
            <text:p>0.841406329040389</text:p>
          </table:table-cell>
          <table:table-cell office:value-type="float" office:value="1.34998710096998" table:style-name="ce1">
            <text:p>1.34998710096998</text:p>
          </table:table-cell>
          <table:table-cell office:value-type="float" office:value="1.6226890704268" table:style-name="ce1">
            <text:p>1.6226890704268</text:p>
          </table:table-cell>
          <table:table-cell office:value-type="float" office:value="1.06902572957282" table:style-name="ce1">
            <text:p>1.06902572957282</text:p>
          </table:table-cell>
          <table:table-cell office:value-type="float" office:value="1.01434767898246" table:style-name="ce1">
            <text:p>1.01434767898246</text:p>
          </table:table-cell>
          <table:table-cell office:value-type="float" office:value="0.731928766066411" table:style-name="ce1">
            <text:p>0.731928766066411</text:p>
          </table:table-cell>
          <table:table-cell office:value-type="float" office:value="0.970297535300618" table:style-name="ce1">
            <text:p>0.970297535300618</text:p>
          </table:table-cell>
          <table:table-cell office:value-type="float" office:value="0.59240965289765" table:style-name="ce1">
            <text:p>0.59240965289765</text:p>
          </table:table-cell>
          <table:table-cell office:value-type="float" office:value="0.617046153293237" table:style-name="ce1">
            <text:p>0.617046153293237</text:p>
          </table:table-cell>
          <table:table-cell office:value-type="float" office:value="0.327987329013386" table:style-name="ce1">
            <text:p>0.327987329013386</text:p>
          </table:table-cell>
          <table:table-cell office:value-type="float" office:value="0.64411188955363" table:style-name="ce1">
            <text:p>0.64411188955363</text:p>
          </table:table-cell>
          <table:table-cell office:value-type="float" office:value="0" table:style-name="ce1">
            <text:p>0</text:p>
          </table:table-cell>
          <table:table-cell office:value-type="float" office:value="0.694579264645" table:style-name="ce1">
            <text:p>0.694579264645</text:p>
          </table:table-cell>
          <table:table-cell office:value-type="float" office:value="1.21526572863422" table:style-name="ce1">
            <text:p>1.21526572863422</text:p>
          </table:table-cell>
          <table:table-cell office:value-type="float" office:value="0.115145779991861" table:style-name="ce1">
            <text:p>0.115145779991861</text:p>
          </table:table-cell>
          <table:table-cell office:value-type="float" office:value="1.06640053958679" table:style-name="ce1">
            <text:p>1.06640053958679</text:p>
          </table:table-cell>
          <table:table-cell office:value-type="float" office:value="0.656254353373051" table:style-name="ce1">
            <text:p>0.656254353373051</text:p>
          </table:table-cell>
          <table:table-cell office:value-type="float" office:value="1.26341669239243" table:style-name="ce1">
            <text:p>1.26341669239243</text:p>
          </table:table-cell>
          <table:table-cell office:value-type="float" office:value="0.31568902482355" table:style-name="ce1">
            <text:p>0.31568902482355</text:p>
          </table:table-cell>
          <table:table-cell office:value-type="float" office:value="0.598374155315596" table:style-name="ce1">
            <text:p>0.598374155315596</text:p>
          </table:table-cell>
          <table:table-cell office:value-type="float" office:value="0.77525132409749" table:style-name="ce1">
            <text:p>0.77525132409749</text:p>
          </table:table-cell>
          <table:table-cell office:value-type="float" office:value="0.582255173608146" table:style-name="ce1">
            <text:p>0.582255173608146</text:p>
          </table:table-cell>
          <table:table-cell office:value-type="float" office:value="0.299843972454905" table:style-name="ce1">
            <text:p>0.299843972454905</text:p>
          </table:table-cell>
          <table:table-cell office:value-type="float" office:value="0.41889560151948" table:style-name="ce1">
            <text:p>0.41889560151948</text:p>
          </table:table-cell>
          <table:table-cell office:value-type="float" office:value="0.497180729710158" table:style-name="ce1">
            <text:p>0.497180729710158</text:p>
          </table:table-cell>
          <table:table-cell office:value-type="float" office:value="0.525209771384871" table:style-name="ce1">
            <text:p>0.525209771384871</text:p>
          </table:table-cell>
          <table:table-cell office:value-type="float" office:value="0.5973000666456" table:style-name="ce1">
            <text:p>0.5973000666456</text:p>
          </table:table-cell>
          <table:table-cell office:value-type="float" office:value="0.639359748649488" table:style-name="ce1">
            <text:p>0.639359748649488</text:p>
          </table:table-cell>
          <table:table-cell office:value-type="float" office:value="0.135155371220821" table:style-name="ce1">
            <text:p>0.135155371220821</text:p>
          </table:table-cell>
          <table:table-cell office:value-type="float" office:value="0.651411109225408" table:style-name="ce1">
            <text:p>0.651411109225408</text:p>
          </table:table-cell>
          <table:table-cell office:value-type="float" office:value="0.641616987614501" table:style-name="ce1">
            <text:p>0.641616987614501</text:p>
          </table:table-cell>
          <table:table-cell office:value-type="float" office:value="0.680844485108185" table:style-name="ce1">
            <text:p>0.680844485108185</text:p>
          </table:table-cell>
          <table:table-cell office:value-type="float" office:value="0.169331180663566" table:style-name="ce1">
            <text:p>0.169331180663566</text:p>
          </table:table-cell>
          <table:table-cell office:value-type="float" office:value="0.71725326349519" table:style-name="ce1">
            <text:p>0.71725326349519</text:p>
          </table:table-cell>
          <table:table-cell office:value-type="float" office:value="0.71725326349519" table:style-name="ce1">
            <text:p>0.71725326349519</text:p>
          </table:table-cell>
          <table:table-cell office:value-type="float" office:value="0.71725326349519" table:style-name="ce1">
            <text:p>0.71725326349519</text:p>
          </table:table-cell>
          <table:table-cell office:value-type="float" office:value="0.71725326349519" table:style-name="ce1">
            <text:p>0.71725326349519</text:p>
          </table:table-cell>
          <table:table-cell office:value-type="float" office:value="0.71725326349519" table:style-name="ce1">
            <text:p>0.71725326349519</text:p>
          </table:table-cell>
          <table:table-cell office:value-type="float" office:value="0.71725326349519" table:style-name="ce1">
            <text:p>0.71725326349519</text:p>
          </table:table-cell>
          <table:table-cell office:value-type="float" office:value="0.71725326349519" table:style-name="ce1">
            <text:p>0.71725326349519</text:p>
          </table:table-cell>
          <table:table-cell office:value-type="float" office:value="0.71725326349519" table:style-name="ce1">
            <text:p>0.71725326349519</text:p>
          </table:table-cell>
          <table:table-cell office:value-type="float" office:value="0.71725326349519" table:style-name="ce1">
            <text:p>0.71725326349519</text:p>
          </table:table-cell>
          <table:table-cell office:value-type="float" office:value="0.71725326349519" table:style-name="ce1">
            <text:p>0.71725326349519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0.342552622386126" table:style-name="ce1">
            <text:p>0.342552622386126</text:p>
          </table:table-cell>
          <table:table-cell office:value-type="float" office:value="0.0557151164277179" table:style-name="ce1">
            <text:p>0.0557151164277179</text:p>
          </table:table-cell>
          <table:table-cell office:value-type="float" office:value="0.311313311728791" table:style-name="ce1">
            <text:p>0.311313311728791</text:p>
          </table:table-cell>
          <table:table-cell office:value-type="float" office:value="0.260630438526542" table:style-name="ce1">
            <text:p>0.260630438526542</text:p>
          </table:table-cell>
          <table:table-cell office:value-type="float" office:value="1.44108344590025" table:style-name="ce1">
            <text:p>1.44108344590025</text:p>
          </table:table-cell>
          <table:table-cell office:value-type="float" office:value="0.105188194777016" table:style-name="ce1">
            <text:p>0.105188194777016</text:p>
          </table:table-cell>
          <table:table-cell office:value-type="float" office:value="0.898594590024392" table:style-name="ce1">
            <text:p>0.898594590024392</text:p>
          </table:table-cell>
          <table:table-cell office:value-type="float" office:value="0.231182279800819" table:style-name="ce1">
            <text:p>0.231182279800819</text:p>
          </table:table-cell>
          <table:table-cell office:value-type="float" office:value="0.0347739616197344" table:style-name="ce1">
            <text:p>0.0347739616197344</text:p>
          </table:table-cell>
          <table:table-cell office:value-type="float" office:value="0.0551687141605007" table:style-name="ce1">
            <text:p>0.0551687141605007</text:p>
          </table:table-cell>
          <table:table-cell office:value-type="float" office:value="0.353109676581934" table:style-name="ce1">
            <text:p>0.353109676581934</text:p>
          </table:table-cell>
          <table:table-cell office:value-type="float" office:value="0.453720528649366" table:style-name="ce1">
            <text:p>0.453720528649366</text:p>
          </table:table-cell>
          <table:table-cell office:value-type="float" office:value="0.467688634872007" table:style-name="ce1">
            <text:p>0.467688634872007</text:p>
          </table:table-cell>
          <table:table-cell office:value-type="float" office:value="0.247336698301787" table:style-name="ce1">
            <text:p>0.247336698301787</text:p>
          </table:table-cell>
          <table:table-cell office:value-type="float" office:value="0.288674195267923" table:style-name="ce1">
            <text:p>0.288674195267923</text:p>
          </table:table-cell>
          <table:table-cell office:value-type="float" office:value="0.375762301021261" table:style-name="ce1">
            <text:p>0.375762301021261</text:p>
          </table:table-cell>
          <table:table-cell office:value-type="float" office:value="0.504187903740735" table:style-name="ce1">
            <text:p>0.504187903740735</text:p>
          </table:table-cell>
          <table:table-cell office:value-type="float" office:value="0.49228464800318" table:style-name="ce1">
            <text:p>0.49228464800318</text:p>
          </table:table-cell>
          <table:table-cell office:value-type="float" office:value="0.188063343200491" table:style-name="ce1">
            <text:p>0.188063343200491</text:p>
          </table:table-cell>
          <table:table-cell office:value-type="float" office:value="0.731422675261243" table:style-name="ce1">
            <text:p>0.731422675261243</text:p>
          </table:table-cell>
          <table:table-cell office:value-type="float" office:value="0.342552622386126" table:style-name="ce1">
            <text:p>0.342552622386126</text:p>
          </table:table-cell>
          <table:table-cell office:value-type="float" office:value="0.338777184979571" table:style-name="ce1">
            <text:p>0.338777184979571</text:p>
          </table:table-cell>
          <table:table-cell office:value-type="float" office:value="0.738953306442145" table:style-name="ce1">
            <text:p>0.738953306442145</text:p>
          </table:table-cell>
          <table:table-cell office:value-type="float" office:value="1.04704114499632" table:style-name="ce1">
            <text:p>1.04704114499632</text:p>
          </table:table-cell>
          <table:table-cell office:value-type="float" office:value="0.633767393495993" table:style-name="ce1">
            <text:p>0.633767393495993</text:p>
          </table:table-cell>
          <table:table-cell office:value-type="float" office:value="0.439792909691138" table:style-name="ce1">
            <text:p>0.439792909691138</text:p>
          </table:table-cell>
          <table:table-cell office:value-type="float" office:value="0.590952111378766" table:style-name="ce1">
            <text:p>0.590952111378766</text:p>
          </table:table-cell>
          <table:table-cell office:value-type="float" office:value="0.666703783096337" table:style-name="ce1">
            <text:p>0.666703783096337</text:p>
          </table:table-cell>
          <table:table-cell office:value-type="float" office:value="0.606155079166018" table:style-name="ce1">
            <text:p>0.606155079166018</text:p>
          </table:table-cell>
          <table:table-cell office:value-type="float" office:value="0.5058883688461" table:style-name="ce1">
            <text:p>0.5058883688461</text:p>
          </table:table-cell>
          <table:table-cell office:value-type="float" office:value="0.655954414394565" table:style-name="ce1">
            <text:p>0.655954414394565</text:p>
          </table:table-cell>
          <table:table-cell office:value-type="float" office:value="0.713648766183737" table:style-name="ce1">
            <text:p>0.713648766183737</text:p>
          </table:table-cell>
          <table:table-cell office:value-type="float" office:value="0.403192422661376" table:style-name="ce1">
            <text:p>0.403192422661376</text:p>
          </table:table-cell>
          <table:table-cell office:value-type="float" office:value="0.555545998649201" table:style-name="ce1">
            <text:p>0.555545998649201</text:p>
          </table:table-cell>
          <table:table-cell office:value-type="float" office:value="0.435906132307446" table:style-name="ce1">
            <text:p>0.435906132307446</text:p>
          </table:table-cell>
          <table:table-cell office:value-type="float" office:value="0.604312908635206" table:style-name="ce1">
            <text:p>0.604312908635206</text:p>
          </table:table-cell>
          <table:table-cell office:value-type="float" office:value="0.53384482492359" table:style-name="ce1">
            <text:p>0.53384482492359</text:p>
          </table:table-cell>
          <table:table-cell office:value-type="float" office:value="0.272519776766955" table:style-name="ce1">
            <text:p>0.272519776766955</text:p>
          </table:table-cell>
          <table:table-cell office:value-type="float" office:value="0.361672733005379" table:style-name="ce1">
            <text:p>0.361672733005379</text:p>
          </table:table-cell>
          <table:table-cell office:value-type="float" office:value="0.474591713454501" table:style-name="ce1">
            <text:p>0.474591713454501</text:p>
          </table:table-cell>
          <table:table-cell office:value-type="float" office:value="0" table:style-name="ce1">
            <text:p>0</text:p>
          </table:table-cell>
          <table:table-cell office:value-type="float" office:value="0.39104624333734" table:style-name="ce1">
            <text:p>0.39104624333734</text:p>
          </table:table-cell>
          <table:table-cell office:value-type="float" office:value="0.913554634225163" table:style-name="ce1">
            <text:p>0.913554634225163</text:p>
          </table:table-cell>
          <table:table-cell office:value-type="float" office:value="0.138790342409318" table:style-name="ce1">
            <text:p>0.138790342409318</text:p>
          </table:table-cell>
          <table:table-cell office:value-type="float" office:value="0.65883928732363" table:style-name="ce1">
            <text:p>0.65883928732363</text:p>
          </table:table-cell>
          <table:table-cell office:value-type="float" office:value="0.498438917259809" table:style-name="ce1">
            <text:p>0.498438917259809</text:p>
          </table:table-cell>
          <table:table-cell office:value-type="float" office:value="0.971522205461807" table:style-name="ce1">
            <text:p>0.971522205461807</text:p>
          </table:table-cell>
          <table:table-cell office:value-type="float" office:value="0.317164519446443" table:style-name="ce1">
            <text:p>0.317164519446443</text:p>
          </table:table-cell>
          <table:table-cell office:value-type="float" office:value="0.396686410545748" table:style-name="ce1">
            <text:p>0.396686410545748</text:p>
          </table:table-cell>
          <table:table-cell office:value-type="float" office:value="0.67857765606576" table:style-name="ce1">
            <text:p>0.67857765606576</text:p>
          </table:table-cell>
          <table:table-cell office:value-type="float" office:value="0.548553703167116" table:style-name="ce1">
            <text:p>0.548553703167116</text:p>
          </table:table-cell>
          <table:table-cell office:value-type="float" office:value="0.321452253258967" table:style-name="ce1">
            <text:p>0.321452253258967</text:p>
          </table:table-cell>
          <table:table-cell office:value-type="float" office:value="0.494698532014394" table:style-name="ce1">
            <text:p>0.494698532014394</text:p>
          </table:table-cell>
          <table:table-cell office:value-type="float" office:value="0.544798320672984" table:style-name="ce1">
            <text:p>0.544798320672984</text:p>
          </table:table-cell>
          <table:table-cell office:value-type="float" office:value="0.456072786372705" table:style-name="ce1">
            <text:p>0.456072786372705</text:p>
          </table:table-cell>
          <table:table-cell office:value-type="float" office:value="0.523989204484636" table:style-name="ce1">
            <text:p>0.523989204484636</text:p>
          </table:table-cell>
          <table:table-cell office:value-type="float" office:value="0.442775914493073" table:style-name="ce1">
            <text:p>0.442775914493073</text:p>
          </table:table-cell>
          <table:table-cell office:value-type="float" office:value="0.141069503095069" table:style-name="ce1">
            <text:p>0.141069503095069</text:p>
          </table:table-cell>
          <table:table-cell office:value-type="float" office:value="0.495062240801299" table:style-name="ce1">
            <text:p>0.495062240801299</text:p>
          </table:table-cell>
          <table:table-cell office:value-type="float" office:value="0.429155964127906" table:style-name="ce1">
            <text:p>0.429155964127906</text:p>
          </table:table-cell>
          <table:table-cell office:value-type="float" office:value="0.496975155178429" table:style-name="ce1">
            <text:p>0.496975155178429</text:p>
          </table:table-cell>
          <table:table-cell office:value-type="float" office:value="0.238808230840935" table:style-name="ce1">
            <text:p>0.238808230840935</text:p>
          </table:table-cell>
          <table:table-cell office:value-type="float" office:value="0.465455788714432" table:style-name="ce1">
            <text:p>0.465455788714432</text:p>
          </table:table-cell>
          <table:table-cell office:value-type="float" office:value="0.465455788714432" table:style-name="ce1">
            <text:p>0.465455788714432</text:p>
          </table:table-cell>
          <table:table-cell office:value-type="float" office:value="0.465455788714432" table:style-name="ce1">
            <text:p>0.465455788714432</text:p>
          </table:table-cell>
          <table:table-cell office:value-type="float" office:value="0.465455788714432" table:style-name="ce1">
            <text:p>0.465455788714432</text:p>
          </table:table-cell>
          <table:table-cell office:value-type="float" office:value="0.465455788714432" table:style-name="ce1">
            <text:p>0.465455788714432</text:p>
          </table:table-cell>
          <table:table-cell office:value-type="float" office:value="0.465455788714432" table:style-name="ce1">
            <text:p>0.465455788714432</text:p>
          </table:table-cell>
          <table:table-cell office:value-type="float" office:value="0.465455788714432" table:style-name="ce1">
            <text:p>0.465455788714432</text:p>
          </table:table-cell>
          <table:table-cell office:value-type="float" office:value="0.465455788714432" table:style-name="ce1">
            <text:p>0.465455788714432</text:p>
          </table:table-cell>
          <table:table-cell office:value-type="float" office:value="0.465455788714432" table:style-name="ce1">
            <text:p>0.465455788714432</text:p>
          </table:table-cell>
          <table:table-cell office:value-type="float" office:value="0.465455788714432" table:style-name="ce1">
            <text:p>0.465455788714432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0.536830760674082" table:style-name="ce1">
            <text:p>0.536830760674082</text:p>
          </table:table-cell>
          <table:table-cell office:value-type="float" office:value="0.0542166689923284" table:style-name="ce1">
            <text:p>0.0542166689923284</text:p>
          </table:table-cell>
          <table:table-cell office:value-type="float" office:value="0.318406526426409" table:style-name="ce1">
            <text:p>0.318406526426409</text:p>
          </table:table-cell>
          <table:table-cell office:value-type="float" office:value="0.423167826741363" table:style-name="ce1">
            <text:p>0.423167826741363</text:p>
          </table:table-cell>
          <table:table-cell office:value-type="float" office:value="1.43063773168158" table:style-name="ce1">
            <text:p>1.43063773168158</text:p>
          </table:table-cell>
          <table:table-cell office:value-type="float" office:value="0.146373105714685" table:style-name="ce1">
            <text:p>0.146373105714685</text:p>
          </table:table-cell>
          <table:table-cell office:value-type="float" office:value="1.17315897364423" table:style-name="ce1">
            <text:p>1.17315897364423</text:p>
          </table:table-cell>
          <table:table-cell office:value-type="float" office:value="0.353555036490482" table:style-name="ce1">
            <text:p>0.353555036490482</text:p>
          </table:table-cell>
          <table:table-cell office:value-type="float" office:value="0.0452733307122797" table:style-name="ce1">
            <text:p>0.0452733307122797</text:p>
          </table:table-cell>
          <table:table-cell office:value-type="float" office:value="0.073235818635534" table:style-name="ce1">
            <text:p>0.073235818635534</text:p>
          </table:table-cell>
          <table:table-cell office:value-type="float" office:value="0.591964292989102" table:style-name="ce1">
            <text:p>0.591964292989102</text:p>
          </table:table-cell>
          <table:table-cell office:value-type="float" office:value="0.651278135354811" table:style-name="ce1">
            <text:p>0.651278135354811</text:p>
          </table:table-cell>
          <table:table-cell office:value-type="float" office:value="0.686299619072449" table:style-name="ce1">
            <text:p>0.686299619072449</text:p>
          </table:table-cell>
          <table:table-cell office:value-type="float" office:value="0.250272024971762" table:style-name="ce1">
            <text:p>0.250272024971762</text:p>
          </table:table-cell>
          <table:table-cell office:value-type="float" office:value="0.560040084999094" table:style-name="ce1">
            <text:p>0.560040084999094</text:p>
          </table:table-cell>
          <table:table-cell office:value-type="float" office:value="0.591377227655107" table:style-name="ce1">
            <text:p>0.591377227655107</text:p>
          </table:table-cell>
          <table:table-cell office:value-type="float" office:value="0.672088589263327" table:style-name="ce1">
            <text:p>0.672088589263327</text:p>
          </table:table-cell>
          <table:table-cell office:value-type="float" office:value="0.872217137259027" table:style-name="ce1">
            <text:p>0.872217137259027</text:p>
          </table:table-cell>
          <table:table-cell office:value-type="float" office:value="0.37187552363757" table:style-name="ce1">
            <text:p>0.37187552363757</text:p>
          </table:table-cell>
          <table:table-cell office:value-type="float" office:value="1.22923383485686" table:style-name="ce1">
            <text:p>1.22923383485686</text:p>
          </table:table-cell>
          <table:table-cell office:value-type="float" office:value="0.536830760674082" table:style-name="ce1">
            <text:p>0.536830760674082</text:p>
          </table:table-cell>
          <table:table-cell office:value-type="float" office:value="0.64739135797112" table:style-name="ce1">
            <text:p>0.64739135797112</text:p>
          </table:table-cell>
          <table:table-cell office:value-type="float" office:value="1.13714555194846" table:style-name="ce1">
            <text:p>1.13714555194846</text:p>
          </table:table-cell>
          <table:table-cell office:value-type="float" office:value="1.41079897211899" table:style-name="ce1">
            <text:p>1.41079897211899</text:p>
          </table:table-cell>
          <table:table-cell office:value-type="float" office:value="0.923878886650593" table:style-name="ce1">
            <text:p>0.923878886650593</text:p>
          </table:table-cell>
          <table:table-cell office:value-type="float" office:value="0.899930669750036" table:style-name="ce1">
            <text:p>0.899930669750036</text:p>
          </table:table-cell>
          <table:table-cell office:value-type="float" office:value="1.06604991563843" table:style-name="ce1">
            <text:p>1.06604991563843</text:p>
          </table:table-cell>
          <table:table-cell office:value-type="float" office:value="1.08560526435013" table:style-name="ce1">
            <text:p>1.08560526435013</text:p>
          </table:table-cell>
          <table:table-cell office:value-type="float" office:value="0.973738952775761" table:style-name="ce1">
            <text:p>0.973738952775761</text:p>
          </table:table-cell>
          <table:table-cell office:value-type="float" office:value="0.809502364682587" table:style-name="ce1">
            <text:p>0.809502364682587</text:p>
          </table:table-cell>
          <table:table-cell office:value-type="float" office:value="1.05281058017524" table:style-name="ce1">
            <text:p>1.05281058017524</text:p>
          </table:table-cell>
          <table:table-cell office:value-type="float" office:value="1.36770027915087" table:style-name="ce1">
            <text:p>1.36770027915087</text:p>
          </table:table-cell>
          <table:table-cell office:value-type="float" office:value="0.806850448863506" table:style-name="ce1">
            <text:p>0.806850448863506</text:p>
          </table:table-cell>
          <table:table-cell office:value-type="float" office:value="0.977787679217107" table:style-name="ce1">
            <text:p>0.977787679217107</text:p>
          </table:table-cell>
          <table:table-cell office:value-type="float" office:value="0.968171953918911" table:style-name="ce1">
            <text:p>0.968171953918911</text:p>
          </table:table-cell>
          <table:table-cell office:value-type="float" office:value="1.18196495365415" table:style-name="ce1">
            <text:p>1.18196495365415</text:p>
          </table:table-cell>
          <table:table-cell office:value-type="float" office:value="0.885294523664572" table:style-name="ce1">
            <text:p>0.885294523664572</text:p>
          </table:table-cell>
          <table:table-cell office:value-type="float" office:value="0.609090405835993" table:style-name="ce1">
            <text:p>0.609090405835993</text:p>
          </table:table-cell>
          <table:table-cell office:value-type="float" office:value="0.730612929972974" table:style-name="ce1">
            <text:p>0.730612929972974</text:p>
          </table:table-cell>
          <table:table-cell office:value-type="float" office:value="0.599980771342966" table:style-name="ce1">
            <text:p>0.599980771342966</text:p>
          </table:table-cell>
          <table:table-cell office:value-type="float" office:value="0" table:style-name="ce1">
            <text:p>0</text:p>
          </table:table-cell>
          <table:table-cell office:value-type="float" office:value="0.717292619980947" table:style-name="ce1">
            <text:p>0.717292619980947</text:p>
          </table:table-cell>
          <table:table-cell office:value-type="float" office:value="1.42231759884462" table:style-name="ce1">
            <text:p>1.42231759884462</text:p>
          </table:table-cell>
          <table:table-cell office:value-type="float" office:value="0.161584672274093" table:style-name="ce1">
            <text:p>0.161584672274093</text:p>
          </table:table-cell>
          <table:table-cell office:value-type="float" office:value="1.47305552953464" table:style-name="ce1">
            <text:p>1.47305552953464</text:p>
          </table:table-cell>
          <table:table-cell office:value-type="float" office:value="0.690643707824097" table:style-name="ce1">
            <text:p>0.690643707824097</text:p>
          </table:table-cell>
          <table:table-cell office:value-type="float" office:value="1.47550559026886" table:style-name="ce1">
            <text:p>1.47550559026886</text:p>
          </table:table-cell>
          <table:table-cell office:value-type="float" office:value="0.441972490454678" table:style-name="ce1">
            <text:p>0.441972490454678</text:p>
          </table:table-cell>
          <table:table-cell office:value-type="float" office:value="0.643933654452831" table:style-name="ce1">
            <text:p>0.643933654452831</text:p>
          </table:table-cell>
          <table:table-cell office:value-type="float" office:value="1.01475927351206" table:style-name="ce1">
            <text:p>1.01475927351206</text:p>
          </table:table-cell>
          <table:table-cell office:value-type="float" office:value="0.67712220878554" table:style-name="ce1">
            <text:p>0.67712220878554</text:p>
          </table:table-cell>
          <table:table-cell office:value-type="float" office:value="0.509945989931623" table:style-name="ce1">
            <text:p>0.509945989931623</text:p>
          </table:table-cell>
          <table:table-cell office:value-type="float" office:value="0.584299186383922" table:style-name="ce1">
            <text:p>0.584299186383922</text:p>
          </table:table-cell>
          <table:table-cell office:value-type="float" office:value="0.824740255431651" table:style-name="ce1">
            <text:p>0.824740255431651</text:p>
          </table:table-cell>
          <table:table-cell office:value-type="float" office:value="0.661145700940898" table:style-name="ce1">
            <text:p>0.661145700940898</text:p>
          </table:table-cell>
          <table:table-cell office:value-type="float" office:value="0.729468906671508" table:style-name="ce1">
            <text:p>0.729468906671508</text:p>
          </table:table-cell>
          <table:table-cell office:value-type="float" office:value="0.872065782627378" table:style-name="ce1">
            <text:p>0.872065782627378</text:p>
          </table:table-cell>
          <table:table-cell office:value-type="float" office:value="0.203215296169324" table:style-name="ce1">
            <text:p>0.203215296169324</text:p>
          </table:table-cell>
          <table:table-cell office:value-type="float" office:value="1.0171603381327" table:style-name="ce1">
            <text:p>1.0171603381327</text:p>
          </table:table-cell>
          <table:table-cell office:value-type="float" office:value="0.867366389640894" table:style-name="ce1">
            <text:p>0.867366389640894</text:p>
          </table:table-cell>
          <table:table-cell office:value-type="float" office:value="0.974234539509902" table:style-name="ce1">
            <text:p>0.974234539509902</text:p>
          </table:table-cell>
          <table:table-cell office:value-type="float" office:value="0.370977861538119" table:style-name="ce1">
            <text:p>0.370977861538119</text:p>
          </table:table-cell>
          <table:table-cell office:value-type="float" office:value="0.742507210726433" table:style-name="ce1">
            <text:p>0.742507210726433</text:p>
          </table:table-cell>
          <table:table-cell office:value-type="float" office:value="0.742507210726433" table:style-name="ce1">
            <text:p>0.742507210726433</text:p>
          </table:table-cell>
          <table:table-cell office:value-type="float" office:value="0.742507210726433" table:style-name="ce1">
            <text:p>0.742507210726433</text:p>
          </table:table-cell>
          <table:table-cell office:value-type="float" office:value="0.742507210726433" table:style-name="ce1">
            <text:p>0.742507210726433</text:p>
          </table:table-cell>
          <table:table-cell office:value-type="float" office:value="0.742507210726433" table:style-name="ce1">
            <text:p>0.742507210726433</text:p>
          </table:table-cell>
          <table:table-cell office:value-type="float" office:value="0.742507210726433" table:style-name="ce1">
            <text:p>0.742507210726433</text:p>
          </table:table-cell>
          <table:table-cell office:value-type="float" office:value="0.742507210726433" table:style-name="ce1">
            <text:p>0.742507210726433</text:p>
          </table:table-cell>
          <table:table-cell office:value-type="float" office:value="0.742507210726433" table:style-name="ce1">
            <text:p>0.742507210726433</text:p>
          </table:table-cell>
          <table:table-cell office:value-type="float" office:value="0.742507210726433" table:style-name="ce1">
            <text:p>0.742507210726433</text:p>
          </table:table-cell>
          <table:table-cell office:value-type="float" office:value="0.742507210726433" table:style-name="ce1">
            <text:p>0.742507210726433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0.535332731890784" table:style-name="ce1">
            <text:p>0.535332731890784</text:p>
          </table:table-cell>
          <table:table-cell office:value-type="float" office:value="0.0481691347654705" table:style-name="ce1">
            <text:p>0.0481691347654705</text:p>
          </table:table-cell>
          <table:table-cell office:value-type="float" office:value="0.305796366963977" table:style-name="ce1">
            <text:p>0.305796366963977</text:p>
          </table:table-cell>
          <table:table-cell office:value-type="float" office:value="0.410148640778412" table:style-name="ce1">
            <text:p>0.410148640778412</text:p>
          </table:table-cell>
          <table:table-cell office:value-type="float" office:value="1.44551680135353" table:style-name="ce1">
            <text:p>1.44551680135353</text:p>
          </table:table-cell>
          <table:table-cell office:value-type="float" office:value="0.156913422986506" table:style-name="ce1">
            <text:p>0.156913422986506</text:p>
          </table:table-cell>
          <table:table-cell office:value-type="float" office:value="1.11404756760058" table:style-name="ce1">
            <text:p>1.11404756760058</text:p>
          </table:table-cell>
          <table:table-cell office:value-type="float" office:value="0.347481946828464" table:style-name="ce1">
            <text:p>0.347481946828464</text:p>
          </table:table-cell>
          <table:table-cell office:value-type="float" office:value="0.03938063178831" table:style-name="ce1">
            <text:p>0.03938063178831</text:p>
          </table:table-cell>
          <table:table-cell office:value-type="float" office:value="0.0620326527116785" table:style-name="ce1">
            <text:p>0.0620326527116785</text:p>
          </table:table-cell>
          <table:table-cell office:value-type="float" office:value="0.555262587798307" table:style-name="ce1">
            <text:p>0.555262587798307</text:p>
          </table:table-cell>
          <table:table-cell office:value-type="float" office:value="0.706138378635041" table:style-name="ce1">
            <text:p>0.706138378635041</text:p>
          </table:table-cell>
          <table:table-cell office:value-type="float" office:value="0.687210582521751" table:style-name="ce1">
            <text:p>0.687210582521751</text:p>
          </table:table-cell>
          <table:table-cell office:value-type="float" office:value="0.233449566607972" table:style-name="ce1">
            <text:p>0.233449566607972</text:p>
          </table:table-cell>
          <table:table-cell office:value-type="float" office:value="0.511252931380883" table:style-name="ce1">
            <text:p>0.511252931380883</text:p>
          </table:table-cell>
          <table:table-cell office:value-type="float" office:value="0.565222454844016" table:style-name="ce1">
            <text:p>0.565222454844016</text:p>
          </table:table-cell>
          <table:table-cell office:value-type="float" office:value="0.674558312392547" table:style-name="ce1">
            <text:p>0.674558312392547</text:p>
          </table:table-cell>
          <table:table-cell office:value-type="float" office:value="0.802781478789954" table:style-name="ce1">
            <text:p>0.802781478789954</text:p>
          </table:table-cell>
          <table:table-cell office:value-type="float" office:value="0.384527793766774" table:style-name="ce1">
            <text:p>0.384527793766774</text:p>
          </table:table-cell>
          <table:table-cell office:value-type="float" office:value="1.11224588433419" table:style-name="ce1">
            <text:p>1.11224588433419</text:p>
          </table:table-cell>
          <table:table-cell office:value-type="float" office:value="0.535332731890784" table:style-name="ce1">
            <text:p>0.535332731890784</text:p>
          </table:table-cell>
          <table:table-cell office:value-type="float" office:value="0.619860018169972" table:style-name="ce1">
            <text:p>0.619860018169972</text:p>
          </table:table-cell>
          <table:table-cell office:value-type="float" office:value="1.07902608388295" table:style-name="ce1">
            <text:p>1.07902608388295</text:p>
          </table:table-cell>
          <table:table-cell office:value-type="float" office:value="1.35533141987256" table:style-name="ce1">
            <text:p>1.35533141987256</text:p>
          </table:table-cell>
          <table:table-cell office:value-type="float" office:value="0.884282342054236" table:style-name="ce1">
            <text:p>0.884282342054236</text:p>
          </table:table-cell>
          <table:table-cell office:value-type="float" office:value="0.783226130078256" table:style-name="ce1">
            <text:p>0.783226130078256</text:p>
          </table:table-cell>
          <table:table-cell office:value-type="float" office:value="0.999873481954645" table:style-name="ce1">
            <text:p>0.999873481954645</text:p>
          </table:table-cell>
          <table:table-cell office:value-type="float" office:value="1.05592809953507" table:style-name="ce1">
            <text:p>1.05592809953507</text:p>
          </table:table-cell>
          <table:table-cell office:value-type="float" office:value="0.936612131308624" table:style-name="ce1">
            <text:p>0.936612131308624</text:p>
          </table:table-cell>
          <table:table-cell office:value-type="float" office:value="0.802801722422161" table:style-name="ce1">
            <text:p>0.802801722422161</text:p>
          </table:table-cell>
          <table:table-cell office:value-type="float" office:value="1.04572530890288" table:style-name="ce1">
            <text:p>1.04572530890288</text:p>
          </table:table-cell>
          <table:table-cell office:value-type="float" office:value="1.38753903871346" table:style-name="ce1">
            <text:p>1.38753903871346</text:p>
          </table:table-cell>
          <table:table-cell office:value-type="float" office:value="0.791647481076254" table:style-name="ce1">
            <text:p>0.791647481076254</text:p>
          </table:table-cell>
          <table:table-cell office:value-type="float" office:value="1.03125111187507" table:style-name="ce1">
            <text:p>1.03125111187507</text:p>
          </table:table-cell>
          <table:table-cell office:value-type="float" office:value="0.96657270697458" table:style-name="ce1">
            <text:p>0.96657270697458</text:p>
          </table:table-cell>
          <table:table-cell office:value-type="float" office:value="1.02121027030054" table:style-name="ce1">
            <text:p>1.02121027030054</text:p>
          </table:table-cell>
          <table:table-cell office:value-type="float" office:value="0.916651909952792" table:style-name="ce1">
            <text:p>0.916651909952792</text:p>
          </table:table-cell>
          <table:table-cell office:value-type="float" office:value="0.635164204118257" table:style-name="ce1">
            <text:p>0.635164204118257</text:p>
          </table:table-cell>
          <table:table-cell office:value-type="float" office:value="0.776363538760176" table:style-name="ce1">
            <text:p>0.776363538760176</text:p>
          </table:table-cell>
          <table:table-cell office:value-type="float" office:value="0.693992199311005" table:style-name="ce1">
            <text:p>0.693992199311005</text:p>
          </table:table-cell>
          <table:table-cell office:value-type="float" office:value="0" table:style-name="ce1">
            <text:p>0</text:p>
          </table:table-cell>
          <table:table-cell office:value-type="float" office:value="0.631641812114287" table:style-name="ce1">
            <text:p>0.631641812114287</text:p>
          </table:table-cell>
          <table:table-cell office:value-type="float" office:value="1.34717323609325" table:style-name="ce1">
            <text:p>1.34717323609325</text:p>
          </table:table-cell>
          <table:table-cell office:value-type="float" office:value="0.177071050912238" table:style-name="ce1">
            <text:p>0.177071050912238</text:p>
          </table:table-cell>
          <table:table-cell office:value-type="float" office:value="1.25761750116673" table:style-name="ce1">
            <text:p>1.25761750116673</text:p>
          </table:table-cell>
          <table:table-cell office:value-type="float" office:value="0.709075020430622" table:style-name="ce1">
            <text:p>0.709075020430622</text:p>
          </table:table-cell>
          <table:table-cell office:value-type="float" office:value="1.35893564878955" table:style-name="ce1">
            <text:p>1.35893564878955</text:p>
          </table:table-cell>
          <table:table-cell office:value-type="float" office:value="0.477046413197486" table:style-name="ce1">
            <text:p>0.477046413197486</text:p>
          </table:table-cell>
          <table:table-cell office:value-type="float" office:value="0.706610676602378" table:style-name="ce1">
            <text:p>0.706610676602378</text:p>
          </table:table-cell>
          <table:table-cell office:value-type="float" office:value="1.06053572264518" table:style-name="ce1">
            <text:p>1.06053572264518</text:p>
          </table:table-cell>
          <table:table-cell office:value-type="float" office:value="0.738075057443166" table:style-name="ce1">
            <text:p>0.738075057443166</text:p>
          </table:table-cell>
          <table:table-cell office:value-type="float" office:value="0.530452176999209" table:style-name="ce1">
            <text:p>0.530452176999209</text:p>
          </table:table-cell>
          <table:table-cell office:value-type="float" office:value="0.623368039511929" table:style-name="ce1">
            <text:p>0.623368039511929</text:p>
          </table:table-cell>
          <table:table-cell office:value-type="float" office:value="0.827048428930147" table:style-name="ce1">
            <text:p>0.827048428930147</text:p>
          </table:table-cell>
          <table:table-cell office:value-type="float" office:value="0.624783341095755" table:style-name="ce1">
            <text:p>0.624783341095755</text:p>
          </table:table-cell>
          <table:table-cell office:value-type="float" office:value="0.829815905923353" table:style-name="ce1">
            <text:p>0.829815905923353</text:p>
          </table:table-cell>
          <table:table-cell office:value-type="float" office:value="0.807807800508945" table:style-name="ce1">
            <text:p>0.807807800508945</text:p>
          </table:table-cell>
          <table:table-cell office:value-type="float" office:value="0.196041841749561" table:style-name="ce1">
            <text:p>0.196041841749561</text:p>
          </table:table-cell>
          <table:table-cell office:value-type="float" office:value="0.918198901022501" table:style-name="ce1">
            <text:p>0.918198901022501</text:p>
          </table:table-cell>
          <table:table-cell office:value-type="float" office:value="0.842472997213173" table:style-name="ce1">
            <text:p>0.842472997213173</text:p>
          </table:table-cell>
          <table:table-cell office:value-type="float" office:value="0.882338132832567" table:style-name="ce1">
            <text:p>0.882338132832567</text:p>
          </table:table-cell>
          <table:table-cell office:value-type="float" office:value="0.377787836720702" table:style-name="ce1">
            <text:p>0.377787836720702</text:p>
          </table:table-cell>
          <table:table-cell office:value-type="float" office:value="0.724834828093486" table:style-name="ce1">
            <text:p>0.724834828093486</text:p>
          </table:table-cell>
          <table:table-cell office:value-type="float" office:value="0.724834828093486" table:style-name="ce1">
            <text:p>0.724834828093486</text:p>
          </table:table-cell>
          <table:table-cell office:value-type="float" office:value="0.724834828093486" table:style-name="ce1">
            <text:p>0.724834828093486</text:p>
          </table:table-cell>
          <table:table-cell office:value-type="float" office:value="0.724834828093486" table:style-name="ce1">
            <text:p>0.724834828093486</text:p>
          </table:table-cell>
          <table:table-cell office:value-type="float" office:value="0.724834828093486" table:style-name="ce1">
            <text:p>0.724834828093486</text:p>
          </table:table-cell>
          <table:table-cell office:value-type="float" office:value="0.724834828093486" table:style-name="ce1">
            <text:p>0.724834828093486</text:p>
          </table:table-cell>
          <table:table-cell office:value-type="float" office:value="0.724834828093486" table:style-name="ce1">
            <text:p>0.724834828093486</text:p>
          </table:table-cell>
          <table:table-cell office:value-type="float" office:value="0.724834828093486" table:style-name="ce1">
            <text:p>0.724834828093486</text:p>
          </table:table-cell>
          <table:table-cell office:value-type="float" office:value="0.724834828093486" table:style-name="ce1">
            <text:p>0.724834828093486</text:p>
          </table:table-cell>
          <table:table-cell office:value-type="float" office:value="0.724834828093486" table:style-name="ce1">
            <text:p>0.724834828093486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0.238783763694445" table:style-name="ce1">
            <text:p>0.238783763694445</text:p>
          </table:table-cell>
          <table:table-cell office:value-type="float" office:value="0.0461857073317782" table:style-name="ce1">
            <text:p>0.0461857073317782</text:p>
          </table:table-cell>
          <table:table-cell office:value-type="float" office:value="0.267965888576681" table:style-name="ce1">
            <text:p>0.267965888576681</text:p>
          </table:table-cell>
          <table:table-cell office:value-type="float" office:value="0.189277961132895" table:style-name="ce1">
            <text:p>0.189277961132895</text:p>
          </table:table-cell>
          <table:table-cell office:value-type="float" office:value="1.47468787536342" table:style-name="ce1">
            <text:p>1.47468787536342</text:p>
          </table:table-cell>
          <table:table-cell office:value-type="float" office:value="0.0723336790608546" table:style-name="ce1">
            <text:p>0.0723336790608546</text:p>
          </table:table-cell>
          <table:table-cell office:value-type="float" office:value="0.826304579414171" table:style-name="ce1">
            <text:p>0.826304579414171</text:p>
          </table:table-cell>
          <table:table-cell office:value-type="float" office:value="0.220250718409187" table:style-name="ce1">
            <text:p>0.220250718409187</text:p>
          </table:table-cell>
          <table:table-cell office:value-type="float" office:value="0.0328609138691731" table:style-name="ce1">
            <text:p>0.0328609138691731</text:p>
          </table:table-cell>
          <table:table-cell office:value-type="float" office:value="0.0514948947010616" table:style-name="ce1">
            <text:p>0.0514948947010616</text:p>
          </table:table-cell>
          <table:table-cell office:value-type="float" office:value="0.118081106661837" table:style-name="ce1">
            <text:p>0.118081106661837</text:p>
          </table:table-cell>
          <table:table-cell office:value-type="float" office:value="0.460583119967446" table:style-name="ce1">
            <text:p>0.460583119967446</text:p>
          </table:table-cell>
          <table:table-cell office:value-type="float" office:value="0.276264848725199" table:style-name="ce1">
            <text:p>0.276264848725199</text:p>
          </table:table-cell>
          <table:table-cell office:value-type="float" office:value="0.225959422691483" table:style-name="ce1">
            <text:p>0.225959422691483</text:p>
          </table:table-cell>
          <table:table-cell office:value-type="float" office:value="0.0392726464810498" table:style-name="ce1">
            <text:p>0.0392726464810498</text:p>
          </table:table-cell>
          <table:table-cell office:value-type="float" office:value="0.237093420405183" table:style-name="ce1">
            <text:p>0.237093420405183</text:p>
          </table:table-cell>
          <table:table-cell office:value-type="float" office:value="0.236263431484707" table:style-name="ce1">
            <text:p>0.236263431484707</text:p>
          </table:table-cell>
          <table:table-cell office:value-type="float" office:value="0.443396276223935" table:style-name="ce1">
            <text:p>0.443396276223935</text:p>
          </table:table-cell>
          <table:table-cell office:value-type="float" office:value="0.0889707635485639" table:style-name="ce1">
            <text:p>0.0889707635485639</text:p>
          </table:table-cell>
          <table:table-cell office:value-type="float" office:value="0.660306795319012" table:style-name="ce1">
            <text:p>0.660306795319012</text:p>
          </table:table-cell>
          <table:table-cell office:value-type="float" office:value="0.238783763694445" table:style-name="ce1">
            <text:p>0.238783763694445</text:p>
          </table:table-cell>
          <table:table-cell office:value-type="float" office:value="0.322076188409022" table:style-name="ce1">
            <text:p>0.322076188409022</text:p>
          </table:table-cell>
          <table:table-cell office:value-type="float" office:value="0.501272820702967" table:style-name="ce1">
            <text:p>0.501272820702967</text:p>
          </table:table-cell>
          <table:table-cell office:value-type="float" office:value="0.897521677517435" table:style-name="ce1">
            <text:p>0.897521677517435</text:p>
          </table:table-cell>
          <table:table-cell office:value-type="float" office:value="0.461068967140407" table:style-name="ce1">
            <text:p>0.461068967140407</text:p>
          </table:table-cell>
          <table:table-cell office:value-type="float" office:value="0.397281282057012" table:style-name="ce1">
            <text:p>0.397281282057012</text:p>
          </table:table-cell>
          <table:table-cell office:value-type="float" office:value="0.341267151740999" table:style-name="ce1">
            <text:p>0.341267151740999</text:p>
          </table:table-cell>
          <table:table-cell office:value-type="float" office:value="0.44621014110067" table:style-name="ce1">
            <text:p>0.44621014110067</text:p>
          </table:table-cell>
          <table:table-cell office:value-type="float" office:value="0.430723762462524" table:style-name="ce1">
            <text:p>0.430723762462524</text:p>
          </table:table-cell>
          <table:table-cell office:value-type="float" office:value="0.466069144295469" table:style-name="ce1">
            <text:p>0.466069144295469</text:p>
          </table:table-cell>
          <table:table-cell office:value-type="float" office:value="0.446817450066872" table:style-name="ce1">
            <text:p>0.446817450066872</text:p>
          </table:table-cell>
          <table:table-cell office:value-type="float" office:value="0.741564734996813" table:style-name="ce1">
            <text:p>0.741564734996813</text:p>
          </table:table-cell>
          <table:table-cell office:value-type="float" office:value="0.255818780196405" table:style-name="ce1">
            <text:p>0.255818780196405</text:p>
          </table:table-cell>
          <table:table-cell office:value-type="float" office:value="0.547003185857962" table:style-name="ce1">
            <text:p>0.547003185857962</text:p>
          </table:table-cell>
          <table:table-cell office:value-type="float" office:value="0.245879156782903" table:style-name="ce1">
            <text:p>0.245879156782903</text:p>
          </table:table-cell>
          <table:table-cell office:value-type="float" office:value="0.49661678529542" table:style-name="ce1">
            <text:p>0.49661678529542</text:p>
          </table:table-cell>
          <table:table-cell office:value-type="float" office:value="0.297338469852402" table:style-name="ce1">
            <text:p>0.297338469852402</text:p>
          </table:table-cell>
          <table:table-cell office:value-type="float" office:value="0.203387772780983" table:style-name="ce1">
            <text:p>0.203387772780983</text:p>
          </table:table-cell>
          <table:table-cell office:value-type="float" office:value="0.216019799277981" table:style-name="ce1">
            <text:p>0.216019799277981</text:p>
          </table:table-cell>
          <table:table-cell office:value-type="float" office:value="0.274523896355421" table:style-name="ce1">
            <text:p>0.274523896355421</text:p>
          </table:table-cell>
          <table:table-cell office:value-type="float" office:value="0" table:style-name="ce1">
            <text:p>0</text:p>
          </table:table-cell>
          <table:table-cell office:value-type="float" office:value="0.223327750504609" table:style-name="ce1">
            <text:p>0.223327750504609</text:p>
          </table:table-cell>
          <table:table-cell office:value-type="float" office:value="0.469105689126478" table:style-name="ce1">
            <text:p>0.469105689126478</text:p>
          </table:table-cell>
          <table:table-cell office:value-type="float" office:value="0.0533824581291383" table:style-name="ce1">
            <text:p>0.0533824581291383</text:p>
          </table:table-cell>
          <table:table-cell office:value-type="float" office:value="0.315352657959475" table:style-name="ce1">
            <text:p>0.315352657959475</text:p>
          </table:table-cell>
          <table:table-cell office:value-type="float" office:value="0.393919826245917" table:style-name="ce1">
            <text:p>0.393919826245917</text:p>
          </table:table-cell>
          <table:table-cell office:value-type="float" office:value="0.530283968061646" table:style-name="ce1">
            <text:p>0.530283968061646</text:p>
          </table:table-cell>
          <table:table-cell office:value-type="float" office:value="0.179601235371503" table:style-name="ce1">
            <text:p>0.179601235371503</text:p>
          </table:table-cell>
          <table:table-cell office:value-type="float" office:value="0.238322350589144" table:style-name="ce1">
            <text:p>0.238322350589144</text:p>
          </table:table-cell>
          <table:table-cell office:value-type="float" office:value="0.346404359405304" table:style-name="ce1">
            <text:p>0.346404359405304</text:p>
          </table:table-cell>
          <table:table-cell office:value-type="float" office:value="0.262116199832891" table:style-name="ce1">
            <text:p>0.262116199832891</text:p>
          </table:table-cell>
          <table:table-cell office:value-type="float" office:value="0.232955988123168" table:style-name="ce1">
            <text:p>0.232955988123168</text:p>
          </table:table-cell>
          <table:table-cell office:value-type="float" office:value="0.158906562473957" table:style-name="ce1">
            <text:p>0.158906562473957</text:p>
          </table:table-cell>
          <table:table-cell office:value-type="float" office:value="0.343268684652787" table:style-name="ce1">
            <text:p>0.343268684652787</text:p>
          </table:table-cell>
          <table:table-cell office:value-type="float" office:value="0.176345207698035" table:style-name="ce1">
            <text:p>0.176345207698035</text:p>
          </table:table-cell>
          <table:table-cell office:value-type="float" office:value="0.410647420791595" table:style-name="ce1">
            <text:p>0.410647420791595</text:p>
          </table:table-cell>
          <table:table-cell office:value-type="float" office:value="0.242302487769827" table:style-name="ce1">
            <text:p>0.242302487769827</text:p>
          </table:table-cell>
          <table:table-cell office:value-type="float" office:value="0.0590452904407525" table:style-name="ce1">
            <text:p>0.0590452904407525</text:p>
          </table:table-cell>
          <table:table-cell office:value-type="float" office:value="0.267552957547946" table:style-name="ce1">
            <text:p>0.267552957547946</text:p>
          </table:table-cell>
          <table:table-cell office:value-type="float" office:value="0.394621483239448" table:style-name="ce1">
            <text:p>0.394621483239448</text:p>
          </table:table-cell>
          <table:table-cell office:value-type="float" office:value="0.204987904653273" table:style-name="ce1">
            <text:p>0.204987904653273</text:p>
          </table:table-cell>
          <table:table-cell office:value-type="float" office:value="0.0833520557928204" table:style-name="ce1">
            <text:p>0.0833520557928204</text:p>
          </table:table-cell>
          <table:table-cell office:value-type="float" office:value="0.322893311000902" table:style-name="ce1">
            <text:p>0.322893311000902</text:p>
          </table:table-cell>
          <table:table-cell office:value-type="float" office:value="0.322893311000902" table:style-name="ce1">
            <text:p>0.322893311000902</text:p>
          </table:table-cell>
          <table:table-cell office:value-type="float" office:value="0.322893311000902" table:style-name="ce1">
            <text:p>0.322893311000902</text:p>
          </table:table-cell>
          <table:table-cell office:value-type="float" office:value="0.322893311000902" table:style-name="ce1">
            <text:p>0.322893311000902</text:p>
          </table:table-cell>
          <table:table-cell office:value-type="float" office:value="0.322893311000902" table:style-name="ce1">
            <text:p>0.322893311000902</text:p>
          </table:table-cell>
          <table:table-cell office:value-type="float" office:value="0.322893311000902" table:style-name="ce1">
            <text:p>0.322893311000902</text:p>
          </table:table-cell>
          <table:table-cell office:value-type="float" office:value="0.322893311000902" table:style-name="ce1">
            <text:p>0.322893311000902</text:p>
          </table:table-cell>
          <table:table-cell office:value-type="float" office:value="0.322893311000902" table:style-name="ce1">
            <text:p>0.322893311000902</text:p>
          </table:table-cell>
          <table:table-cell office:value-type="float" office:value="0.322893311000902" table:style-name="ce1">
            <text:p>0.322893311000902</text:p>
          </table:table-cell>
          <table:table-cell office:value-type="float" office:value="0.322893311000902" table:style-name="ce1">
            <text:p>0.322893311000902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0.753882985194606" table:style-name="ce1">
            <text:p>0.753882985194606</text:p>
          </table:table-cell>
          <table:table-cell office:value-type="float" office:value="0.0656859980814795" table:style-name="ce1">
            <text:p>0.0656859980814795</text:p>
          </table:table-cell>
          <table:table-cell office:value-type="float" office:value="0.489431814135643" table:style-name="ce1">
            <text:p>0.489431814135643</text:p>
          </table:table-cell>
          <table:table-cell office:value-type="float" office:value="0.56360802517553" table:style-name="ce1">
            <text:p>0.56360802517553</text:p>
          </table:table-cell>
          <table:table-cell office:value-type="float" office:value="1.6822863236434" table:style-name="ce1">
            <text:p>1.6822863236434</text:p>
          </table:table-cell>
          <table:table-cell office:value-type="float" office:value="0.147416004655626" table:style-name="ce1">
            <text:p>0.147416004655626</text:p>
          </table:table-cell>
          <table:table-cell office:value-type="float" office:value="1.73429221478248" table:style-name="ce1">
            <text:p>1.73429221478248</text:p>
          </table:table-cell>
          <table:table-cell office:value-type="float" office:value="0.727151268865623" table:style-name="ce1">
            <text:p>0.727151268865623</text:p>
          </table:table-cell>
          <table:table-cell office:value-type="float" office:value="0.0633033258998439" table:style-name="ce1">
            <text:p>0.0633033258998439</text:p>
          </table:table-cell>
          <table:table-cell office:value-type="float" office:value="0.109572209220777" table:style-name="ce1">
            <text:p>0.109572209220777</text:p>
          </table:table-cell>
          <table:table-cell office:value-type="float" office:value="0.598705422513942" table:style-name="ce1">
            <text:p>0.598705422513942</text:p>
          </table:table-cell>
          <table:table-cell office:value-type="float" office:value="1.18376663692055" table:style-name="ce1">
            <text:p>1.18376663692055</text:p>
          </table:table-cell>
          <table:table-cell office:value-type="float" office:value="0.929445885507443" table:style-name="ce1">
            <text:p>0.929445885507443</text:p>
          </table:table-cell>
          <table:table-cell office:value-type="float" office:value="0.487223739951498" table:style-name="ce1">
            <text:p>0.487223739951498</text:p>
          </table:table-cell>
          <table:table-cell office:value-type="float" office:value="0.589292133537814" table:style-name="ce1">
            <text:p>0.589292133537814</text:p>
          </table:table-cell>
          <table:table-cell office:value-type="float" office:value="0.616762742442343" table:style-name="ce1">
            <text:p>0.616762742442343</text:p>
          </table:table-cell>
          <table:table-cell office:value-type="float" office:value="0.95290825523504" table:style-name="ce1">
            <text:p>0.95290825523504</text:p>
          </table:table-cell>
          <table:table-cell office:value-type="float" office:value="0.923757424857353" table:style-name="ce1">
            <text:p>0.923757424857353</text:p>
          </table:table-cell>
          <table:table-cell office:value-type="float" office:value="0.723304978746345" table:style-name="ce1">
            <text:p>0.723304978746345</text:p>
          </table:table-cell>
          <table:table-cell office:value-type="float" office:value="1.57580481823602" table:style-name="ce1">
            <text:p>1.57580481823602</text:p>
          </table:table-cell>
          <table:table-cell office:value-type="float" office:value="0.753882985194606" table:style-name="ce1">
            <text:p>0.753882985194606</text:p>
          </table:table-cell>
          <table:table-cell office:value-type="float" office:value="1.05438958348736" table:style-name="ce1">
            <text:p>1.05438958348736</text:p>
          </table:table-cell>
          <table:table-cell office:value-type="float" office:value="1.77943551460348" table:style-name="ce1">
            <text:p>1.77943551460348</text:p>
          </table:table-cell>
          <table:table-cell office:value-type="float" office:value="1.75524437411645" table:style-name="ce1">
            <text:p>1.75524437411645</text:p>
          </table:table-cell>
          <table:table-cell office:value-type="float" office:value="1.27324349127428" table:style-name="ce1">
            <text:p>1.27324349127428</text:p>
          </table:table-cell>
          <table:table-cell office:value-type="float" office:value="1.02523875310967" table:style-name="ce1">
            <text:p>1.02523875310967</text:p>
          </table:table-cell>
          <table:table-cell office:value-type="float" office:value="1.31725314769171" table:style-name="ce1">
            <text:p>1.31725314769171</text:p>
          </table:table-cell>
          <table:table-cell office:value-type="float" office:value="1.57284924793384" table:style-name="ce1">
            <text:p>1.57284924793384</text:p>
          </table:table-cell>
          <table:table-cell office:value-type="float" office:value="1.58137181709287" table:style-name="ce1">
            <text:p>1.58137181709287</text:p>
          </table:table-cell>
          <table:table-cell office:value-type="float" office:value="1.24676482034788" table:style-name="ce1">
            <text:p>1.24676482034788</text:p>
          </table:table-cell>
          <table:table-cell office:value-type="float" office:value="1.40634537303351" table:style-name="ce1">
            <text:p>1.40634537303351</text:p>
          </table:table-cell>
          <table:table-cell office:value-type="float" office:value="1.82391077456166" table:style-name="ce1">
            <text:p>1.82391077456166</text:p>
          </table:table-cell>
          <table:table-cell office:value-type="float" office:value="1.1086830050658" table:style-name="ce1">
            <text:p>1.1086830050658</text:p>
          </table:table-cell>
          <table:table-cell office:value-type="float" office:value="1.37367215065185" table:style-name="ce1">
            <text:p>1.37367215065185</text:p>
          </table:table-cell>
          <table:table-cell office:value-type="float" office:value="1.20089274976744" table:style-name="ce1">
            <text:p>1.20089274976744</text:p>
          </table:table-cell>
          <table:table-cell office:value-type="float" office:value="1.41590036743509" table:style-name="ce1">
            <text:p>1.41590036743509</text:p>
          </table:table-cell>
          <table:table-cell office:value-type="float" office:value="1.02961137766633" table:style-name="ce1">
            <text:p>1.02961137766633</text:p>
          </table:table-cell>
          <table:table-cell office:value-type="float" office:value="0.72283937520559" table:style-name="ce1">
            <text:p>0.72283937520559</text:p>
          </table:table-cell>
          <table:table-cell office:value-type="float" office:value="0.960297180990495" table:style-name="ce1">
            <text:p>0.960297180990495</text:p>
          </table:table-cell>
          <table:table-cell office:value-type="float" office:value="1.02610922929456" table:style-name="ce1">
            <text:p>1.02610922929456</text:p>
          </table:table-cell>
          <table:table-cell office:value-type="float" office:value="0" table:style-name="ce1">
            <text:p>0</text:p>
          </table:table-cell>
          <table:table-cell office:value-type="float" office:value="1.1161933926145" table:style-name="ce1">
            <text:p>1.1161933926145</text:p>
          </table:table-cell>
          <table:table-cell office:value-type="float" office:value="2.54636552075532" table:style-name="ce1">
            <text:p>2.54636552075532</text:p>
          </table:table-cell>
          <table:table-cell office:value-type="float" office:value="0.61257231057555" table:style-name="ce1">
            <text:p>0.61257231057555</text:p>
          </table:table-cell>
          <table:table-cell office:value-type="float" office:value="1.32310344678765" table:style-name="ce1">
            <text:p>1.32310344678765</text:p>
          </table:table-cell>
          <table:table-cell office:value-type="float" office:value="1.09660520254642" table:style-name="ce1">
            <text:p>1.09660520254642</text:p>
          </table:table-cell>
          <table:table-cell office:value-type="float" office:value="1.62247510793008" table:style-name="ce1">
            <text:p>1.62247510793008</text:p>
          </table:table-cell>
          <table:table-cell office:value-type="float" office:value="0.812543538868594" table:style-name="ce1">
            <text:p>0.812543538868594</text:p>
          </table:table-cell>
          <table:table-cell office:value-type="float" office:value="0.71596992901155" table:style-name="ce1">
            <text:p>0.71596992901155</text:p>
          </table:table-cell>
          <table:table-cell office:value-type="float" office:value="1.28256675069426" table:style-name="ce1">
            <text:p>1.28256675069426</text:p>
          </table:table-cell>
          <table:table-cell office:value-type="float" office:value="0.805210190312428" table:style-name="ce1">
            <text:p>0.805210190312428</text:p>
          </table:table-cell>
          <table:table-cell office:value-type="float" office:value="0.626237921188125" table:style-name="ce1">
            <text:p>0.626237921188125</text:p>
          </table:table-cell>
          <table:table-cell office:value-type="float" office:value="0.745146464257291" table:style-name="ce1">
            <text:p>0.745146464257291</text:p>
          </table:table-cell>
          <table:table-cell office:value-type="float" office:value="1.26151142967281" table:style-name="ce1">
            <text:p>1.26151142967281</text:p>
          </table:table-cell>
          <table:table-cell office:value-type="float" office:value="0.833180467257475" table:style-name="ce1">
            <text:p>0.833180467257475</text:p>
          </table:table-cell>
          <table:table-cell office:value-type="float" office:value="0.937961117430533" table:style-name="ce1">
            <text:p>0.937961117430533</text:p>
          </table:table-cell>
          <table:table-cell office:value-type="float" office:value="0.811027873043781" table:style-name="ce1">
            <text:p>0.811027873043781</text:p>
          </table:table-cell>
          <table:table-cell office:value-type="float" office:value="0.386360906826399" table:style-name="ce1">
            <text:p>0.386360906826399</text:p>
          </table:table-cell>
          <table:table-cell office:value-type="float" office:value="1.14698346052727" table:style-name="ce1">
            <text:p>1.14698346052727</text:p>
          </table:table-cell>
          <table:table-cell office:value-type="float" office:value="0.827373726396359" table:style-name="ce1">
            <text:p>0.827373726396359</text:p>
          </table:table-cell>
          <table:table-cell office:value-type="float" office:value="0.886163961586827" table:style-name="ce1">
            <text:p>0.886163961586827</text:p>
          </table:table-cell>
          <table:table-cell office:value-type="float" office:value="0.548037216285291" table:style-name="ce1">
            <text:p>0.548037216285291</text:p>
          </table:table-cell>
          <table:table-cell office:value-type="float" office:value="0.988534313882199" table:style-name="ce1">
            <text:p>0.988534313882199</text:p>
          </table:table-cell>
          <table:table-cell office:value-type="float" office:value="0.988534313882199" table:style-name="ce1">
            <text:p>0.988534313882199</text:p>
          </table:table-cell>
          <table:table-cell office:value-type="float" office:value="0.988534313882199" table:style-name="ce1">
            <text:p>0.988534313882199</text:p>
          </table:table-cell>
          <table:table-cell office:value-type="float" office:value="0.988534313882199" table:style-name="ce1">
            <text:p>0.988534313882199</text:p>
          </table:table-cell>
          <table:table-cell office:value-type="float" office:value="0.988534313882199" table:style-name="ce1">
            <text:p>0.988534313882199</text:p>
          </table:table-cell>
          <table:table-cell office:value-type="float" office:value="0.988534313882199" table:style-name="ce1">
            <text:p>0.988534313882199</text:p>
          </table:table-cell>
          <table:table-cell office:value-type="float" office:value="0.988534313882199" table:style-name="ce1">
            <text:p>0.988534313882199</text:p>
          </table:table-cell>
          <table:table-cell office:value-type="float" office:value="0.988534313882199" table:style-name="ce1">
            <text:p>0.988534313882199</text:p>
          </table:table-cell>
          <table:table-cell office:value-type="float" office:value="0.988534313882199" table:style-name="ce1">
            <text:p>0.988534313882199</text:p>
          </table:table-cell>
          <table:table-cell office:value-type="float" office:value="0.988534313882199" table:style-name="ce1">
            <text:p>0.988534313882199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0.666693661280234" table:style-name="ce1">
            <text:p>0.666693661280234</text:p>
          </table:table-cell>
          <table:table-cell office:value-type="float" office:value="0.0694161212874233" table:style-name="ce1">
            <text:p>0.0694161212874233</text:p>
          </table:table-cell>
          <table:table-cell office:value-type="float" office:value="0.520957212791723" table:style-name="ce1">
            <text:p>0.520957212791723</text:p>
          </table:table-cell>
          <table:table-cell office:value-type="float" office:value="0.457600979897993" table:style-name="ce1">
            <text:p>0.457600979897993</text:p>
          </table:table-cell>
          <table:table-cell office:value-type="float" office:value="1.6245109973254" table:style-name="ce1">
            <text:p>1.6245109973254</text:p>
          </table:table-cell>
          <table:table-cell office:value-type="float" office:value="0.13168934455235" table:style-name="ce1">
            <text:p>0.13168934455235</text:p>
          </table:table-cell>
          <table:table-cell office:value-type="float" office:value="1.67044379880247" table:style-name="ce1">
            <text:p>1.67044379880247</text:p>
          </table:table-cell>
          <table:table-cell office:value-type="float" office:value="0.706806418497863" table:style-name="ce1">
            <text:p>0.706806418497863</text:p>
          </table:table-cell>
          <table:table-cell office:value-type="float" office:value="0.058287173938506" table:style-name="ce1">
            <text:p>0.058287173938506</text:p>
          </table:table-cell>
          <table:table-cell office:value-type="float" office:value="0.0968398847270747" table:style-name="ce1">
            <text:p>0.0968398847270747</text:p>
          </table:table-cell>
          <table:table-cell office:value-type="float" office:value="0.284969610574092" table:style-name="ce1">
            <text:p>0.284969610574092</text:p>
          </table:table-cell>
          <table:table-cell office:value-type="float" office:value="1.29322395626232" table:style-name="ce1">
            <text:p>1.29322395626232</text:p>
          </table:table-cell>
          <table:table-cell office:value-type="float" office:value="0.774683317287017" table:style-name="ce1">
            <text:p>0.774683317287017</text:p>
          </table:table-cell>
          <table:table-cell office:value-type="float" office:value="0.354405269043164" table:style-name="ce1">
            <text:p>0.354405269043164</text:p>
          </table:table-cell>
          <table:table-cell office:value-type="float" office:value="0.332501658995486" table:style-name="ce1">
            <text:p>0.332501658995486</text:p>
          </table:table-cell>
          <table:table-cell office:value-type="float" office:value="0.462789675877979" table:style-name="ce1">
            <text:p>0.462789675877979</text:p>
          </table:table-cell>
          <table:table-cell office:value-type="float" office:value="0.821648544006623" table:style-name="ce1">
            <text:p>0.821648544006623</text:p>
          </table:table-cell>
          <table:table-cell office:value-type="float" office:value="0.843471179525475" table:style-name="ce1">
            <text:p>0.843471179525475</text:p>
          </table:table-cell>
          <table:table-cell office:value-type="float" office:value="0.591822587563655" table:style-name="ce1">
            <text:p>0.591822587563655</text:p>
          </table:table-cell>
          <table:table-cell office:value-type="float" office:value="1.47748149660795" table:style-name="ce1">
            <text:p>1.47748149660795</text:p>
          </table:table-cell>
          <table:table-cell office:value-type="float" office:value="0.666693661280234" table:style-name="ce1">
            <text:p>0.666693661280234</text:p>
          </table:table-cell>
          <table:table-cell office:value-type="float" office:value="1.02027906321903" table:style-name="ce1">
            <text:p>1.02027906321903</text:p>
          </table:table-cell>
          <table:table-cell office:value-type="float" office:value="1.60831609156002" table:style-name="ce1">
            <text:p>1.60831609156002</text:p>
          </table:table-cell>
          <table:table-cell office:value-type="float" office:value="1.74826032100513" table:style-name="ce1">
            <text:p>1.74826032100513</text:p>
          </table:table-cell>
          <table:table-cell office:value-type="float" office:value="1.18423224046131" table:style-name="ce1">
            <text:p>1.18423224046131</text:p>
          </table:table-cell>
          <table:table-cell office:value-type="float" office:value="1.11279246240377" table:style-name="ce1">
            <text:p>1.11279246240377</text:p>
          </table:table-cell>
          <table:table-cell office:value-type="float" office:value="1.09400637171592" table:style-name="ce1">
            <text:p>1.09400637171592</text:p>
          </table:table-cell>
          <table:table-cell office:value-type="float" office:value="1.58716149590399" table:style-name="ce1">
            <text:p>1.58716149590399</text:p>
          </table:table-cell>
          <table:table-cell office:value-type="float" office:value="1.30263724523845" table:style-name="ce1">
            <text:p>1.30263724523845</text:p>
          </table:table-cell>
          <table:table-cell office:value-type="float" office:value="1.1080756960996" table:style-name="ce1">
            <text:p>1.1080756960996</text:p>
          </table:table-cell>
          <table:table-cell office:value-type="float" office:value="1.20067006981317" table:style-name="ce1">
            <text:p>1.20067006981317</text:p>
          </table:table-cell>
          <table:table-cell office:value-type="float" office:value="1.67621323398138" table:style-name="ce1">
            <text:p>1.67621323398138</text:p>
          </table:table-cell>
          <table:table-cell office:value-type="float" office:value="0.846629186149724" table:style-name="ce1">
            <text:p>0.846629186149724</text:p>
          </table:table-cell>
          <table:table-cell office:value-type="float" office:value="1.20413173092052" table:style-name="ce1">
            <text:p>1.20413173092052</text:p>
          </table:table-cell>
          <table:table-cell office:value-type="float" office:value="0.759784003982867" table:style-name="ce1">
            <text:p>0.759784003982867</text:p>
          </table:table-cell>
          <table:table-cell office:value-type="float" office:value="1.26982231743135" table:style-name="ce1">
            <text:p>1.26982231743135</text:p>
          </table:table-cell>
          <table:table-cell office:value-type="float" office:value="0.847155520587099" table:style-name="ce1">
            <text:p>0.847155520587099</text:p>
          </table:table-cell>
          <table:table-cell office:value-type="float" office:value="0.585810228798257" table:style-name="ce1">
            <text:p>0.585810228798257</text:p>
          </table:table-cell>
          <table:table-cell office:value-type="float" office:value="0.690975898112203" table:style-name="ce1">
            <text:p>0.690975898112203</text:p>
          </table:table-cell>
          <table:table-cell office:value-type="float" office:value="0.970297535300618" table:style-name="ce1">
            <text:p>0.970297535300618</text:p>
          </table:table-cell>
          <table:table-cell office:value-type="float" office:value="0" table:style-name="ce1">
            <text:p>0</text:p>
          </table:table-cell>
          <table:table-cell office:value-type="float" office:value="0.91604460098659" table:style-name="ce1">
            <text:p>0.91604460098659</text:p>
          </table:table-cell>
          <table:table-cell office:value-type="float" office:value="1.54863786381459" table:style-name="ce1">
            <text:p>1.54863786381459</text:p>
          </table:table-cell>
          <table:table-cell office:value-type="float" office:value="0.352259444029251" table:style-name="ce1">
            <text:p>0.352259444029251</text:p>
          </table:table-cell>
          <table:table-cell office:value-type="float" office:value="1.25195603977617" table:style-name="ce1">
            <text:p>1.25195603977617</text:p>
          </table:table-cell>
          <table:table-cell office:value-type="float" office:value="0.916700196371832" table:style-name="ce1">
            <text:p>0.916700196371832</text:p>
          </table:table-cell>
          <table:table-cell office:value-type="float" office:value="1.18890995267946" table:style-name="ce1">
            <text:p>1.18890995267946</text:p>
          </table:table-cell>
          <table:table-cell office:value-type="float" office:value="0.408599276120764" table:style-name="ce1">
            <text:p>0.408599276120764</text:p>
          </table:table-cell>
          <table:table-cell office:value-type="float" office:value="0.703641833489072" table:style-name="ce1">
            <text:p>0.703641833489072</text:p>
          </table:table-cell>
          <table:table-cell office:value-type="float" office:value="1.00159166363327" table:style-name="ce1">
            <text:p>1.00159166363327</text:p>
          </table:table-cell>
          <table:table-cell office:value-type="float" office:value="0.58568005550896" table:style-name="ce1">
            <text:p>0.58568005550896</text:p>
          </table:table-cell>
          <table:table-cell office:value-type="float" office:value="0.436611229093708" table:style-name="ce1">
            <text:p>0.436611229093708</text:p>
          </table:table-cell>
          <table:table-cell office:value-type="float" office:value="0.509670275206066" table:style-name="ce1">
            <text:p>0.509670275206066</text:p>
          </table:table-cell>
          <table:table-cell office:value-type="float" office:value="0.736590737908613" table:style-name="ce1">
            <text:p>0.736590737908613</text:p>
          </table:table-cell>
          <table:table-cell office:value-type="float" office:value="0.497468253493803" table:style-name="ce1">
            <text:p>0.497468253493803</text:p>
          </table:table-cell>
          <table:table-cell office:value-type="float" office:value="0.878529979407151" table:style-name="ce1">
            <text:p>0.878529979407151</text:p>
          </table:table-cell>
          <table:table-cell office:value-type="float" office:value="0.784717342634432" table:style-name="ce1">
            <text:p>0.784717342634432</text:p>
          </table:table-cell>
          <table:table-cell office:value-type="float" office:value="0.426412538844801" table:style-name="ce1">
            <text:p>0.426412538844801</text:p>
          </table:table-cell>
          <table:table-cell office:value-type="float" office:value="0.743486054577942" table:style-name="ce1">
            <text:p>0.743486054577942</text:p>
          </table:table-cell>
          <table:table-cell office:value-type="float" office:value="0.949060586306869" table:style-name="ce1">
            <text:p>0.949060586306869</text:p>
          </table:table-cell>
          <table:table-cell office:value-type="float" office:value="0.973265329558823" table:style-name="ce1">
            <text:p>0.973265329558823</text:p>
          </table:table-cell>
          <table:table-cell office:value-type="float" office:value="0.434894707259296" table:style-name="ce1">
            <text:p>0.434894707259296</text:p>
          </table:table-cell>
          <table:table-cell office:value-type="float" office:value="0.838208310056627" table:style-name="ce1">
            <text:p>0.838208310056627</text:p>
          </table:table-cell>
          <table:table-cell office:value-type="float" office:value="0.838208310056627" table:style-name="ce1">
            <text:p>0.838208310056627</text:p>
          </table:table-cell>
          <table:table-cell office:value-type="float" office:value="0.838208310056627" table:style-name="ce1">
            <text:p>0.838208310056627</text:p>
          </table:table-cell>
          <table:table-cell office:value-type="float" office:value="0.838208310056627" table:style-name="ce1">
            <text:p>0.838208310056627</text:p>
          </table:table-cell>
          <table:table-cell office:value-type="float" office:value="0.838208310056627" table:style-name="ce1">
            <text:p>0.838208310056627</text:p>
          </table:table-cell>
          <table:table-cell office:value-type="float" office:value="0.838208310056627" table:style-name="ce1">
            <text:p>0.838208310056627</text:p>
          </table:table-cell>
          <table:table-cell office:value-type="float" office:value="0.838208310056627" table:style-name="ce1">
            <text:p>0.838208310056627</text:p>
          </table:table-cell>
          <table:table-cell office:value-type="float" office:value="0.838208310056627" table:style-name="ce1">
            <text:p>0.838208310056627</text:p>
          </table:table-cell>
          <table:table-cell office:value-type="float" office:value="0.838208310056627" table:style-name="ce1">
            <text:p>0.838208310056627</text:p>
          </table:table-cell>
          <table:table-cell office:value-type="float" office:value="0.838208310056627" table:style-name="ce1">
            <text:p>0.838208310056627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0.834016884217442" table:style-name="ce1">
            <text:p>0.834016884217442</text:p>
          </table:table-cell>
          <table:table-cell office:value-type="float" office:value="0.0689567339011682" table:style-name="ce1">
            <text:p>0.0689567339011682</text:p>
          </table:table-cell>
          <table:table-cell office:value-type="float" office:value="0.458694550445965" table:style-name="ce1">
            <text:p>0.458694550445965</text:p>
          </table:table-cell>
          <table:table-cell office:value-type="float" office:value="0.610914863188624" table:style-name="ce1">
            <text:p>0.610914863188624</text:p>
          </table:table-cell>
          <table:table-cell office:value-type="float" office:value="1.5435364684985" table:style-name="ce1">
            <text:p>1.5435364684985</text:p>
          </table:table-cell>
          <table:table-cell office:value-type="float" office:value="0.172815392482309" table:style-name="ce1">
            <text:p>0.172815392482309</text:p>
          </table:table-cell>
          <table:table-cell office:value-type="float" office:value="1.49533638021428" table:style-name="ce1">
            <text:p>1.49533638021428</text:p>
          </table:table-cell>
          <table:table-cell office:value-type="float" office:value="0.742131556698601" table:style-name="ce1">
            <text:p>0.742131556698601</text:p>
          </table:table-cell>
          <table:table-cell office:value-type="float" office:value="0.0550689029735149" table:style-name="ce1">
            <text:p>0.0550689029735149</text:p>
          </table:table-cell>
          <table:table-cell office:value-type="float" office:value="0.0908166634816621" table:style-name="ce1">
            <text:p>0.0908166634816621</text:p>
          </table:table-cell>
          <table:table-cell office:value-type="float" office:value="0.572854304185952" table:style-name="ce1">
            <text:p>0.572854304185952</text:p>
          </table:table-cell>
          <table:table-cell office:value-type="float" office:value="1.18793682515514" table:style-name="ce1">
            <text:p>1.18793682515514</text:p>
          </table:table-cell>
          <table:table-cell office:value-type="float" office:value="0.982281765567" table:style-name="ce1">
            <text:p>0.982281765567</text:p>
          </table:table-cell>
          <table:table-cell office:value-type="float" office:value="0.370316763957652" table:style-name="ce1">
            <text:p>0.370316763957652</text:p>
          </table:table-cell>
          <table:table-cell office:value-type="float" office:value="0.709134436201637" table:style-name="ce1">
            <text:p>0.709134436201637</text:p>
          </table:table-cell>
          <table:table-cell office:value-type="float" office:value="0.602167083621293" table:style-name="ce1">
            <text:p>0.602167083621293</text:p>
          </table:table-cell>
          <table:table-cell office:value-type="float" office:value="0.944405929708214" table:style-name="ce1">
            <text:p>0.944405929708214</text:p>
          </table:table-cell>
          <table:table-cell office:value-type="float" office:value="0.968880481046147" table:style-name="ce1">
            <text:p>0.968880481046147</text:p>
          </table:table-cell>
          <table:table-cell office:value-type="float" office:value="0.94740198727481" table:style-name="ce1">
            <text:p>0.94740198727481</text:p>
          </table:table-cell>
          <table:table-cell office:value-type="float" office:value="1.49323104246478" table:style-name="ce1">
            <text:p>1.49323104246478</text:p>
          </table:table-cell>
          <table:table-cell office:value-type="float" office:value="0.834016884217442" table:style-name="ce1">
            <text:p>0.834016884217442</text:p>
          </table:table-cell>
          <table:table-cell office:value-type="float" office:value="1.13860309346734" table:style-name="ce1">
            <text:p>1.13860309346734</text:p>
          </table:table-cell>
          <table:table-cell office:value-type="float" office:value="1.898366853818" table:style-name="ce1">
            <text:p>1.898366853818</text:p>
          </table:table-cell>
          <table:table-cell office:value-type="float" office:value="1.93543294438852" table:style-name="ce1">
            <text:p>1.93543294438852</text:p>
          </table:table-cell>
          <table:table-cell office:value-type="float" office:value="1.55667458580066" table:style-name="ce1">
            <text:p>1.55667458580066</text:p>
          </table:table-cell>
          <table:table-cell office:value-type="float" office:value="1.26330386786078" table:style-name="ce1">
            <text:p>1.26330386786078</text:p>
          </table:table-cell>
          <table:table-cell office:value-type="float" office:value="1.53177491818639" table:style-name="ce1">
            <text:p>1.53177491818639</text:p>
          </table:table-cell>
          <table:table-cell office:value-type="float" office:value="1.84553097375845" table:style-name="ce1">
            <text:p>1.84553097375845</text:p>
          </table:table-cell>
          <table:table-cell office:value-type="float" office:value="1.96721544695308" table:style-name="ce1">
            <text:p>1.96721544695308</text:p>
          </table:table-cell>
          <table:table-cell office:value-type="float" office:value="1.10916885223876" table:style-name="ce1">
            <text:p>1.10916885223876</text:p>
          </table:table-cell>
          <table:table-cell office:value-type="float" office:value="1.43452450906527" table:style-name="ce1">
            <text:p>1.43452450906527</text:p>
          </table:table-cell>
          <table:table-cell office:value-type="float" office:value="1.86401340996319" table:style-name="ce1">
            <text:p>1.86401340996319</text:p>
          </table:table-cell>
          <table:table-cell office:value-type="float" office:value="1.1526116869544" table:style-name="ce1">
            <text:p>1.1526116869544</text:p>
          </table:table-cell>
          <table:table-cell office:value-type="float" office:value="1.35389412198588" table:style-name="ce1">
            <text:p>1.35389412198588</text:p>
          </table:table-cell>
          <table:table-cell office:value-type="float" office:value="1.31862971468176" table:style-name="ce1">
            <text:p>1.31862971468176</text:p>
          </table:table-cell>
          <table:table-cell office:value-type="float" office:value="1.29500539589651" table:style-name="ce1">
            <text:p>1.29500539589651</text:p>
          </table:table-cell>
          <table:table-cell office:value-type="float" office:value="1.23876858562623" table:style-name="ce1">
            <text:p>1.23876858562623</text:p>
          </table:table-cell>
          <table:table-cell office:value-type="float" office:value="1.03762785602019" table:style-name="ce1">
            <text:p>1.03762785602019</text:p>
          </table:table-cell>
          <table:table-cell office:value-type="float" office:value="1.26988304832797" table:style-name="ce1">
            <text:p>1.26988304832797</text:p>
          </table:table-cell>
          <table:table-cell office:value-type="float" office:value="1.20150005873364" table:style-name="ce1">
            <text:p>1.20150005873364</text:p>
          </table:table-cell>
          <table:table-cell office:value-type="float" office:value="0" table:style-name="ce1">
            <text:p>0</text:p>
          </table:table-cell>
          <table:table-cell office:value-type="float" office:value="1.3127185740774" table:style-name="ce1">
            <text:p>1.3127185740774</text:p>
          </table:table-cell>
          <table:table-cell office:value-type="float" office:value="2.74121048074507" table:style-name="ce1">
            <text:p>2.74121048074507</text:p>
          </table:table-cell>
          <table:table-cell office:value-type="float" office:value="0.760269851155828" table:style-name="ce1">
            <text:p>0.760269851155828</text:p>
          </table:table-cell>
          <table:table-cell office:value-type="float" office:value="1.38141341294183" table:style-name="ce1">
            <text:p>1.38141341294183</text:p>
          </table:table-cell>
          <table:table-cell office:value-type="float" office:value="1.28684861823603" table:style-name="ce1">
            <text:p>1.28684861823603</text:p>
          </table:table-cell>
          <table:table-cell office:value-type="float" office:value="1.55220146919502" table:style-name="ce1">
            <text:p>1.55220146919502</text:p>
          </table:table-cell>
          <table:table-cell office:value-type="float" office:value="0.709166075154973" table:style-name="ce1">
            <text:p>0.709166075154973</text:p>
          </table:table-cell>
          <table:table-cell office:value-type="float" office:value="0.615425363962834" table:style-name="ce1">
            <text:p>0.615425363962834</text:p>
          </table:table-cell>
          <table:table-cell office:value-type="float" office:value="1.11605342043583" table:style-name="ce1">
            <text:p>1.11605342043583</text:p>
          </table:table-cell>
          <table:table-cell office:value-type="float" office:value="0.878763533499836" table:style-name="ce1">
            <text:p>0.878763533499836</text:p>
          </table:table-cell>
          <table:table-cell office:value-type="float" office:value="0.728561241552322" table:style-name="ce1">
            <text:p>0.728561241552322</text:p>
          </table:table-cell>
          <table:table-cell office:value-type="float" office:value="0.661989015620437" table:style-name="ce1">
            <text:p>0.661989015620437</text:p>
          </table:table-cell>
          <table:table-cell office:value-type="float" office:value="0.986793944638863" table:style-name="ce1">
            <text:p>0.986793944638863</text:p>
          </table:table-cell>
          <table:table-cell office:value-type="float" office:value="0.660899164535974" table:style-name="ce1">
            <text:p>0.660899164535974</text:p>
          </table:table-cell>
          <table:table-cell office:value-type="float" office:value="1.04107062009821" table:style-name="ce1">
            <text:p>1.04107062009821</text:p>
          </table:table-cell>
          <table:table-cell office:value-type="float" office:value="0.588635635749251" table:style-name="ce1">
            <text:p>0.588635635749251</text:p>
          </table:table-cell>
          <table:table-cell office:value-type="float" office:value="0.452276722566153" table:style-name="ce1">
            <text:p>0.452276722566153</text:p>
          </table:table-cell>
          <table:table-cell office:value-type="float" office:value="0.823063292666559" table:style-name="ce1">
            <text:p>0.823063292666559</text:p>
          </table:table-cell>
          <table:table-cell office:value-type="float" office:value="0.710685949391416" table:style-name="ce1">
            <text:p>0.710685949391416</text:p>
          </table:table-cell>
          <table:table-cell office:value-type="float" office:value="0.722801073779907" table:style-name="ce1">
            <text:p>0.722801073779907</text:p>
          </table:table-cell>
          <table:table-cell office:value-type="float" office:value="0.338636855802104" table:style-name="ce1">
            <text:p>0.338636855802104</text:p>
          </table:table-cell>
          <table:table-cell office:value-type="float" office:value="1.0188214538554" table:style-name="ce1">
            <text:p>1.0188214538554</text:p>
          </table:table-cell>
          <table:table-cell office:value-type="float" office:value="1.0188214538554" table:style-name="ce1">
            <text:p>1.0188214538554</text:p>
          </table:table-cell>
          <table:table-cell office:value-type="float" office:value="1.0188214538554" table:style-name="ce1">
            <text:p>1.0188214538554</text:p>
          </table:table-cell>
          <table:table-cell office:value-type="float" office:value="1.0188214538554" table:style-name="ce1">
            <text:p>1.0188214538554</text:p>
          </table:table-cell>
          <table:table-cell office:value-type="float" office:value="1.0188214538554" table:style-name="ce1">
            <text:p>1.0188214538554</text:p>
          </table:table-cell>
          <table:table-cell office:value-type="float" office:value="1.0188214538554" table:style-name="ce1">
            <text:p>1.0188214538554</text:p>
          </table:table-cell>
          <table:table-cell office:value-type="float" office:value="1.0188214538554" table:style-name="ce1">
            <text:p>1.0188214538554</text:p>
          </table:table-cell>
          <table:table-cell office:value-type="float" office:value="1.0188214538554" table:style-name="ce1">
            <text:p>1.0188214538554</text:p>
          </table:table-cell>
          <table:table-cell office:value-type="float" office:value="1.0188214538554" table:style-name="ce1">
            <text:p>1.0188214538554</text:p>
          </table:table-cell>
          <table:table-cell office:value-type="float" office:value="1.0188214538554" table:style-name="ce1">
            <text:p>1.0188214538554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Calculated shoot input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  <table:table-cell office:value-type="string" office:value="V55" table:style-name="ce1">
            <text:p>V55</text:p>
          </table:table-cell>
          <table:table-cell office:value-type="string" office:value="V56" table:style-name="ce1">
            <text:p>V56</text:p>
          </table:table-cell>
          <table:table-cell office:value-type="string" office:value="V57" table:style-name="ce1">
            <text:p>V57</text:p>
          </table:table-cell>
          <table:table-cell office:value-type="string" office:value="V58" table:style-name="ce1">
            <text:p>V58</text:p>
          </table:table-cell>
          <table:table-cell office:value-type="string" office:value="V59" table:style-name="ce1">
            <text:p>V59</text:p>
          </table:table-cell>
          <table:table-cell office:value-type="string" office:value="V60" table:style-name="ce1">
            <text:p>V60</text:p>
          </table:table-cell>
          <table:table-cell office:value-type="string" office:value="V61" table:style-name="ce1">
            <text:p>V61</text:p>
          </table:table-cell>
          <table:table-cell office:value-type="string" office:value="V62" table:style-name="ce1">
            <text:p>V62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0.0711825087636284" table:style-name="ce1">
            <text:p>0.0711825087636284</text:p>
          </table:table-cell>
          <table:table-cell office:value-type="float" office:value="0.190381810253084" table:style-name="ce1">
            <text:p>0.190381810253084</text:p>
          </table:table-cell>
          <table:table-cell office:value-type="float" office:value="0.0929460412794249" table:style-name="ce1">
            <text:p>0.0929460412794249</text:p>
          </table:table-cell>
          <table:table-cell office:value-type="float" office:value="0.0544045493772703" table:style-name="ce1">
            <text:p>0.0544045493772703</text:p>
          </table:table-cell>
          <table:table-cell office:value-type="float" office:value="0.306890929024428" table:style-name="ce1">
            <text:p>0.306890929024428</text:p>
          </table:table-cell>
          <table:table-cell office:value-type="float" office:value="0.35942028630967" table:style-name="ce1">
            <text:p>0.35942028630967</text:p>
          </table:table-cell>
          <table:table-cell office:value-type="float" office:value="0.203937773423469" table:style-name="ce1">
            <text:p>0.203937773423469</text:p>
          </table:table-cell>
          <table:table-cell office:value-type="float" office:value="0.0578229426337847" table:style-name="ce1">
            <text:p>0.0578229426337847</text:p>
          </table:table-cell>
          <table:table-cell office:value-type="float" office:value="0.119916379056084" table:style-name="ce1">
            <text:p>0.119916379056084</text:p>
          </table:table-cell>
          <table:table-cell office:value-type="float" office:value="0.215886021285237" table:style-name="ce1">
            <text:p>0.215886021285237</text:p>
          </table:table-cell>
          <table:table-cell office:value-type="float" office:value="0.0606136075586854" table:style-name="ce1">
            <text:p>0.0606136075586854</text:p>
          </table:table-cell>
          <table:table-cell office:value-type="float" office:value="0.124785198712293" table:style-name="ce1">
            <text:p>0.124785198712293</text:p>
          </table:table-cell>
          <table:table-cell office:value-type="float" office:value="0.10983161939294" table:style-name="ce1">
            <text:p>0.10983161939294</text:p>
          </table:table-cell>
          <table:table-cell office:value-type="float" office:value="0.063084556371077" table:style-name="ce1">
            <text:p>0.063084556371077</text:p>
          </table:table-cell>
          <table:table-cell office:value-type="float" office:value="0.0463359994486371" table:style-name="ce1">
            <text:p>0.0463359994486371</text:p>
          </table:table-cell>
          <table:table-cell office:value-type="float" office:value="0.0774032708384479" table:style-name="ce1">
            <text:p>0.0774032708384479</text:p>
          </table:table-cell>
          <table:table-cell office:value-type="float" office:value="0.109854456258119" table:style-name="ce1">
            <text:p>0.109854456258119</text:p>
          </table:table-cell>
          <table:table-cell office:value-type="float" office:value="0.118760833678015" table:style-name="ce1">
            <text:p>0.118760833678015</text:p>
          </table:table-cell>
          <table:table-cell office:value-type="float" office:value="0.0657016611206156" table:style-name="ce1">
            <text:p>0.0657016611206156</text:p>
          </table:table-cell>
          <table:table-cell office:value-type="float" office:value="0.178337647557564" table:style-name="ce1">
            <text:p>0.178337647557564</text:p>
          </table:table-cell>
          <table:table-cell office:value-type="float" office:value="0.0711825087636284" table:style-name="ce1">
            <text:p>0.0711825087636284</text:p>
          </table:table-cell>
          <table:table-cell office:value-type="float" office:value="0.0817788142067864" table:style-name="ce1">
            <text:p>0.0817788142067864</text:p>
          </table:table-cell>
          <table:table-cell office:value-type="float" office:value="0.155509917124416" table:style-name="ce1">
            <text:p>0.155509917124416</text:p>
          </table:table-cell>
          <table:table-cell office:value-type="float" office:value="0.214931440320746" table:style-name="ce1">
            <text:p>0.214931440320746</text:p>
          </table:table-cell>
          <table:table-cell office:value-type="float" office:value="0.13892121825823" table:style-name="ce1">
            <text:p>0.13892121825823</text:p>
          </table:table-cell>
          <table:table-cell office:value-type="float" office:value="0.10509525355477" table:style-name="ce1">
            <text:p>0.10509525355477</text:p>
          </table:table-cell>
          <table:table-cell office:value-type="float" office:value="0.127169367437004" table:style-name="ce1">
            <text:p>0.127169367437004</text:p>
          </table:table-cell>
          <table:table-cell office:value-type="float" office:value="0.134422355817924" table:style-name="ce1">
            <text:p>0.134422355817924</text:p>
          </table:table-cell>
          <table:table-cell office:value-type="float" office:value="0.131092740874794" table:style-name="ce1">
            <text:p>0.131092740874794</text:p>
          </table:table-cell>
          <table:table-cell office:value-type="float" office:value="0.116340125969018" table:style-name="ce1">
            <text:p>0.116340125969018</text:p>
          </table:table-cell>
          <table:table-cell office:value-type="float" office:value="0.161415530459762" table:style-name="ce1">
            <text:p>0.161415530459762</text:p>
          </table:table-cell>
          <table:table-cell office:value-type="float" office:value="0.204536099291165" table:style-name="ce1">
            <text:p>0.204536099291165</text:p>
          </table:table-cell>
          <table:table-cell office:value-type="float" office:value="0.0841812524236403" table:style-name="ce1">
            <text:p>0.0841812524236403</text:p>
          </table:table-cell>
          <table:table-cell office:value-type="float" office:value="0.136272141897441" table:style-name="ce1">
            <text:p>0.136272141897441</text:p>
          </table:table-cell>
          <table:table-cell office:value-type="float" office:value="0.0757864207837591" table:style-name="ce1">
            <text:p>0.0757864207837591</text:p>
          </table:table-cell>
          <table:table-cell office:value-type="float" office:value="0.131092740874794" table:style-name="ce1">
            <text:p>0.131092740874794</text:p>
          </table:table-cell>
          <table:table-cell office:value-type="float" office:value="0.0709678422309437" table:style-name="ce1">
            <text:p>0.0709678422309437</text:p>
          </table:table-cell>
          <table:table-cell office:value-type="float" office:value="0.0800112408419148" table:style-name="ce1">
            <text:p>0.0800112408419148</text:p>
          </table:table-cell>
          <table:table-cell office:value-type="float" office:value="0.0251981970387512" table:style-name="ce1">
            <text:p>0.0251981970387512</text:p>
          </table:table-cell>
          <table:table-cell office:value-type="float" office:value="0.0764852288582432" table:style-name="ce1">
            <text:p>0.0764852288582432</text:p>
          </table:table-cell>
          <table:table-cell office:value-type="float" office:value="0" table:style-name="ce1">
            <text:p>0</text:p>
          </table:table-cell>
          <table:table-cell office:value-type="float" office:value="0.0767181648830713" table:style-name="ce1">
            <text:p>0.0767181648830713</text:p>
          </table:table-cell>
          <table:table-cell office:value-type="float" office:value="0.163680947485541" table:style-name="ce1">
            <text:p>0.163680947485541</text:p>
          </table:table-cell>
          <table:table-cell office:value-type="float" office:value="0.0112951135176422" table:style-name="ce1">
            <text:p>0.0112951135176422</text:p>
          </table:table-cell>
          <table:table-cell office:value-type="float" office:value="0.0455112724644592" table:style-name="ce1">
            <text:p>0.0455112724644592</text:p>
          </table:table-cell>
          <table:table-cell office:value-type="float" office:value="0.0274903361742106" table:style-name="ce1">
            <text:p>0.0274903361742106</text:p>
          </table:table-cell>
          <table:table-cell office:value-type="float" office:value="0.0655648505515746" table:style-name="ce1">
            <text:p>0.0655648505515746</text:p>
          </table:table-cell>
          <table:table-cell office:value-type="float" office:value="0.00843133452681505" table:style-name="ce1">
            <text:p>0.00843133452681505</text:p>
          </table:table-cell>
          <table:table-cell office:value-type="float" office:value="0.0267888010608278" table:style-name="ce1">
            <text:p>0.0267888010608278</text:p>
          </table:table-cell>
          <table:table-cell office:value-type="float" office:value="0.033321009363489" table:style-name="ce1">
            <text:p>0.033321009363489</text:p>
          </table:table-cell>
          <table:table-cell office:value-type="float" office:value="0.0229909951016572" table:style-name="ce1">
            <text:p>0.0229909951016572</text:p>
          </table:table-cell>
          <table:table-cell office:value-type="float" office:value="0.0111214315781326" table:style-name="ce1">
            <text:p>0.0111214315781326</text:p>
          </table:table-cell>
          <table:table-cell office:value-type="float" office:value="0.0181937319636694" table:style-name="ce1">
            <text:p>0.0181937319636694</text:p>
          </table:table-cell>
          <table:table-cell office:value-type="float" office:value="0.021942971285814" table:style-name="ce1">
            <text:p>0.021942971285814</text:p>
          </table:table-cell>
          <table:table-cell office:value-type="float" office:value="0.0146290830696519" table:style-name="ce1">
            <text:p>0.0146290830696519</text:p>
          </table:table-cell>
          <table:table-cell office:value-type="float" office:value="0.0257877614719805" table:style-name="ce1">
            <text:p>0.0257877614719805</text:p>
          </table:table-cell>
          <table:table-cell office:value-type="float" office:value="0.0243421390795069" table:style-name="ce1">
            <text:p>0.0243421390795069</text:p>
          </table:table-cell>
          <table:table-cell office:value-type="float" office:value="0.00388051588315511" table:style-name="ce1">
            <text:p>0.00388051588315511</text:p>
          </table:table-cell>
          <table:table-cell office:value-type="float" office:value="0.014970518127908" table:style-name="ce1">
            <text:p>0.014970518127908</text:p>
          </table:table-cell>
          <table:table-cell office:value-type="float" office:value="0.0205560096867415" table:style-name="ce1">
            <text:p>0.0205560096867415</text:p>
          </table:table-cell>
          <table:table-cell office:value-type="float" office:value="0.0313177110953561" table:style-name="ce1">
            <text:p>0.0313177110953561</text:p>
          </table:table-cell>
          <table:table-cell office:value-type="float" office:value="0.00480194689658336" table:style-name="ce1">
            <text:p>0.00480194689658336</text:p>
          </table:table-cell>
          <table:table-cell office:value-type="float" office:value="0.0906971802360966" table:style-name="ce1">
            <text:p>0.0906971802360966</text:p>
          </table:table-cell>
          <table:table-cell office:value-type="float" office:value="0.0906971802360966" table:style-name="ce1">
            <text:p>0.0906971802360966</text:p>
          </table:table-cell>
          <table:table-cell office:value-type="float" office:value="0.0906971802360966" table:style-name="ce1">
            <text:p>0.0906971802360966</text:p>
          </table:table-cell>
          <table:table-cell office:value-type="float" office:value="0.0906971802360966" table:style-name="ce1">
            <text:p>0.0906971802360966</text:p>
          </table:table-cell>
          <table:table-cell office:value-type="float" office:value="0.0906971802360966" table:style-name="ce1">
            <text:p>0.0906971802360966</text:p>
          </table:table-cell>
          <table:table-cell office:value-type="float" office:value="0.0906971802360966" table:style-name="ce1">
            <text:p>0.0906971802360966</text:p>
          </table:table-cell>
          <table:table-cell office:value-type="float" office:value="0.0906971802360966" table:style-name="ce1">
            <text:p>0.0906971802360966</text:p>
          </table:table-cell>
          <table:table-cell office:value-type="float" office:value="0.0906971802360966" table:style-name="ce1">
            <text:p>0.0906971802360966</text:p>
          </table:table-cell>
          <table:table-cell office:value-type="float" office:value="0.0906971802360966" table:style-name="ce1">
            <text:p>0.0906971802360966</text:p>
          </table:table-cell>
          <table:table-cell office:value-type="float" office:value="0.0906971802360966" table:style-name="ce1">
            <text:p>0.0906971802360966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0.143703257826759" table:style-name="ce1">
            <text:p>0.143703257826759</text:p>
          </table:table-cell>
          <table:table-cell office:value-type="float" office:value="0.231935770133193" table:style-name="ce1">
            <text:p>0.231935770133193</text:p>
          </table:table-cell>
          <table:table-cell office:value-type="float" office:value="0.148690829181901" table:style-name="ce1">
            <text:p>0.148690829181901</text:p>
          </table:table-cell>
          <table:table-cell office:value-type="float" office:value="0.102892923369049" table:style-name="ce1">
            <text:p>0.102892923369049</text:p>
          </table:table-cell>
          <table:table-cell office:value-type="float" office:value="0.340433716599667" table:style-name="ce1">
            <text:p>0.340433716599667</text:p>
          </table:table-cell>
          <table:table-cell office:value-type="float" office:value="0.508832760431234" table:style-name="ce1">
            <text:p>0.508832760431234</text:p>
          </table:table-cell>
          <table:table-cell office:value-type="float" office:value="0.347289343526468" table:style-name="ce1">
            <text:p>0.347289343526468</text:p>
          </table:table-cell>
          <table:table-cell office:value-type="float" office:value="0.152344727610576" table:style-name="ce1">
            <text:p>0.152344727610576</text:p>
          </table:table-cell>
          <table:table-cell office:value-type="float" office:value="0.228825389095783" table:style-name="ce1">
            <text:p>0.228825389095783</text:p>
          </table:table-cell>
          <table:table-cell office:value-type="float" office:value="0.358292145169817" table:style-name="ce1">
            <text:p>0.358292145169817</text:p>
          </table:table-cell>
          <table:table-cell office:value-type="float" office:value="0.0756265627275046" table:style-name="ce1">
            <text:p>0.0756265627275046</text:p>
          </table:table-cell>
          <table:table-cell office:value-type="float" office:value="0.302136293694115" table:style-name="ce1">
            <text:p>0.302136293694115</text:p>
          </table:table-cell>
          <table:table-cell office:value-type="float" office:value="0.202010342002343" table:style-name="ce1">
            <text:p>0.202010342002343</text:p>
          </table:table-cell>
          <table:table-cell office:value-type="float" office:value="0.100153355929987" table:style-name="ce1">
            <text:p>0.100153355929987</text:p>
          </table:table-cell>
          <table:table-cell office:value-type="float" office:value="0.0845877486238304" table:style-name="ce1">
            <text:p>0.0845877486238304</text:p>
          </table:table-cell>
          <table:table-cell office:value-type="float" office:value="0.0958874295145084" table:style-name="ce1">
            <text:p>0.0958874295145084</text:p>
          </table:table-cell>
          <table:table-cell office:value-type="float" office:value="0.194720814637136" table:style-name="ce1">
            <text:p>0.194720814637136</text:p>
          </table:table-cell>
          <table:table-cell office:value-type="float" office:value="0.177807832285406" table:style-name="ce1">
            <text:p>0.177807832285406</text:p>
          </table:table-cell>
          <table:table-cell office:value-type="float" office:value="0.162141742772461" table:style-name="ce1">
            <text:p>0.162141742772461</text:p>
          </table:table-cell>
          <table:table-cell office:value-type="float" office:value="0.338319022884071" table:style-name="ce1">
            <text:p>0.338319022884071</text:p>
          </table:table-cell>
          <table:table-cell office:value-type="float" office:value="0.143703257826759" table:style-name="ce1">
            <text:p>0.143703257826759</text:p>
          </table:table-cell>
          <table:table-cell office:value-type="float" office:value="0.223161846531337" table:style-name="ce1">
            <text:p>0.223161846531337</text:p>
          </table:table-cell>
          <table:table-cell office:value-type="float" office:value="0.343498423906718" table:style-name="ce1">
            <text:p>0.343498423906718</text:p>
          </table:table-cell>
          <table:table-cell office:value-type="float" office:value="0.369824762085323" table:style-name="ce1">
            <text:p>0.369824762085323</text:p>
          </table:table-cell>
          <table:table-cell office:value-type="float" office:value="0.287867820330138" table:style-name="ce1">
            <text:p>0.287867820330138</text:p>
          </table:table-cell>
          <table:table-cell office:value-type="float" office:value="0.238782262313923" table:style-name="ce1">
            <text:p>0.238782262313923</text:p>
          </table:table-cell>
          <table:table-cell office:value-type="float" office:value="0.264158586901072" table:style-name="ce1">
            <text:p>0.264158586901072</text:p>
          </table:table-cell>
          <table:table-cell office:value-type="float" office:value="0.351582674180162" table:style-name="ce1">
            <text:p>0.351582674180162</text:p>
          </table:table-cell>
          <table:table-cell office:value-type="float" office:value="0.304853880650442" table:style-name="ce1">
            <text:p>0.304853880650442</text:p>
          </table:table-cell>
          <table:table-cell office:value-type="float" office:value="0.242116444630089" table:style-name="ce1">
            <text:p>0.242116444630089</text:p>
          </table:table-cell>
          <table:table-cell office:value-type="float" office:value="0.284350943092538" table:style-name="ce1">
            <text:p>0.284350943092538</text:p>
          </table:table-cell>
          <table:table-cell office:value-type="float" office:value="0.401051891531388" table:style-name="ce1">
            <text:p>0.401051891531388</text:p>
          </table:table-cell>
          <table:table-cell office:value-type="float" office:value="0.188390435609456" table:style-name="ce1">
            <text:p>0.188390435609456</text:p>
          </table:table-cell>
          <table:table-cell office:value-type="float" office:value="0.218297594248163" table:style-name="ce1">
            <text:p>0.218297594248163</text:p>
          </table:table-cell>
          <table:table-cell office:value-type="float" office:value="0.167796150590836" table:style-name="ce1">
            <text:p>0.167796150590836</text:p>
          </table:table-cell>
          <table:table-cell office:value-type="float" office:value="0.29699799902879" table:style-name="ce1">
            <text:p>0.29699799902879</text:p>
          </table:table-cell>
          <table:table-cell office:value-type="float" office:value="0.150453835173736" table:style-name="ce1">
            <text:p>0.150453835173736</text:p>
          </table:table-cell>
          <table:table-cell office:value-type="float" office:value="0.177131861076101" table:style-name="ce1">
            <text:p>0.177131861076101</text:p>
          </table:table-cell>
          <table:table-cell office:value-type="float" office:value="0.111270341899231" table:style-name="ce1">
            <text:p>0.111270341899231</text:p>
          </table:table-cell>
          <table:table-cell office:value-type="float" office:value="0.216160063667388" table:style-name="ce1">
            <text:p>0.216160063667388</text:p>
          </table:table-cell>
          <table:table-cell office:value-type="float" office:value="0" table:style-name="ce1">
            <text:p>0</text:p>
          </table:table-cell>
          <table:table-cell office:value-type="float" office:value="0.230711714159587" table:style-name="ce1">
            <text:p>0.230711714159587</text:p>
          </table:table-cell>
          <table:table-cell office:value-type="float" office:value="0.400430728798513" table:style-name="ce1">
            <text:p>0.400430728798513</text:p>
          </table:table-cell>
          <table:table-cell office:value-type="float" office:value="0.0396585000702332" table:style-name="ce1">
            <text:p>0.0396585000702332</text:p>
          </table:table-cell>
          <table:table-cell office:value-type="float" office:value="0.0943008826637395" table:style-name="ce1">
            <text:p>0.0943008826637395</text:p>
          </table:table-cell>
          <table:table-cell office:value-type="float" office:value="0.0622674626135684" table:style-name="ce1">
            <text:p>0.0622674626135684</text:p>
          </table:table-cell>
          <table:table-cell office:value-type="float" office:value="0.098968261236262" table:style-name="ce1">
            <text:p>0.098968261236262</text:p>
          </table:table-cell>
          <table:table-cell office:value-type="float" office:value="0.0296947230818227" table:style-name="ce1">
            <text:p>0.0296947230818227</text:p>
          </table:table-cell>
          <table:table-cell office:value-type="float" office:value="0.0525332552751772" table:style-name="ce1">
            <text:p>0.0525332552751772</text:p>
          </table:table-cell>
          <table:table-cell office:value-type="float" office:value="0.0935217525533993" table:style-name="ce1">
            <text:p>0.0935217525533993</text:p>
          </table:table-cell>
          <table:table-cell office:value-type="float" office:value="0.0443395886670039" table:style-name="ce1">
            <text:p>0.0443395886670039</text:p>
          </table:table-cell>
          <table:table-cell office:value-type="float" office:value="0.0321350926304509" table:style-name="ce1">
            <text:p>0.0321350926304509</text:p>
          </table:table-cell>
          <table:table-cell office:value-type="float" office:value="0.0476345034053778" table:style-name="ce1">
            <text:p>0.0476345034053778</text:p>
          </table:table-cell>
          <table:table-cell office:value-type="float" office:value="0.0730064915664393" table:style-name="ce1">
            <text:p>0.0730064915664393</text:p>
          </table:table-cell>
          <table:table-cell office:value-type="float" office:value="0.03609266290852" table:style-name="ce1">
            <text:p>0.03609266290852</text:p>
          </table:table-cell>
          <table:table-cell office:value-type="float" office:value="0.0674852244058434" table:style-name="ce1">
            <text:p>0.0674852244058434</text:p>
          </table:table-cell>
          <table:table-cell office:value-type="float" office:value="0.06008794558863" table:style-name="ce1">
            <text:p>0.06008794558863</text:p>
          </table:table-cell>
          <table:table-cell office:value-type="float" office:value="0.0135068435667913" table:style-name="ce1">
            <text:p>0.0135068435667913</text:p>
          </table:table-cell>
          <table:table-cell office:value-type="float" office:value="0.0550013334143755" table:style-name="ce1">
            <text:p>0.0550013334143755</text:p>
          </table:table-cell>
          <table:table-cell office:value-type="float" office:value="0.0680129898866582" table:style-name="ce1">
            <text:p>0.0680129898866582</text:p>
          </table:table-cell>
          <table:table-cell office:value-type="float" office:value="0.0810509104258319" table:style-name="ce1">
            <text:p>0.0810509104258319</text:p>
          </table:table-cell>
          <table:table-cell office:value-type="float" office:value="0.0129591283385005" table:style-name="ce1">
            <text:p>0.0129591283385005</text:p>
          </table:table-cell>
          <table:table-cell office:value-type="float" office:value="0.176959404492679" table:style-name="ce1">
            <text:p>0.176959404492679</text:p>
          </table:table-cell>
          <table:table-cell office:value-type="float" office:value="0.176959404492679" table:style-name="ce1">
            <text:p>0.176959404492679</text:p>
          </table:table-cell>
          <table:table-cell office:value-type="float" office:value="0.176959404492679" table:style-name="ce1">
            <text:p>0.176959404492679</text:p>
          </table:table-cell>
          <table:table-cell office:value-type="float" office:value="0.176959404492679" table:style-name="ce1">
            <text:p>0.176959404492679</text:p>
          </table:table-cell>
          <table:table-cell office:value-type="float" office:value="0.176959404492679" table:style-name="ce1">
            <text:p>0.176959404492679</text:p>
          </table:table-cell>
          <table:table-cell office:value-type="float" office:value="0.176959404492679" table:style-name="ce1">
            <text:p>0.176959404492679</text:p>
          </table:table-cell>
          <table:table-cell office:value-type="float" office:value="0.176959404492679" table:style-name="ce1">
            <text:p>0.176959404492679</text:p>
          </table:table-cell>
          <table:table-cell office:value-type="float" office:value="0.176959404492679" table:style-name="ce1">
            <text:p>0.176959404492679</text:p>
          </table:table-cell>
          <table:table-cell office:value-type="float" office:value="0.176959404492679" table:style-name="ce1">
            <text:p>0.176959404492679</text:p>
          </table:table-cell>
          <table:table-cell office:value-type="float" office:value="0.176959404492679" table:style-name="ce1">
            <text:p>0.176959404492679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0.139852962357543" table:style-name="ce1">
            <text:p>0.139852962357543</text:p>
          </table:table-cell>
          <table:table-cell office:value-type="float" office:value="0.229999203965995" table:style-name="ce1">
            <text:p>0.229999203965995</text:p>
          </table:table-cell>
          <table:table-cell office:value-type="float" office:value="0.145470831191631" table:style-name="ce1">
            <text:p>0.145470831191631</text:p>
          </table:table-cell>
          <table:table-cell office:value-type="float" office:value="0.0727097241224887" table:style-name="ce1">
            <text:p>0.0727097241224887</text:p>
          </table:table-cell>
          <table:table-cell office:value-type="float" office:value="0.343754196796725" table:style-name="ce1">
            <text:p>0.343754196796725</text:p>
          </table:table-cell>
          <table:table-cell office:value-type="float" office:value="0.47076827355051" table:style-name="ce1">
            <text:p>0.47076827355051</text:p>
          </table:table-cell>
          <table:table-cell office:value-type="float" office:value="0.360831604577746" table:style-name="ce1">
            <text:p>0.360831604577746</text:p>
          </table:table-cell>
          <table:table-cell office:value-type="float" office:value="0.134280767253813" table:style-name="ce1">
            <text:p>0.134280767253813</text:p>
          </table:table-cell>
          <table:table-cell office:value-type="float" office:value="0.218000715000833" table:style-name="ce1">
            <text:p>0.218000715000833</text:p>
          </table:table-cell>
          <table:table-cell office:value-type="float" office:value="0.354373339105062" table:style-name="ce1">
            <text:p>0.354373339105062</text:p>
          </table:table-cell>
          <table:table-cell office:value-type="float" office:value="0.0815367434358867" table:style-name="ce1">
            <text:p>0.0815367434358867</text:p>
          </table:table-cell>
          <table:table-cell office:value-type="float" office:value="0.285040616420951" table:style-name="ce1">
            <text:p>0.285040616420951</text:p>
          </table:table-cell>
          <table:table-cell office:value-type="float" office:value="0.183142523991272" table:style-name="ce1">
            <text:p>0.183142523991272</text:p>
          </table:table-cell>
          <table:table-cell office:value-type="float" office:value="0.0849622732127696" table:style-name="ce1">
            <text:p>0.0849622732127696</text:p>
          </table:table-cell>
          <table:table-cell office:value-type="float" office:value="0.0926491620320951" table:style-name="ce1">
            <text:p>0.0926491620320951</text:p>
          </table:table-cell>
          <table:table-cell office:value-type="float" office:value="0.0676382272878134" table:style-name="ce1">
            <text:p>0.0676382272878134</text:p>
          </table:table-cell>
          <table:table-cell office:value-type="float" office:value="0.191217639518644" table:style-name="ce1">
            <text:p>0.191217639518644</text:p>
          </table:table-cell>
          <table:table-cell office:value-type="float" office:value="0.145114576094835" table:style-name="ce1">
            <text:p>0.145114576094835</text:p>
          </table:table-cell>
          <table:table-cell office:value-type="float" office:value="0.155564725600846" table:style-name="ce1">
            <text:p>0.155564725600846</text:p>
          </table:table-cell>
          <table:table-cell office:value-type="float" office:value="0.274371233009219" table:style-name="ce1">
            <text:p>0.274371233009219</text:p>
          </table:table-cell>
          <table:table-cell office:value-type="float" office:value="0.139852962357543" table:style-name="ce1">
            <text:p>0.139852962357543</text:p>
          </table:table-cell>
          <table:table-cell office:value-type="float" office:value="0.224554895307269" table:style-name="ce1">
            <text:p>0.224554895307269</text:p>
          </table:table-cell>
          <table:table-cell office:value-type="float" office:value="0.295819616785543" table:style-name="ce1">
            <text:p>0.295819616785543</text:p>
          </table:table-cell>
          <table:table-cell office:value-type="float" office:value="0.368258153134028" table:style-name="ce1">
            <text:p>0.368258153134028</text:p>
          </table:table-cell>
          <table:table-cell office:value-type="float" office:value="0.212483328373533" table:style-name="ce1">
            <text:p>0.212483328373533</text:p>
          </table:table-cell>
          <table:table-cell office:value-type="float" office:value="0.186166124941" table:style-name="ce1">
            <text:p>0.186166124941</text:p>
          </table:table-cell>
          <table:table-cell office:value-type="float" office:value="0.163959557240727" table:style-name="ce1">
            <text:p>0.163959557240727</text:p>
          </table:table-cell>
          <table:table-cell office:value-type="float" office:value="0.351208149591223" table:style-name="ce1">
            <text:p>0.351208149591223</text:p>
          </table:table-cell>
          <table:table-cell office:value-type="float" office:value="0.262683325410495" table:style-name="ce1">
            <text:p>0.262683325410495</text:p>
          </table:table-cell>
          <table:table-cell office:value-type="float" office:value="0.172157991840067" table:style-name="ce1">
            <text:p>0.172157991840067</text:p>
          </table:table-cell>
          <table:table-cell office:value-type="float" office:value="0.269593760813727" table:style-name="ce1">
            <text:p>0.269593760813727</text:p>
          </table:table-cell>
          <table:table-cell office:value-type="float" office:value="0.350075441078333" table:style-name="ce1">
            <text:p>0.350075441078333</text:p>
          </table:table-cell>
          <table:table-cell office:value-type="float" office:value="0.115412949242741" table:style-name="ce1">
            <text:p>0.115412949242741</text:p>
          </table:table-cell>
          <table:table-cell office:value-type="float" office:value="0.192679198890114" table:style-name="ce1">
            <text:p>0.192679198890114</text:p>
          </table:table-cell>
          <table:table-cell office:value-type="float" office:value="0.0238919283504998" table:style-name="ce1">
            <text:p>0.0238919283504998</text:p>
          </table:table-cell>
          <table:table-cell office:value-type="float" office:value="0.205289715842079" table:style-name="ce1">
            <text:p>0.205289715842079</text:p>
          </table:table-cell>
          <table:table-cell office:value-type="float" office:value="0.094348224801429" table:style-name="ce1">
            <text:p>0.094348224801429</text:p>
          </table:table-cell>
          <table:table-cell office:value-type="float" office:value="0.170691865095561" table:style-name="ce1">
            <text:p>0.170691865095561</text:p>
          </table:table-cell>
          <table:table-cell office:value-type="float" office:value="0.0479711189954693" table:style-name="ce1">
            <text:p>0.0479711189954693</text:p>
          </table:table-cell>
          <table:table-cell office:value-type="float" office:value="0.15358248570329" table:style-name="ce1">
            <text:p>0.15358248570329</text:p>
          </table:table-cell>
          <table:table-cell office:value-type="float" office:value="0" table:style-name="ce1">
            <text:p>0</text:p>
          </table:table-cell>
          <table:table-cell office:value-type="float" office:value="0.113627106385726" table:style-name="ce1">
            <text:p>0.113627106385726</text:p>
          </table:table-cell>
          <table:table-cell office:value-type="float" office:value="0.46256983895117" table:style-name="ce1">
            <text:p>0.46256983895117</text:p>
          </table:table-cell>
          <table:table-cell office:value-type="float" office:value="0.011153524953531" table:style-name="ce1">
            <text:p>0.011153524953531</text:p>
          </table:table-cell>
          <table:table-cell office:value-type="float" office:value="0.0675702171149751" table:style-name="ce1">
            <text:p>0.0675702171149751</text:p>
          </table:table-cell>
          <table:table-cell office:value-type="float" office:value="0.0396772790593913" table:style-name="ce1">
            <text:p>0.0396772790593913</text:p>
          </table:table-cell>
          <table:table-cell office:value-type="float" office:value="0.0516441772148142" table:style-name="ce1">
            <text:p>0.0516441772148142</text:p>
          </table:table-cell>
          <table:table-cell office:value-type="float" office:value="0.00981151124194061" table:style-name="ce1">
            <text:p>0.00981151124194061</text:p>
          </table:table-cell>
          <table:table-cell office:value-type="float" office:value="0.0112509572013503" table:style-name="ce1">
            <text:p>0.0112509572013503</text:p>
          </table:table-cell>
          <table:table-cell office:value-type="float" office:value="0.0293342115563147" table:style-name="ce1">
            <text:p>0.0293342115563147</text:p>
          </table:table-cell>
          <table:table-cell office:value-type="float" office:value="0.0175590389005243" table:style-name="ce1">
            <text:p>0.0175590389005243</text:p>
          </table:table-cell>
          <table:table-cell office:value-type="float" office:value="0.0104167447767228" table:style-name="ce1">
            <text:p>0.0104167447767228</text:p>
          </table:table-cell>
          <table:table-cell office:value-type="float" office:value="0.0143458710703488" table:style-name="ce1">
            <text:p>0.0143458710703488</text:p>
          </table:table-cell>
          <table:table-cell office:value-type="float" office:value="0.0152223802426338" table:style-name="ce1">
            <text:p>0.0152223802426338</text:p>
          </table:table-cell>
          <table:table-cell office:value-type="float" office:value="0.00478516787858278" table:style-name="ce1">
            <text:p>0.00478516787858278</text:p>
          </table:table-cell>
          <table:table-cell office:value-type="float" office:value="0.0134610121134647" table:style-name="ce1">
            <text:p>0.0134610121134647</text:p>
          </table:table-cell>
          <table:table-cell office:value-type="float" office:value="0.00428911363213227" table:style-name="ce1">
            <text:p>0.00428911363213227</text:p>
          </table:table-cell>
          <table:table-cell office:value-type="float" office:value="0.000857959518441512" table:style-name="ce1">
            <text:p>0.000857959518441512</text:p>
          </table:table-cell>
          <table:table-cell office:value-type="float" office:value="0.00582186816085312" table:style-name="ce1">
            <text:p>0.00582186816085312</text:p>
          </table:table-cell>
          <table:table-cell office:value-type="float" office:value="0.00447145738820411" table:style-name="ce1">
            <text:p>0.00447145738820411</text:p>
          </table:table-cell>
          <table:table-cell office:value-type="float" office:value="0.00362444123096721" table:style-name="ce1">
            <text:p>0.00362444123096721</text:p>
          </table:table-cell>
          <table:table-cell office:value-type="float" office:value="0.0014182596121176" table:style-name="ce1">
            <text:p>0.0014182596121176</text:p>
          </table:table-cell>
          <table:table-cell office:value-type="float" office:value="0.143949552750412" table:style-name="ce1">
            <text:p>0.143949552750412</text:p>
          </table:table-cell>
          <table:table-cell office:value-type="float" office:value="0.143949552750412" table:style-name="ce1">
            <text:p>0.143949552750412</text:p>
          </table:table-cell>
          <table:table-cell office:value-type="float" office:value="0.143949552750412" table:style-name="ce1">
            <text:p>0.143949552750412</text:p>
          </table:table-cell>
          <table:table-cell office:value-type="float" office:value="0.143949552750412" table:style-name="ce1">
            <text:p>0.143949552750412</text:p>
          </table:table-cell>
          <table:table-cell office:value-type="float" office:value="0.143949552750412" table:style-name="ce1">
            <text:p>0.143949552750412</text:p>
          </table:table-cell>
          <table:table-cell office:value-type="float" office:value="0.143949552750412" table:style-name="ce1">
            <text:p>0.143949552750412</text:p>
          </table:table-cell>
          <table:table-cell office:value-type="float" office:value="0.143949552750412" table:style-name="ce1">
            <text:p>0.143949552750412</text:p>
          </table:table-cell>
          <table:table-cell office:value-type="float" office:value="0.143949552750412" table:style-name="ce1">
            <text:p>0.143949552750412</text:p>
          </table:table-cell>
          <table:table-cell office:value-type="float" office:value="0.143949552750412" table:style-name="ce1">
            <text:p>0.143949552750412</text:p>
          </table:table-cell>
          <table:table-cell office:value-type="float" office:value="0.143949552750412" table:style-name="ce1">
            <text:p>0.143949552750412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0.142047585101266" table:style-name="ce1">
            <text:p>0.142047585101266</text:p>
          </table:table-cell>
          <table:table-cell office:value-type="float" office:value="0.233196365091086" table:style-name="ce1">
            <text:p>0.233196365091086</text:p>
          </table:table-cell>
          <table:table-cell office:value-type="float" office:value="0.147982886361345" table:style-name="ce1">
            <text:p>0.147982886361345</text:p>
          </table:table-cell>
          <table:table-cell office:value-type="float" office:value="0.103600866189605" table:style-name="ce1">
            <text:p>0.103600866189605</text:p>
          </table:table-cell>
          <table:table-cell office:value-type="float" office:value="0.361630894859018" table:style-name="ce1">
            <text:p>0.361630894859018</text:p>
          </table:table-cell>
          <table:table-cell office:value-type="float" office:value="0.540708456848389" table:style-name="ce1">
            <text:p>0.540708456848389</text:p>
          </table:table-cell>
          <table:table-cell office:value-type="float" office:value="0.377370062340537" table:style-name="ce1">
            <text:p>0.377370062340537</text:p>
          </table:table-cell>
          <table:table-cell office:value-type="float" office:value="0.130626868825138" table:style-name="ce1">
            <text:p>0.130626868825138</text:p>
          </table:table-cell>
          <table:table-cell office:value-type="float" office:value="0.20813518924341" table:style-name="ce1">
            <text:p>0.20813518924341</text:p>
          </table:table-cell>
          <table:table-cell office:value-type="float" office:value="0.336953378346354" table:style-name="ce1">
            <text:p>0.336953378346354</text:p>
          </table:table-cell>
          <table:table-cell office:value-type="float" office:value="0.0826511824566326" table:style-name="ce1">
            <text:p>0.0826511824566326</text:p>
          </table:table-cell>
          <table:table-cell office:value-type="float" office:value="0.279463853944185" table:style-name="ce1">
            <text:p>0.279463853944185</text:p>
          </table:table-cell>
          <table:table-cell office:value-type="float" office:value="0.196273721469323" table:style-name="ce1">
            <text:p>0.196273721469323</text:p>
          </table:table-cell>
          <table:table-cell office:value-type="float" office:value="0.106684699371244" table:style-name="ce1">
            <text:p>0.106684699371244</text:p>
          </table:table-cell>
          <table:table-cell office:value-type="float" office:value="0.110302058815632" table:style-name="ce1">
            <text:p>0.110302058815632</text:p>
          </table:table-cell>
          <table:table-cell office:value-type="float" office:value="0.12019498881127" table:style-name="ce1">
            <text:p>0.12019498881127</text:p>
          </table:table-cell>
          <table:table-cell office:value-type="float" office:value="0.18740845040675" table:style-name="ce1">
            <text:p>0.18740845040675</text:p>
          </table:table-cell>
          <table:table-cell office:value-type="float" office:value="0.170125510839116" table:style-name="ce1">
            <text:p>0.170125510839116</text:p>
          </table:table-cell>
          <table:table-cell office:value-type="float" office:value="0.151842316576633" table:style-name="ce1">
            <text:p>0.151842316576633</text:p>
          </table:table-cell>
          <table:table-cell office:value-type="float" office:value="0.326160675862654" table:style-name="ce1">
            <text:p>0.326160675862654</text:p>
          </table:table-cell>
          <table:table-cell office:value-type="float" office:value="0.142047585101266" table:style-name="ce1">
            <text:p>0.142047585101266</text:p>
          </table:table-cell>
          <table:table-cell office:value-type="float" office:value="0.186417330457972" table:style-name="ce1">
            <text:p>0.186417330457972</text:p>
          </table:table-cell>
          <table:table-cell office:value-type="float" office:value="0.332139367166574" table:style-name="ce1">
            <text:p>0.332139367166574</text:p>
          </table:table-cell>
          <table:table-cell office:value-type="float" office:value="0.38236676844175" table:style-name="ce1">
            <text:p>0.38236676844175</text:p>
          </table:table-cell>
          <table:table-cell office:value-type="float" office:value="0.255759187888155" table:style-name="ce1">
            <text:p>0.255759187888155</text:p>
          </table:table-cell>
          <table:table-cell office:value-type="float" office:value="0.214780717010563" table:style-name="ce1">
            <text:p>0.214780717010563</text:p>
          </table:table-cell>
          <table:table-cell office:value-type="float" office:value="0.249141064359217" table:style-name="ce1">
            <text:p>0.249141064359217</text:p>
          </table:table-cell>
          <table:table-cell office:value-type="float" office:value="0.320542807028566" table:style-name="ce1">
            <text:p>0.320542807028566</text:p>
          </table:table-cell>
          <table:table-cell office:value-type="float" office:value="0.306502702316382" table:style-name="ce1">
            <text:p>0.306502702316382</text:p>
          </table:table-cell>
          <table:table-cell office:value-type="float" office:value="0.196808104114517" table:style-name="ce1">
            <text:p>0.196808104114517</text:p>
          </table:table-cell>
          <table:table-cell office:value-type="float" office:value="0.278573216202196" table:style-name="ce1">
            <text:p>0.278573216202196</text:p>
          </table:table-cell>
          <table:table-cell office:value-type="float" office:value="0.348138874911135" table:style-name="ce1">
            <text:p>0.348138874911135</text:p>
          </table:table-cell>
          <table:table-cell office:value-type="float" office:value="0.195104473972147" table:style-name="ce1">
            <text:p>0.195104473972147</text:p>
          </table:table-cell>
          <table:table-cell office:value-type="float" office:value="0.241600331477039" table:style-name="ce1">
            <text:p>0.241600331477039</text:p>
          </table:table-cell>
          <table:table-cell office:value-type="float" office:value="0.159743871928643" table:style-name="ce1">
            <text:p>0.159743871928643</text:p>
          </table:table-cell>
          <table:table-cell office:value-type="float" office:value="0.291179165781125" table:style-name="ce1">
            <text:p>0.291179165781125</text:p>
          </table:table-cell>
          <table:table-cell office:value-type="float" office:value="0.169522617598385" table:style-name="ce1">
            <text:p>0.169522617598385</text:p>
          </table:table-cell>
          <table:table-cell office:value-type="float" office:value="0.184448792679523" table:style-name="ce1">
            <text:p>0.184448792679523</text:p>
          </table:table-cell>
          <table:table-cell office:value-type="float" office:value="0.165069428888437" table:style-name="ce1">
            <text:p>0.165069428888437</text:p>
          </table:table-cell>
          <table:table-cell office:value-type="float" office:value="0.181945872255881" table:style-name="ce1">
            <text:p>0.181945872255881</text:p>
          </table:table-cell>
          <table:table-cell office:value-type="float" office:value="0" table:style-name="ce1">
            <text:p>0</text:p>
          </table:table-cell>
          <table:table-cell office:value-type="float" office:value="0.21346531357624" table:style-name="ce1">
            <text:p>0.21346531357624</text:p>
          </table:table-cell>
          <table:table-cell office:value-type="float" office:value="0.290475790333605" table:style-name="ce1">
            <text:p>0.290475790333605</text:p>
          </table:table-cell>
          <table:table-cell office:value-type="float" office:value="0.0642766407334323" table:style-name="ce1">
            <text:p>0.0642766407334323</text:p>
          </table:table-cell>
          <table:table-cell office:value-type="float" office:value="0.082756201270313" table:style-name="ce1">
            <text:p>0.082756201270313</text:p>
          </table:table-cell>
          <table:table-cell office:value-type="float" office:value="0.0655553298273266" table:style-name="ce1">
            <text:p>0.0655553298273266</text:p>
          </table:table-cell>
          <table:table-cell office:value-type="float" office:value="0.116349065612847" table:style-name="ce1">
            <text:p>0.116349065612847</text:p>
          </table:table-cell>
          <table:table-cell office:value-type="float" office:value="0.0319242140600381" table:style-name="ce1">
            <text:p>0.0319242140600381</text:p>
          </table:table-cell>
          <table:table-cell office:value-type="float" office:value="0.049150399686163" table:style-name="ce1">
            <text:p>0.049150399686163</text:p>
          </table:table-cell>
          <table:table-cell office:value-type="float" office:value="0.0856622480456255" table:style-name="ce1">
            <text:p>0.0856622480456255</text:p>
          </table:table-cell>
          <table:table-cell office:value-type="float" office:value="0.054564452548365" table:style-name="ce1">
            <text:p>0.054564452548365</text:p>
          </table:table-cell>
          <table:table-cell office:value-type="float" office:value="0.0362683344972653" table:style-name="ce1">
            <text:p>0.0362683344972653</text:p>
          </table:table-cell>
          <table:table-cell office:value-type="float" office:value="0.048093883822025" table:style-name="ce1">
            <text:p>0.048093883822025</text:p>
          </table:table-cell>
          <table:table-cell office:value-type="float" office:value="0.077466171709315" table:style-name="ce1">
            <text:p>0.077466171709315</text:p>
          </table:table-cell>
          <table:table-cell office:value-type="float" office:value="0.0397769293065205" table:style-name="ce1">
            <text:p>0.0397769293065205</text:p>
          </table:table-cell>
          <table:table-cell office:value-type="float" office:value="0.0581185651742147" table:style-name="ce1">
            <text:p>0.0581185651742147</text:p>
          </table:table-cell>
          <table:table-cell office:value-type="float" office:value="0.0459197115346989" table:style-name="ce1">
            <text:p>0.0459197115346989</text:p>
          </table:table-cell>
          <table:table-cell office:value-type="float" office:value="0.0182179605653764" table:style-name="ce1">
            <text:p>0.0182179605653764</text:p>
          </table:table-cell>
          <table:table-cell office:value-type="float" office:value="0.06922770298037" table:style-name="ce1">
            <text:p>0.06922770298037</text:p>
          </table:table-cell>
          <table:table-cell office:value-type="float" office:value="0.0613878790133866" table:style-name="ce1">
            <text:p>0.0613878790133866</text:p>
          </table:table-cell>
          <table:table-cell office:value-type="float" office:value="0.0808429865629442" table:style-name="ce1">
            <text:p>0.0808429865629442</text:p>
          </table:table-cell>
          <table:table-cell office:value-type="float" office:value="0.0204115573188407" table:style-name="ce1">
            <text:p>0.0204115573188407</text:p>
          </table:table-cell>
          <table:table-cell office:value-type="float" office:value="0.17298554241158" table:style-name="ce1">
            <text:p>0.17298554241158</text:p>
          </table:table-cell>
          <table:table-cell office:value-type="float" office:value="0.17298554241158" table:style-name="ce1">
            <text:p>0.17298554241158</text:p>
          </table:table-cell>
          <table:table-cell office:value-type="float" office:value="0.17298554241158" table:style-name="ce1">
            <text:p>0.17298554241158</text:p>
          </table:table-cell>
          <table:table-cell office:value-type="float" office:value="0.17298554241158" table:style-name="ce1">
            <text:p>0.17298554241158</text:p>
          </table:table-cell>
          <table:table-cell office:value-type="float" office:value="0.17298554241158" table:style-name="ce1">
            <text:p>0.17298554241158</text:p>
          </table:table-cell>
          <table:table-cell office:value-type="float" office:value="0.17298554241158" table:style-name="ce1">
            <text:p>0.17298554241158</text:p>
          </table:table-cell>
          <table:table-cell office:value-type="float" office:value="0.17298554241158" table:style-name="ce1">
            <text:p>0.17298554241158</text:p>
          </table:table-cell>
          <table:table-cell office:value-type="float" office:value="0.17298554241158" table:style-name="ce1">
            <text:p>0.17298554241158</text:p>
          </table:table-cell>
          <table:table-cell office:value-type="float" office:value="0.17298554241158" table:style-name="ce1">
            <text:p>0.17298554241158</text:p>
          </table:table-cell>
          <table:table-cell office:value-type="float" office:value="0.17298554241158" table:style-name="ce1">
            <text:p>0.17298554241158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0.0737311029176293" table:style-name="ce1">
            <text:p>0.0737311029176293</text:p>
          </table:table-cell>
          <table:table-cell office:value-type="float" office:value="0.186335117743327" table:style-name="ce1">
            <text:p>0.186335117743327</text:p>
          </table:table-cell>
          <table:table-cell office:value-type="float" office:value="0.112814113985346" table:style-name="ce1">
            <text:p>0.112814113985346</text:p>
          </table:table-cell>
          <table:table-cell office:value-type="float" office:value="0.0537993724500209" table:style-name="ce1">
            <text:p>0.0537993724500209</text:p>
          </table:table-cell>
          <table:table-cell office:value-type="float" office:value="0.336446399939375" table:style-name="ce1">
            <text:p>0.336446399939375</text:p>
          </table:table-cell>
          <table:table-cell office:value-type="float" office:value="0.2679084001635" table:style-name="ce1">
            <text:p>0.2679084001635</text:p>
          </table:table-cell>
          <table:table-cell office:value-type="float" office:value="0.223435888913487" table:style-name="ce1">
            <text:p>0.223435888913487</text:p>
          </table:table-cell>
          <table:table-cell office:value-type="float" office:value="0.0702690341564596" table:style-name="ce1">
            <text:p>0.0702690341564596</text:p>
          </table:table-cell>
          <table:table-cell office:value-type="float" office:value="0.126105169519652" table:style-name="ce1">
            <text:p>0.126105169519652</text:p>
          </table:table-cell>
          <table:table-cell office:value-type="float" office:value="0.1947162472641" table:style-name="ce1">
            <text:p>0.1947162472641</text:p>
          </table:table-cell>
          <table:table-cell office:value-type="float" office:value="0.0564161917387448" table:style-name="ce1">
            <text:p>0.0564161917387448</text:p>
          </table:table-cell>
          <table:table-cell office:value-type="float" office:value="0.151371877153941" table:style-name="ce1">
            <text:p>0.151371877153941</text:p>
          </table:table-cell>
          <table:table-cell office:value-type="float" office:value="0.0717397282740013" table:style-name="ce1">
            <text:p>0.0717397282740013</text:p>
          </table:table-cell>
          <table:table-cell office:value-type="float" office:value="0.0555346887428269" table:style-name="ce1">
            <text:p>0.0555346887428269</text:p>
          </table:table-cell>
          <table:table-cell office:value-type="float" office:value="0.0448972769423463" table:style-name="ce1">
            <text:p>0.0448972769423463</text:p>
          </table:table-cell>
          <table:table-cell office:value-type="float" office:value="0.0946451040487589" table:style-name="ce1">
            <text:p>0.0946451040487589</text:p>
          </table:table-cell>
          <table:table-cell office:value-type="float" office:value="0.0961432024045157" table:style-name="ce1">
            <text:p>0.0961432024045157</text:p>
          </table:table-cell>
          <table:table-cell office:value-type="float" office:value="0.144840533712684" table:style-name="ce1">
            <text:p>0.144840533712684</text:p>
          </table:table-cell>
          <table:table-cell office:value-type="float" office:value="0.0251433885623211" table:style-name="ce1">
            <text:p>0.0251433885623211</text:p>
          </table:table-cell>
          <table:table-cell office:value-type="float" office:value="0.171016148581106" table:style-name="ce1">
            <text:p>0.171016148581106</text:p>
          </table:table-cell>
          <table:table-cell office:value-type="float" office:value="0.0737311029176293" table:style-name="ce1">
            <text:p>0.0737311029176293</text:p>
          </table:table-cell>
          <table:table-cell office:value-type="float" office:value="0.0969653295509676" table:style-name="ce1">
            <text:p>0.0969653295509676</text:p>
          </table:table-cell>
          <table:table-cell office:value-type="float" office:value="0.142534010329583" table:style-name="ce1">
            <text:p>0.142534010329583</text:p>
          </table:table-cell>
          <table:table-cell office:value-type="float" office:value="0.226130639004635" table:style-name="ce1">
            <text:p>0.226130639004635</text:p>
          </table:table-cell>
          <table:table-cell office:value-type="float" office:value="0.123145511792425" table:style-name="ce1">
            <text:p>0.123145511792425</text:p>
          </table:table-cell>
          <table:table-cell office:value-type="float" office:value="0.12206304438293" table:style-name="ce1">
            <text:p>0.12206304438293</text:p>
          </table:table-cell>
          <table:table-cell office:value-type="float" office:value="0.0867709529349639" table:style-name="ce1">
            <text:p>0.0867709529349639</text:p>
          </table:table-cell>
          <table:table-cell office:value-type="float" office:value="0.154957264987079" table:style-name="ce1">
            <text:p>0.154957264987079</text:p>
          </table:table-cell>
          <table:table-cell office:value-type="float" office:value="0.116499984025272" table:style-name="ce1">
            <text:p>0.116499984025272</text:p>
          </table:table-cell>
          <table:table-cell office:value-type="float" office:value="0.126589311061452" table:style-name="ce1">
            <text:p>0.126589311061452</text:p>
          </table:table-cell>
          <table:table-cell office:value-type="float" office:value="0.163342961880888" table:style-name="ce1">
            <text:p>0.163342961880888</text:p>
          </table:table-cell>
          <table:table-cell office:value-type="float" office:value="0.256266166295134" table:style-name="ce1">
            <text:p>0.256266166295134</text:p>
          </table:table-cell>
          <table:table-cell office:value-type="float" office:value="0.0826055087262742" table:style-name="ce1">
            <text:p>0.0826055087262742</text:p>
          </table:table-cell>
          <table:table-cell office:value-type="float" office:value="0.144360959543921" table:style-name="ce1">
            <text:p>0.144360959543921</text:p>
          </table:table-cell>
          <table:table-cell office:value-type="float" office:value="0.0867618181888922" table:style-name="ce1">
            <text:p>0.0867618181888922</text:p>
          </table:table-cell>
          <table:table-cell office:value-type="float" office:value="0.161721544453164" table:style-name="ce1">
            <text:p>0.161721544453164</text:p>
          </table:table-cell>
          <table:table-cell office:value-type="float" office:value="0.0947090472712607" table:style-name="ce1">
            <text:p>0.0947090472712607</text:p>
          </table:table-cell>
          <table:table-cell office:value-type="float" office:value="0.0801619641520976" table:style-name="ce1">
            <text:p>0.0801619641520976</text:p>
          </table:table-cell>
          <table:table-cell office:value-type="float" office:value="0.0750008326215939" table:style-name="ce1">
            <text:p>0.0750008326215939</text:p>
          </table:table-cell>
          <table:table-cell office:value-type="float" office:value="0.118098564587818" table:style-name="ce1">
            <text:p>0.118098564587818</text:p>
          </table:table-cell>
          <table:table-cell office:value-type="float" office:value="0" table:style-name="ce1">
            <text:p>0</text:p>
          </table:table-cell>
          <table:table-cell office:value-type="float" office:value="0.104876019649049" table:style-name="ce1">
            <text:p>0.104876019649049</text:p>
          </table:table-cell>
          <table:table-cell office:value-type="float" office:value="0.120747640948607" table:style-name="ce1">
            <text:p>0.120747640948607</text:p>
          </table:table-cell>
          <table:table-cell office:value-type="float" office:value="0.0194889807439462" table:style-name="ce1">
            <text:p>0.0194889807439462</text:p>
          </table:table-cell>
          <table:table-cell office:value-type="float" office:value="0.0413740581575275" table:style-name="ce1">
            <text:p>0.0413740581575275</text:p>
          </table:table-cell>
          <table:table-cell office:value-type="float" office:value="0.0396873469516996" table:style-name="ce1">
            <text:p>0.0396873469516996</text:p>
          </table:table-cell>
          <table:table-cell office:value-type="float" office:value="0.0660138019449938" table:style-name="ce1">
            <text:p>0.0660138019449938</text:p>
          </table:table-cell>
          <table:table-cell office:value-type="float" office:value="0.0197300266697399" table:style-name="ce1">
            <text:p>0.0197300266697399</text:p>
          </table:table-cell>
          <table:table-cell office:value-type="float" office:value="0.0315644620037977" table:style-name="ce1">
            <text:p>0.0315644620037977</text:p>
          </table:table-cell>
          <table:table-cell office:value-type="float" office:value="0.047107882600145" table:style-name="ce1">
            <text:p>0.047107882600145</text:p>
          </table:table-cell>
          <table:table-cell office:value-type="float" office:value="0.0307882056201098" table:style-name="ce1">
            <text:p>0.0307882056201098</text:p>
          </table:table-cell>
          <table:table-cell office:value-type="float" office:value="0.0165085418850489" table:style-name="ce1">
            <text:p>0.0165085418850489</text:p>
          </table:table-cell>
          <table:table-cell office:value-type="float" office:value="0.028115902474111" table:style-name="ce1">
            <text:p>0.028115902474111</text:p>
          </table:table-cell>
          <table:table-cell office:value-type="float" office:value="0.0361691416826345" table:style-name="ce1">
            <text:p>0.0361691416826345</text:p>
          </table:table-cell>
          <table:table-cell office:value-type="float" office:value="0.029153114249084" table:style-name="ce1">
            <text:p>0.029153114249084</text:p>
          </table:table-cell>
          <table:table-cell office:value-type="float" office:value="0.0429775407240499" table:style-name="ce1">
            <text:p>0.0429775407240499</text:p>
          </table:table-cell>
          <table:table-cell office:value-type="float" office:value="0.0386110520565204" table:style-name="ce1">
            <text:p>0.0386110520565204</text:p>
          </table:table-cell>
          <table:table-cell office:value-type="float" office:value="0.00724313719730199" table:style-name="ce1">
            <text:p>0.00724313719730199</text:p>
          </table:table-cell>
          <table:table-cell office:value-type="float" office:value="0.0279055710717584" table:style-name="ce1">
            <text:p>0.0279055710717584</text:p>
          </table:table-cell>
          <table:table-cell office:value-type="float" office:value="0.0305823172224063" table:style-name="ce1">
            <text:p>0.0305823172224063</text:p>
          </table:table-cell>
          <table:table-cell office:value-type="float" office:value="0.0340316646740997" table:style-name="ce1">
            <text:p>0.0340316646740997</text:p>
          </table:table-cell>
          <table:table-cell office:value-type="float" office:value="0.0113001147798815" table:style-name="ce1">
            <text:p>0.0113001147798815</text:p>
          </table:table-cell>
          <table:table-cell office:value-type="float" office:value="0.0953822907940102" table:style-name="ce1">
            <text:p>0.0953822907940102</text:p>
          </table:table-cell>
          <table:table-cell office:value-type="float" office:value="0.0953822907940102" table:style-name="ce1">
            <text:p>0.0953822907940102</text:p>
          </table:table-cell>
          <table:table-cell office:value-type="float" office:value="0.0953822907940102" table:style-name="ce1">
            <text:p>0.0953822907940102</text:p>
          </table:table-cell>
          <table:table-cell office:value-type="float" office:value="0.0953822907940102" table:style-name="ce1">
            <text:p>0.0953822907940102</text:p>
          </table:table-cell>
          <table:table-cell office:value-type="float" office:value="0.0953822907940102" table:style-name="ce1">
            <text:p>0.0953822907940102</text:p>
          </table:table-cell>
          <table:table-cell office:value-type="float" office:value="0.0953822907940102" table:style-name="ce1">
            <text:p>0.0953822907940102</text:p>
          </table:table-cell>
          <table:table-cell office:value-type="float" office:value="0.0953822907940102" table:style-name="ce1">
            <text:p>0.0953822907940102</text:p>
          </table:table-cell>
          <table:table-cell office:value-type="float" office:value="0.0953822907940102" table:style-name="ce1">
            <text:p>0.0953822907940102</text:p>
          </table:table-cell>
          <table:table-cell office:value-type="float" office:value="0.0953822907940102" table:style-name="ce1">
            <text:p>0.0953822907940102</text:p>
          </table:table-cell>
          <table:table-cell office:value-type="float" office:value="0.0953822907940102" table:style-name="ce1">
            <text:p>0.0953822907940102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0.153160003697474" table:style-name="ce1">
            <text:p>0.153160003697474</text:p>
          </table:table-cell>
          <table:table-cell office:value-type="float" office:value="0.2258840008607" table:style-name="ce1">
            <text:p>0.2258840008607</text:p>
          </table:table-cell>
          <table:table-cell office:value-type="float" office:value="0.158031107040202" table:style-name="ce1">
            <text:p>0.158031107040202</text:p>
          </table:table-cell>
          <table:table-cell office:value-type="float" office:value="0.108235322516913" table:style-name="ce1">
            <text:p>0.108235322516913</text:p>
          </table:table-cell>
          <table:table-cell office:value-type="float" office:value="0.337405548276902" table:style-name="ce1">
            <text:p>0.337405548276902</text:p>
          </table:table-cell>
          <table:table-cell office:value-type="float" office:value="0.464433327149795" table:style-name="ce1">
            <text:p>0.464433327149795</text:p>
          </table:table-cell>
          <table:table-cell office:value-type="float" office:value="0.392985910750087" table:style-name="ce1">
            <text:p>0.392985910750087</text:p>
          </table:table-cell>
          <table:table-cell office:value-type="float" office:value="0.170271666776263" table:style-name="ce1">
            <text:p>0.170271666776263</text:p>
          </table:table-cell>
          <table:table-cell office:value-type="float" office:value="0.229259289534188" table:style-name="ce1">
            <text:p>0.229259289534188</text:p>
          </table:table-cell>
          <table:table-cell office:value-type="float" office:value="0.356332742137439" table:style-name="ce1">
            <text:p>0.356332742137439</text:p>
          </table:table-cell>
          <table:table-cell office:value-type="float" office:value="0.0644227966705793" table:style-name="ce1">
            <text:p>0.0644227966705793</text:p>
          </table:table-cell>
          <table:table-cell office:value-type="float" office:value="0.288831536040701" table:style-name="ce1">
            <text:p>0.288831536040701</text:p>
          </table:table-cell>
          <table:table-cell office:value-type="float" office:value="0.191674376822228" table:style-name="ce1">
            <text:p>0.191674376822228</text:p>
          </table:table-cell>
          <table:table-cell office:value-type="float" office:value="0.0818107858180373" table:style-name="ce1">
            <text:p>0.0818107858180373</text:p>
          </table:table-cell>
          <table:table-cell office:value-type="float" office:value="0.111969149973715" table:style-name="ce1">
            <text:p>0.111969149973715</text:p>
          </table:table-cell>
          <table:table-cell office:value-type="float" office:value="0.111124185962084" table:style-name="ce1">
            <text:p>0.111124185962084</text:p>
          </table:table-cell>
          <table:table-cell office:value-type="float" office:value="0.211885002505838" table:style-name="ce1">
            <text:p>0.211885002505838</text:p>
          </table:table-cell>
          <table:table-cell office:value-type="float" office:value="0.19327752475781" table:style-name="ce1">
            <text:p>0.19327752475781</text:p>
          </table:table-cell>
          <table:table-cell office:value-type="float" office:value="0.149467282597994" table:style-name="ce1">
            <text:p>0.149467282597994</text:p>
          </table:table-cell>
          <table:table-cell office:value-type="float" office:value="0.362000852074922" table:style-name="ce1">
            <text:p>0.362000852074922</text:p>
          </table:table-cell>
          <table:table-cell office:value-type="float" office:value="0.153160003697474" table:style-name="ce1">
            <text:p>0.153160003697474</text:p>
          </table:table-cell>
          <table:table-cell office:value-type="float" office:value="0.24092892764077" table:style-name="ce1">
            <text:p>0.24092892764077</text:p>
          </table:table-cell>
          <table:table-cell office:value-type="float" office:value="0.361544114771337" table:style-name="ce1">
            <text:p>0.361544114771337</text:p>
          </table:table-cell>
          <table:table-cell office:value-type="float" office:value="0.40999480793557" table:style-name="ce1">
            <text:p>0.40999480793557</text:p>
          </table:table-cell>
          <table:table-cell office:value-type="float" office:value="0.280126123034383" table:style-name="ce1">
            <text:p>0.280126123034383</text:p>
          </table:table-cell>
          <table:table-cell office:value-type="float" office:value="0.28219514301962" table:style-name="ce1">
            <text:p>0.28219514301962</text:p>
          </table:table-cell>
          <table:table-cell office:value-type="float" office:value="0.244838598959452" table:style-name="ce1">
            <text:p>0.244838598959452</text:p>
          </table:table-cell>
          <table:table-cell office:value-type="float" office:value="0.381133577722072" table:style-name="ce1">
            <text:p>0.381133577722072</text:p>
          </table:table-cell>
          <table:table-cell office:value-type="float" office:value="0.311892202498678" table:style-name="ce1">
            <text:p>0.311892202498678</text:p>
          </table:table-cell>
          <table:table-cell office:value-type="float" office:value="0.270059632863383" table:style-name="ce1">
            <text:p>0.270059632863383</text:p>
          </table:table-cell>
          <table:table-cell office:value-type="float" office:value="0.28882240129463" table:style-name="ce1">
            <text:p>0.28882240129463</text:p>
          </table:table-cell>
          <table:table-cell office:value-type="float" office:value="0.411556849513829" table:style-name="ce1">
            <text:p>0.411556849513829</text:p>
          </table:table-cell>
          <table:table-cell office:value-type="float" office:value="0.200283874994794" table:style-name="ce1">
            <text:p>0.200283874994794</text:p>
          </table:table-cell>
          <table:table-cell office:value-type="float" office:value="0.255457741267789" table:style-name="ce1">
            <text:p>0.255457741267789</text:p>
          </table:table-cell>
          <table:table-cell office:value-type="float" office:value="0.200334116098188" table:style-name="ce1">
            <text:p>0.200334116098188</text:p>
          </table:table-cell>
          <table:table-cell office:value-type="float" office:value="0.288329125006759" table:style-name="ce1">
            <text:p>0.288329125006759</text:p>
          </table:table-cell>
          <table:table-cell office:value-type="float" office:value="0.172381793118823" table:style-name="ce1">
            <text:p>0.172381793118823</text:p>
          </table:table-cell>
          <table:table-cell office:value-type="float" office:value="0.187906294067657" table:style-name="ce1">
            <text:p>0.187906294067657</text:p>
          </table:table-cell>
          <table:table-cell office:value-type="float" office:value="0.164320379710559" table:style-name="ce1">
            <text:p>0.164320379710559</text:p>
          </table:table-cell>
          <table:table-cell office:value-type="float" office:value="0.221777932501476" table:style-name="ce1">
            <text:p>0.221777932501476</text:p>
          </table:table-cell>
          <table:table-cell office:value-type="float" office:value="0" table:style-name="ce1">
            <text:p>0</text:p>
          </table:table-cell>
          <table:table-cell office:value-type="float" office:value="0.247935277877754" table:style-name="ce1">
            <text:p>0.247935277877754</text:p>
          </table:table-cell>
          <table:table-cell office:value-type="float" office:value="0.424911848270637" table:style-name="ce1">
            <text:p>0.424911848270637</text:p>
          </table:table-cell>
          <table:table-cell office:value-type="float" office:value="0.0697026799000149" table:style-name="ce1">
            <text:p>0.0697026799000149</text:p>
          </table:table-cell>
          <table:table-cell office:value-type="float" office:value="0.121593524829117" table:style-name="ce1">
            <text:p>0.121593524829117</text:p>
          </table:table-cell>
          <table:table-cell office:value-type="float" office:value="0.069198768733345" table:style-name="ce1">
            <text:p>0.069198768733345</text:p>
          </table:table-cell>
          <table:table-cell office:value-type="float" office:value="0.12589818350584" table:style-name="ce1">
            <text:p>0.12589818350584</text:p>
          </table:table-cell>
          <table:table-cell office:value-type="float" office:value="0.0398192801143824" table:style-name="ce1">
            <text:p>0.0398192801143824</text:p>
          </table:table-cell>
          <table:table-cell office:value-type="float" office:value="0.0525233187032034" table:style-name="ce1">
            <text:p>0.0525233187032034</text:p>
          </table:table-cell>
          <table:table-cell office:value-type="float" office:value="0.081524026949463" table:style-name="ce1">
            <text:p>0.081524026949463</text:p>
          </table:table-cell>
          <table:table-cell office:value-type="float" office:value="0.0600841088461916" table:style-name="ce1">
            <text:p>0.0600841088461916</text:p>
          </table:table-cell>
          <table:table-cell office:value-type="float" office:value="0.0410390490409707" table:style-name="ce1">
            <text:p>0.0410390490409707</text:p>
          </table:table-cell>
          <table:table-cell office:value-type="float" office:value="0.0537823961832387" table:style-name="ce1">
            <text:p>0.0537823961832387</text:p>
          </table:table-cell>
          <table:table-cell office:value-type="float" office:value="0.0771011515189907" table:style-name="ce1">
            <text:p>0.0771011515189907</text:p>
          </table:table-cell>
          <table:table-cell office:value-type="float" office:value="0.0519080107100962" table:style-name="ce1">
            <text:p>0.0519080107100962</text:p>
          </table:table-cell>
          <table:table-cell office:value-type="float" office:value="0.0728193600898404" table:style-name="ce1">
            <text:p>0.0728193600898404</text:p>
          </table:table-cell>
          <table:table-cell office:value-type="float" office:value="0.0717474118977317" table:style-name="ce1">
            <text:p>0.0717474118977317</text:p>
          </table:table-cell>
          <table:table-cell office:value-type="float" office:value="0.0284650504133441" table:style-name="ce1">
            <text:p>0.0284650504133441</text:p>
          </table:table-cell>
          <table:table-cell office:value-type="float" office:value="0.0737363677966698" table:style-name="ce1">
            <text:p>0.0737363677966698</text:p>
          </table:table-cell>
          <table:table-cell office:value-type="float" office:value="0.0681092914652587" table:style-name="ce1">
            <text:p>0.0681092914652587</text:p>
          </table:table-cell>
          <table:table-cell office:value-type="float" office:value="0.0748328925893718" table:style-name="ce1">
            <text:p>0.0748328925893718</text:p>
          </table:table-cell>
          <table:table-cell office:value-type="float" office:value="0.0294901697741861" table:style-name="ce1">
            <text:p>0.0294901697741861</text:p>
          </table:table-cell>
          <table:table-cell office:value-type="float" office:value="0.187511745498238" table:style-name="ce1">
            <text:p>0.187511745498238</text:p>
          </table:table-cell>
          <table:table-cell office:value-type="float" office:value="0.187511745498238" table:style-name="ce1">
            <text:p>0.187511745498238</text:p>
          </table:table-cell>
          <table:table-cell office:value-type="float" office:value="0.187511745498238" table:style-name="ce1">
            <text:p>0.187511745498238</text:p>
          </table:table-cell>
          <table:table-cell office:value-type="float" office:value="0.187511745498238" table:style-name="ce1">
            <text:p>0.187511745498238</text:p>
          </table:table-cell>
          <table:table-cell office:value-type="float" office:value="0.187511745498238" table:style-name="ce1">
            <text:p>0.187511745498238</text:p>
          </table:table-cell>
          <table:table-cell office:value-type="float" office:value="0.187511745498238" table:style-name="ce1">
            <text:p>0.187511745498238</text:p>
          </table:table-cell>
          <table:table-cell office:value-type="float" office:value="0.187511745498238" table:style-name="ce1">
            <text:p>0.187511745498238</text:p>
          </table:table-cell>
          <table:table-cell office:value-type="float" office:value="0.187511745498238" table:style-name="ce1">
            <text:p>0.187511745498238</text:p>
          </table:table-cell>
          <table:table-cell office:value-type="float" office:value="0.187511745498238" table:style-name="ce1">
            <text:p>0.187511745498238</text:p>
          </table:table-cell>
          <table:table-cell office:value-type="float" office:value="0.187511745498238" table:style-name="ce1">
            <text:p>0.187511745498238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0.130834684298269" table:style-name="ce1">
            <text:p>0.130834684298269</text:p>
          </table:table-cell>
          <table:table-cell office:value-type="float" office:value="0.241974856065978" table:style-name="ce1">
            <text:p>0.241974856065978</text:p>
          </table:table-cell>
          <table:table-cell office:value-type="float" office:value="0.101167312743944" table:style-name="ce1">
            <text:p>0.101167312743944</text:p>
          </table:table-cell>
          <table:table-cell office:value-type="float" office:value="0.0976033344719121" table:style-name="ce1">
            <text:p>0.0976033344719121</text:p>
          </table:table-cell>
          <table:table-cell office:value-type="float" office:value="0.321127430777154" table:style-name="ce1">
            <text:p>0.321127430777154</text:p>
          </table:table-cell>
          <table:table-cell office:value-type="float" office:value="0.592561842924326" table:style-name="ce1">
            <text:p>0.592561842924326</text:p>
          </table:table-cell>
          <table:table-cell office:value-type="float" office:value="0.269744484123909" table:style-name="ce1">
            <text:p>0.269744484123909</text:p>
          </table:table-cell>
          <table:table-cell office:value-type="float" office:value="0.0931744099312171" table:style-name="ce1">
            <text:p>0.0931744099312171</text:p>
          </table:table-cell>
          <table:table-cell office:value-type="float" office:value="0.150631962722134" table:style-name="ce1">
            <text:p>0.150631962722134</text:p>
          </table:table-cell>
          <table:table-cell office:value-type="float" office:value="0.243523195525129" table:style-name="ce1">
            <text:p>0.243523195525129</text:p>
          </table:table-cell>
          <table:table-cell office:value-type="float" office:value="0.0883603987514376" table:style-name="ce1">
            <text:p>0.0883603987514376</text:p>
          </table:table-cell>
          <table:table-cell office:value-type="float" office:value="0.156642625637305" table:style-name="ce1">
            <text:p>0.156642625637305</text:p>
          </table:table-cell>
          <table:table-cell office:value-type="float" office:value="0.204125035717939" table:style-name="ce1">
            <text:p>0.204125035717939</text:p>
          </table:table-cell>
          <table:table-cell office:value-type="float" office:value="0.0694971481134019" table:style-name="ce1">
            <text:p>0.0694971481134019</text:p>
          </table:table-cell>
          <table:table-cell office:value-type="float" office:value="0.128297508576857" table:style-name="ce1">
            <text:p>0.128297508576857</text:p>
          </table:table-cell>
          <table:table-cell office:value-type="float" office:value="0.10103942629894" table:style-name="ce1">
            <text:p>0.10103942629894</text:p>
          </table:table-cell>
          <table:table-cell office:value-type="float" office:value="0.190971001374708" table:style-name="ce1">
            <text:p>0.190971001374708</text:p>
          </table:table-cell>
          <table:table-cell office:value-type="float" office:value="0.170920233747353" table:style-name="ce1">
            <text:p>0.170920233747353</text:p>
          </table:table-cell>
          <table:table-cell office:value-type="float" office:value="0.200279307621758" table:style-name="ce1">
            <text:p>0.200279307621758</text:p>
          </table:table-cell>
          <table:table-cell office:value-type="float" office:value="0.271790667243967" table:style-name="ce1">
            <text:p>0.271790667243967</text:p>
          </table:table-cell>
          <table:table-cell office:value-type="float" office:value="0.130834684298269" table:style-name="ce1">
            <text:p>0.130834684298269</text:p>
          </table:table-cell>
          <table:table-cell office:value-type="float" office:value="0.1609998995135" table:style-name="ce1">
            <text:p>0.1609998995135</text:p>
          </table:table-cell>
          <table:table-cell office:value-type="float" office:value="0.382517491751933" table:style-name="ce1">
            <text:p>0.382517491751933</text:p>
          </table:table-cell>
          <table:table-cell office:value-type="float" office:value="0.335733889745783" table:style-name="ce1">
            <text:p>0.335733889745783</text:p>
          </table:table-cell>
          <table:table-cell office:value-type="float" office:value="0.269351690042827" table:style-name="ce1">
            <text:p>0.269351690042827</text:p>
          </table:table-cell>
          <table:table-cell office:value-type="float" office:value="0.195209523551972" table:style-name="ce1">
            <text:p>0.195209523551972</text:p>
          </table:table-cell>
          <table:table-cell office:value-type="float" office:value="0.266784826396682" table:style-name="ce1">
            <text:p>0.266784826396682</text:p>
          </table:table-cell>
          <table:table-cell office:value-type="float" office:value="0.274690949121728" table:style-name="ce1">
            <text:p>0.274690949121728</text:p>
          </table:table-cell>
          <table:table-cell office:value-type="float" office:value="0.330444871770276" table:style-name="ce1">
            <text:p>0.330444871770276</text:p>
          </table:table-cell>
          <table:table-cell office:value-type="float" office:value="0.189838292861819" table:style-name="ce1">
            <text:p>0.189838292861819</text:p>
          </table:table-cell>
          <table:table-cell office:value-type="float" office:value="0.304584405641327" table:style-name="ce1">
            <text:p>0.304584405641327</text:p>
          </table:table-cell>
          <table:table-cell office:value-type="float" office:value="0.366111487807181" table:style-name="ce1">
            <text:p>0.366111487807181</text:p>
          </table:table-cell>
          <table:table-cell office:value-type="float" office:value="0.241193835276849" table:style-name="ce1">
            <text:p>0.241193835276849</text:p>
          </table:table-cell>
          <table:table-cell office:value-type="float" office:value="0.228857360707034" table:style-name="ce1">
            <text:p>0.228857360707034</text:p>
          </table:table-cell>
          <table:table-cell office:value-type="float" office:value="0.165137939483975" table:style-name="ce1">
            <text:p>0.165137939483975</text:p>
          </table:table-cell>
          <table:table-cell office:value-type="float" office:value="0.218918756981038" table:style-name="ce1">
            <text:p>0.218918756981038</text:p>
          </table:table-cell>
          <table:table-cell office:value-type="float" office:value="0.133659604520938" table:style-name="ce1">
            <text:p>0.133659604520938</text:p>
          </table:table-cell>
          <table:table-cell office:value-type="float" office:value="0.13921809750556" table:style-name="ce1">
            <text:p>0.13921809750556</text:p>
          </table:table-cell>
          <table:table-cell office:value-type="float" office:value="0.0740005779267441" table:style-name="ce1">
            <text:p>0.0740005779267441</text:p>
          </table:table-cell>
          <table:table-cell office:value-type="float" office:value="0.145324675254484" table:style-name="ce1">
            <text:p>0.145324675254484</text:p>
          </table:table-cell>
          <table:table-cell office:value-type="float" office:value="0" table:style-name="ce1">
            <text:p>0</text:p>
          </table:table-cell>
          <table:table-cell office:value-type="float" office:value="0.156711136232843" table:style-name="ce1">
            <text:p>0.156711136232843</text:p>
          </table:table-cell>
          <table:table-cell office:value-type="float" office:value="0.274188538087786" table:style-name="ce1">
            <text:p>0.274188538087786</text:p>
          </table:table-cell>
          <table:table-cell office:value-type="float" office:value="0.0259792178278805" table:style-name="ce1">
            <text:p>0.0259792178278805</text:p>
          </table:table-cell>
          <table:table-cell office:value-type="float" office:value="0.0915096339361356" table:style-name="ce1">
            <text:p>0.0915096339361356</text:p>
          </table:table-cell>
          <table:table-cell office:value-type="float" office:value="0.0563142960049824" table:style-name="ce1">
            <text:p>0.0563142960049824</text:p>
          </table:table-cell>
          <table:table-cell office:value-type="float" office:value="0.108415923227527" table:style-name="ce1">
            <text:p>0.108415923227527</text:p>
          </table:table-cell>
          <table:table-cell office:value-type="float" office:value="0.0270898091541218" table:style-name="ce1">
            <text:p>0.0270898091541218</text:p>
          </table:table-cell>
          <table:table-cell office:value-type="float" office:value="0.0513474983152127" table:style-name="ce1">
            <text:p>0.0513474983152127</text:p>
          </table:table-cell>
          <table:table-cell office:value-type="float" office:value="0.0665256273258779" table:style-name="ce1">
            <text:p>0.0665256273258779</text:p>
          </table:table-cell>
          <table:table-cell office:value-type="float" office:value="0.0499643012323947" table:style-name="ce1">
            <text:p>0.0499643012323947</text:p>
          </table:table-cell>
          <table:table-cell office:value-type="float" office:value="0.0257301184111713" table:style-name="ce1">
            <text:p>0.0257301184111713</text:p>
          </table:table-cell>
          <table:table-cell office:value-type="float" office:value="0.0359461400566792" table:style-name="ce1">
            <text:p>0.0359461400566792</text:p>
          </table:table-cell>
          <table:table-cell office:value-type="float" office:value="0.0426639193126314" table:style-name="ce1">
            <text:p>0.0426639193126314</text:p>
          </table:table-cell>
          <table:table-cell office:value-type="float" office:value="0.0450691387850705" table:style-name="ce1">
            <text:p>0.0450691387850705</text:p>
          </table:table-cell>
          <table:table-cell office:value-type="float" office:value="0.051255328949803" table:style-name="ce1">
            <text:p>0.051255328949803</text:p>
          </table:table-cell>
          <table:table-cell office:value-type="float" office:value="0.0548645413993179" table:style-name="ce1">
            <text:p>0.0548645413993179</text:p>
          </table:table-cell>
          <table:table-cell office:value-type="float" office:value="0.0115979109966619" table:style-name="ce1">
            <text:p>0.0115979109966619</text:p>
          </table:table-cell>
          <table:table-cell office:value-type="float" office:value="0.0558986890331536" table:style-name="ce1">
            <text:p>0.0558986890331536</text:p>
          </table:table-cell>
          <table:table-cell office:value-type="float" office:value="0.0550582388926395" table:style-name="ce1">
            <text:p>0.0550582388926395</text:p>
          </table:table-cell>
          <table:table-cell office:value-type="float" office:value="0.0584244167991779" table:style-name="ce1">
            <text:p>0.0584244167991779</text:p>
          </table:table-cell>
          <table:table-cell office:value-type="float" office:value="0.0145305950074827" table:style-name="ce1">
            <text:p>0.0145305950074827</text:p>
          </table:table-cell>
          <table:table-cell office:value-type="float" office:value="0.157044592674453" table:style-name="ce1">
            <text:p>0.157044592674453</text:p>
          </table:table-cell>
          <table:table-cell office:value-type="float" office:value="0.157044592674453" table:style-name="ce1">
            <text:p>0.157044592674453</text:p>
          </table:table-cell>
          <table:table-cell office:value-type="float" office:value="0.157044592674453" table:style-name="ce1">
            <text:p>0.157044592674453</text:p>
          </table:table-cell>
          <table:table-cell office:value-type="float" office:value="0.157044592674453" table:style-name="ce1">
            <text:p>0.157044592674453</text:p>
          </table:table-cell>
          <table:table-cell office:value-type="float" office:value="0.157044592674453" table:style-name="ce1">
            <text:p>0.157044592674453</text:p>
          </table:table-cell>
          <table:table-cell office:value-type="float" office:value="0.157044592674453" table:style-name="ce1">
            <text:p>0.157044592674453</text:p>
          </table:table-cell>
          <table:table-cell office:value-type="float" office:value="0.157044592674453" table:style-name="ce1">
            <text:p>0.157044592674453</text:p>
          </table:table-cell>
          <table:table-cell office:value-type="float" office:value="0.157044592674453" table:style-name="ce1">
            <text:p>0.157044592674453</text:p>
          </table:table-cell>
          <table:table-cell office:value-type="float" office:value="0.157044592674453" table:style-name="ce1">
            <text:p>0.157044592674453</text:p>
          </table:table-cell>
          <table:table-cell office:value-type="float" office:value="0.157044592674453" table:style-name="ce1">
            <text:p>0.157044592674453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0.0772868028260339" table:style-name="ce1">
            <text:p>0.0772868028260339</text:p>
          </table:table-cell>
          <table:table-cell office:value-type="float" office:value="0.198863421980647" table:style-name="ce1">
            <text:p>0.198863421980647</text:p>
          </table:table-cell>
          <table:table-cell office:value-type="float" office:value="0.0902056174579185" table:style-name="ce1">
            <text:p>0.0902056174579185</text:p>
          </table:table-cell>
          <table:table-cell office:value-type="float" office:value="0.0588035005324175" table:style-name="ce1">
            <text:p>0.0588035005324175</text:p>
          </table:table-cell>
          <table:table-cell office:value-type="float" office:value="0.325137584302625" table:style-name="ce1">
            <text:p>0.325137584302625</text:p>
          </table:table-cell>
          <table:table-cell office:value-type="float" office:value="0.375447198292446" table:style-name="ce1">
            <text:p>0.375447198292446</text:p>
          </table:table-cell>
          <table:table-cell office:value-type="float" office:value="0.202741121688078" table:style-name="ce1">
            <text:p>0.202741121688078</text:p>
          </table:table-cell>
          <table:table-cell office:value-type="float" office:value="0.0521594000693382" table:style-name="ce1">
            <text:p>0.0521594000693382</text:p>
          </table:table-cell>
          <table:table-cell office:value-type="float" office:value="0.12411836224906" table:style-name="ce1">
            <text:p>0.12411836224906</text:p>
          </table:table-cell>
          <table:table-cell office:value-type="float" office:value="0.196913153694341" table:style-name="ce1">
            <text:p>0.196913153694341</text:p>
          </table:table-cell>
          <table:table-cell office:value-type="float" office:value="0.0796686878642265" table:style-name="ce1">
            <text:p>0.0796686878642265</text:p>
          </table:table-cell>
          <table:table-cell office:value-type="float" office:value="0.102368531852371" table:style-name="ce1">
            <text:p>0.102368531852371</text:p>
          </table:table-cell>
          <table:table-cell office:value-type="float" office:value="0.105520019247103" table:style-name="ce1">
            <text:p>0.105520019247103</text:p>
          </table:table-cell>
          <table:table-cell office:value-type="float" office:value="0.0558041637519417" table:style-name="ce1">
            <text:p>0.0558041637519417</text:p>
          </table:table-cell>
          <table:table-cell office:value-type="float" office:value="0.0651307394911351" table:style-name="ce1">
            <text:p>0.0651307394911351</text:p>
          </table:table-cell>
          <table:table-cell office:value-type="float" office:value="0.0847795782913359" table:style-name="ce1">
            <text:p>0.0847795782913359</text:p>
          </table:table-cell>
          <table:table-cell office:value-type="float" office:value="0.11375499283073" table:style-name="ce1">
            <text:p>0.11375499283073</text:p>
          </table:table-cell>
          <table:table-cell office:value-type="float" office:value="0.111069377485654" table:style-name="ce1">
            <text:p>0.111069377485654</text:p>
          </table:table-cell>
          <table:table-cell office:value-type="float" office:value="0.0424308955029905" table:style-name="ce1">
            <text:p>0.0424308955029905</text:p>
          </table:table-cell>
          <table:table-cell office:value-type="float" office:value="0.165023755158079" table:style-name="ce1">
            <text:p>0.165023755158079</text:p>
          </table:table-cell>
          <table:table-cell office:value-type="float" office:value="0.0772868028260339" table:style-name="ce1">
            <text:p>0.0772868028260339</text:p>
          </table:table-cell>
          <table:table-cell office:value-type="float" office:value="0.0764349877548489" table:style-name="ce1">
            <text:p>0.0764349877548489</text:p>
          </table:table-cell>
          <table:table-cell office:value-type="float" office:value="0.166722817927413" table:style-name="ce1">
            <text:p>0.166722817927413</text:p>
          </table:table-cell>
          <table:table-cell office:value-type="float" office:value="0.236233668159922" table:style-name="ce1">
            <text:p>0.236233668159922</text:p>
          </table:table-cell>
          <table:table-cell office:value-type="float" office:value="0.142990747633167" table:style-name="ce1">
            <text:p>0.142990747633167</text:p>
          </table:table-cell>
          <table:table-cell office:value-type="float" office:value="0.0992261792037104" table:style-name="ce1">
            <text:p>0.0992261792037104</text:p>
          </table:table-cell>
          <table:table-cell office:value-type="float" office:value="0.133330753662357" table:style-name="ce1">
            <text:p>0.133330753662357</text:p>
          </table:table-cell>
          <table:table-cell office:value-type="float" office:value="0.150421863562485" table:style-name="ce1">
            <text:p>0.150421863562485</text:p>
          </table:table-cell>
          <table:table-cell office:value-type="float" office:value="0.136760850812276" table:style-name="ce1">
            <text:p>0.136760850812276</text:p>
          </table:table-cell>
          <table:table-cell office:value-type="float" office:value="0.114138652165741" table:style-name="ce1">
            <text:p>0.114138652165741</text:p>
          </table:table-cell>
          <table:table-cell office:value-type="float" office:value="0.147996588480452" table:style-name="ce1">
            <text:p>0.147996588480452</text:p>
          </table:table-cell>
          <table:table-cell office:value-type="float" office:value="0.161013601632608" table:style-name="ce1">
            <text:p>0.161013601632608</text:p>
          </table:table-cell>
          <table:table-cell office:value-type="float" office:value="0.0909683687549045" table:style-name="ce1">
            <text:p>0.0909683687549045</text:p>
          </table:table-cell>
          <table:table-cell office:value-type="float" office:value="0.125342418222666" table:style-name="ce1">
            <text:p>0.125342418222666</text:p>
          </table:table-cell>
          <table:table-cell office:value-type="float" office:value="0.0983492435808283" table:style-name="ce1">
            <text:p>0.0983492435808283</text:p>
          </table:table-cell>
          <table:table-cell office:value-type="float" office:value="0.136345219866014" table:style-name="ce1">
            <text:p>0.136345219866014</text:p>
          </table:table-cell>
          <table:table-cell office:value-type="float" office:value="0.120446194328242" table:style-name="ce1">
            <text:p>0.120446194328242</text:p>
          </table:table-cell>
          <table:table-cell office:value-type="float" office:value="0.0614859758085316" table:style-name="ce1">
            <text:p>0.0614859758085316</text:p>
          </table:table-cell>
          <table:table-cell office:value-type="float" office:value="0.0816006866583885" table:style-name="ce1">
            <text:p>0.0816006866583885</text:p>
          </table:table-cell>
          <table:table-cell office:value-type="float" office:value="0.107077493452326" table:style-name="ce1">
            <text:p>0.107077493452326</text:p>
          </table:table-cell>
          <table:table-cell office:value-type="float" office:value="0" table:style-name="ce1">
            <text:p>0</text:p>
          </table:table-cell>
          <table:table-cell office:value-type="float" office:value="0.0882279449333981" table:style-name="ce1">
            <text:p>0.0882279449333981</text:p>
          </table:table-cell>
          <table:table-cell office:value-type="float" office:value="0.206116410361567" table:style-name="ce1">
            <text:p>0.206116410361567</text:p>
          </table:table-cell>
          <table:table-cell office:value-type="float" office:value="0.0313139095337463" table:style-name="ce1">
            <text:p>0.0313139095337463</text:p>
          </table:table-cell>
          <table:table-cell office:value-type="float" office:value="0.0565361135592553" table:style-name="ce1">
            <text:p>0.0565361135592553</text:p>
          </table:table-cell>
          <table:table-cell office:value-type="float" office:value="0.0427718865142761" table:style-name="ce1">
            <text:p>0.0427718865142761</text:p>
          </table:table-cell>
          <table:table-cell office:value-type="float" office:value="0.0833679636143898" table:style-name="ce1">
            <text:p>0.0833679636143898</text:p>
          </table:table-cell>
          <table:table-cell office:value-type="float" office:value="0.0272164238432592" table:style-name="ce1">
            <text:p>0.0272164238432592</text:p>
          </table:table-cell>
          <table:table-cell office:value-type="float" office:value="0.0340403318161737" table:style-name="ce1">
            <text:p>0.0340403318161737</text:p>
          </table:table-cell>
          <table:table-cell office:value-type="float" office:value="0.0582298963650937" table:style-name="ce1">
            <text:p>0.0582298963650937</text:p>
          </table:table-cell>
          <table:table-cell office:value-type="float" office:value="0.0470723210535745" table:style-name="ce1">
            <text:p>0.0470723210535745</text:p>
          </table:table-cell>
          <table:table-cell office:value-type="float" office:value="0.0275843615336806" table:style-name="ce1">
            <text:p>0.0275843615336806</text:p>
          </table:table-cell>
          <table:table-cell office:value-type="float" office:value="0.0424509177301448" table:style-name="ce1">
            <text:p>0.0424509177301448</text:p>
          </table:table-cell>
          <table:table-cell office:value-type="float" office:value="0.0467500653301656" table:style-name="ce1">
            <text:p>0.0467500653301656</text:p>
          </table:table-cell>
          <table:table-cell office:value-type="float" office:value="0.0391363771677865" table:style-name="ce1">
            <text:p>0.0391363771677865</text:p>
          </table:table-cell>
          <table:table-cell office:value-type="float" office:value="0.0449643998749811" table:style-name="ce1">
            <text:p>0.0449643998749811</text:p>
          </table:table-cell>
          <table:table-cell office:value-type="float" office:value="0.0379953501024098" table:style-name="ce1">
            <text:p>0.0379953501024098</text:p>
          </table:table-cell>
          <table:table-cell office:value-type="float" office:value="0.0121054126555341" table:style-name="ce1">
            <text:p>0.0121054126555341</text:p>
          </table:table-cell>
          <table:table-cell office:value-type="float" office:value="0.0424821281963004" table:style-name="ce1">
            <text:p>0.0424821281963004</text:p>
          </table:table-cell>
          <table:table-cell office:value-type="float" office:value="0.0368265991257574" table:style-name="ce1">
            <text:p>0.0368265991257574</text:p>
          </table:table-cell>
          <table:table-cell office:value-type="float" office:value="0.0426462786143696" table:style-name="ce1">
            <text:p>0.0426462786143696</text:p>
          </table:table-cell>
          <table:table-cell office:value-type="float" office:value="0.0204925381917548" table:style-name="ce1">
            <text:p>0.0204925381917548</text:p>
          </table:table-cell>
          <table:table-cell office:value-type="float" office:value="0.0993504459545001" table:style-name="ce1">
            <text:p>0.0993504459545001</text:p>
          </table:table-cell>
          <table:table-cell office:value-type="float" office:value="0.0993504459545001" table:style-name="ce1">
            <text:p>0.0993504459545001</text:p>
          </table:table-cell>
          <table:table-cell office:value-type="float" office:value="0.0993504459545001" table:style-name="ce1">
            <text:p>0.0993504459545001</text:p>
          </table:table-cell>
          <table:table-cell office:value-type="float" office:value="0.0993504459545001" table:style-name="ce1">
            <text:p>0.0993504459545001</text:p>
          </table:table-cell>
          <table:table-cell office:value-type="float" office:value="0.0993504459545001" table:style-name="ce1">
            <text:p>0.0993504459545001</text:p>
          </table:table-cell>
          <table:table-cell office:value-type="float" office:value="0.0993504459545001" table:style-name="ce1">
            <text:p>0.0993504459545001</text:p>
          </table:table-cell>
          <table:table-cell office:value-type="float" office:value="0.0993504459545001" table:style-name="ce1">
            <text:p>0.0993504459545001</text:p>
          </table:table-cell>
          <table:table-cell office:value-type="float" office:value="0.0993504459545001" table:style-name="ce1">
            <text:p>0.0993504459545001</text:p>
          </table:table-cell>
          <table:table-cell office:value-type="float" office:value="0.0993504459545001" table:style-name="ce1">
            <text:p>0.0993504459545001</text:p>
          </table:table-cell>
          <table:table-cell office:value-type="float" office:value="0.0993504459545001" table:style-name="ce1">
            <text:p>0.0993504459545001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0.121119881851028" table:style-name="ce1">
            <text:p>0.121119881851028</text:p>
          </table:table-cell>
          <table:table-cell office:value-type="float" office:value="0.193515028155673" table:style-name="ce1">
            <text:p>0.193515028155673</text:p>
          </table:table-cell>
          <table:table-cell office:value-type="float" office:value="0.0922609353240483" table:style-name="ce1">
            <text:p>0.0922609353240483</text:p>
          </table:table-cell>
          <table:table-cell office:value-type="float" office:value="0.0954752240980235" table:style-name="ce1">
            <text:p>0.0954752240980235</text:p>
          </table:table-cell>
          <table:table-cell office:value-type="float" office:value="0.32278081981613" table:style-name="ce1">
            <text:p>0.32278081981613</text:p>
          </table:table-cell>
          <table:table-cell office:value-type="float" office:value="0.522448099451085" table:style-name="ce1">
            <text:p>0.522448099451085</text:p>
          </table:table-cell>
          <table:table-cell office:value-type="float" office:value="0.26468840217323" table:style-name="ce1">
            <text:p>0.26468840217323</text:p>
          </table:table-cell>
          <table:table-cell office:value-type="float" office:value="0.079769170071015" table:style-name="ce1">
            <text:p>0.079769170071015</text:p>
          </table:table-cell>
          <table:table-cell office:value-type="float" office:value="0.16159365800816" table:style-name="ce1">
            <text:p>0.16159365800816</text:p>
          </table:table-cell>
          <table:table-cell office:value-type="float" office:value="0.261399893587422" table:style-name="ce1">
            <text:p>0.261399893587422</text:p>
          </table:table-cell>
          <table:table-cell office:value-type="float" office:value="0.13355912231415" table:style-name="ce1">
            <text:p>0.13355912231415</text:p>
          </table:table-cell>
          <table:table-cell office:value-type="float" office:value="0.146941525309172" table:style-name="ce1">
            <text:p>0.146941525309172</text:p>
          </table:table-cell>
          <table:table-cell office:value-type="float" office:value="0.154843080661182" table:style-name="ce1">
            <text:p>0.154843080661182</text:p>
          </table:table-cell>
          <table:table-cell office:value-type="float" office:value="0.0564664328421391" table:style-name="ce1">
            <text:p>0.0564664328421391</text:p>
          </table:table-cell>
          <table:table-cell office:value-type="float" office:value="0.126356375036624" table:style-name="ce1">
            <text:p>0.126356375036624</text:p>
          </table:table-cell>
          <table:table-cell office:value-type="float" office:value="0.13342666849611" table:style-name="ce1">
            <text:p>0.13342666849611</text:p>
          </table:table-cell>
          <table:table-cell office:value-type="float" office:value="0.15163678479002" table:style-name="ce1">
            <text:p>0.15163678479002</text:p>
          </table:table-cell>
          <table:table-cell office:value-type="float" office:value="0.196789834622374" table:style-name="ce1">
            <text:p>0.196789834622374</text:p>
          </table:table-cell>
          <table:table-cell office:value-type="float" office:value="0.0839026426684538" table:style-name="ce1">
            <text:p>0.0839026426684538</text:p>
          </table:table-cell>
          <table:table-cell office:value-type="float" office:value="0.277340025482518" table:style-name="ce1">
            <text:p>0.277340025482518</text:p>
          </table:table-cell>
          <table:table-cell office:value-type="float" office:value="0.121119881851028" table:style-name="ce1">
            <text:p>0.121119881851028</text:p>
          </table:table-cell>
          <table:table-cell office:value-type="float" office:value="0.14606458968629" table:style-name="ce1">
            <text:p>0.14606458968629</text:p>
          </table:table-cell>
          <table:table-cell office:value-type="float" office:value="0.256563045542464" table:style-name="ce1">
            <text:p>0.256563045542464</text:p>
          </table:table-cell>
          <table:table-cell office:value-type="float" office:value="0.318304794241003" table:style-name="ce1">
            <text:p>0.318304794241003</text:p>
          </table:table-cell>
          <table:table-cell office:value-type="float" office:value="0.208445770609847" table:style-name="ce1">
            <text:p>0.208445770609847</text:p>
          </table:table-cell>
          <table:table-cell office:value-type="float" office:value="0.203042568308444" table:style-name="ce1">
            <text:p>0.203042568308444</text:p>
          </table:table-cell>
          <table:table-cell office:value-type="float" office:value="0.24052243144058" table:style-name="ce1">
            <text:p>0.24052243144058</text:p>
          </table:table-cell>
          <table:table-cell office:value-type="float" office:value="0.244934513793205" table:style-name="ce1">
            <text:p>0.244934513793205</text:p>
          </table:table-cell>
          <table:table-cell office:value-type="float" office:value="0.219695210397131" table:style-name="ce1">
            <text:p>0.219695210397131</text:p>
          </table:table-cell>
          <table:table-cell office:value-type="float" office:value="0.182640112957329" table:style-name="ce1">
            <text:p>0.182640112957329</text:p>
          </table:table-cell>
          <table:table-cell office:value-type="float" office:value="0.237535369475138" table:style-name="ce1">
            <text:p>0.237535369475138</text:p>
          </table:table-cell>
          <table:table-cell office:value-type="float" office:value="0.308580857047691" table:style-name="ce1">
            <text:p>0.308580857047691</text:p>
          </table:table-cell>
          <table:table-cell office:value-type="float" office:value="0.182041787089633" table:style-name="ce1">
            <text:p>0.182041787089633</text:p>
          </table:table-cell>
          <table:table-cell office:value-type="float" office:value="0.2206086850043" table:style-name="ce1">
            <text:p>0.2206086850043</text:p>
          </table:table-cell>
          <table:table-cell office:value-type="float" office:value="0.218439182812274" table:style-name="ce1">
            <text:p>0.218439182812274</text:p>
          </table:table-cell>
          <table:table-cell office:value-type="float" office:value="0.266675209443822" table:style-name="ce1">
            <text:p>0.266675209443822</text:p>
          </table:table-cell>
          <table:table-cell office:value-type="float" office:value="0.199740357603529" table:style-name="ce1">
            <text:p>0.199740357603529</text:p>
          </table:table-cell>
          <table:table-cell office:value-type="float" office:value="0.137423119902474" table:style-name="ce1">
            <text:p>0.137423119902474</text:p>
          </table:table-cell>
          <table:table-cell office:value-type="float" office:value="0.164841060236645" table:style-name="ce1">
            <text:p>0.164841060236645</text:p>
          </table:table-cell>
          <table:table-cell office:value-type="float" office:value="0.135367802036344" table:style-name="ce1">
            <text:p>0.135367802036344</text:p>
          </table:table-cell>
          <table:table-cell office:value-type="float" office:value="0" table:style-name="ce1">
            <text:p>0</text:p>
          </table:table-cell>
          <table:table-cell office:value-type="float" office:value="0.16183572877906" table:style-name="ce1">
            <text:p>0.16183572877906</text:p>
          </table:table-cell>
          <table:table-cell office:value-type="float" office:value="0.320903629498398" table:style-name="ce1">
            <text:p>0.320903629498398</text:p>
          </table:table-cell>
          <table:table-cell office:value-type="float" office:value="0.0364567715721066" table:style-name="ce1">
            <text:p>0.0364567715721066</text:p>
          </table:table-cell>
          <table:table-cell office:value-type="float" office:value="0.126405386410951" table:style-name="ce1">
            <text:p>0.126405386410951</text:p>
          </table:table-cell>
          <table:table-cell office:value-type="float" office:value="0.0592653046741402" table:style-name="ce1">
            <text:p>0.0592653046741402</text:p>
          </table:table-cell>
          <table:table-cell office:value-type="float" office:value="0.126615630266414" table:style-name="ce1">
            <text:p>0.126615630266414</text:p>
          </table:table-cell>
          <table:table-cell office:value-type="float" office:value="0.0379264069268208" table:style-name="ce1">
            <text:p>0.0379264069268208</text:p>
          </table:table-cell>
          <table:table-cell office:value-type="float" office:value="0.0552570359922825" table:style-name="ce1">
            <text:p>0.0552570359922825</text:p>
          </table:table-cell>
          <table:table-cell office:value-type="float" office:value="0.0870782095518902" table:style-name="ce1">
            <text:p>0.0870782095518902</text:p>
          </table:table-cell>
          <table:table-cell office:value-type="float" office:value="0.0581050019723377" table:style-name="ce1">
            <text:p>0.0581050019723377</text:p>
          </table:table-cell>
          <table:table-cell office:value-type="float" office:value="0.0437593278824906" table:style-name="ce1">
            <text:p>0.0437593278824906</text:p>
          </table:table-cell>
          <table:table-cell office:value-type="float" office:value="0.0501397014257822" table:style-name="ce1">
            <text:p>0.0501397014257822</text:p>
          </table:table-cell>
          <table:table-cell office:value-type="float" office:value="0.0707723562257286" table:style-name="ce1">
            <text:p>0.0707723562257286</text:p>
          </table:table-cell>
          <table:table-cell office:value-type="float" office:value="0.0567340308126575" table:style-name="ce1">
            <text:p>0.0567340308126575</text:p>
          </table:table-cell>
          <table:table-cell office:value-type="float" office:value="0.0625969606534225" table:style-name="ce1">
            <text:p>0.0625969606534225</text:p>
          </table:table-cell>
          <table:table-cell office:value-type="float" office:value="0.074833439757432" table:style-name="ce1">
            <text:p>0.074833439757432</text:p>
          </table:table-cell>
          <table:table-cell office:value-type="float" office:value="0.0174382482682201" table:style-name="ce1">
            <text:p>0.0174382482682201</text:p>
          </table:table-cell>
          <table:table-cell office:value-type="float" office:value="0.0872842489679784" table:style-name="ce1">
            <text:p>0.0872842489679784</text:p>
          </table:table-cell>
          <table:table-cell office:value-type="float" office:value="0.0744301768970421" table:style-name="ce1">
            <text:p>0.0744301768970421</text:p>
          </table:table-cell>
          <table:table-cell office:value-type="float" office:value="0.0836007135865063" table:style-name="ce1">
            <text:p>0.0836007135865063</text:p>
          </table:table-cell>
          <table:table-cell office:value-type="float" office:value="0.0318342377442138" table:style-name="ce1">
            <text:p>0.0318342377442138</text:p>
          </table:table-cell>
          <table:table-cell office:value-type="float" office:value="0.153422137130703" table:style-name="ce1">
            <text:p>0.153422137130703</text:p>
          </table:table-cell>
          <table:table-cell office:value-type="float" office:value="0.153422137130703" table:style-name="ce1">
            <text:p>0.153422137130703</text:p>
          </table:table-cell>
          <table:table-cell office:value-type="float" office:value="0.153422137130703" table:style-name="ce1">
            <text:p>0.153422137130703</text:p>
          </table:table-cell>
          <table:table-cell office:value-type="float" office:value="0.153422137130703" table:style-name="ce1">
            <text:p>0.153422137130703</text:p>
          </table:table-cell>
          <table:table-cell office:value-type="float" office:value="0.153422137130703" table:style-name="ce1">
            <text:p>0.153422137130703</text:p>
          </table:table-cell>
          <table:table-cell office:value-type="float" office:value="0.153422137130703" table:style-name="ce1">
            <text:p>0.153422137130703</text:p>
          </table:table-cell>
          <table:table-cell office:value-type="float" office:value="0.153422137130703" table:style-name="ce1">
            <text:p>0.153422137130703</text:p>
          </table:table-cell>
          <table:table-cell office:value-type="float" office:value="0.153422137130703" table:style-name="ce1">
            <text:p>0.153422137130703</text:p>
          </table:table-cell>
          <table:table-cell office:value-type="float" office:value="0.153422137130703" table:style-name="ce1">
            <text:p>0.153422137130703</text:p>
          </table:table-cell>
          <table:table-cell office:value-type="float" office:value="0.153422137130703" table:style-name="ce1">
            <text:p>0.153422137130703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0.120781896246376" table:style-name="ce1">
            <text:p>0.120781896246376</text:p>
          </table:table-cell>
          <table:table-cell office:value-type="float" office:value="0.171929623188275" table:style-name="ce1">
            <text:p>0.171929623188275</text:p>
          </table:table-cell>
          <table:table-cell office:value-type="float" office:value="0.0886070368953731" table:style-name="ce1">
            <text:p>0.0886070368953731</text:p>
          </table:table-cell>
          <table:table-cell office:value-type="float" office:value="0.0925378323143464" table:style-name="ce1">
            <text:p>0.0925378323143464</text:p>
          </table:table-cell>
          <table:table-cell office:value-type="float" office:value="0.326137838997475" table:style-name="ce1">
            <text:p>0.326137838997475</text:p>
          </table:table-cell>
          <table:table-cell office:value-type="float" office:value="0.560069551147332" table:style-name="ce1">
            <text:p>0.560069551147332</text:p>
          </table:table-cell>
          <table:table-cell office:value-type="float" office:value="0.251351672908566" table:style-name="ce1">
            <text:p>0.251351672908566</text:p>
          </table:table-cell>
          <table:table-cell office:value-type="float" office:value="0.0783989581602619" table:style-name="ce1">
            <text:p>0.0783989581602619</text:p>
          </table:table-cell>
          <table:table-cell office:value-type="float" office:value="0.140560905178098" table:style-name="ce1">
            <text:p>0.140560905178098</text:p>
          </table:table-cell>
          <table:table-cell office:value-type="float" office:value="0.221412542658608" table:style-name="ce1">
            <text:p>0.221412542658608</text:p>
          </table:table-cell>
          <table:table-cell office:value-type="float" office:value="0.125278475000164" table:style-name="ce1">
            <text:p>0.125278475000164</text:p>
          </table:table-cell>
          <table:table-cell office:value-type="float" office:value="0.15931910623631" table:style-name="ce1">
            <text:p>0.15931910623631</text:p>
          </table:table-cell>
          <table:table-cell office:value-type="float" office:value="0.155048612447795" table:style-name="ce1">
            <text:p>0.155048612447795</text:p>
          </table:table-cell>
          <table:table-cell office:value-type="float" office:value="0.0526709458493527" table:style-name="ce1">
            <text:p>0.0526709458493527</text:p>
          </table:table-cell>
          <table:table-cell office:value-type="float" office:value="0.11534900602024" table:style-name="ce1">
            <text:p>0.11534900602024</text:p>
          </table:table-cell>
          <table:table-cell office:value-type="float" office:value="0.1275256225338" table:style-name="ce1">
            <text:p>0.1275256225338</text:p>
          </table:table-cell>
          <table:table-cell office:value-type="float" office:value="0.152194004300393" table:style-name="ce1">
            <text:p>0.152194004300393</text:p>
          </table:table-cell>
          <table:table-cell office:value-type="float" office:value="0.181123745109429" table:style-name="ce1">
            <text:p>0.181123745109429</text:p>
          </table:table-cell>
          <table:table-cell office:value-type="float" office:value="0.0867572508158563" table:style-name="ce1">
            <text:p>0.0867572508158563</text:p>
          </table:table-cell>
          <table:table-cell office:value-type="float" office:value="0.250945176708376" table:style-name="ce1">
            <text:p>0.250945176708376</text:p>
          </table:table-cell>
          <table:table-cell office:value-type="float" office:value="0.120781896246376" table:style-name="ce1">
            <text:p>0.120781896246376</text:p>
          </table:table-cell>
          <table:table-cell office:value-type="float" office:value="0.139852962357543" table:style-name="ce1">
            <text:p>0.139852962357543</text:p>
          </table:table-cell>
          <table:table-cell office:value-type="float" office:value="0.243450117556556" table:style-name="ce1">
            <text:p>0.243450117556556</text:p>
          </table:table-cell>
          <table:table-cell office:value-type="float" office:value="0.30579019212279" table:style-name="ce1">
            <text:p>0.30579019212279</text:p>
          </table:table-cell>
          <table:table-cell office:value-type="float" office:value="0.199511988951737" table:style-name="ce1">
            <text:p>0.199511988951737</text:p>
          </table:table-cell>
          <table:table-cell office:value-type="float" office:value="0.176711662756803" table:style-name="ce1">
            <text:p>0.176711662756803</text:p>
          </table:table-cell>
          <table:table-cell office:value-type="float" office:value="0.225591688986406" table:style-name="ce1">
            <text:p>0.225591688986406</text:p>
          </table:table-cell>
          <table:table-cell office:value-type="float" office:value="0.238238744922658" table:style-name="ce1">
            <text:p>0.238238744922658</text:p>
          </table:table-cell>
          <table:table-cell office:value-type="float" office:value="0.211318648249393" table:style-name="ce1">
            <text:p>0.211318648249393</text:p>
          </table:table-cell>
          <table:table-cell office:value-type="float" office:value="0.181128312482465" table:style-name="ce1">
            <text:p>0.181128312482465</text:p>
          </table:table-cell>
          <table:table-cell office:value-type="float" office:value="0.235936788912592" table:style-name="ce1">
            <text:p>0.235936788912592</text:p>
          </table:table-cell>
          <table:table-cell office:value-type="float" office:value="0.313056882622818" table:style-name="ce1">
            <text:p>0.313056882622818</text:p>
          </table:table-cell>
          <table:table-cell office:value-type="float" office:value="0.178611689939715" table:style-name="ce1">
            <text:p>0.178611689939715</text:p>
          </table:table-cell>
          <table:table-cell office:value-type="float" office:value="0.232671117191964" table:style-name="ce1">
            <text:p>0.232671117191964</text:p>
          </table:table-cell>
          <table:table-cell office:value-type="float" office:value="0.218078360342442" table:style-name="ce1">
            <text:p>0.218078360342442</text:p>
          </table:table-cell>
          <table:table-cell office:value-type="float" office:value="0.230405700166185" table:style-name="ce1">
            <text:p>0.230405700166185</text:p>
          </table:table-cell>
          <table:table-cell office:value-type="float" office:value="0.206815218436051" table:style-name="ce1">
            <text:p>0.206815218436051</text:p>
          </table:table-cell>
          <table:table-cell office:value-type="float" office:value="0.143305896372641" table:style-name="ce1">
            <text:p>0.143305896372641</text:p>
          </table:table-cell>
          <table:table-cell office:value-type="float" office:value="0.175163323297652" table:style-name="ce1">
            <text:p>0.175163323297652</text:p>
          </table:table-cell>
          <table:table-cell office:value-type="float" office:value="0.156578682414803" table:style-name="ce1">
            <text:p>0.156578682414803</text:p>
          </table:table-cell>
          <table:table-cell office:value-type="float" office:value="0" table:style-name="ce1">
            <text:p>0</text:p>
          </table:table-cell>
          <table:table-cell office:value-type="float" office:value="0.142511173464404" table:style-name="ce1">
            <text:p>0.142511173464404</text:p>
          </table:table-cell>
          <table:table-cell office:value-type="float" office:value="0.303949540789345" table:style-name="ce1">
            <text:p>0.303949540789345</text:p>
          </table:table-cell>
          <table:table-cell office:value-type="float" office:value="0.0399508119445273" table:style-name="ce1">
            <text:p>0.0399508119445273</text:p>
          </table:table-cell>
          <table:table-cell office:value-type="float" office:value="0.107918284820109" table:style-name="ce1">
            <text:p>0.107918284820109</text:p>
          </table:table-cell>
          <table:table-cell office:value-type="float" office:value="0.0608469267823202" table:style-name="ce1">
            <text:p>0.0608469267823202</text:p>
          </table:table-cell>
          <table:table-cell office:value-type="float" office:value="0.116612566429948" table:style-name="ce1">
            <text:p>0.116612566429948</text:p>
          </table:table-cell>
          <table:table-cell office:value-type="float" office:value="0.040936159558925" table:style-name="ce1">
            <text:p>0.040936159558925</text:p>
          </table:table-cell>
          <table:table-cell office:value-type="float" office:value="0.0606354572704023" table:style-name="ce1">
            <text:p>0.0606354572704023</text:p>
          </table:table-cell>
          <table:table-cell office:value-type="float" office:value="0.0910063640750412" table:style-name="ce1">
            <text:p>0.0910063640750412</text:p>
          </table:table-cell>
          <table:table-cell office:value-type="float" office:value="0.0633354690069712" table:style-name="ce1">
            <text:p>0.0633354690069712</text:p>
          </table:table-cell>
          <table:table-cell office:value-type="float" office:value="0.0455189984774696" table:style-name="ce1">
            <text:p>0.0455189984774696</text:p>
          </table:table-cell>
          <table:table-cell office:value-type="float" office:value="0.0534922657909821" table:style-name="ce1">
            <text:p>0.0534922657909821</text:p>
          </table:table-cell>
          <table:table-cell office:value-type="float" office:value="0.0709704244975154" table:style-name="ce1">
            <text:p>0.0709704244975154</text:p>
          </table:table-cell>
          <table:table-cell office:value-type="float" office:value="0.0536137152136308" table:style-name="ce1">
            <text:p>0.0536137152136308</text:p>
          </table:table-cell>
          <table:table-cell office:value-type="float" office:value="0.0712079063790166" table:style-name="ce1">
            <text:p>0.0712079063790166</text:p>
          </table:table-cell>
          <table:table-cell office:value-type="float" office:value="0.0693193536304586" table:style-name="ce1">
            <text:p>0.0693193536304586</text:p>
          </table:table-cell>
          <table:table-cell office:value-type="float" office:value="0.0168226820117885" table:style-name="ce1">
            <text:p>0.0168226820117885</text:p>
          </table:table-cell>
          <table:table-cell office:value-type="float" office:value="0.0787922006732001" table:style-name="ce1">
            <text:p>0.0787922006732001</text:p>
          </table:table-cell>
          <table:table-cell office:value-type="float" office:value="0.072294032789902" table:style-name="ce1">
            <text:p>0.072294032789902</text:p>
          </table:table-cell>
          <table:table-cell office:value-type="float" office:value="0.0757149275024635" table:style-name="ce1">
            <text:p>0.0757149275024635</text:p>
          </table:table-cell>
          <table:table-cell office:value-type="float" office:value="0.03241861323254" table:style-name="ce1">
            <text:p>0.03241861323254</text:p>
          </table:table-cell>
          <table:table-cell office:value-type="float" office:value="0.149336573409467" table:style-name="ce1">
            <text:p>0.149336573409467</text:p>
          </table:table-cell>
          <table:table-cell office:value-type="float" office:value="0.149336573409467" table:style-name="ce1">
            <text:p>0.149336573409467</text:p>
          </table:table-cell>
          <table:table-cell office:value-type="float" office:value="0.149336573409467" table:style-name="ce1">
            <text:p>0.149336573409467</text:p>
          </table:table-cell>
          <table:table-cell office:value-type="float" office:value="0.149336573409467" table:style-name="ce1">
            <text:p>0.149336573409467</text:p>
          </table:table-cell>
          <table:table-cell office:value-type="float" office:value="0.149336573409467" table:style-name="ce1">
            <text:p>0.149336573409467</text:p>
          </table:table-cell>
          <table:table-cell office:value-type="float" office:value="0.149336573409467" table:style-name="ce1">
            <text:p>0.149336573409467</text:p>
          </table:table-cell>
          <table:table-cell office:value-type="float" office:value="0.149336573409467" table:style-name="ce1">
            <text:p>0.149336573409467</text:p>
          </table:table-cell>
          <table:table-cell office:value-type="float" office:value="0.149336573409467" table:style-name="ce1">
            <text:p>0.149336573409467</text:p>
          </table:table-cell>
          <table:table-cell office:value-type="float" office:value="0.149336573409467" table:style-name="ce1">
            <text:p>0.149336573409467</text:p>
          </table:table-cell>
          <table:table-cell office:value-type="float" office:value="0.149336573409467" table:style-name="ce1">
            <text:p>0.149336573409467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0.0538744486442976" table:style-name="ce1">
            <text:p>0.0538744486442976</text:p>
          </table:table-cell>
          <table:table-cell office:value-type="float" office:value="0.164850194982717" table:style-name="ce1">
            <text:p>0.164850194982717</text:p>
          </table:table-cell>
          <table:table-cell office:value-type="float" office:value="0.0776453416093476" table:style-name="ce1">
            <text:p>0.0776453416093476</text:p>
          </table:table-cell>
          <table:table-cell office:value-type="float" office:value="0.0427049378851412" table:style-name="ce1">
            <text:p>0.0427049378851412</text:p>
          </table:table-cell>
          <table:table-cell office:value-type="float" office:value="0.332719423542126" table:style-name="ce1">
            <text:p>0.332719423542126</text:p>
          </table:table-cell>
          <table:table-cell office:value-type="float" office:value="0.258179895597152" table:style-name="ce1">
            <text:p>0.258179895597152</text:p>
          </table:table-cell>
          <table:table-cell office:value-type="float" office:value="0.186431032577079" table:style-name="ce1">
            <text:p>0.186431032577079</text:p>
          </table:table-cell>
          <table:table-cell office:value-type="float" office:value="0.0496930186299825" table:style-name="ce1">
            <text:p>0.0496930186299825</text:p>
          </table:table-cell>
          <table:table-cell office:value-type="float" office:value="0.117290139560473" table:style-name="ce1">
            <text:p>0.117290139560473</text:p>
          </table:table-cell>
          <table:table-cell office:value-type="float" office:value="0.183800225708433" table:style-name="ce1">
            <text:p>0.183800225708433</text:p>
          </table:table-cell>
          <table:table-cell office:value-type="float" office:value="0.0266414869180779" table:style-name="ce1">
            <text:p>0.0266414869180779</text:p>
          </table:table-cell>
          <table:table-cell office:value-type="float" office:value="0.103916871311522" table:style-name="ce1">
            <text:p>0.103916871311522</text:p>
          </table:table-cell>
          <table:table-cell office:value-type="float" office:value="0.0623309398201627" table:style-name="ce1">
            <text:p>0.0623309398201627</text:p>
          </table:table-cell>
          <table:table-cell office:value-type="float" office:value="0.0509810178260905" table:style-name="ce1">
            <text:p>0.0509810178260905</text:p>
          </table:table-cell>
          <table:table-cell office:value-type="float" office:value="0.00886070368953731" table:style-name="ce1">
            <text:p>0.00886070368953731</text:p>
          </table:table-cell>
          <table:table-cell office:value-type="float" office:value="0.0534930729958046" table:style-name="ce1">
            <text:p>0.0534930729958046</text:p>
          </table:table-cell>
          <table:table-cell office:value-type="float" office:value="0.053305810701335" table:style-name="ce1">
            <text:p>0.053305810701335</text:p>
          </table:table-cell>
          <table:table-cell office:value-type="float" office:value="0.100039171604091" table:style-name="ce1">
            <text:p>0.100039171604091</text:p>
          </table:table-cell>
          <table:table-cell office:value-type="float" office:value="0.0200736044925343" table:style-name="ce1">
            <text:p>0.0200736044925343</text:p>
          </table:table-cell>
          <table:table-cell office:value-type="float" office:value="0.148978573683159" table:style-name="ce1">
            <text:p>0.148978573683159</text:p>
          </table:table-cell>
          <table:table-cell office:value-type="float" office:value="0.0538744486442976" table:style-name="ce1">
            <text:p>0.0538744486442976</text:p>
          </table:table-cell>
          <table:table-cell office:value-type="float" office:value="0.0726669050002777" table:style-name="ce1">
            <text:p>0.0726669050002777</text:p>
          </table:table-cell>
          <table:table-cell office:value-type="float" office:value="0.113097291113569" table:style-name="ce1">
            <text:p>0.113097291113569</text:p>
          </table:table-cell>
          <table:table-cell office:value-type="float" office:value="0.202499050917179" table:style-name="ce1">
            <text:p>0.202499050917179</text:p>
          </table:table-cell>
          <table:table-cell office:value-type="float" office:value="0.104026488264382" table:style-name="ce1">
            <text:p>0.104026488264382</text:p>
          </table:table-cell>
          <table:table-cell office:value-type="float" office:value="0.089634695828438" table:style-name="ce1">
            <text:p>0.089634695828438</text:p>
          </table:table-cell>
          <table:table-cell office:value-type="float" office:value="0.0769967746382578" table:style-name="ce1">
            <text:p>0.0769967746382578</text:p>
          </table:table-cell>
          <table:table-cell office:value-type="float" office:value="0.100674036456073" table:style-name="ce1">
            <text:p>0.100674036456073</text:p>
          </table:table-cell>
          <table:table-cell office:value-type="float" office:value="0.0971799960836523" table:style-name="ce1">
            <text:p>0.0971799960836523</text:p>
          </table:table-cell>
          <table:table-cell office:value-type="float" office:value="0.105154629404236" table:style-name="ce1">
            <text:p>0.105154629404236</text:p>
          </table:table-cell>
          <table:table-cell office:value-type="float" office:value="0.100811057647148" table:style-name="ce1">
            <text:p>0.100811057647148</text:p>
          </table:table-cell>
          <table:table-cell office:value-type="float" office:value="0.167312009049037" table:style-name="ce1">
            <text:p>0.167312009049037</text:p>
          </table:table-cell>
          <table:table-cell office:value-type="float" office:value="0.0577178930539603" table:style-name="ce1">
            <text:p>0.0577178930539603</text:p>
          </table:table-cell>
          <table:table-cell office:value-type="float" office:value="0.12341498680154" table:style-name="ce1">
            <text:p>0.12341498680154</text:p>
          </table:table-cell>
          <table:table-cell office:value-type="float" office:value="0.0554753128933609" table:style-name="ce1">
            <text:p>0.0554753128933609</text:p>
          </table:table-cell>
          <table:table-cell office:value-type="float" office:value="0.112046795315324" table:style-name="ce1">
            <text:p>0.112046795315324</text:p>
          </table:table-cell>
          <table:table-cell office:value-type="float" office:value="0.0670855751504763" table:style-name="ce1">
            <text:p>0.0670855751504763</text:p>
          </table:table-cell>
          <table:table-cell office:value-type="float" office:value="0.0458883968911244" table:style-name="ce1">
            <text:p>0.0458883968911244</text:p>
          </table:table-cell>
          <table:table-cell office:value-type="float" office:value="0.0487384376654911" table:style-name="ce1">
            <text:p>0.0487384376654911</text:p>
          </table:table-cell>
          <table:table-cell office:value-type="float" office:value="0.0619381457390802" table:style-name="ce1">
            <text:p>0.0619381457390802</text:p>
          </table:table-cell>
          <table:table-cell office:value-type="float" office:value="0" table:style-name="ce1">
            <text:p>0</text:p>
          </table:table-cell>
          <table:table-cell office:value-type="float" office:value="0.0503872593314307" table:style-name="ce1">
            <text:p>0.0503872593314307</text:p>
          </table:table-cell>
          <table:table-cell office:value-type="float" office:value="0.105839735359612" table:style-name="ce1">
            <text:p>0.105839735359612</text:p>
          </table:table-cell>
          <table:table-cell office:value-type="float" office:value="0.0120441626955206" table:style-name="ce1">
            <text:p>0.0120441626955206</text:p>
          </table:table-cell>
          <table:table-cell office:value-type="float" office:value="0.0270609449446086" table:style-name="ce1">
            <text:p>0.0270609449446086</text:p>
          </table:table-cell>
          <table:table-cell office:value-type="float" office:value="0.0338029265382009" table:style-name="ce1">
            <text:p>0.0338029265382009</text:p>
          </table:table-cell>
          <table:table-cell office:value-type="float" office:value="0.0455045641840407" table:style-name="ce1">
            <text:p>0.0455045641840407</text:p>
          </table:table-cell>
          <table:table-cell office:value-type="float" office:value="0.0154118857720124" table:style-name="ce1">
            <text:p>0.0154118857720124</text:p>
          </table:table-cell>
          <table:table-cell office:value-type="float" office:value="0.0204508439855652" table:style-name="ce1">
            <text:p>0.0204508439855652</text:p>
          </table:table-cell>
          <table:table-cell office:value-type="float" office:value="0.0297255439643193" table:style-name="ce1">
            <text:p>0.0297255439643193</text:p>
          </table:table-cell>
          <table:table-cell office:value-type="float" office:value="0.0224926344323992" table:style-name="ce1">
            <text:p>0.0224926344323992</text:p>
          </table:table-cell>
          <table:table-cell office:value-type="float" office:value="0.0199903473460752" table:style-name="ce1">
            <text:p>0.0199903473460752</text:p>
          </table:table-cell>
          <table:table-cell office:value-type="float" office:value="0.0136360408891729" table:style-name="ce1">
            <text:p>0.0136360408891729</text:p>
          </table:table-cell>
          <table:table-cell office:value-type="float" office:value="0.0294564664103481" table:style-name="ce1">
            <text:p>0.0294564664103481</text:p>
          </table:table-cell>
          <table:table-cell office:value-type="float" office:value="0.0151324805303379" table:style-name="ce1">
            <text:p>0.0151324805303379</text:p>
          </table:table-cell>
          <table:table-cell office:value-type="float" office:value="0.0352383497180318" table:style-name="ce1">
            <text:p>0.0352383497180318</text:p>
          </table:table-cell>
          <table:table-cell office:value-type="float" office:value="0.0207923862887611" table:style-name="ce1">
            <text:p>0.0207923862887611</text:p>
          </table:table-cell>
          <table:table-cell office:value-type="float" office:value="0.00506677623773495" table:style-name="ce1">
            <text:p>0.00506677623773495</text:p>
          </table:table-cell>
          <table:table-cell office:value-type="float" office:value="0.0229591718072741" table:style-name="ce1">
            <text:p>0.0229591718072741</text:p>
          </table:table-cell>
          <table:table-cell office:value-type="float" office:value="0.0338631369115487" table:style-name="ce1">
            <text:p>0.0338631369115487</text:p>
          </table:table-cell>
          <table:table-cell office:value-type="float" office:value="0.0175903588002919" table:style-name="ce1">
            <text:p>0.0175903588002919</text:p>
          </table:table-cell>
          <table:table-cell office:value-type="float" office:value="0.00715258088333383" table:style-name="ce1">
            <text:p>0.00715258088333383</text:p>
          </table:table-cell>
          <table:table-cell office:value-type="float" office:value="0.0731555070220418" table:style-name="ce1">
            <text:p>0.0731555070220418</text:p>
          </table:table-cell>
          <table:table-cell office:value-type="float" office:value="0.0731555070220418" table:style-name="ce1">
            <text:p>0.0731555070220418</text:p>
          </table:table-cell>
          <table:table-cell office:value-type="float" office:value="0.0731555070220418" table:style-name="ce1">
            <text:p>0.0731555070220418</text:p>
          </table:table-cell>
          <table:table-cell office:value-type="float" office:value="0.0731555070220418" table:style-name="ce1">
            <text:p>0.0731555070220418</text:p>
          </table:table-cell>
          <table:table-cell office:value-type="float" office:value="0.0731555070220418" table:style-name="ce1">
            <text:p>0.0731555070220418</text:p>
          </table:table-cell>
          <table:table-cell office:value-type="float" office:value="0.0731555070220418" table:style-name="ce1">
            <text:p>0.0731555070220418</text:p>
          </table:table-cell>
          <table:table-cell office:value-type="float" office:value="0.0731555070220418" table:style-name="ce1">
            <text:p>0.0731555070220418</text:p>
          </table:table-cell>
          <table:table-cell office:value-type="float" office:value="0.0731555070220418" table:style-name="ce1">
            <text:p>0.0731555070220418</text:p>
          </table:table-cell>
          <table:table-cell office:value-type="float" office:value="0.0731555070220418" table:style-name="ce1">
            <text:p>0.0731555070220418</text:p>
          </table:table-cell>
          <table:table-cell office:value-type="float" office:value="0.0731555070220418" table:style-name="ce1">
            <text:p>0.0731555070220418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0.170091255541348" table:style-name="ce1">
            <text:p>0.170091255541348</text:p>
          </table:table-cell>
          <table:table-cell office:value-type="float" office:value="0.234452392675943" table:style-name="ce1">
            <text:p>0.234452392675943</text:p>
          </table:table-cell>
          <table:table-cell office:value-type="float" office:value="0.141816932762955" table:style-name="ce1">
            <text:p>0.141816932762955</text:p>
          </table:table-cell>
          <table:table-cell office:value-type="float" office:value="0.127161374534191" table:style-name="ce1">
            <text:p>0.127161374534191</text:p>
          </table:table-cell>
          <table:table-cell office:value-type="float" office:value="0.379557834024706" table:style-name="ce1">
            <text:p>0.379557834024706</text:p>
          </table:table-cell>
          <table:table-cell office:value-type="float" office:value="0.526170508475298" table:style-name="ce1">
            <text:p>0.526170508475298</text:p>
          </table:table-cell>
          <table:table-cell office:value-type="float" office:value="0.391291415353789" table:style-name="ce1">
            <text:p>0.391291415353789</text:p>
          </table:table-cell>
          <table:table-cell office:value-type="float" office:value="0.164060039447516" table:style-name="ce1">
            <text:p>0.164060039447516</text:p>
          </table:table-cell>
          <table:table-cell office:value-type="float" office:value="0.225947944083201" table:style-name="ce1">
            <text:p>0.225947944083201</text:p>
          </table:table-cell>
          <table:table-cell office:value-type="float" office:value="0.391095018313248" table:style-name="ce1">
            <text:p>0.391095018313248</text:p>
          </table:table-cell>
          <table:table-cell office:value-type="float" office:value="0.135080057535086" table:style-name="ce1">
            <text:p>0.135080057535086</text:p>
          </table:table-cell>
          <table:table-cell office:value-type="float" office:value="0.267081705644012" table:style-name="ce1">
            <text:p>0.267081705644012</text:p>
          </table:table-cell>
          <table:table-cell office:value-type="float" office:value="0.209701798194704" table:style-name="ce1">
            <text:p>0.209701798194704</text:p>
          </table:table-cell>
          <table:table-cell office:value-type="float" office:value="0.109927534226693" table:style-name="ce1">
            <text:p>0.109927534226693</text:p>
          </table:table-cell>
          <table:table-cell office:value-type="float" office:value="0.132956229073418" table:style-name="ce1">
            <text:p>0.132956229073418</text:p>
          </table:table-cell>
          <table:table-cell office:value-type="float" office:value="0.139154154283058" table:style-name="ce1">
            <text:p>0.139154154283058</text:p>
          </table:table-cell>
          <table:table-cell office:value-type="float" office:value="0.214995383543248" table:style-name="ce1">
            <text:p>0.214995383543248</text:p>
          </table:table-cell>
          <table:table-cell office:value-type="float" office:value="0.208418366371632" table:style-name="ce1">
            <text:p>0.208418366371632</text:p>
          </table:table-cell>
          <table:table-cell office:value-type="float" office:value="0.163192238570705" table:style-name="ce1">
            <text:p>0.163192238570705</text:p>
          </table:table-cell>
          <table:table-cell office:value-type="float" office:value="0.355533451856167" table:style-name="ce1">
            <text:p>0.355533451856167</text:p>
          </table:table-cell>
          <table:table-cell office:value-type="float" office:value="0.170091255541348" table:style-name="ce1">
            <text:p>0.170091255541348</text:p>
          </table:table-cell>
          <table:table-cell office:value-type="float" office:value="0.237891624571933" table:style-name="ce1">
            <text:p>0.237891624571933</text:p>
          </table:table-cell>
          <table:table-cell office:value-type="float" office:value="0.401476657223721" table:style-name="ce1">
            <text:p>0.401476657223721</text:p>
          </table:table-cell>
          <table:table-cell office:value-type="float" office:value="0.396018646445888" table:style-name="ce1">
            <text:p>0.396018646445888</text:p>
          </table:table-cell>
          <table:table-cell office:value-type="float" office:value="0.287269494462443" table:style-name="ce1">
            <text:p>0.287269494462443</text:p>
          </table:table-cell>
          <table:table-cell office:value-type="float" office:value="0.231314607400318" table:style-name="ce1">
            <text:p>0.231314607400318</text:p>
          </table:table-cell>
          <table:table-cell office:value-type="float" office:value="0.297198963442368" table:style-name="ce1">
            <text:p>0.297198963442368</text:p>
          </table:table-cell>
          <table:table-cell office:value-type="float" office:value="0.354866615392934" table:style-name="ce1">
            <text:p>0.354866615392934</text:p>
          </table:table-cell>
          <table:table-cell office:value-type="float" office:value="0.356789479441024" table:style-name="ce1">
            <text:p>0.356789479441024</text:p>
          </table:table-cell>
          <table:table-cell office:value-type="float" office:value="0.281295370531559" table:style-name="ce1">
            <text:p>0.281295370531559</text:p>
          </table:table-cell>
          <table:table-cell office:value-type="float" office:value="0.317299972173117" table:style-name="ce1">
            <text:p>0.317299972173117</text:p>
          </table:table-cell>
          <table:table-cell office:value-type="float" office:value="0.411511175783471" table:style-name="ce1">
            <text:p>0.411511175783471</text:p>
          </table:table-cell>
          <table:table-cell office:value-type="float" office:value="0.250141319054067" table:style-name="ce1">
            <text:p>0.250141319054067</text:p>
          </table:table-cell>
          <table:table-cell office:value-type="float" office:value="0.309928232093265" table:style-name="ce1">
            <text:p>0.309928232093265</text:p>
          </table:table-cell>
          <table:table-cell office:value-type="float" office:value="0.270945703232336" table:style-name="ce1">
            <text:p>0.270945703232336</text:p>
          </table:table-cell>
          <table:table-cell office:value-type="float" office:value="0.319455772246035" table:style-name="ce1">
            <text:p>0.319455772246035</text:p>
          </table:table-cell>
          <table:table-cell office:value-type="float" office:value="0.23230115997606" table:style-name="ce1">
            <text:p>0.23230115997606</text:p>
          </table:table-cell>
          <table:table-cell office:value-type="float" office:value="0.163087188990881" table:style-name="ce1">
            <text:p>0.163087188990881</text:p>
          </table:table-cell>
          <table:table-cell office:value-type="float" office:value="0.216662474701331" table:style-name="ce1">
            <text:p>0.216662474701331</text:p>
          </table:table-cell>
          <table:table-cell office:value-type="float" office:value="0.231511004440859" table:style-name="ce1">
            <text:p>0.231511004440859</text:p>
          </table:table-cell>
          <table:table-cell office:value-type="float" office:value="0" table:style-name="ce1">
            <text:p>0</text:p>
          </table:table-cell>
          <table:table-cell office:value-type="float" office:value="0.251835814450365" table:style-name="ce1">
            <text:p>0.251835814450365</text:p>
          </table:table-cell>
          <table:table-cell office:value-type="float" office:value="0.57451158468667" table:style-name="ce1">
            <text:p>0.57451158468667</text:p>
          </table:table-cell>
          <table:table-cell office:value-type="float" office:value="0.138208708064639" table:style-name="ce1">
            <text:p>0.138208708064639</text:p>
          </table:table-cell>
          <table:table-cell office:value-type="float" office:value="0.113537744572121" table:style-name="ce1">
            <text:p>0.113537744572121</text:p>
          </table:table-cell>
          <table:table-cell office:value-type="float" office:value="0.0941015471507253" table:style-name="ce1">
            <text:p>0.0941015471507253</text:p>
          </table:table-cell>
          <table:table-cell office:value-type="float" office:value="0.139227333150735" table:style-name="ce1">
            <text:p>0.139227333150735</text:p>
          </table:table-cell>
          <table:table-cell office:value-type="float" office:value="0.0697257353487918" table:style-name="ce1">
            <text:p>0.0697257353487918</text:p>
          </table:table-cell>
          <table:table-cell office:value-type="float" office:value="0.0614385905492087" table:style-name="ce1">
            <text:p>0.0614385905492087</text:p>
          </table:table-cell>
          <table:table-cell office:value-type="float" office:value="0.110059222119456" table:style-name="ce1">
            <text:p>0.110059222119456</text:p>
          </table:table-cell>
          <table:table-cell office:value-type="float" office:value="0.0690964483060819" table:style-name="ce1">
            <text:p>0.0690964483060819</text:p>
          </table:table-cell>
          <table:table-cell office:value-type="float" office:value="0.0537385351915306" table:style-name="ce1">
            <text:p>0.0537385351915306</text:p>
          </table:table-cell>
          <table:table-cell office:value-type="float" office:value="0.0639422783857669" table:style-name="ce1">
            <text:p>0.0639422783857669</text:p>
          </table:table-cell>
          <table:table-cell office:value-type="float" office:value="0.10825242941113" table:style-name="ce1">
            <text:p>0.10825242941113</text:p>
          </table:table-cell>
          <table:table-cell office:value-type="float" office:value="0.0714966250776779" table:style-name="ce1">
            <text:p>0.0714966250776779</text:p>
          </table:table-cell>
          <table:table-cell office:value-type="float" office:value="0.0804880298875837" table:style-name="ce1">
            <text:p>0.0804880298875837</text:p>
          </table:table-cell>
          <table:table-cell office:value-type="float" office:value="0.069595673500875" table:style-name="ce1">
            <text:p>0.069595673500875</text:p>
          </table:table-cell>
          <table:table-cell office:value-type="float" office:value="0.0331542828781922" table:style-name="ce1">
            <text:p>0.0331542828781922</text:p>
          </table:table-cell>
          <table:table-cell office:value-type="float" office:value="0.0984245906742725" table:style-name="ce1">
            <text:p>0.0984245906742725</text:p>
          </table:table-cell>
          <table:table-cell office:value-type="float" office:value="0.0709983388232761" table:style-name="ce1">
            <text:p>0.0709983388232761</text:p>
          </table:table-cell>
          <table:table-cell office:value-type="float" office:value="0.0760432283386018" table:style-name="ce1">
            <text:p>0.0760432283386018</text:p>
          </table:table-cell>
          <table:table-cell office:value-type="float" office:value="0.0470280004406959" table:style-name="ce1">
            <text:p>0.0470280004406959</text:p>
          </table:table-cell>
          <table:table-cell office:value-type="float" office:value="0.206768501494585" table:style-name="ce1">
            <text:p>0.206768501494585</text:p>
          </table:table-cell>
          <table:table-cell office:value-type="float" office:value="0.206768501494585" table:style-name="ce1">
            <text:p>0.206768501494585</text:p>
          </table:table-cell>
          <table:table-cell office:value-type="float" office:value="0.206768501494585" table:style-name="ce1">
            <text:p>0.206768501494585</text:p>
          </table:table-cell>
          <table:table-cell office:value-type="float" office:value="0.206768501494585" table:style-name="ce1">
            <text:p>0.206768501494585</text:p>
          </table:table-cell>
          <table:table-cell office:value-type="float" office:value="0.206768501494585" table:style-name="ce1">
            <text:p>0.206768501494585</text:p>
          </table:table-cell>
          <table:table-cell office:value-type="float" office:value="0.206768501494585" table:style-name="ce1">
            <text:p>0.206768501494585</text:p>
          </table:table-cell>
          <table:table-cell office:value-type="float" office:value="0.206768501494585" table:style-name="ce1">
            <text:p>0.206768501494585</text:p>
          </table:table-cell>
          <table:table-cell office:value-type="float" office:value="0.206768501494585" table:style-name="ce1">
            <text:p>0.206768501494585</text:p>
          </table:table-cell>
          <table:table-cell office:value-type="float" office:value="0.206768501494585" table:style-name="ce1">
            <text:p>0.206768501494585</text:p>
          </table:table-cell>
          <table:table-cell office:value-type="float" office:value="0.206768501494585" table:style-name="ce1">
            <text:p>0.206768501494585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0.150419579875968" table:style-name="ce1">
            <text:p>0.150419579875968</text:p>
          </table:table-cell>
          <table:table-cell office:value-type="float" office:value="0.247766285075428" table:style-name="ce1">
            <text:p>0.247766285075428</text:p>
          </table:table-cell>
          <table:table-cell office:value-type="float" office:value="0.150951678834643" table:style-name="ce1">
            <text:p>0.150951678834643</text:p>
          </table:table-cell>
          <table:table-cell office:value-type="float" office:value="0.103244040171179" table:style-name="ce1">
            <text:p>0.103244040171179</text:p>
          </table:table-cell>
          <table:table-cell office:value-type="float" office:value="0.366522551380407" table:style-name="ce1">
            <text:p>0.366522551380407</text:p>
          </table:table-cell>
          <table:table-cell office:value-type="float" office:value="0.470037493864775" table:style-name="ce1">
            <text:p>0.470037493864775</text:p>
          </table:table-cell>
          <table:table-cell office:value-type="float" office:value="0.376885920798737" table:style-name="ce1">
            <text:p>0.376885920798737</text:p>
          </table:table-cell>
          <table:table-cell office:value-type="float" office:value="0.159469829546492" table:style-name="ce1">
            <text:p>0.159469829546492</text:p>
          </table:table-cell>
          <table:table-cell office:value-type="float" office:value="0.208043841782693" table:style-name="ce1">
            <text:p>0.208043841782693</text:p>
          </table:table-cell>
          <table:table-cell office:value-type="float" office:value="0.3456496566066" table:style-name="ce1">
            <text:p>0.3456496566066</text:p>
          </table:table-cell>
          <table:table-cell office:value-type="float" office:value="0.0642949102255757" table:style-name="ce1">
            <text:p>0.0642949102255757</text:p>
          </table:table-cell>
          <table:table-cell office:value-type="float" office:value="0.291777491648821" table:style-name="ce1">
            <text:p>0.291777491648821</text:p>
          </table:table-cell>
          <table:table-cell office:value-type="float" office:value="0.174784231335677" table:style-name="ce1">
            <text:p>0.174784231335677</text:p>
          </table:table-cell>
          <table:table-cell office:value-type="float" office:value="0.0799609997385205" table:style-name="ce1">
            <text:p>0.0799609997385205</text:p>
          </table:table-cell>
          <table:table-cell office:value-type="float" office:value="0.0750191021137373" table:style-name="ce1">
            <text:p>0.0750191021137373</text:p>
          </table:table-cell>
          <table:table-cell office:value-type="float" office:value="0.104414714972429" table:style-name="ce1">
            <text:p>0.104414714972429</text:p>
          </table:table-cell>
          <table:table-cell office:value-type="float" office:value="0.185380536778835" table:style-name="ce1">
            <text:p>0.185380536778835</text:p>
          </table:table-cell>
          <table:table-cell office:value-type="float" office:value="0.190304164911475" table:style-name="ce1">
            <text:p>0.190304164911475</text:p>
          </table:table-cell>
          <table:table-cell office:value-type="float" office:value="0.133527150702899" table:style-name="ce1">
            <text:p>0.133527150702899</text:p>
          </table:table-cell>
          <table:table-cell office:value-type="float" office:value="0.333349721021073" table:style-name="ce1">
            <text:p>0.333349721021073</text:p>
          </table:table-cell>
          <table:table-cell office:value-type="float" office:value="0.150419579875968" table:style-name="ce1">
            <text:p>0.150419579875968</text:p>
          </table:table-cell>
          <table:table-cell office:value-type="float" office:value="0.230195601006536" table:style-name="ce1">
            <text:p>0.230195601006536</text:p>
          </table:table-cell>
          <table:table-cell office:value-type="float" office:value="0.362868652951732" table:style-name="ce1">
            <text:p>0.362868652951732</text:p>
          </table:table-cell>
          <table:table-cell office:value-type="float" office:value="0.394442902748522" table:style-name="ce1">
            <text:p>0.394442902748522</text:p>
          </table:table-cell>
          <table:table-cell office:value-type="float" office:value="0.267186755223837" table:style-name="ce1">
            <text:p>0.267186755223837</text:p>
          </table:table-cell>
          <table:table-cell office:value-type="float" office:value="0.251068495780343" table:style-name="ce1">
            <text:p>0.251068495780343</text:p>
          </table:table-cell>
          <table:table-cell office:value-type="float" office:value="0.24682997360308" table:style-name="ce1">
            <text:p>0.24682997360308</text:p>
          </table:table-cell>
          <table:table-cell office:value-type="float" office:value="0.358095748129275" table:style-name="ce1">
            <text:p>0.358095748129275</text:p>
          </table:table-cell>
          <table:table-cell office:value-type="float" office:value="0.293901320110488" table:style-name="ce1">
            <text:p>0.293901320110488</text:p>
          </table:table-cell>
          <table:table-cell office:value-type="float" office:value="0.250004297862992" table:style-name="ce1">
            <text:p>0.250004297862992</text:p>
          </table:table-cell>
          <table:table-cell office:value-type="float" office:value="0.270895462128942" table:style-name="ce1">
            <text:p>0.270895462128942</text:p>
          </table:table-cell>
          <table:table-cell office:value-type="float" office:value="0.378187622113953" table:style-name="ce1">
            <text:p>0.378187622113953</text:p>
          </table:table-cell>
          <table:table-cell office:value-type="float" office:value="0.191016675105067" table:style-name="ce1">
            <text:p>0.191016675105067</text:p>
          </table:table-cell>
          <table:table-cell office:value-type="float" office:value="0.271676482918071" table:style-name="ce1">
            <text:p>0.271676482918071</text:p>
          </table:table-cell>
          <table:table-cell office:value-type="float" office:value="0.171422644781296" table:style-name="ce1">
            <text:p>0.171422644781296</text:p>
          </table:table-cell>
          <table:table-cell office:value-type="float" office:value="0.286497608419385" table:style-name="ce1">
            <text:p>0.286497608419385</text:p>
          </table:table-cell>
          <table:table-cell office:value-type="float" office:value="0.191135426803999" table:style-name="ce1">
            <text:p>0.191135426803999</text:p>
          </table:table-cell>
          <table:table-cell office:value-type="float" office:value="0.132170640911253" table:style-name="ce1">
            <text:p>0.132170640911253</text:p>
          </table:table-cell>
          <table:table-cell office:value-type="float" office:value="0.155898143832462" table:style-name="ce1">
            <text:p>0.155898143832462</text:p>
          </table:table-cell>
          <table:table-cell office:value-type="float" office:value="0.218918756981038" table:style-name="ce1">
            <text:p>0.218918756981038</text:p>
          </table:table-cell>
          <table:table-cell office:value-type="float" office:value="0" table:style-name="ce1">
            <text:p>0</text:p>
          </table:table-cell>
          <table:table-cell office:value-type="float" office:value="0.206678197244976" table:style-name="ce1">
            <text:p>0.206678197244976</text:p>
          </table:table-cell>
          <table:table-cell office:value-type="float" office:value="0.349404037242064" table:style-name="ce1">
            <text:p>0.349404037242064</text:p>
          </table:table-cell>
          <table:table-cell office:value-type="float" office:value="0.079476858196721" table:style-name="ce1">
            <text:p>0.079476858196721</text:p>
          </table:table-cell>
          <table:table-cell office:value-type="float" office:value="0.107432465242791" table:style-name="ce1">
            <text:p>0.107432465242791</text:p>
          </table:table-cell>
          <table:table-cell office:value-type="float" office:value="0.0786635942923235" table:style-name="ce1">
            <text:p>0.0786635942923235</text:p>
          </table:table-cell>
          <table:table-cell office:value-type="float" office:value="0.102022373877345" table:style-name="ce1">
            <text:p>0.102022373877345</text:p>
          </table:table-cell>
          <table:table-cell office:value-type="float" office:value="0.0350625949597413" table:style-name="ce1">
            <text:p>0.0350625949597413</text:p>
          </table:table-cell>
          <table:table-cell office:value-type="float" office:value="0.060380695821559" table:style-name="ce1">
            <text:p>0.060380695821559</text:p>
          </table:table-cell>
          <table:table-cell office:value-type="float" office:value="0.0859482746774305" table:style-name="ce1">
            <text:p>0.0859482746774305</text:p>
          </table:table-cell>
          <table:table-cell office:value-type="float" office:value="0.0502581961409058" table:style-name="ce1">
            <text:p>0.0502581961409058</text:p>
          </table:table-cell>
          <table:table-cell office:value-type="float" office:value="0.0374663480217789" table:style-name="ce1">
            <text:p>0.0374663480217789</text:p>
          </table:table-cell>
          <table:table-cell office:value-type="float" office:value="0.0437356683355662" table:style-name="ce1">
            <text:p>0.0437356683355662</text:p>
          </table:table-cell>
          <table:table-cell office:value-type="float" office:value="0.0632080970372385" table:style-name="ce1">
            <text:p>0.0632080970372385</text:p>
          </table:table-cell>
          <table:table-cell office:value-type="float" office:value="0.0426885922148033" table:style-name="ce1">
            <text:p>0.0426885922148033</text:p>
          </table:table-cell>
          <table:table-cell office:value-type="float" office:value="0.0753881434161881" table:style-name="ce1">
            <text:p>0.0753881434161881</text:p>
          </table:table-cell>
          <table:table-cell office:value-type="float" office:value="0.0673379223866848" table:style-name="ce1">
            <text:p>0.0673379223866848</text:p>
          </table:table-cell>
          <table:table-cell office:value-type="float" office:value="0.0365911811621793" table:style-name="ce1">
            <text:p>0.0365911811621793</text:p>
          </table:table-cell>
          <table:table-cell office:value-type="float" office:value="0.0637997958228829" table:style-name="ce1">
            <text:p>0.0637997958228829</text:p>
          </table:table-cell>
          <table:table-cell office:value-type="float" office:value="0.081440494084716" table:style-name="ce1">
            <text:p>0.081440494084716</text:p>
          </table:table-cell>
          <table:table-cell office:value-type="float" office:value="0.0835175440413512" table:style-name="ce1">
            <text:p>0.0835175440413512</text:p>
          </table:table-cell>
          <table:table-cell office:value-type="float" office:value="0.0373190503799649" table:style-name="ce1">
            <text:p>0.0373190503799649</text:p>
          </table:table-cell>
          <table:table-cell office:value-type="float" office:value="0.178588013181829" table:style-name="ce1">
            <text:p>0.178588013181829</text:p>
          </table:table-cell>
          <table:table-cell office:value-type="float" office:value="0.178588013181829" table:style-name="ce1">
            <text:p>0.178588013181829</text:p>
          </table:table-cell>
          <table:table-cell office:value-type="float" office:value="0.178588013181829" table:style-name="ce1">
            <text:p>0.178588013181829</text:p>
          </table:table-cell>
          <table:table-cell office:value-type="float" office:value="0.178588013181829" table:style-name="ce1">
            <text:p>0.178588013181829</text:p>
          </table:table-cell>
          <table:table-cell office:value-type="float" office:value="0.178588013181829" table:style-name="ce1">
            <text:p>0.178588013181829</text:p>
          </table:table-cell>
          <table:table-cell office:value-type="float" office:value="0.178588013181829" table:style-name="ce1">
            <text:p>0.178588013181829</text:p>
          </table:table-cell>
          <table:table-cell office:value-type="float" office:value="0.178588013181829" table:style-name="ce1">
            <text:p>0.178588013181829</text:p>
          </table:table-cell>
          <table:table-cell office:value-type="float" office:value="0.178588013181829" table:style-name="ce1">
            <text:p>0.178588013181829</text:p>
          </table:table-cell>
          <table:table-cell office:value-type="float" office:value="0.178588013181829" table:style-name="ce1">
            <text:p>0.178588013181829</text:p>
          </table:table-cell>
          <table:table-cell office:value-type="float" office:value="0.178588013181829" table:style-name="ce1">
            <text:p>0.178588013181829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0.188171084591607" table:style-name="ce1">
            <text:p>0.188171084591607</text:p>
          </table:table-cell>
          <table:table-cell office:value-type="float" office:value="0.24612659815556" table:style-name="ce1">
            <text:p>0.24612659815556</text:p>
          </table:table-cell>
          <table:table-cell office:value-type="float" office:value="0.13291055534306" table:style-name="ce1">
            <text:p>0.13291055534306</text:p>
          </table:table-cell>
          <table:table-cell office:value-type="float" office:value="0.137834754397329" table:style-name="ce1">
            <text:p>0.137834754397329</text:p>
          </table:table-cell>
          <table:table-cell office:value-type="float" office:value="0.348253059237032" table:style-name="ce1">
            <text:p>0.348253059237032</text:p>
          </table:table-cell>
          <table:table-cell office:value-type="float" office:value="0.616828295863765" table:style-name="ce1">
            <text:p>0.616828295863765</text:p>
          </table:table-cell>
          <table:table-cell office:value-type="float" office:value="0.337378144038687" table:style-name="ce1">
            <text:p>0.337378144038687</text:p>
          </table:table-cell>
          <table:table-cell office:value-type="float" office:value="0.16743989549404" table:style-name="ce1">
            <text:p>0.16743989549404</text:p>
          </table:table-cell>
          <table:table-cell office:value-type="float" office:value="0.196556898597546" table:style-name="ce1">
            <text:p>0.196556898597546</text:p>
          </table:table-cell>
          <table:table-cell office:value-type="float" office:value="0.324151031726883" table:style-name="ce1">
            <text:p>0.324151031726883</text:p>
          </table:table-cell>
          <table:table-cell office:value-type="float" office:value="0.129247522168313" table:style-name="ce1">
            <text:p>0.129247522168313</text:p>
          </table:table-cell>
          <table:table-cell office:value-type="float" office:value="0.268022584489396" table:style-name="ce1">
            <text:p>0.268022584489396</text:p>
          </table:table-cell>
          <table:table-cell office:value-type="float" office:value="0.221622641818257" table:style-name="ce1">
            <text:p>0.221622641818257</text:p>
          </table:table-cell>
          <table:table-cell office:value-type="float" office:value="0.0835509549446938" table:style-name="ce1">
            <text:p>0.0835509549446938</text:p>
          </table:table-cell>
          <table:table-cell office:value-type="float" office:value="0.159995077445614" table:style-name="ce1">
            <text:p>0.159995077445614</text:p>
          </table:table-cell>
          <table:table-cell office:value-type="float" office:value="0.135861078324215" table:style-name="ce1">
            <text:p>0.135861078324215</text:p>
          </table:table-cell>
          <table:table-cell office:value-type="float" office:value="0.213077086868193" table:style-name="ce1">
            <text:p>0.213077086868193</text:p>
          </table:table-cell>
          <table:table-cell office:value-type="float" office:value="0.218599040868529" table:style-name="ce1">
            <text:p>0.218599040868529</text:p>
          </table:table-cell>
          <table:table-cell office:value-type="float" office:value="0.213753058077498" table:style-name="ce1">
            <text:p>0.213753058077498</text:p>
          </table:table-cell>
          <table:table-cell office:value-type="float" office:value="0.336903137242959" table:style-name="ce1">
            <text:p>0.336903137242959</text:p>
          </table:table-cell>
          <table:table-cell office:value-type="float" office:value="0.188171084591607" table:style-name="ce1">
            <text:p>0.188171084591607</text:p>
          </table:table-cell>
          <table:table-cell office:value-type="float" office:value="0.256891896401044" table:style-name="ce1">
            <text:p>0.256891896401044</text:p>
          </table:table-cell>
          <table:table-cell office:value-type="float" office:value="0.428309973809305" table:style-name="ce1">
            <text:p>0.428309973809305</text:p>
          </table:table-cell>
          <table:table-cell office:value-type="float" office:value="0.436672833837935" table:style-name="ce1">
            <text:p>0.436672833837935</text:p>
          </table:table-cell>
          <table:table-cell office:value-type="float" office:value="0.351217284337294" table:style-name="ce1">
            <text:p>0.351217284337294</text:p>
          </table:table-cell>
          <table:table-cell office:value-type="float" office:value="0.285026914301843" table:style-name="ce1">
            <text:p>0.285026914301843</text:p>
          </table:table-cell>
          <table:table-cell office:value-type="float" office:value="0.345599415503206" table:style-name="ce1">
            <text:p>0.345599415503206</text:p>
          </table:table-cell>
          <table:table-cell office:value-type="float" office:value="0.416389130185752" table:style-name="ce1">
            <text:p>0.416389130185752</text:p>
          </table:table-cell>
          <table:table-cell office:value-type="float" office:value="0.44384360950421" table:style-name="ce1">
            <text:p>0.44384360950421</text:p>
          </table:table-cell>
          <table:table-cell office:value-type="float" office:value="0.250250936006927" table:style-name="ce1">
            <text:p>0.250250936006927</text:p>
          </table:table-cell>
          <table:table-cell office:value-type="float" office:value="0.323657755439012" table:style-name="ce1">
            <text:p>0.323657755439012</text:p>
          </table:table-cell>
          <table:table-cell office:value-type="float" office:value="0.420559141767477" table:style-name="ce1">
            <text:p>0.420559141767477</text:p>
          </table:table-cell>
          <table:table-cell office:value-type="float" office:value="0.260052518541848" table:style-name="ce1">
            <text:p>0.260052518541848</text:p>
          </table:table-cell>
          <table:table-cell office:value-type="float" office:value="0.305465908637245" table:style-name="ce1">
            <text:p>0.305465908637245</text:p>
          </table:table-cell>
          <table:table-cell office:value-type="float" office:value="0.297509544808805" table:style-name="ce1">
            <text:p>0.297509544808805</text:p>
          </table:table-cell>
          <table:table-cell office:value-type="float" office:value="0.292179420475975" table:style-name="ce1">
            <text:p>0.292179420475975</text:p>
          </table:table-cell>
          <table:table-cell office:value-type="float" office:value="0.2794912581824" table:style-name="ce1">
            <text:p>0.2794912581824</text:p>
          </table:table-cell>
          <table:table-cell office:value-type="float" office:value="0.234109839698255" table:style-name="ce1">
            <text:p>0.234109839698255</text:p>
          </table:table-cell>
          <table:table-cell office:value-type="float" office:value="0.286511310538493" table:style-name="ce1">
            <text:p>0.286511310538493</text:p>
          </table:table-cell>
          <table:table-cell office:value-type="float" office:value="0.271082724423412" table:style-name="ce1">
            <text:p>0.271082724423412</text:p>
          </table:table-cell>
          <table:table-cell office:value-type="float" office:value="0" table:style-name="ce1">
            <text:p>0</text:p>
          </table:table-cell>
          <table:table-cell office:value-type="float" office:value="0.296175871882339" table:style-name="ce1">
            <text:p>0.296175871882339</text:p>
          </table:table-cell>
          <table:table-cell office:value-type="float" office:value="0.618472550156669" table:style-name="ce1">
            <text:p>0.618472550156669</text:p>
          </table:table-cell>
          <table:table-cell office:value-type="float" office:value="0.171532261734156" table:style-name="ce1">
            <text:p>0.171532261734156</text:p>
          </table:table-cell>
          <table:table-cell office:value-type="float" office:value="0.118541421389151" table:style-name="ce1">
            <text:p>0.118541421389151</text:p>
          </table:table-cell>
          <table:table-cell office:value-type="float" office:value="0.110426656415263" table:style-name="ce1">
            <text:p>0.110426656415263</text:p>
          </table:table-cell>
          <table:table-cell office:value-type="float" office:value="0.133197033355035" table:style-name="ce1">
            <text:p>0.133197033355035</text:p>
          </table:table-cell>
          <table:table-cell office:value-type="float" office:value="0.0608547403422203" table:style-name="ce1">
            <text:p>0.0608547403422203</text:p>
          </table:table-cell>
          <table:table-cell office:value-type="float" office:value="0.0528106913684365" table:style-name="ce1">
            <text:p>0.0528106913684365</text:p>
          </table:table-cell>
          <table:table-cell office:value-type="float" office:value="0.0957704316211509" table:style-name="ce1">
            <text:p>0.0957704316211509</text:p>
          </table:table-cell>
          <table:table-cell office:value-type="float" office:value="0.0754081850878982" table:style-name="ce1">
            <text:p>0.0754081850878982</text:p>
          </table:table-cell>
          <table:table-cell office:value-type="float" office:value="0.0625190723743848" table:style-name="ce1">
            <text:p>0.0625190723743848</text:p>
          </table:table-cell>
          <table:table-cell office:value-type="float" office:value="0.0568063970716313" table:style-name="ce1">
            <text:p>0.0568063970716313</text:p>
          </table:table-cell>
          <table:table-cell office:value-type="float" office:value="0.0846784573827089" table:style-name="ce1">
            <text:p>0.0846784573827089</text:p>
          </table:table-cell>
          <table:table-cell office:value-type="float" office:value="0.0567128751067767" table:style-name="ce1">
            <text:p>0.0567128751067767</text:p>
          </table:table-cell>
          <table:table-cell office:value-type="float" office:value="0.0893360307035921" table:style-name="ce1">
            <text:p>0.0893360307035921</text:p>
          </table:table-cell>
          <table:table-cell office:value-type="float" office:value="0.0505118194801838" table:style-name="ce1">
            <text:p>0.0505118194801838</text:p>
          </table:table-cell>
          <table:table-cell office:value-type="float" office:value="0.0388106305121534" table:style-name="ce1">
            <text:p>0.0388106305121534</text:p>
          </table:table-cell>
          <table:table-cell office:value-type="float" office:value="0.0706284532145602" table:style-name="ce1">
            <text:p>0.0706284532145602</text:p>
          </table:table-cell>
          <table:table-cell office:value-type="float" office:value="0.0609851633210569" table:style-name="ce1">
            <text:p>0.0609851633210569</text:p>
          </table:table-cell>
          <table:table-cell office:value-type="float" office:value="0.0620247826354949" table:style-name="ce1">
            <text:p>0.0620247826354949</text:p>
          </table:table-cell>
          <table:table-cell office:value-type="float" office:value="0.0290590013427244" table:style-name="ce1">
            <text:p>0.0290590013427244</text:p>
          </table:table-cell>
          <table:table-cell office:value-type="float" office:value="0.21684737947069" table:style-name="ce1">
            <text:p>0.21684737947069</text:p>
          </table:table-cell>
          <table:table-cell office:value-type="float" office:value="0.21684737947069" table:style-name="ce1">
            <text:p>0.21684737947069</text:p>
          </table:table-cell>
          <table:table-cell office:value-type="float" office:value="0.21684737947069" table:style-name="ce1">
            <text:p>0.21684737947069</text:p>
          </table:table-cell>
          <table:table-cell office:value-type="float" office:value="0.21684737947069" table:style-name="ce1">
            <text:p>0.21684737947069</text:p>
          </table:table-cell>
          <table:table-cell office:value-type="float" office:value="0.21684737947069" table:style-name="ce1">
            <text:p>0.21684737947069</text:p>
          </table:table-cell>
          <table:table-cell office:value-type="float" office:value="0.21684737947069" table:style-name="ce1">
            <text:p>0.21684737947069</text:p>
          </table:table-cell>
          <table:table-cell office:value-type="float" office:value="0.21684737947069" table:style-name="ce1">
            <text:p>0.21684737947069</text:p>
          </table:table-cell>
          <table:table-cell office:value-type="float" office:value="0.21684737947069" table:style-name="ce1">
            <text:p>0.21684737947069</text:p>
          </table:table-cell>
          <table:table-cell office:value-type="float" office:value="0.21684737947069" table:style-name="ce1">
            <text:p>0.21684737947069</text:p>
          </table:table-cell>
          <table:table-cell office:value-type="float" office:value="0.21684737947069" table:style-name="ce1">
            <text:p>0.21684737947069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Predicted SOC stocks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V1" table:style-name="ce1">
            <text:p>V1</text:p>
          </table:table-cell>
          <table:table-cell office:value-type="string" office:value="V2" table:style-name="ce1">
            <text:p>V2</text:p>
          </table:table-cell>
          <table:table-cell office:value-type="string" office:value="V3" table:style-name="ce1">
            <text:p>V3</text:p>
          </table:table-cell>
          <table:table-cell office:value-type="string" office:value="V4" table:style-name="ce1">
            <text:p>V4</text:p>
          </table:table-cell>
          <table:table-cell office:value-type="string" office:value="V5" table:style-name="ce1">
            <text:p>V5</text:p>
          </table:table-cell>
          <table:table-cell office:value-type="string" office:value="V6" table:style-name="ce1">
            <text:p>V6</text:p>
          </table:table-cell>
          <table:table-cell office:value-type="string" office:value="V7" table:style-name="ce1">
            <text:p>V7</text:p>
          </table:table-cell>
          <table:table-cell office:value-type="string" office:value="V8" table:style-name="ce1">
            <text:p>V8</text:p>
          </table:table-cell>
          <table:table-cell office:value-type="string" office:value="V9" table:style-name="ce1">
            <text:p>V9</text:p>
          </table:table-cell>
          <table:table-cell office:value-type="string" office:value="V10" table:style-name="ce1">
            <text:p>V10</text:p>
          </table:table-cell>
          <table:table-cell office:value-type="string" office:value="V11" table:style-name="ce1">
            <text:p>V11</text:p>
          </table:table-cell>
          <table:table-cell office:value-type="string" office:value="V12" table:style-name="ce1">
            <text:p>V12</text:p>
          </table:table-cell>
          <table:table-cell office:value-type="string" office:value="V13" table:style-name="ce1">
            <text:p>V13</text:p>
          </table:table-cell>
          <table:table-cell office:value-type="string" office:value="V14" table:style-name="ce1">
            <text:p>V14</text:p>
          </table:table-cell>
          <table:table-cell office:value-type="string" office:value="V15" table:style-name="ce1">
            <text:p>V15</text:p>
          </table:table-cell>
          <table:table-cell office:value-type="string" office:value="V16" table:style-name="ce1">
            <text:p>V16</text:p>
          </table:table-cell>
          <table:table-cell office:value-type="string" office:value="V17" table:style-name="ce1">
            <text:p>V17</text:p>
          </table:table-cell>
          <table:table-cell office:value-type="string" office:value="V18" table:style-name="ce1">
            <text:p>V18</text:p>
          </table:table-cell>
          <table:table-cell office:value-type="string" office:value="V19" table:style-name="ce1">
            <text:p>V19</text:p>
          </table:table-cell>
          <table:table-cell office:value-type="string" office:value="V20" table:style-name="ce1">
            <text:p>V20</text:p>
          </table:table-cell>
          <table:table-cell office:value-type="string" office:value="V21" table:style-name="ce1">
            <text:p>V21</text:p>
          </table:table-cell>
          <table:table-cell office:value-type="string" office:value="V22" table:style-name="ce1">
            <text:p>V22</text:p>
          </table:table-cell>
          <table:table-cell office:value-type="string" office:value="V23" table:style-name="ce1">
            <text:p>V23</text:p>
          </table:table-cell>
          <table:table-cell office:value-type="string" office:value="V24" table:style-name="ce1">
            <text:p>V24</text:p>
          </table:table-cell>
          <table:table-cell office:value-type="string" office:value="V25" table:style-name="ce1">
            <text:p>V25</text:p>
          </table:table-cell>
          <table:table-cell office:value-type="string" office:value="V26" table:style-name="ce1">
            <text:p>V26</text:p>
          </table:table-cell>
          <table:table-cell office:value-type="string" office:value="V27" table:style-name="ce1">
            <text:p>V27</text:p>
          </table:table-cell>
          <table:table-cell office:value-type="string" office:value="V28" table:style-name="ce1">
            <text:p>V28</text:p>
          </table:table-cell>
          <table:table-cell office:value-type="string" office:value="V29" table:style-name="ce1">
            <text:p>V29</text:p>
          </table:table-cell>
          <table:table-cell office:value-type="string" office:value="V30" table:style-name="ce1">
            <text:p>V30</text:p>
          </table:table-cell>
          <table:table-cell office:value-type="string" office:value="V31" table:style-name="ce1">
            <text:p>V31</text:p>
          </table:table-cell>
          <table:table-cell office:value-type="string" office:value="V32" table:style-name="ce1">
            <text:p>V32</text:p>
          </table:table-cell>
          <table:table-cell office:value-type="string" office:value="V33" table:style-name="ce1">
            <text:p>V33</text:p>
          </table:table-cell>
          <table:table-cell office:value-type="string" office:value="V34" table:style-name="ce1">
            <text:p>V34</text:p>
          </table:table-cell>
          <table:table-cell office:value-type="string" office:value="V35" table:style-name="ce1">
            <text:p>V35</text:p>
          </table:table-cell>
          <table:table-cell office:value-type="string" office:value="V36" table:style-name="ce1">
            <text:p>V36</text:p>
          </table:table-cell>
          <table:table-cell office:value-type="string" office:value="V37" table:style-name="ce1">
            <text:p>V37</text:p>
          </table:table-cell>
          <table:table-cell office:value-type="string" office:value="V38" table:style-name="ce1">
            <text:p>V38</text:p>
          </table:table-cell>
          <table:table-cell office:value-type="string" office:value="V39" table:style-name="ce1">
            <text:p>V39</text:p>
          </table:table-cell>
          <table:table-cell office:value-type="string" office:value="V40" table:style-name="ce1">
            <text:p>V40</text:p>
          </table:table-cell>
          <table:table-cell office:value-type="string" office:value="V41" table:style-name="ce1">
            <text:p>V41</text:p>
          </table:table-cell>
          <table:table-cell office:value-type="string" office:value="V42" table:style-name="ce1">
            <text:p>V42</text:p>
          </table:table-cell>
          <table:table-cell office:value-type="string" office:value="V43" table:style-name="ce1">
            <text:p>V43</text:p>
          </table:table-cell>
          <table:table-cell office:value-type="string" office:value="V44" table:style-name="ce1">
            <text:p>V44</text:p>
          </table:table-cell>
          <table:table-cell office:value-type="string" office:value="V45" table:style-name="ce1">
            <text:p>V45</text:p>
          </table:table-cell>
          <table:table-cell office:value-type="string" office:value="V46" table:style-name="ce1">
            <text:p>V46</text:p>
          </table:table-cell>
          <table:table-cell office:value-type="string" office:value="V47" table:style-name="ce1">
            <text:p>V47</text:p>
          </table:table-cell>
          <table:table-cell office:value-type="string" office:value="V48" table:style-name="ce1">
            <text:p>V48</text:p>
          </table:table-cell>
          <table:table-cell office:value-type="string" office:value="V49" table:style-name="ce1">
            <text:p>V49</text:p>
          </table:table-cell>
          <table:table-cell office:value-type="string" office:value="V50" table:style-name="ce1">
            <text:p>V50</text:p>
          </table:table-cell>
          <table:table-cell office:value-type="string" office:value="V51" table:style-name="ce1">
            <text:p>V51</text:p>
          </table:table-cell>
          <table:table-cell office:value-type="string" office:value="V52" table:style-name="ce1">
            <text:p>V52</text:p>
          </table:table-cell>
          <table:table-cell office:value-type="string" office:value="V53" table:style-name="ce1">
            <text:p>V53</text:p>
          </table:table-cell>
          <table:table-cell office:value-type="string" office:value="V54" table:style-name="ce1">
            <text:p>V54</text:p>
          </table:table-cell>
          <table:table-cell office:value-type="string" office:value="V55" table:style-name="ce1">
            <text:p>V55</text:p>
          </table:table-cell>
          <table:table-cell office:value-type="string" office:value="V56" table:style-name="ce1">
            <text:p>V56</text:p>
          </table:table-cell>
          <table:table-cell office:value-type="string" office:value="V57" table:style-name="ce1">
            <text:p>V57</text:p>
          </table:table-cell>
          <table:table-cell office:value-type="string" office:value="V58" table:style-name="ce1">
            <text:p>V58</text:p>
          </table:table-cell>
          <table:table-cell office:value-type="string" office:value="V59" table:style-name="ce1">
            <text:p>V59</text:p>
          </table:table-cell>
          <table:table-cell office:value-type="string" office:value="V60" table:style-name="ce1">
            <text:p>V60</text:p>
          </table:table-cell>
          <table:table-cell office:value-type="string" office:value="V61" table:style-name="ce1">
            <text:p>V61</text:p>
          </table:table-cell>
          <table:table-cell office:value-type="string" office:value="V62" table:style-name="ce1">
            <text:p>V62</text:p>
          </table:table-cell>
          <table:table-cell office:value-type="string" office:value="V63" table:style-name="ce1">
            <text:p>V63</text:p>
          </table:table-cell>
          <table:table-cell office:value-type="string" office:value="V64" table:style-name="ce1">
            <text:p>V64</text:p>
          </table:table-cell>
          <table:table-cell office:value-type="string" office:value="V65" table:style-name="ce1">
            <text:p>V65</text:p>
          </table:table-cell>
          <table:table-cell office:value-type="string" office:value="V66" table:style-name="ce1">
            <text:p>V66</text:p>
          </table:table-cell>
          <table:table-cell office:value-type="string" office:value="V67" table:style-name="ce1">
            <text:p>V67</text:p>
          </table:table-cell>
          <table:table-cell office:value-type="string" office:value="V68" table:style-name="ce1">
            <text:p>V68</text:p>
          </table:table-cell>
          <table:table-cell office:value-type="string" office:value="V69" table:style-name="ce1">
            <text:p>V69</text:p>
          </table:table-cell>
          <table:table-cell office:value-type="string" office:value="V70" table:style-name="ce1">
            <text:p>V70</text:p>
          </table:table-cell>
          <table:table-cell office:value-type="string" office:value="V71" table:style-name="ce1">
            <text:p>V71</text:p>
          </table:table-cell>
          <table:table-cell office:value-type="string" office:value="V72" table:style-name="ce1">
            <text:p>V72</text:p>
          </table:table-cell>
        </table:table-row>
        <table:table-row>
          <table:table-cell office:value-type="string" office:value="1" table:style-name="ce1">
            <text:p>1</text:p>
          </table:table-cell>
          <table:table-cell office:value-type="float" office:value="43.3152" table:style-name="ce1">
            <text:p>43.3152</text:p>
          </table:table-cell>
          <table:table-cell office:value-type="float" office:value="42.608389374829" table:style-name="ce1">
            <text:p>42.608389374829</text:p>
          </table:table-cell>
          <table:table-cell office:value-type="float" office:value="42.0028165317585" table:style-name="ce1">
            <text:p>42.0028165317585</text:p>
          </table:table-cell>
          <table:table-cell office:value-type="float" office:value="41.49455357921" table:style-name="ce1">
            <text:p>41.49455357921</text:p>
          </table:table-cell>
          <table:table-cell office:value-type="float" office:value="41.1851781487371" table:style-name="ce1">
            <text:p>41.1851781487371</text:p>
          </table:table-cell>
          <table:table-cell office:value-type="float" office:value="40.7717548999496" table:style-name="ce1">
            <text:p>40.7717548999496</text:p>
          </table:table-cell>
          <table:table-cell office:value-type="float" office:value="40.3017842120862" table:style-name="ce1">
            <text:p>40.3017842120862</text:p>
          </table:table-cell>
          <table:table-cell office:value-type="float" office:value="39.9645214720676" table:style-name="ce1">
            <text:p>39.9645214720676</text:p>
          </table:table-cell>
          <table:table-cell office:value-type="float" office:value="39.5918134437032" table:style-name="ce1">
            <text:p>39.5918134437032</text:p>
          </table:table-cell>
          <table:table-cell office:value-type="float" office:value="39.2838629107054" table:style-name="ce1">
            <text:p>39.2838629107054</text:p>
          </table:table-cell>
          <table:table-cell office:value-type="float" office:value="38.9515764251877" table:style-name="ce1">
            <text:p>38.9515764251877</text:p>
          </table:table-cell>
          <table:table-cell office:value-type="float" office:value="38.6653337814005" table:style-name="ce1">
            <text:p>38.6653337814005</text:p>
          </table:table-cell>
          <table:table-cell office:value-type="float" office:value="38.318048053688" table:style-name="ce1">
            <text:p>38.318048053688</text:p>
          </table:table-cell>
          <table:table-cell office:value-type="float" office:value="38.0058000677349" table:style-name="ce1">
            <text:p>38.0058000677349</text:p>
          </table:table-cell>
          <table:table-cell office:value-type="float" office:value="37.7212777077679" table:style-name="ce1">
            <text:p>37.7212777077679</text:p>
          </table:table-cell>
          <table:table-cell office:value-type="float" office:value="37.4376015418496" table:style-name="ce1">
            <text:p>37.4376015418496</text:p>
          </table:table-cell>
          <table:table-cell office:value-type="float" office:value="37.1516463237596" table:style-name="ce1">
            <text:p>37.1516463237596</text:p>
          </table:table-cell>
          <table:table-cell office:value-type="float" office:value="36.8497883341858" table:style-name="ce1">
            <text:p>36.8497883341858</text:p>
          </table:table-cell>
          <table:table-cell office:value-type="float" office:value="36.5244483330249" table:style-name="ce1">
            <text:p>36.5244483330249</text:p>
          </table:table-cell>
          <table:table-cell office:value-type="float" office:value="36.205848895773" table:style-name="ce1">
            <text:p>36.205848895773</text:p>
          </table:table-cell>
          <table:table-cell office:value-type="float" office:value="35.8473177681977" table:style-name="ce1">
            <text:p>35.8473177681977</text:p>
          </table:table-cell>
          <table:table-cell office:value-type="float" office:value="35.6145375745597" table:style-name="ce1">
            <text:p>35.6145375745597</text:p>
          </table:table-cell>
          <table:table-cell office:value-type="float" office:value="35.3361907843927" table:style-name="ce1">
            <text:p>35.3361907843927</text:p>
          </table:table-cell>
          <table:table-cell office:value-type="float" office:value="35.0279827158204" table:style-name="ce1">
            <text:p>35.0279827158204</text:p>
          </table:table-cell>
          <table:table-cell office:value-type="float" office:value="34.6759979191369" table:style-name="ce1">
            <text:p>34.6759979191369</text:p>
          </table:table-cell>
          <table:table-cell office:value-type="float" office:value="34.3514275123984" table:style-name="ce1">
            <text:p>34.3514275123984</text:p>
          </table:table-cell>
          <table:table-cell office:value-type="float" office:value="34.0455239045535" table:style-name="ce1">
            <text:p>34.0455239045535</text:p>
          </table:table-cell>
          <table:table-cell office:value-type="float" office:value="33.7551600416546" table:style-name="ce1">
            <text:p>33.7551600416546</text:p>
          </table:table-cell>
          <table:table-cell office:value-type="float" office:value="33.4382416512497" table:style-name="ce1">
            <text:p>33.4382416512497</text:p>
          </table:table-cell>
          <table:table-cell office:value-type="float" office:value="33.1132435798074" table:style-name="ce1">
            <text:p>33.1132435798074</text:p>
          </table:table-cell>
          <table:table-cell office:value-type="float" office:value="32.8389564986402" table:style-name="ce1">
            <text:p>32.8389564986402</text:p>
          </table:table-cell>
          <table:table-cell office:value-type="float" office:value="32.5294023241303" table:style-name="ce1">
            <text:p>32.5294023241303</text:p>
          </table:table-cell>
          <table:table-cell office:value-type="float" office:value="32.2583312238773" table:style-name="ce1">
            <text:p>32.2583312238773</text:p>
          </table:table-cell>
          <table:table-cell office:value-type="float" office:value="31.9379908071752" table:style-name="ce1">
            <text:p>31.9379908071752</text:p>
          </table:table-cell>
          <table:table-cell office:value-type="float" office:value="31.6632213601598" table:style-name="ce1">
            <text:p>31.6632213601598</text:p>
          </table:table-cell>
          <table:table-cell office:value-type="float" office:value="31.3528235041681" table:style-name="ce1">
            <text:p>31.3528235041681</text:p>
          </table:table-cell>
          <table:table-cell office:value-type="float" office:value="31.0267571117948" table:style-name="ce1">
            <text:p>31.0267571117948</text:p>
          </table:table-cell>
          <table:table-cell office:value-type="float" office:value="30.7222408804463" table:style-name="ce1">
            <text:p>30.7222408804463</text:p>
          </table:table-cell>
          <table:table-cell office:value-type="float" office:value="30.4658573052211" table:style-name="ce1">
            <text:p>30.4658573052211</text:p>
          </table:table-cell>
          <table:table-cell office:value-type="float" office:value="30.1926563574314" table:style-name="ce1">
            <text:p>30.1926563574314</text:p>
          </table:table-cell>
          <table:table-cell office:value-type="float" office:value="29.9388947121735" table:style-name="ce1">
            <text:p>29.9388947121735</text:p>
          </table:table-cell>
          <table:table-cell office:value-type="float" office:value="29.708096222975" table:style-name="ce1">
            <text:p>29.708096222975</text:p>
          </table:table-cell>
          <table:table-cell office:value-type="float" office:value="29.3926601955812" table:style-name="ce1">
            <text:p>29.3926601955812</text:p>
          </table:table-cell>
          <table:table-cell office:value-type="float" office:value="29.0999763350041" table:style-name="ce1">
            <text:p>29.0999763350041</text:p>
          </table:table-cell>
          <table:table-cell office:value-type="float" office:value="28.8577842686031" table:style-name="ce1">
            <text:p>28.8577842686031</text:p>
          </table:table-cell>
          <table:table-cell office:value-type="float" office:value="28.571677124839" table:style-name="ce1">
            <text:p>28.571677124839</text:p>
          </table:table-cell>
          <table:table-cell office:value-type="float" office:value="28.2665224824781" table:style-name="ce1">
            <text:p>28.2665224824781</text:p>
          </table:table-cell>
          <table:table-cell office:value-type="float" office:value="27.992243992263" table:style-name="ce1">
            <text:p>27.992243992263</text:p>
          </table:table-cell>
          <table:table-cell office:value-type="float" office:value="27.7148861413434" table:style-name="ce1">
            <text:p>27.7148861413434</text:p>
          </table:table-cell>
          <table:table-cell office:value-type="float" office:value="27.4123298322799" table:style-name="ce1">
            <text:p>27.4123298322799</text:p>
          </table:table-cell>
          <table:table-cell office:value-type="float" office:value="27.1249760309878" table:style-name="ce1">
            <text:p>27.1249760309878</text:p>
          </table:table-cell>
          <table:table-cell office:value-type="float" office:value="26.8160049367997" table:style-name="ce1">
            <text:p>26.8160049367997</text:p>
          </table:table-cell>
          <table:table-cell office:value-type="float" office:value="26.5325701728355" table:style-name="ce1">
            <text:p>26.5325701728355</text:p>
          </table:table-cell>
          <table:table-cell office:value-type="float" office:value="26.2622809277025" table:style-name="ce1">
            <text:p>26.2622809277025</text:p>
          </table:table-cell>
          <table:table-cell office:value-type="float" office:value="25.991380657877" table:style-name="ce1">
            <text:p>25.991380657877</text:p>
          </table:table-cell>
          <table:table-cell office:value-type="float" office:value="25.7314428820017" table:style-name="ce1">
            <text:p>25.7314428820017</text:p>
          </table:table-cell>
          <table:table-cell office:value-type="float" office:value="25.4526578066861" table:style-name="ce1">
            <text:p>25.4526578066861</text:p>
          </table:table-cell>
          <table:table-cell office:value-type="float" office:value="25.1561385164986" table:style-name="ce1">
            <text:p>25.1561385164986</text:p>
          </table:table-cell>
          <table:table-cell office:value-type="float" office:value="24.9135884478118" table:style-name="ce1">
            <text:p>24.9135884478118</text:p>
          </table:table-cell>
          <table:table-cell office:value-type="float" office:value="24.6351090871152" table:style-name="ce1">
            <text:p>24.6351090871152</text:p>
          </table:table-cell>
          <table:table-cell office:value-type="float" office:value="24.3722605686429" table:style-name="ce1">
            <text:p>24.3722605686429</text:p>
          </table:table-cell>
          <table:table-cell office:value-type="float" office:value="24.1319939093708" table:style-name="ce1">
            <text:p>24.1319939093708</text:p>
          </table:table-cell>
          <table:table-cell office:value-type="float" office:value="23.9169324691302" table:style-name="ce1">
            <text:p>23.9169324691302</text:p>
          </table:table-cell>
          <table:table-cell office:value-type="float" office:value="23.6668398418843" table:style-name="ce1">
            <text:p>23.6668398418843</text:p>
          </table:table-cell>
          <table:table-cell office:value-type="float" office:value="23.4469792028741" table:style-name="ce1">
            <text:p>23.4469792028741</text:p>
          </table:table-cell>
          <table:table-cell office:value-type="float" office:value="23.2291610292251" table:style-name="ce1">
            <text:p>23.2291610292251</text:p>
          </table:table-cell>
          <table:table-cell office:value-type="float" office:value="23.0133663468054" table:style-name="ce1">
            <text:p>23.0133663468054</text:p>
          </table:table-cell>
          <table:table-cell office:value-type="float" office:value="22.7995763577495" table:style-name="ce1">
            <text:p>22.7995763577495</text:p>
          </table:table-cell>
          <table:table-cell office:value-type="float" office:value="22.5877724388205" table:style-name="ce1">
            <text:p>22.5877724388205</text:p>
          </table:table-cell>
          <table:table-cell office:value-type="float" office:value="22.3779361397879" table:style-name="ce1">
            <text:p>22.3779361397879</text:p>
          </table:table-cell>
          <table:table-cell office:value-type="float" office:value="22.1700491818209" table:style-name="ce1">
            <text:p>22.1700491818209</text:p>
          </table:table-cell>
          <table:table-cell office:value-type="float" office:value="21.9640934558952" table:style-name="ce1">
            <text:p>21.9640934558952</text:p>
          </table:table-cell>
        </table:table-row>
        <table:table-row>
          <table:table-cell office:value-type="string" office:value="2" table:style-name="ce1">
            <text:p>2</text:p>
          </table:table-cell>
          <table:table-cell office:value-type="float" office:value="43.3152" table:style-name="ce1">
            <text:p>43.3152</text:p>
          </table:table-cell>
          <table:table-cell office:value-type="float" office:value="42.8502745794234" table:style-name="ce1">
            <text:p>42.8502745794234</text:p>
          </table:table-cell>
          <table:table-cell office:value-type="float" office:value="42.3048207554719" table:style-name="ce1">
            <text:p>42.3048207554719</text:p>
          </table:table-cell>
          <table:table-cell office:value-type="float" office:value="41.9738383620402" table:style-name="ce1">
            <text:p>41.9738383620402</text:p>
          </table:table-cell>
          <table:table-cell office:value-type="float" office:value="41.7600879747968" table:style-name="ce1">
            <text:p>41.7600879747968</text:p>
          </table:table-cell>
          <table:table-cell office:value-type="float" office:value="42.1457753493642" table:style-name="ce1">
            <text:p>42.1457753493642</text:p>
          </table:table-cell>
          <table:table-cell office:value-type="float" office:value="41.5021818823264" table:style-name="ce1">
            <text:p>41.5021818823264</text:p>
          </table:table-cell>
          <table:table-cell office:value-type="float" office:value="41.6010476218278" table:style-name="ce1">
            <text:p>41.6010476218278</text:p>
          </table:table-cell>
          <table:table-cell office:value-type="float" office:value="41.0562792814214" table:style-name="ce1">
            <text:p>41.0562792814214</text:p>
          </table:table-cell>
          <table:table-cell office:value-type="float" office:value="40.6890092191509" table:style-name="ce1">
            <text:p>40.6890092191509</text:p>
          </table:table-cell>
          <table:table-cell office:value-type="float" office:value="40.3879817062696" table:style-name="ce1">
            <text:p>40.3879817062696</text:p>
          </table:table-cell>
          <table:table-cell office:value-type="float" office:value="40.1811407924138" table:style-name="ce1">
            <text:p>40.1811407924138</text:p>
          </table:table-cell>
          <table:table-cell office:value-type="float" office:value="40.0818727097311" table:style-name="ce1">
            <text:p>40.0818727097311</text:p>
          </table:table-cell>
          <table:table-cell office:value-type="float" office:value="39.9267789338434" table:style-name="ce1">
            <text:p>39.9267789338434</text:p>
          </table:table-cell>
          <table:table-cell office:value-type="float" office:value="39.6482158205653" table:style-name="ce1">
            <text:p>39.6482158205653</text:p>
          </table:table-cell>
          <table:table-cell office:value-type="float" office:value="39.3505523224978" table:style-name="ce1">
            <text:p>39.3505523224978</text:p>
          </table:table-cell>
          <table:table-cell office:value-type="float" office:value="39.174849531282" table:style-name="ce1">
            <text:p>39.174849531282</text:p>
          </table:table-cell>
          <table:table-cell office:value-type="float" office:value="39.0591238786936" table:style-name="ce1">
            <text:p>39.0591238786936</text:p>
          </table:table-cell>
          <table:table-cell office:value-type="float" office:value="38.8953264838126" table:style-name="ce1">
            <text:p>38.8953264838126</text:p>
          </table:table-cell>
          <table:table-cell office:value-type="float" office:value="38.565118043064" table:style-name="ce1">
            <text:p>38.565118043064</text:p>
          </table:table-cell>
          <table:table-cell office:value-type="float" office:value="38.5347696384225" table:style-name="ce1">
            <text:p>38.5347696384225</text:p>
          </table:table-cell>
          <table:table-cell office:value-type="float" office:value="38.3499691733274" table:style-name="ce1">
            <text:p>38.3499691733274</text:p>
          </table:table-cell>
          <table:table-cell office:value-type="float" office:value="38.1331519315325" table:style-name="ce1">
            <text:p>38.1331519315325</text:p>
          </table:table-cell>
          <table:table-cell office:value-type="float" office:value="38.0909098976919" table:style-name="ce1">
            <text:p>38.0909098976919</text:p>
          </table:table-cell>
          <table:table-cell office:value-type="float" office:value="38.0682553672629" table:style-name="ce1">
            <text:p>38.0682553672629</text:p>
          </table:table-cell>
          <table:table-cell office:value-type="float" office:value="37.8307594706461" table:style-name="ce1">
            <text:p>37.8307594706461</text:p>
          </table:table-cell>
          <table:table-cell office:value-type="float" office:value="37.5794930743555" table:style-name="ce1">
            <text:p>37.5794930743555</text:p>
          </table:table-cell>
          <table:table-cell office:value-type="float" office:value="37.443851371767" table:style-name="ce1">
            <text:p>37.443851371767</text:p>
          </table:table-cell>
          <table:table-cell office:value-type="float" office:value="37.257744570942" table:style-name="ce1">
            <text:p>37.257744570942</text:p>
          </table:table-cell>
          <table:table-cell office:value-type="float" office:value="37.0455445793952" table:style-name="ce1">
            <text:p>37.0455445793952</text:p>
          </table:table-cell>
          <table:table-cell office:value-type="float" office:value="36.9038892665867" table:style-name="ce1">
            <text:p>36.9038892665867</text:p>
          </table:table-cell>
          <table:table-cell office:value-type="float" office:value="36.8106622990253" table:style-name="ce1">
            <text:p>36.8106622990253</text:p>
          </table:table-cell>
          <table:table-cell office:value-type="float" office:value="36.9321984294258" table:style-name="ce1">
            <text:p>36.9321984294258</text:p>
          </table:table-cell>
          <table:table-cell office:value-type="float" office:value="36.4550719073666" table:style-name="ce1">
            <text:p>36.4550719073666</text:p>
          </table:table-cell>
          <table:table-cell office:value-type="float" office:value="36.3602638213519" table:style-name="ce1">
            <text:p>36.3602638213519</text:p>
          </table:table-cell>
          <table:table-cell office:value-type="float" office:value="35.9740434864987" table:style-name="ce1">
            <text:p>35.9740434864987</text:p>
          </table:table-cell>
          <table:table-cell office:value-type="float" office:value="35.8055747375453" table:style-name="ce1">
            <text:p>35.8055747375453</text:p>
          </table:table-cell>
          <table:table-cell office:value-type="float" office:value="35.4692698055654" table:style-name="ce1">
            <text:p>35.4692698055654</text:p>
          </table:table-cell>
          <table:table-cell office:value-type="float" office:value="35.296310455766" table:style-name="ce1">
            <text:p>35.296310455766</text:p>
          </table:table-cell>
          <table:table-cell office:value-type="float" office:value="34.9096611925882" table:style-name="ce1">
            <text:p>34.9096611925882</text:p>
          </table:table-cell>
          <table:table-cell office:value-type="float" office:value="34.7683705074326" table:style-name="ce1">
            <text:p>34.7683705074326</text:p>
          </table:table-cell>
          <table:table-cell office:value-type="float" office:value="34.387521048546" table:style-name="ce1">
            <text:p>34.387521048546</text:p>
          </table:table-cell>
          <table:table-cell office:value-type="float" office:value="34.1817316829903" table:style-name="ce1">
            <text:p>34.1817316829903</text:p>
          </table:table-cell>
          <table:table-cell office:value-type="float" office:value="34.2539856354222" table:style-name="ce1">
            <text:p>34.2539856354222</text:p>
          </table:table-cell>
          <table:table-cell office:value-type="float" office:value="33.8212262524666" table:style-name="ce1">
            <text:p>33.8212262524666</text:p>
          </table:table-cell>
          <table:table-cell office:value-type="float" office:value="33.7202367542188" table:style-name="ce1">
            <text:p>33.7202367542188</text:p>
          </table:table-cell>
          <table:table-cell office:value-type="float" office:value="33.4165548292271" table:style-name="ce1">
            <text:p>33.4165548292271</text:p>
          </table:table-cell>
          <table:table-cell office:value-type="float" office:value="33.4664249035368" table:style-name="ce1">
            <text:p>33.4664249035368</text:p>
          </table:table-cell>
          <table:table-cell office:value-type="float" office:value="32.9929096034599" table:style-name="ce1">
            <text:p>32.9929096034599</text:p>
          </table:table-cell>
          <table:table-cell office:value-type="float" office:value="32.7149069260799" table:style-name="ce1">
            <text:p>32.7149069260799</text:p>
          </table:table-cell>
          <table:table-cell office:value-type="float" office:value="32.5209365541758" table:style-name="ce1">
            <text:p>32.5209365541758</text:p>
          </table:table-cell>
          <table:table-cell office:value-type="float" office:value="32.1862622068605" table:style-name="ce1">
            <text:p>32.1862622068605</text:p>
          </table:table-cell>
          <table:table-cell office:value-type="float" office:value="31.8508965050747" table:style-name="ce1">
            <text:p>31.8508965050747</text:p>
          </table:table-cell>
          <table:table-cell office:value-type="float" office:value="31.6068239877986" table:style-name="ce1">
            <text:p>31.6068239877986</text:p>
          </table:table-cell>
          <table:table-cell office:value-type="float" office:value="31.3650844854191" table:style-name="ce1">
            <text:p>31.3650844854191</text:p>
          </table:table-cell>
          <table:table-cell office:value-type="float" office:value="31.0874511874591" table:style-name="ce1">
            <text:p>31.0874511874591</text:p>
          </table:table-cell>
          <table:table-cell office:value-type="float" office:value="30.8694590755607" table:style-name="ce1">
            <text:p>30.8694590755607</text:p>
          </table:table-cell>
          <table:table-cell office:value-type="float" office:value="30.5959193695778" table:style-name="ce1">
            <text:p>30.5959193695778</text:p>
          </table:table-cell>
          <table:table-cell office:value-type="float" office:value="30.2540929903958" table:style-name="ce1">
            <text:p>30.2540929903958</text:p>
          </table:table-cell>
          <table:table-cell office:value-type="float" office:value="29.967725219719" table:style-name="ce1">
            <text:p>29.967725219719</text:p>
          </table:table-cell>
          <table:table-cell office:value-type="float" office:value="29.7560607051769" table:style-name="ce1">
            <text:p>29.7560607051769</text:p>
          </table:table-cell>
          <table:table-cell office:value-type="float" office:value="29.6224737933852" table:style-name="ce1">
            <text:p>29.6224737933852</text:p>
          </table:table-cell>
          <table:table-cell office:value-type="float" office:value="29.301161535938" table:style-name="ce1">
            <text:p>29.301161535938</text:p>
          </table:table-cell>
          <table:table-cell office:value-type="float" office:value="29.1882729905524" table:style-name="ce1">
            <text:p>29.1882729905524</text:p>
          </table:table-cell>
          <table:table-cell office:value-type="float" office:value="29.0934395900931" table:style-name="ce1">
            <text:p>29.0934395900931</text:p>
          </table:table-cell>
          <table:table-cell office:value-type="float" office:value="28.9669717982528" table:style-name="ce1">
            <text:p>28.9669717982528</text:p>
          </table:table-cell>
          <table:table-cell office:value-type="float" office:value="28.8275681593198" table:style-name="ce1">
            <text:p>28.8275681593198</text:p>
          </table:table-cell>
          <table:table-cell office:value-type="float" office:value="28.6833296007818" table:style-name="ce1">
            <text:p>28.6833296007818</text:p>
          </table:table-cell>
          <table:table-cell office:value-type="float" office:value="28.5377617653513" table:style-name="ce1">
            <text:p>28.5377617653513</text:p>
          </table:table-cell>
          <table:table-cell office:value-type="float" office:value="28.3923777482066" table:style-name="ce1">
            <text:p>28.3923777482066</text:p>
          </table:table-cell>
          <table:table-cell office:value-type="float" office:value="28.2478266981947" table:style-name="ce1">
            <text:p>28.2478266981947</text:p>
          </table:table-cell>
          <table:table-cell office:value-type="float" office:value="28.1043832025418" table:style-name="ce1">
            <text:p>28.1043832025418</text:p>
          </table:table-cell>
        </table:table-row>
        <table:table-row>
          <table:table-cell office:value-type="string" office:value="3" table:style-name="ce1">
            <text:p>3</text:p>
          </table:table-cell>
          <table:table-cell office:value-type="float" office:value="43.3152" table:style-name="ce1">
            <text:p>43.3152</text:p>
          </table:table-cell>
          <table:table-cell office:value-type="float" office:value="43.0893258241022" table:style-name="ce1">
            <text:p>43.0893258241022</text:p>
          </table:table-cell>
          <table:table-cell office:value-type="float" office:value="42.4872735862693" table:style-name="ce1">
            <text:p>42.4872735862693</text:p>
          </table:table-cell>
          <table:table-cell office:value-type="float" office:value="42.3132025868995" table:style-name="ce1">
            <text:p>42.3132025868995</text:p>
          </table:table-cell>
          <table:table-cell office:value-type="float" office:value="42.2056372579338" table:style-name="ce1">
            <text:p>42.2056372579338</text:p>
          </table:table-cell>
          <table:table-cell office:value-type="float" office:value="42.5830680696074" table:style-name="ce1">
            <text:p>42.5830680696074</text:p>
          </table:table-cell>
          <table:table-cell office:value-type="float" office:value="41.9392213048334" table:style-name="ce1">
            <text:p>41.9392213048334</text:p>
          </table:table-cell>
          <table:table-cell office:value-type="float" office:value="42.4475941520552" table:style-name="ce1">
            <text:p>42.4475941520552</text:p>
          </table:table-cell>
          <table:table-cell office:value-type="float" office:value="42.0017730808335" table:style-name="ce1">
            <text:p>42.0017730808335</text:p>
          </table:table-cell>
          <table:table-cell office:value-type="float" office:value="41.5810976838695" table:style-name="ce1">
            <text:p>41.5810976838695</text:p>
          </table:table-cell>
          <table:table-cell office:value-type="float" office:value="41.2847987093312" table:style-name="ce1">
            <text:p>41.2847987093312</text:p>
          </table:table-cell>
          <table:table-cell office:value-type="float" office:value="41.0255817810354" table:style-name="ce1">
            <text:p>41.0255817810354</text:p>
          </table:table-cell>
          <table:table-cell office:value-type="float" office:value="41.4050318792799" table:style-name="ce1">
            <text:p>41.4050318792799</text:p>
          </table:table-cell>
          <table:table-cell office:value-type="float" office:value="41.3439691131992" table:style-name="ce1">
            <text:p>41.3439691131992</text:p>
          </table:table-cell>
          <table:table-cell office:value-type="float" office:value="41.0048948953909" table:style-name="ce1">
            <text:p>41.0048948953909</text:p>
          </table:table-cell>
          <table:table-cell office:value-type="float" office:value="40.7121178336644" table:style-name="ce1">
            <text:p>40.7121178336644</text:p>
          </table:table-cell>
          <table:table-cell office:value-type="float" office:value="40.4805406325891" table:style-name="ce1">
            <text:p>40.4805406325891</text:p>
          </table:table-cell>
          <table:table-cell office:value-type="float" office:value="40.5619097721052" table:style-name="ce1">
            <text:p>40.5619097721052</text:p>
          </table:table-cell>
          <table:table-cell office:value-type="float" office:value="40.4510828906623" table:style-name="ce1">
            <text:p>40.4510828906623</text:p>
          </table:table-cell>
          <table:table-cell office:value-type="float" office:value="40.3148052686856" table:style-name="ce1">
            <text:p>40.3148052686856</text:p>
          </table:table-cell>
          <table:table-cell office:value-type="float" office:value="40.5871246596262" table:style-name="ce1">
            <text:p>40.5871246596262</text:p>
          </table:table-cell>
          <table:table-cell office:value-type="float" office:value="40.4697833926333" table:style-name="ce1">
            <text:p>40.4697833926333</text:p>
          </table:table-cell>
          <table:table-cell office:value-type="float" office:value="40.5391534145951" table:style-name="ce1">
            <text:p>40.5391534145951</text:p>
          </table:table-cell>
          <table:table-cell office:value-type="float" office:value="40.8184218178941" table:style-name="ce1">
            <text:p>40.8184218178941</text:p>
          </table:table-cell>
          <table:table-cell office:value-type="float" office:value="40.9018137894441" table:style-name="ce1">
            <text:p>40.9018137894441</text:p>
          </table:table-cell>
          <table:table-cell office:value-type="float" office:value="40.8269732864188" table:style-name="ce1">
            <text:p>40.8269732864188</text:p>
          </table:table-cell>
          <table:table-cell office:value-type="float" office:value="40.7481711234757" table:style-name="ce1">
            <text:p>40.7481711234757</text:p>
          </table:table-cell>
          <table:table-cell office:value-type="float" office:value="40.7741545055742" table:style-name="ce1">
            <text:p>40.7741545055742</text:p>
          </table:table-cell>
          <table:table-cell office:value-type="float" office:value="40.960276937801" table:style-name="ce1">
            <text:p>40.960276937801</text:p>
          </table:table-cell>
          <table:table-cell office:value-type="float" office:value="40.9070827446244" table:style-name="ce1">
            <text:p>40.9070827446244</text:p>
          </table:table-cell>
          <table:table-cell office:value-type="float" office:value="40.8600028286884" table:style-name="ce1">
            <text:p>40.8600028286884</text:p>
          </table:table-cell>
          <table:table-cell office:value-type="float" office:value="40.8271460192696" table:style-name="ce1">
            <text:p>40.8271460192696</text:p>
          </table:table-cell>
          <table:table-cell office:value-type="float" office:value="41.3460263543167" table:style-name="ce1">
            <text:p>41.3460263543167</text:p>
          </table:table-cell>
          <table:table-cell office:value-type="float" office:value="40.7989829360037" table:style-name="ce1">
            <text:p>40.7989829360037</text:p>
          </table:table-cell>
          <table:table-cell office:value-type="float" office:value="40.7054677122818" table:style-name="ce1">
            <text:p>40.7054677122818</text:p>
          </table:table-cell>
          <table:table-cell office:value-type="float" office:value="40.3438949912917" table:style-name="ce1">
            <text:p>40.3438949912917</text:p>
          </table:table-cell>
          <table:table-cell office:value-type="float" office:value="40.4424550107546" table:style-name="ce1">
            <text:p>40.4424550107546</text:p>
          </table:table-cell>
          <table:table-cell office:value-type="float" office:value="40.076090605623" table:style-name="ce1">
            <text:p>40.076090605623</text:p>
          </table:table-cell>
          <table:table-cell office:value-type="float" office:value="40.0369245656291" table:style-name="ce1">
            <text:p>40.0369245656291</text:p>
          </table:table-cell>
          <table:table-cell office:value-type="float" office:value="39.7025934009934" table:style-name="ce1">
            <text:p>39.7025934009934</text:p>
          </table:table-cell>
          <table:table-cell office:value-type="float" office:value="39.8101736233572" table:style-name="ce1">
            <text:p>39.8101736233572</text:p>
          </table:table-cell>
          <table:table-cell office:value-type="float" office:value="39.1746632559281" table:style-name="ce1">
            <text:p>39.1746632559281</text:p>
          </table:table-cell>
          <table:table-cell office:value-type="float" office:value="39.2768571224299" table:style-name="ce1">
            <text:p>39.2768571224299</text:p>
          </table:table-cell>
          <table:table-cell office:value-type="float" office:value="39.8797607859775" table:style-name="ce1">
            <text:p>39.8797607859775</text:p>
          </table:table-cell>
          <table:table-cell office:value-type="float" office:value="39.196268681805" table:style-name="ce1">
            <text:p>39.196268681805</text:p>
          </table:table-cell>
          <table:table-cell office:value-type="float" office:value="39.2177934350274" table:style-name="ce1">
            <text:p>39.2177934350274</text:p>
          </table:table-cell>
          <table:table-cell office:value-type="float" office:value="38.928559601283" table:style-name="ce1">
            <text:p>38.928559601283</text:p>
          </table:table-cell>
          <table:table-cell office:value-type="float" office:value="39.0389167958144" table:style-name="ce1">
            <text:p>39.0389167958144</text:p>
          </table:table-cell>
          <table:table-cell office:value-type="float" office:value="38.5184166486139" table:style-name="ce1">
            <text:p>38.5184166486139</text:p>
          </table:table-cell>
          <table:table-cell office:value-type="float" office:value="38.2517416414248" table:style-name="ce1">
            <text:p>38.2517416414248</text:p>
          </table:table-cell>
          <table:table-cell office:value-type="float" office:value="38.388759994389" table:style-name="ce1">
            <text:p>38.388759994389</text:p>
          </table:table-cell>
          <table:table-cell office:value-type="float" office:value="37.9301260368906" table:style-name="ce1">
            <text:p>37.9301260368906</text:p>
          </table:table-cell>
          <table:table-cell office:value-type="float" office:value="37.5891416125615" table:style-name="ce1">
            <text:p>37.5891416125615</text:p>
          </table:table-cell>
          <table:table-cell office:value-type="float" office:value="37.4245458700871" table:style-name="ce1">
            <text:p>37.4245458700871</text:p>
          </table:table-cell>
          <table:table-cell office:value-type="float" office:value="37.3916387266933" table:style-name="ce1">
            <text:p>37.3916387266933</text:p>
          </table:table-cell>
          <table:table-cell office:value-type="float" office:value="37.0693274283913" table:style-name="ce1">
            <text:p>37.0693274283913</text:p>
          </table:table-cell>
          <table:table-cell office:value-type="float" office:value="36.9900118427551" table:style-name="ce1">
            <text:p>36.9900118427551</text:p>
          </table:table-cell>
          <table:table-cell office:value-type="float" office:value="36.756191635973" table:style-name="ce1">
            <text:p>36.756191635973</text:p>
          </table:table-cell>
          <table:table-cell office:value-type="float" office:value="36.2930807283168" table:style-name="ce1">
            <text:p>36.2930807283168</text:p>
          </table:table-cell>
          <table:table-cell office:value-type="float" office:value="36.129542354363" table:style-name="ce1">
            <text:p>36.129542354363</text:p>
          </table:table-cell>
          <table:table-cell office:value-type="float" office:value="36.1123372375472" table:style-name="ce1">
            <text:p>36.1123372375472</text:p>
          </table:table-cell>
          <table:table-cell office:value-type="float" office:value="36.1487378108118" table:style-name="ce1">
            <text:p>36.1487378108118</text:p>
          </table:table-cell>
          <table:table-cell office:value-type="float" office:value="35.6463394770647" table:style-name="ce1">
            <text:p>35.6463394770647</text:p>
          </table:table-cell>
          <table:table-cell office:value-type="float" office:value="35.6495193225917" table:style-name="ce1">
            <text:p>35.6495193225917</text:p>
          </table:table-cell>
          <table:table-cell office:value-type="float" office:value="35.6898712440309" table:style-name="ce1">
            <text:p>35.6898712440309</text:p>
          </table:table-cell>
          <table:table-cell office:value-type="float" office:value="35.6659816085562" table:style-name="ce1">
            <text:p>35.6659816085562</text:p>
          </table:table-cell>
          <table:table-cell office:value-type="float" office:value="35.6136758517439" table:style-name="ce1">
            <text:p>35.6136758517439</text:p>
          </table:table-cell>
          <table:table-cell office:value-type="float" office:value="35.5490100081308" table:style-name="ce1">
            <text:p>35.5490100081308</text:p>
          </table:table-cell>
          <table:table-cell office:value-type="float" office:value="35.4791780957894" table:style-name="ce1">
            <text:p>35.4791780957894</text:p>
          </table:table-cell>
          <table:table-cell office:value-type="float" office:value="35.4074015795709" table:style-name="ce1">
            <text:p>35.4074015795709</text:p>
          </table:table-cell>
          <table:table-cell office:value-type="float" office:value="35.3351211751019" table:style-name="ce1">
            <text:p>35.3351211751019</text:p>
          </table:table-cell>
          <table:table-cell office:value-type="float" office:value="35.2629793705396" table:style-name="ce1">
            <text:p>35.2629793705396</text:p>
          </table:table-cell>
        </table:table-row>
        <table:table-row>
          <table:table-cell office:value-type="string" office:value="4" table:style-name="ce1">
            <text:p>4</text:p>
          </table:table-cell>
          <table:table-cell office:value-type="float" office:value="43.3152" table:style-name="ce1">
            <text:p>43.3152</text:p>
          </table:table-cell>
          <table:table-cell office:value-type="float" office:value="43.0766340367698" table:style-name="ce1">
            <text:p>43.0766340367698</text:p>
          </table:table-cell>
          <table:table-cell office:value-type="float" office:value="42.4777915379942" table:style-name="ce1">
            <text:p>42.4777915379942</text:p>
          </table:table-cell>
          <table:table-cell office:value-type="float" office:value="42.2942991639524" table:style-name="ce1">
            <text:p>42.2942991639524</text:p>
          </table:table-cell>
          <table:table-cell office:value-type="float" office:value="42.0784829225152" table:style-name="ce1">
            <text:p>42.0784829225152</text:p>
          </table:table-cell>
          <table:table-cell office:value-type="float" office:value="42.5066225105149" table:style-name="ce1">
            <text:p>42.5066225105149</text:p>
          </table:table-cell>
          <table:table-cell office:value-type="float" office:value="41.8613723663793" table:style-name="ce1">
            <text:p>41.8613723663793</text:p>
          </table:table-cell>
          <table:table-cell office:value-type="float" office:value="42.4268578514335" table:style-name="ce1">
            <text:p>42.4268578514335</text:p>
          </table:table-cell>
          <table:table-cell office:value-type="float" office:value="41.9151448186858" table:style-name="ce1">
            <text:p>41.9151448186858</text:p>
          </table:table-cell>
          <table:table-cell office:value-type="float" office:value="41.4955068789023" table:style-name="ce1">
            <text:p>41.4955068789023</text:p>
          </table:table-cell>
          <table:table-cell office:value-type="float" office:value="41.2055902182832" table:style-name="ce1">
            <text:p>41.2055902182832</text:p>
          </table:table-cell>
          <table:table-cell office:value-type="float" office:value="40.97334248093" table:style-name="ce1">
            <text:p>40.97334248093</text:p>
          </table:table-cell>
          <table:table-cell office:value-type="float" office:value="41.2966548293986" table:style-name="ce1">
            <text:p>41.2966548293986</text:p>
          </table:table-cell>
          <table:table-cell office:value-type="float" office:value="41.1903003774505" table:style-name="ce1">
            <text:p>41.1903003774505</text:p>
          </table:table-cell>
          <table:table-cell office:value-type="float" office:value="40.8240719805738" table:style-name="ce1">
            <text:p>40.8240719805738</text:p>
          </table:table-cell>
          <table:table-cell office:value-type="float" office:value="40.587586112461" table:style-name="ce1">
            <text:p>40.587586112461</text:p>
          </table:table-cell>
          <table:table-cell office:value-type="float" office:value="40.267036468731" table:style-name="ce1">
            <text:p>40.267036468731</text:p>
          </table:table-cell>
          <table:table-cell office:value-type="float" office:value="40.3715636242187" table:style-name="ce1">
            <text:p>40.3715636242187</text:p>
          </table:table-cell>
          <table:table-cell office:value-type="float" office:value="40.1747258696746" table:style-name="ce1">
            <text:p>40.1747258696746</text:p>
          </table:table-cell>
          <table:table-cell office:value-type="float" office:value="40.0621792712111" table:style-name="ce1">
            <text:p>40.0621792712111</text:p>
          </table:table-cell>
          <table:table-cell office:value-type="float" office:value="40.170527376584" table:style-name="ce1">
            <text:p>40.170527376584</text:p>
          </table:table-cell>
          <table:table-cell office:value-type="float" office:value="40.1000554748771" table:style-name="ce1">
            <text:p>40.1000554748771</text:p>
          </table:table-cell>
          <table:table-cell office:value-type="float" office:value="40.2073394448394" table:style-name="ce1">
            <text:p>40.2073394448394</text:p>
          </table:table-cell>
          <table:table-cell office:value-type="float" office:value="40.3572513241432" table:style-name="ce1">
            <text:p>40.3572513241432</text:p>
          </table:table-cell>
          <table:table-cell office:value-type="float" office:value="40.4962436194485" table:style-name="ce1">
            <text:p>40.4962436194485</text:p>
          </table:table-cell>
          <table:table-cell office:value-type="float" office:value="40.22304845897" table:style-name="ce1">
            <text:p>40.22304845897</text:p>
          </table:table-cell>
          <table:table-cell office:value-type="float" office:value="40.0520212955491" table:style-name="ce1">
            <text:p>40.0520212955491</text:p>
          </table:table-cell>
          <table:table-cell office:value-type="float" office:value="39.8443069226229" table:style-name="ce1">
            <text:p>39.8443069226229</text:p>
          </table:table-cell>
          <table:table-cell office:value-type="float" office:value="40.193584663991" table:style-name="ce1">
            <text:p>40.193584663991</text:p>
          </table:table-cell>
          <table:table-cell office:value-type="float" office:value="40.0862584615124" table:style-name="ce1">
            <text:p>40.0862584615124</text:p>
          </table:table-cell>
          <table:table-cell office:value-type="float" office:value="39.8771325970153" table:style-name="ce1">
            <text:p>39.8771325970153</text:p>
          </table:table-cell>
          <table:table-cell office:value-type="float" office:value="39.9197399496002" table:style-name="ce1">
            <text:p>39.9197399496002</text:p>
          </table:table-cell>
          <table:table-cell office:value-type="float" office:value="40.33633770996" table:style-name="ce1">
            <text:p>40.33633770996</text:p>
          </table:table-cell>
          <table:table-cell office:value-type="float" office:value="39.6599275196538" table:style-name="ce1">
            <text:p>39.6599275196538</text:p>
          </table:table-cell>
          <table:table-cell office:value-type="float" office:value="39.5936931424833" table:style-name="ce1">
            <text:p>39.5936931424833</text:p>
          </table:table-cell>
          <table:table-cell office:value-type="float" office:value="38.887767247675" table:style-name="ce1">
            <text:p>38.887767247675</text:p>
          </table:table-cell>
          <table:table-cell office:value-type="float" office:value="38.9091974346629" table:style-name="ce1">
            <text:p>38.9091974346629</text:p>
          </table:table-cell>
          <table:table-cell office:value-type="float" office:value="38.5419219529069" table:style-name="ce1">
            <text:p>38.5419219529069</text:p>
          </table:table-cell>
          <table:table-cell office:value-type="float" office:value="38.595680180294" table:style-name="ce1">
            <text:p>38.595680180294</text:p>
          </table:table-cell>
          <table:table-cell office:value-type="float" office:value="38.139476787243" table:style-name="ce1">
            <text:p>38.139476787243</text:p>
          </table:table-cell>
          <table:table-cell office:value-type="float" office:value="38.1449684917146" table:style-name="ce1">
            <text:p>38.1449684917146</text:p>
          </table:table-cell>
          <table:table-cell office:value-type="float" office:value="37.6236302607249" table:style-name="ce1">
            <text:p>37.6236302607249</text:p>
          </table:table-cell>
          <table:table-cell office:value-type="float" office:value="37.4357749242132" table:style-name="ce1">
            <text:p>37.4357749242132</text:p>
          </table:table-cell>
          <table:table-cell office:value-type="float" office:value="38.3369077525566" table:style-name="ce1">
            <text:p>38.3369077525566</text:p>
          </table:table-cell>
          <table:table-cell office:value-type="float" office:value="37.5735967308942" table:style-name="ce1">
            <text:p>37.5735967308942</text:p>
          </table:table-cell>
          <table:table-cell office:value-type="float" office:value="37.4150981562792" table:style-name="ce1">
            <text:p>37.4150981562792</text:p>
          </table:table-cell>
          <table:table-cell office:value-type="float" office:value="37.0378139330217" table:style-name="ce1">
            <text:p>37.0378139330217</text:p>
          </table:table-cell>
          <table:table-cell office:value-type="float" office:value="36.8741080697078" table:style-name="ce1">
            <text:p>36.8741080697078</text:p>
          </table:table-cell>
          <table:table-cell office:value-type="float" office:value="36.3784975725613" table:style-name="ce1">
            <text:p>36.3784975725613</text:p>
          </table:table-cell>
          <table:table-cell office:value-type="float" office:value="35.9499079137809" table:style-name="ce1">
            <text:p>35.9499079137809</text:p>
          </table:table-cell>
          <table:table-cell office:value-type="float" office:value="35.718346368674" table:style-name="ce1">
            <text:p>35.718346368674</text:p>
          </table:table-cell>
          <table:table-cell office:value-type="float" office:value="35.3258783981956" table:style-name="ce1">
            <text:p>35.3258783981956</text:p>
          </table:table-cell>
          <table:table-cell office:value-type="float" office:value="34.9617748696476" table:style-name="ce1">
            <text:p>34.9617748696476</text:p>
          </table:table-cell>
          <table:table-cell office:value-type="float" office:value="34.6529312675875" table:style-name="ce1">
            <text:p>34.6529312675875</text:p>
          </table:table-cell>
          <table:table-cell office:value-type="float" office:value="34.3428178520178" table:style-name="ce1">
            <text:p>34.3428178520178</text:p>
          </table:table-cell>
          <table:table-cell office:value-type="float" office:value="33.9788576748255" table:style-name="ce1">
            <text:p>33.9788576748255</text:p>
          </table:table-cell>
          <table:table-cell office:value-type="float" office:value="33.6648999640911" table:style-name="ce1">
            <text:p>33.6648999640911</text:p>
          </table:table-cell>
          <table:table-cell office:value-type="float" office:value="33.252850580779" table:style-name="ce1">
            <text:p>33.252850580779</text:p>
          </table:table-cell>
          <table:table-cell office:value-type="float" office:value="32.9127022723635" table:style-name="ce1">
            <text:p>32.9127022723635</text:p>
          </table:table-cell>
          <table:table-cell office:value-type="float" office:value="32.565399465195" table:style-name="ce1">
            <text:p>32.565399465195</text:p>
          </table:table-cell>
          <table:table-cell office:value-type="float" office:value="32.2290200683075" table:style-name="ce1">
            <text:p>32.2290200683075</text:p>
          </table:table-cell>
          <table:table-cell office:value-type="float" office:value="31.9179499276834" table:style-name="ce1">
            <text:p>31.9179499276834</text:p>
          </table:table-cell>
          <table:table-cell office:value-type="float" office:value="31.6262703825924" table:style-name="ce1">
            <text:p>31.6262703825924</text:p>
          </table:table-cell>
          <table:table-cell office:value-type="float" office:value="31.6741413265928" table:style-name="ce1">
            <text:p>31.6741413265928</text:p>
          </table:table-cell>
          <table:table-cell office:value-type="float" office:value="31.6816728111473" table:style-name="ce1">
            <text:p>31.6816728111473</text:p>
          </table:table-cell>
          <table:table-cell office:value-type="float" office:value="31.6223544176201" table:style-name="ce1">
            <text:p>31.6223544176201</text:p>
          </table:table-cell>
          <table:table-cell office:value-type="float" office:value="31.5337562695727" table:style-name="ce1">
            <text:p>31.5337562695727</text:p>
          </table:table-cell>
          <table:table-cell office:value-type="float" office:value="31.4326529980578" table:style-name="ce1">
            <text:p>31.4326529980578</text:p>
          </table:table-cell>
          <table:table-cell office:value-type="float" office:value="31.3265313890824" table:style-name="ce1">
            <text:p>31.3265313890824</text:p>
          </table:table-cell>
          <table:table-cell office:value-type="float" office:value="31.2187300455269" table:style-name="ce1">
            <text:p>31.2187300455269</text:p>
          </table:table-cell>
          <table:table-cell office:value-type="float" office:value="31.1107349146986" table:style-name="ce1">
            <text:p>31.1107349146986</text:p>
          </table:table-cell>
          <table:table-cell office:value-type="float" office:value="31.0032045397152" table:style-name="ce1">
            <text:p>31.0032045397152</text:p>
          </table:table-cell>
        </table:table-row>
        <table:table-row>
          <table:table-cell office:value-type="string" office:value="5" table:style-name="ce1">
            <text:p>5</text:p>
          </table:table-cell>
          <table:table-cell office:value-type="float" office:value="43.3152" table:style-name="ce1">
            <text:p>43.3152</text:p>
          </table:table-cell>
          <table:table-cell office:value-type="float" office:value="43.0838682049942" table:style-name="ce1">
            <text:p>43.0838682049942</text:p>
          </table:table-cell>
          <table:table-cell office:value-type="float" office:value="42.4847607222379" table:style-name="ce1">
            <text:p>42.4847607222379</text:p>
          </table:table-cell>
          <table:table-cell office:value-type="float" office:value="42.3084756221907" table:style-name="ce1">
            <text:p>42.3084756221907</text:p>
          </table:table-cell>
          <table:table-cell office:value-type="float" office:value="42.2053628275535" table:style-name="ce1">
            <text:p>42.2053628275535</text:p>
          </table:table-cell>
          <table:table-cell office:value-type="float" office:value="42.6526180456574" table:style-name="ce1">
            <text:p>42.6526180456574</text:p>
          </table:table-cell>
          <table:table-cell office:value-type="float" office:value="42.0052718257764" table:style-name="ce1">
            <text:p>42.0052718257764</text:p>
          </table:table-cell>
          <table:table-cell office:value-type="float" office:value="42.5959202532532" table:style-name="ce1">
            <text:p>42.5959202532532</text:p>
          </table:table-cell>
          <table:table-cell office:value-type="float" office:value="42.0385526852786" table:style-name="ce1">
            <text:p>42.0385526852786</text:p>
          </table:table-cell>
          <table:table-cell office:value-type="float" office:value="41.6017089056915" table:style-name="ce1">
            <text:p>41.6017089056915</text:p>
          </table:table-cell>
          <table:table-cell office:value-type="float" office:value="41.2942754482154" table:style-name="ce1">
            <text:p>41.2942754482154</text:p>
          </table:table-cell>
          <table:table-cell office:value-type="float" office:value="41.0692978685371" table:style-name="ce1">
            <text:p>41.0692978685371</text:p>
          </table:table-cell>
          <table:table-cell office:value-type="float" office:value="41.3747216757489" table:style-name="ce1">
            <text:p>41.3747216757489</text:p>
          </table:table-cell>
          <table:table-cell office:value-type="float" office:value="41.3174692154191" table:style-name="ce1">
            <text:p>41.3174692154191</text:p>
          </table:table-cell>
          <table:table-cell office:value-type="float" office:value="41.0164567698242" table:style-name="ce1">
            <text:p>41.0164567698242</text:p>
          </table:table-cell>
          <table:table-cell office:value-type="float" office:value="40.8118126157634" table:style-name="ce1">
            <text:p>40.8118126157634</text:p>
          </table:table-cell>
          <table:table-cell office:value-type="float" office:value="40.635220508097" table:style-name="ce1">
            <text:p>40.635220508097</text:p>
          </table:table-cell>
          <table:table-cell office:value-type="float" office:value="40.6513711444255" table:style-name="ce1">
            <text:p>40.6513711444255</text:p>
          </table:table-cell>
          <table:table-cell office:value-type="float" office:value="40.5021710435674" table:style-name="ce1">
            <text:p>40.5021710435674</text:p>
          </table:table-cell>
          <table:table-cell office:value-type="float" office:value="40.3284425814273" table:style-name="ce1">
            <text:p>40.3284425814273</text:p>
          </table:table-cell>
          <table:table-cell office:value-type="float" office:value="40.5775132173958" table:style-name="ce1">
            <text:p>40.5775132173958</text:p>
          </table:table-cell>
          <table:table-cell office:value-type="float" office:value="40.4681964682996" table:style-name="ce1">
            <text:p>40.4681964682996</text:p>
          </table:table-cell>
          <table:table-cell office:value-type="float" office:value="40.4191941737137" table:style-name="ce1">
            <text:p>40.4191941737137</text:p>
          </table:table-cell>
          <table:table-cell office:value-type="float" office:value="40.7088735026211" table:style-name="ce1">
            <text:p>40.7088735026211</text:p>
          </table:table-cell>
          <table:table-cell office:value-type="float" office:value="40.86671295277" table:style-name="ce1">
            <text:p>40.86671295277</text:p>
          </table:table-cell>
          <table:table-cell office:value-type="float" office:value="40.693968300703" table:style-name="ce1">
            <text:p>40.693968300703</text:p>
          </table:table-cell>
          <table:table-cell office:value-type="float" office:value="40.5690754117271" table:style-name="ce1">
            <text:p>40.5690754117271</text:p>
          </table:table-cell>
          <table:table-cell office:value-type="float" office:value="40.5835541800526" table:style-name="ce1">
            <text:p>40.5835541800526</text:p>
          </table:table-cell>
          <table:table-cell office:value-type="float" office:value="40.7116855557049" table:style-name="ce1">
            <text:p>40.7116855557049</text:p>
          </table:table-cell>
          <table:table-cell office:value-type="float" office:value="40.7106244047382" table:style-name="ce1">
            <text:p>40.7106244047382</text:p>
          </table:table-cell>
          <table:table-cell office:value-type="float" office:value="40.535040195108" table:style-name="ce1">
            <text:p>40.535040195108</text:p>
          </table:table-cell>
          <table:table-cell office:value-type="float" office:value="40.5490493717063" table:style-name="ce1">
            <text:p>40.5490493717063</text:p>
          </table:table-cell>
          <table:table-cell office:value-type="float" office:value="40.9231749061038" table:style-name="ce1">
            <text:p>40.9231749061038</text:p>
          </table:table-cell>
          <table:table-cell office:value-type="float" office:value="40.4760881096288" table:style-name="ce1">
            <text:p>40.4760881096288</text:p>
          </table:table-cell>
          <table:table-cell office:value-type="float" office:value="40.486070388057" table:style-name="ce1">
            <text:p>40.486070388057</text:p>
          </table:table-cell>
          <table:table-cell office:value-type="float" office:value="40.0883957143513" table:style-name="ce1">
            <text:p>40.0883957143513</text:p>
          </table:table-cell>
          <table:table-cell office:value-type="float" office:value="40.1750583048173" table:style-name="ce1">
            <text:p>40.1750583048173</text:p>
          </table:table-cell>
          <table:table-cell office:value-type="float" office:value="39.8730584346875" table:style-name="ce1">
            <text:p>39.8730584346875</text:p>
          </table:table-cell>
          <table:table-cell office:value-type="float" office:value="39.8445154078576" table:style-name="ce1">
            <text:p>39.8445154078576</text:p>
          </table:table-cell>
          <table:table-cell office:value-type="float" office:value="39.6628065835927" table:style-name="ce1">
            <text:p>39.6628065835927</text:p>
          </table:table-cell>
          <table:table-cell office:value-type="float" office:value="39.6038791665422" table:style-name="ce1">
            <text:p>39.6038791665422</text:p>
          </table:table-cell>
          <table:table-cell office:value-type="float" office:value="38.976448859391" table:style-name="ce1">
            <text:p>38.976448859391</text:p>
          </table:table-cell>
          <table:table-cell office:value-type="float" office:value="39.0354502588007" table:style-name="ce1">
            <text:p>39.0354502588007</text:p>
          </table:table-cell>
          <table:table-cell office:value-type="float" office:value="39.3266793238794" table:style-name="ce1">
            <text:p>39.3266793238794</text:p>
          </table:table-cell>
          <table:table-cell office:value-type="float" office:value="38.8346949598485" table:style-name="ce1">
            <text:p>38.8346949598485</text:p>
          </table:table-cell>
          <table:table-cell office:value-type="float" office:value="38.8000865905988" table:style-name="ce1">
            <text:p>38.8000865905988</text:p>
          </table:table-cell>
          <table:table-cell office:value-type="float" office:value="38.5751878099145" table:style-name="ce1">
            <text:p>38.5751878099145</text:p>
          </table:table-cell>
          <table:table-cell office:value-type="float" office:value="38.8440994718185" table:style-name="ce1">
            <text:p>38.8440994718185</text:p>
          </table:table-cell>
          <table:table-cell office:value-type="float" office:value="38.3017291445801" table:style-name="ce1">
            <text:p>38.3017291445801</text:p>
          </table:table-cell>
          <table:table-cell office:value-type="float" office:value="37.9884146806115" table:style-name="ce1">
            <text:p>37.9884146806115</text:p>
          </table:table-cell>
          <table:table-cell office:value-type="float" office:value="38.0666507024319" table:style-name="ce1">
            <text:p>38.0666507024319</text:p>
          </table:table-cell>
          <table:table-cell office:value-type="float" office:value="37.7062677646979" table:style-name="ce1">
            <text:p>37.7062677646979</text:p>
          </table:table-cell>
          <table:table-cell office:value-type="float" office:value="37.3766598546676" table:style-name="ce1">
            <text:p>37.3766598546676</text:p>
          </table:table-cell>
          <table:table-cell office:value-type="float" office:value="37.1939183899558" table:style-name="ce1">
            <text:p>37.1939183899558</text:p>
          </table:table-cell>
          <table:table-cell office:value-type="float" office:value="37.1988690207472" table:style-name="ce1">
            <text:p>37.1988690207472</text:p>
          </table:table-cell>
          <table:table-cell office:value-type="float" office:value="36.8972199943179" table:style-name="ce1">
            <text:p>36.8972199943179</text:p>
          </table:table-cell>
          <table:table-cell office:value-type="float" office:value="36.7297111467365" table:style-name="ce1">
            <text:p>36.7297111467365</text:p>
          </table:table-cell>
          <table:table-cell office:value-type="float" office:value="36.4142549923972" table:style-name="ce1">
            <text:p>36.4142549923972</text:p>
          </table:table-cell>
          <table:table-cell office:value-type="float" office:value="36.0349284796488" table:style-name="ce1">
            <text:p>36.0349284796488</text:p>
          </table:table-cell>
          <table:table-cell office:value-type="float" office:value="35.9796843598541" table:style-name="ce1">
            <text:p>35.9796843598541</text:p>
          </table:table-cell>
          <table:table-cell office:value-type="float" office:value="35.8839044465319" table:style-name="ce1">
            <text:p>35.8839044465319</text:p>
          </table:table-cell>
          <table:table-cell office:value-type="float" office:value="35.9366702906416" table:style-name="ce1">
            <text:p>35.9366702906416</text:p>
          </table:table-cell>
          <table:table-cell office:value-type="float" office:value="35.4954984917657" table:style-name="ce1">
            <text:p>35.4954984917657</text:p>
          </table:table-cell>
          <table:table-cell office:value-type="float" office:value="35.4720858930533" table:style-name="ce1">
            <text:p>35.4720858930533</text:p>
          </table:table-cell>
          <table:table-cell office:value-type="float" office:value="35.4976744081263" table:style-name="ce1">
            <text:p>35.4976744081263</text:p>
          </table:table-cell>
          <table:table-cell office:value-type="float" office:value="35.4658183306354" table:style-name="ce1">
            <text:p>35.4658183306354</text:p>
          </table:table-cell>
          <table:table-cell office:value-type="float" office:value="35.408590240276" table:style-name="ce1">
            <text:p>35.408590240276</text:p>
          </table:table-cell>
          <table:table-cell office:value-type="float" office:value="35.3403720355618" table:style-name="ce1">
            <text:p>35.3403720355618</text:p>
          </table:table-cell>
          <table:table-cell office:value-type="float" office:value="35.2676108692471" table:style-name="ce1">
            <text:p>35.2676108692471</text:p>
          </table:table-cell>
          <table:table-cell office:value-type="float" office:value="35.1931949650552" table:style-name="ce1">
            <text:p>35.1931949650552</text:p>
          </table:table-cell>
          <table:table-cell office:value-type="float" office:value="35.1184162967717" table:style-name="ce1">
            <text:p>35.1184162967717</text:p>
          </table:table-cell>
          <table:table-cell office:value-type="float" office:value="35.0438509058546" table:style-name="ce1">
            <text:p>35.0438509058546</text:p>
          </table:table-cell>
        </table:table-row>
        <table:table-row>
          <table:table-cell office:value-type="string" office:value="6" table:style-name="ce1">
            <text:p>6</text:p>
          </table:table-cell>
          <table:table-cell office:value-type="float" office:value="43.3152" table:style-name="ce1">
            <text:p>43.3152</text:p>
          </table:table-cell>
          <table:table-cell office:value-type="float" office:value="42.8586755489744" table:style-name="ce1">
            <text:p>42.8586755489744</text:p>
          </table:table-cell>
          <table:table-cell office:value-type="float" office:value="44.1375178450247" table:style-name="ce1">
            <text:p>44.1375178450247</text:p>
          </table:table-cell>
          <table:table-cell office:value-type="float" office:value="43.0961804463997" table:style-name="ce1">
            <text:p>43.0961804463997</text:p>
          </table:table-cell>
          <table:table-cell office:value-type="float" office:value="44.8689191305369" table:style-name="ce1">
            <text:p>44.8689191305369</text:p>
          </table:table-cell>
          <table:table-cell office:value-type="float" office:value="44.1848589612385" table:style-name="ce1">
            <text:p>44.1848589612385</text:p>
          </table:table-cell>
          <table:table-cell office:value-type="float" office:value="44.6038134269158" table:style-name="ce1">
            <text:p>44.6038134269158</text:p>
          </table:table-cell>
          <table:table-cell office:value-type="float" office:value="43.9850299646843" table:style-name="ce1">
            <text:p>43.9850299646843</text:p>
          </table:table-cell>
          <table:table-cell office:value-type="float" office:value="44.9152171467959" table:style-name="ce1">
            <text:p>44.9152171467959</text:p>
          </table:table-cell>
          <table:table-cell office:value-type="float" office:value="43.7534849004229" table:style-name="ce1">
            <text:p>43.7534849004229</text:p>
          </table:table-cell>
          <table:table-cell office:value-type="float" office:value="44.9840365296965" table:style-name="ce1">
            <text:p>44.9840365296965</text:p>
          </table:table-cell>
          <table:table-cell office:value-type="float" office:value="43.8270913984403" table:style-name="ce1">
            <text:p>43.8270913984403</text:p>
          </table:table-cell>
          <table:table-cell office:value-type="float" office:value="45.1817940186613" table:style-name="ce1">
            <text:p>45.1817940186613</text:p>
          </table:table-cell>
          <table:table-cell office:value-type="float" office:value="43.9016380891809" table:style-name="ce1">
            <text:p>43.9016380891809</text:p>
          </table:table-cell>
          <table:table-cell office:value-type="float" office:value="45.2597290063057" table:style-name="ce1">
            <text:p>45.2597290063057</text:p>
          </table:table-cell>
          <table:table-cell office:value-type="float" office:value="43.9842317410825" table:style-name="ce1">
            <text:p>43.9842317410825</text:p>
          </table:table-cell>
          <table:table-cell office:value-type="float" office:value="45.4149799233145" table:style-name="ce1">
            <text:p>45.4149799233145</text:p>
          </table:table-cell>
          <table:table-cell office:value-type="float" office:value="44.1440739094028" table:style-name="ce1">
            <text:p>44.1440739094028</text:p>
          </table:table-cell>
          <table:table-cell office:value-type="float" office:value="45.4145959981036" table:style-name="ce1">
            <text:p>45.4145959981036</text:p>
          </table:table-cell>
          <table:table-cell office:value-type="float" office:value="43.9027215857705" table:style-name="ce1">
            <text:p>43.9027215857705</text:p>
          </table:table-cell>
          <table:table-cell office:value-type="float" office:value="45.1280713236714" table:style-name="ce1">
            <text:p>45.1280713236714</text:p>
          </table:table-cell>
          <table:table-cell office:value-type="float" office:value="44.2250647326661" table:style-name="ce1">
            <text:p>44.2250647326661</text:p>
          </table:table-cell>
          <table:table-cell office:value-type="float" office:value="45.6347651809057" table:style-name="ce1">
            <text:p>45.6347651809057</text:p>
          </table:table-cell>
          <table:table-cell office:value-type="float" office:value="44.4329694177199" table:style-name="ce1">
            <text:p>44.4329694177199</text:p>
          </table:table-cell>
          <table:table-cell office:value-type="float" office:value="45.6229708271671" table:style-name="ce1">
            <text:p>45.6229708271671</text:p>
          </table:table-cell>
          <table:table-cell office:value-type="float" office:value="44.3628098275094" table:style-name="ce1">
            <text:p>44.3628098275094</text:p>
          </table:table-cell>
          <table:table-cell office:value-type="float" office:value="45.663544481692" table:style-name="ce1">
            <text:p>45.663544481692</text:p>
          </table:table-cell>
          <table:table-cell office:value-type="float" office:value="44.4212086611622" table:style-name="ce1">
            <text:p>44.4212086611622</text:p>
          </table:table-cell>
          <table:table-cell office:value-type="float" office:value="45.6688196394015" table:style-name="ce1">
            <text:p>45.6688196394015</text:p>
          </table:table-cell>
          <table:table-cell office:value-type="float" office:value="44.384710195707" table:style-name="ce1">
            <text:p>44.384710195707</text:p>
          </table:table-cell>
          <table:table-cell office:value-type="float" office:value="45.8377454278596" table:style-name="ce1">
            <text:p>45.8377454278596</text:p>
          </table:table-cell>
          <table:table-cell office:value-type="float" office:value="44.6740869187929" table:style-name="ce1">
            <text:p>44.6740869187929</text:p>
          </table:table-cell>
          <table:table-cell office:value-type="float" office:value="46.5067349065751" table:style-name="ce1">
            <text:p>46.5067349065751</text:p>
          </table:table-cell>
          <table:table-cell office:value-type="float" office:value="44.7935137697541" table:style-name="ce1">
            <text:p>44.7935137697541</text:p>
          </table:table-cell>
          <table:table-cell office:value-type="float" office:value="46.167201571556" table:style-name="ce1">
            <text:p>46.167201571556</text:p>
          </table:table-cell>
          <table:table-cell office:value-type="float" office:value="44.6818865228321" table:style-name="ce1">
            <text:p>44.6818865228321</text:p>
          </table:table-cell>
          <table:table-cell office:value-type="float" office:value="45.8194138799023" table:style-name="ce1">
            <text:p>45.8194138799023</text:p>
          </table:table-cell>
          <table:table-cell office:value-type="float" office:value="44.5495563501701" table:style-name="ce1">
            <text:p>44.5495563501701</text:p>
          </table:table-cell>
          <table:table-cell office:value-type="float" office:value="45.9194674706233" table:style-name="ce1">
            <text:p>45.9194674706233</text:p>
          </table:table-cell>
          <table:table-cell office:value-type="float" office:value="44.6293124595692" table:style-name="ce1">
            <text:p>44.6293124595692</text:p>
          </table:table-cell>
          <table:table-cell office:value-type="float" office:value="46.0368204050531" table:style-name="ce1">
            <text:p>46.0368204050531</text:p>
          </table:table-cell>
          <table:table-cell office:value-type="float" office:value="44.6181907118538" table:style-name="ce1">
            <text:p>44.6181907118538</text:p>
          </table:table-cell>
          <table:table-cell office:value-type="float" office:value="45.5745162052381" table:style-name="ce1">
            <text:p>45.5745162052381</text:p>
          </table:table-cell>
          <table:table-cell office:value-type="float" office:value="44.4971572036543" table:style-name="ce1">
            <text:p>44.4971572036543</text:p>
          </table:table-cell>
          <table:table-cell office:value-type="float" office:value="45.6691916808774" table:style-name="ce1">
            <text:p>45.6691916808774</text:p>
          </table:table-cell>
          <table:table-cell office:value-type="float" office:value="44.4282561585937" table:style-name="ce1">
            <text:p>44.4282561585937</text:p>
          </table:table-cell>
          <table:table-cell office:value-type="float" office:value="45.4639379186339" table:style-name="ce1">
            <text:p>45.4639379186339</text:p>
          </table:table-cell>
          <table:table-cell office:value-type="float" office:value="44.5571768274383" table:style-name="ce1">
            <text:p>44.5571768274383</text:p>
          </table:table-cell>
          <table:table-cell office:value-type="float" office:value="45.4542597048788" table:style-name="ce1">
            <text:p>45.4542597048788</text:p>
          </table:table-cell>
          <table:table-cell office:value-type="float" office:value="44.1129091827205" table:style-name="ce1">
            <text:p>44.1129091827205</text:p>
          </table:table-cell>
          <table:table-cell office:value-type="float" office:value="45.3356619725957" table:style-name="ce1">
            <text:p>45.3356619725957</text:p>
          </table:table-cell>
          <table:table-cell office:value-type="float" office:value="43.9362283834227" table:style-name="ce1">
            <text:p>43.9362283834227</text:p>
          </table:table-cell>
          <table:table-cell office:value-type="float" office:value="44.9524112608592" table:style-name="ce1">
            <text:p>44.9524112608592</text:p>
          </table:table-cell>
          <table:table-cell office:value-type="float" office:value="43.7914630215938" table:style-name="ce1">
            <text:p>43.7914630215938</text:p>
          </table:table-cell>
          <table:table-cell office:value-type="float" office:value="44.8737738085624" table:style-name="ce1">
            <text:p>44.8737738085624</text:p>
          </table:table-cell>
          <table:table-cell office:value-type="float" office:value="43.7017543541707" table:style-name="ce1">
            <text:p>43.7017543541707</text:p>
          </table:table-cell>
          <table:table-cell office:value-type="float" office:value="44.7833110074665" table:style-name="ce1">
            <text:p>44.7833110074665</text:p>
          </table:table-cell>
          <table:table-cell office:value-type="float" office:value="43.488739669424" table:style-name="ce1">
            <text:p>43.488739669424</text:p>
          </table:table-cell>
          <table:table-cell office:value-type="float" office:value="44.5295557093694" table:style-name="ce1">
            <text:p>44.5295557093694</text:p>
          </table:table-cell>
          <table:table-cell office:value-type="float" office:value="43.1944343868051" table:style-name="ce1">
            <text:p>43.1944343868051</text:p>
          </table:table-cell>
          <table:table-cell office:value-type="float" office:value="44.299744325053" table:style-name="ce1">
            <text:p>44.299744325053</text:p>
          </table:table-cell>
          <table:table-cell office:value-type="float" office:value="43.2083041318449" table:style-name="ce1">
            <text:p>43.2083041318449</text:p>
          </table:table-cell>
          <table:table-cell office:value-type="float" office:value="44.3508746493088" table:style-name="ce1">
            <text:p>44.3508746493088</text:p>
          </table:table-cell>
          <table:table-cell office:value-type="float" office:value="43.9776657549254" table:style-name="ce1">
            <text:p>43.9776657549254</text:p>
          </table:table-cell>
          <table:table-cell office:value-type="float" office:value="44.0289126599427" table:style-name="ce1">
            <text:p>44.0289126599427</text:p>
          </table:table-cell>
          <table:table-cell office:value-type="float" office:value="44.0542192975333" table:style-name="ce1">
            <text:p>44.0542192975333</text:p>
          </table:table-cell>
          <table:table-cell office:value-type="float" office:value="44.0679733652876" table:style-name="ce1">
            <text:p>44.0679733652876</text:p>
          </table:table-cell>
          <table:table-cell office:value-type="float" office:value="44.0765699450028" table:style-name="ce1">
            <text:p>44.0765699450028</text:p>
          </table:table-cell>
          <table:table-cell office:value-type="float" office:value="44.0828516532857" table:style-name="ce1">
            <text:p>44.0828516532857</text:p>
          </table:table-cell>
          <table:table-cell office:value-type="float" office:value="44.088082147175" table:style-name="ce1">
            <text:p>44.088082147175</text:p>
          </table:table-cell>
          <table:table-cell office:value-type="float" office:value="44.0928232845874" table:style-name="ce1">
            <text:p>44.0928232845874</text:p>
          </table:table-cell>
          <table:table-cell office:value-type="float" office:value="44.0973249942311" table:style-name="ce1">
            <text:p>44.0973249942311</text:p>
          </table:table-cell>
        </table:table-row>
        <table:table-row>
          <table:table-cell office:value-type="string" office:value="7" table:style-name="ce1">
            <text:p>7</text:p>
          </table:table-cell>
          <table:table-cell office:value-type="float" office:value="43.3152" table:style-name="ce1">
            <text:p>43.3152</text:p>
          </table:table-cell>
          <table:table-cell office:value-type="float" office:value="43.1211484258097" table:style-name="ce1">
            <text:p>43.1211484258097</text:p>
          </table:table-cell>
          <table:table-cell office:value-type="float" office:value="44.3355086496585" table:style-name="ce1">
            <text:p>44.3355086496585</text:p>
          </table:table-cell>
          <table:table-cell office:value-type="float" office:value="43.4170638546131" table:style-name="ce1">
            <text:p>43.4170638546131</text:p>
          </table:table-cell>
          <table:table-cell office:value-type="float" office:value="45.3318148812135" table:style-name="ce1">
            <text:p>45.3318148812135</text:p>
          </table:table-cell>
          <table:table-cell office:value-type="float" office:value="44.5479570290949" table:style-name="ce1">
            <text:p>44.5479570290949</text:p>
          </table:table-cell>
          <table:table-cell office:value-type="float" office:value="45.0704714918066" table:style-name="ce1">
            <text:p>45.0704714918066</text:p>
          </table:table-cell>
          <table:table-cell office:value-type="float" office:value="44.9220192871391" table:style-name="ce1">
            <text:p>44.9220192871391</text:p>
          </table:table-cell>
          <table:table-cell office:value-type="float" office:value="45.9412959170224" table:style-name="ce1">
            <text:p>45.9412959170224</text:p>
          </table:table-cell>
          <table:table-cell office:value-type="float" office:value="44.6980884829579" table:style-name="ce1">
            <text:p>44.6980884829579</text:p>
          </table:table-cell>
          <table:table-cell office:value-type="float" office:value="45.9668505459441" table:style-name="ce1">
            <text:p>45.9668505459441</text:p>
          </table:table-cell>
          <table:table-cell office:value-type="float" office:value="44.7017009575453" table:style-name="ce1">
            <text:p>44.7017009575453</text:p>
          </table:table-cell>
          <table:table-cell office:value-type="float" office:value="46.3884920091175" table:style-name="ce1">
            <text:p>46.3884920091175</text:p>
          </table:table-cell>
          <table:table-cell office:value-type="float" office:value="45.3198368366771" table:style-name="ce1">
            <text:p>45.3198368366771</text:p>
          </table:table-cell>
          <table:table-cell office:value-type="float" office:value="46.5553861199533" table:style-name="ce1">
            <text:p>46.5553861199533</text:p>
          </table:table-cell>
          <table:table-cell office:value-type="float" office:value="45.4002110765704" table:style-name="ce1">
            <text:p>45.4002110765704</text:p>
          </table:table-cell>
          <table:table-cell office:value-type="float" office:value="46.7281152928317" table:style-name="ce1">
            <text:p>46.7281152928317</text:p>
          </table:table-cell>
          <table:table-cell office:value-type="float" office:value="45.7400908872908" table:style-name="ce1">
            <text:p>45.7400908872908</text:p>
          </table:table-cell>
          <table:table-cell office:value-type="float" office:value="47.0007466744497" table:style-name="ce1">
            <text:p>47.0007466744497</text:p>
          </table:table-cell>
          <table:table-cell office:value-type="float" office:value="45.7687529530192" table:style-name="ce1">
            <text:p>45.7687529530192</text:p>
          </table:table-cell>
          <table:table-cell office:value-type="float" office:value="47.3503599435719" table:style-name="ce1">
            <text:p>47.3503599435719</text:p>
          </table:table-cell>
          <table:table-cell office:value-type="float" office:value="46.4838746595466" table:style-name="ce1">
            <text:p>46.4838746595466</text:p>
          </table:table-cell>
          <table:table-cell office:value-type="float" office:value="48.1801976459205" table:style-name="ce1">
            <text:p>48.1801976459205</text:p>
          </table:table-cell>
          <table:table-cell office:value-type="float" office:value="47.3593505939004" table:style-name="ce1">
            <text:p>47.3593505939004</text:p>
          </table:table-cell>
          <table:table-cell office:value-type="float" office:value="48.6693761453502" table:style-name="ce1">
            <text:p>48.6693761453502</text:p>
          </table:table-cell>
          <table:table-cell office:value-type="float" office:value="47.5561140295987" table:style-name="ce1">
            <text:p>47.5561140295987</text:p>
          </table:table-cell>
          <table:table-cell office:value-type="float" office:value="49.1417106704853" table:style-name="ce1">
            <text:p>49.1417106704853</text:p>
          </table:table-cell>
          <table:table-cell office:value-type="float" office:value="48.0599397664451" table:style-name="ce1">
            <text:p>48.0599397664451</text:p>
          </table:table-cell>
          <table:table-cell office:value-type="float" office:value="49.6368697700099" table:style-name="ce1">
            <text:p>49.6368697700099</text:p>
          </table:table-cell>
          <table:table-cell office:value-type="float" office:value="48.5324649763753" table:style-name="ce1">
            <text:p>48.5324649763753</text:p>
          </table:table-cell>
          <table:table-cell office:value-type="float" office:value="50.1047844721811" table:style-name="ce1">
            <text:p>50.1047844721811</text:p>
          </table:table-cell>
          <table:table-cell office:value-type="float" office:value="48.9590482202611" table:style-name="ce1">
            <text:p>48.9590482202611</text:p>
          </table:table-cell>
          <table:table-cell office:value-type="float" office:value="50.9873121688213" table:style-name="ce1">
            <text:p>50.9873121688213</text:p>
          </table:table-cell>
          <table:table-cell office:value-type="float" office:value="49.3255439726472" table:style-name="ce1">
            <text:p>49.3255439726472</text:p>
          </table:table-cell>
          <table:table-cell office:value-type="float" office:value="50.7911671067626" table:style-name="ce1">
            <text:p>50.7911671067626</text:p>
          </table:table-cell>
          <table:table-cell office:value-type="float" office:value="49.3713506412967" table:style-name="ce1">
            <text:p>49.3713506412967</text:p>
          </table:table-cell>
          <table:table-cell office:value-type="float" office:value="50.6036222788842" table:style-name="ce1">
            <text:p>50.6036222788842</text:p>
          </table:table-cell>
          <table:table-cell office:value-type="float" office:value="49.3299575634405" table:style-name="ce1">
            <text:p>49.3299575634405</text:p>
          </table:table-cell>
          <table:table-cell office:value-type="float" office:value="50.8861458986559" table:style-name="ce1">
            <text:p>50.8861458986559</text:p>
          </table:table-cell>
          <table:table-cell office:value-type="float" office:value="49.6629477036363" table:style-name="ce1">
            <text:p>49.6629477036363</text:p>
          </table:table-cell>
          <table:table-cell office:value-type="float" office:value="51.1718607904375" table:style-name="ce1">
            <text:p>51.1718607904375</text:p>
          </table:table-cell>
          <table:table-cell office:value-type="float" office:value="49.5466415692799" table:style-name="ce1">
            <text:p>49.5466415692799</text:p>
          </table:table-cell>
          <table:table-cell office:value-type="float" office:value="50.809591795875" table:style-name="ce1">
            <text:p>50.809591795875</text:p>
          </table:table-cell>
          <table:table-cell office:value-type="float" office:value="50.4684570346747" table:style-name="ce1">
            <text:p>50.4684570346747</text:p>
          </table:table-cell>
          <table:table-cell office:value-type="float" office:value="51.4289479753085" table:style-name="ce1">
            <text:p>51.4289479753085</text:p>
          </table:table-cell>
          <table:table-cell office:value-type="float" office:value="50.4573052144007" table:style-name="ce1">
            <text:p>50.4573052144007</text:p>
          </table:table-cell>
          <table:table-cell office:value-type="float" office:value="51.3801863192152" table:style-name="ce1">
            <text:p>51.3801863192152</text:p>
          </table:table-cell>
          <table:table-cell office:value-type="float" office:value="50.6559031578684" table:style-name="ce1">
            <text:p>50.6559031578684</text:p>
          </table:table-cell>
          <table:table-cell office:value-type="float" office:value="51.5094920203847" table:style-name="ce1">
            <text:p>51.5094920203847</text:p>
          </table:table-cell>
          <table:table-cell office:value-type="float" office:value="50.0824702058066" table:style-name="ce1">
            <text:p>50.0824702058066</text:p>
          </table:table-cell>
          <table:table-cell office:value-type="float" office:value="51.4234464789256" table:style-name="ce1">
            <text:p>51.4234464789256</text:p>
          </table:table-cell>
          <table:table-cell office:value-type="float" office:value="49.9976835457354" table:style-name="ce1">
            <text:p>49.9976835457354</text:p>
          </table:table-cell>
          <table:table-cell office:value-type="float" office:value="51.0650974708998" table:style-name="ce1">
            <text:p>51.0650974708998</text:p>
          </table:table-cell>
          <table:table-cell office:value-type="float" office:value="49.9095914818259" table:style-name="ce1">
            <text:p>49.9095914818259</text:p>
          </table:table-cell>
          <table:table-cell office:value-type="float" office:value="51.1647587560904" table:style-name="ce1">
            <text:p>51.1647587560904</text:p>
          </table:table-cell>
          <table:table-cell office:value-type="float" office:value="49.9518924660851" table:style-name="ce1">
            <text:p>49.9518924660851</text:p>
          </table:table-cell>
          <table:table-cell office:value-type="float" office:value="51.0768729214971" table:style-name="ce1">
            <text:p>51.0768729214971</text:p>
          </table:table-cell>
          <table:table-cell office:value-type="float" office:value="49.8012296450432" table:style-name="ce1">
            <text:p>49.8012296450432</text:p>
          </table:table-cell>
          <table:table-cell office:value-type="float" office:value="50.8923051270576" table:style-name="ce1">
            <text:p>50.8923051270576</text:p>
          </table:table-cell>
          <table:table-cell office:value-type="float" office:value="49.6295311517562" table:style-name="ce1">
            <text:p>49.6295311517562</text:p>
          </table:table-cell>
          <table:table-cell office:value-type="float" office:value="50.847200762576" table:style-name="ce1">
            <text:p>50.847200762576</text:p>
          </table:table-cell>
          <table:table-cell office:value-type="float" office:value="49.8784656178601" table:style-name="ce1">
            <text:p>49.8784656178601</text:p>
          </table:table-cell>
          <table:table-cell office:value-type="float" office:value="50.9444764710229" table:style-name="ce1">
            <text:p>50.9444764710229</text:p>
          </table:table-cell>
          <table:table-cell office:value-type="float" office:value="50.6465779577934" table:style-name="ce1">
            <text:p>50.6465779577934</text:p>
          </table:table-cell>
          <table:table-cell office:value-type="float" office:value="50.8137075628776" table:style-name="ce1">
            <text:p>50.8137075628776</text:p>
          </table:table-cell>
          <table:table-cell office:value-type="float" office:value="50.9319629679692" table:style-name="ce1">
            <text:p>50.9319629679692</text:p>
          </table:table-cell>
          <table:table-cell office:value-type="float" office:value="51.0276418589749" table:style-name="ce1">
            <text:p>51.0276418589749</text:p>
          </table:table-cell>
          <table:table-cell office:value-type="float" office:value="51.1126897980771" table:style-name="ce1">
            <text:p>51.1126897980771</text:p>
          </table:table-cell>
          <table:table-cell office:value-type="float" office:value="51.1925348335772" table:style-name="ce1">
            <text:p>51.1925348335772</text:p>
          </table:table-cell>
          <table:table-cell office:value-type="float" office:value="51.2696452966225" table:style-name="ce1">
            <text:p>51.2696452966225</text:p>
          </table:table-cell>
          <table:table-cell office:value-type="float" office:value="51.3451454424431" table:style-name="ce1">
            <text:p>51.3451454424431</text:p>
          </table:table-cell>
          <table:table-cell office:value-type="float" office:value="51.4195491339594" table:style-name="ce1">
            <text:p>51.4195491339594</text:p>
          </table:table-cell>
        </table:table-row>
        <table:table-row>
          <table:table-cell office:value-type="string" office:value="8" table:style-name="ce1">
            <text:p>8</text:p>
          </table:table-cell>
          <table:table-cell office:value-type="float" office:value="43.3152" table:style-name="ce1">
            <text:p>43.3152</text:p>
          </table:table-cell>
          <table:table-cell office:value-type="float" office:value="43.04690695007" table:style-name="ce1">
            <text:p>43.04690695007</text:p>
          </table:table-cell>
          <table:table-cell office:value-type="float" office:value="44.2907672692105" table:style-name="ce1">
            <text:p>44.2907672692105</text:p>
          </table:table-cell>
          <table:table-cell office:value-type="float" office:value="43.1684881972063" table:style-name="ce1">
            <text:p>43.1684881972063</text:p>
          </table:table-cell>
          <table:table-cell office:value-type="float" office:value="45.1012383821277" table:style-name="ce1">
            <text:p>45.1012383821277</text:p>
          </table:table-cell>
          <table:table-cell office:value-type="float" office:value="44.3510831633907" table:style-name="ce1">
            <text:p>44.3510831633907</text:p>
          </table:table-cell>
          <table:table-cell office:value-type="float" office:value="44.9505222320605" table:style-name="ce1">
            <text:p>44.9505222320605</text:p>
          </table:table-cell>
          <table:table-cell office:value-type="float" office:value="44.3960455140112" table:style-name="ce1">
            <text:p>44.3960455140112</text:p>
          </table:table-cell>
          <table:table-cell office:value-type="float" office:value="45.2935127164611" table:style-name="ce1">
            <text:p>45.2935127164611</text:p>
          </table:table-cell>
          <table:table-cell office:value-type="float" office:value="44.1143055468648" table:style-name="ce1">
            <text:p>44.1143055468648</text:p>
          </table:table-cell>
          <table:table-cell office:value-type="float" office:value="45.3235713326339" table:style-name="ce1">
            <text:p>45.3235713326339</text:p>
          </table:table-cell>
          <table:table-cell office:value-type="float" office:value="44.2551369481892" table:style-name="ce1">
            <text:p>44.2551369481892</text:p>
          </table:table-cell>
          <table:table-cell office:value-type="float" office:value="45.5504539703928" table:style-name="ce1">
            <text:p>45.5504539703928</text:p>
          </table:table-cell>
          <table:table-cell office:value-type="float" office:value="44.6843015539327" table:style-name="ce1">
            <text:p>44.6843015539327</text:p>
          </table:table-cell>
          <table:table-cell office:value-type="float" office:value="45.9242961924089" table:style-name="ce1">
            <text:p>45.9242961924089</text:p>
          </table:table-cell>
          <table:table-cell office:value-type="float" office:value="44.8707507357353" table:style-name="ce1">
            <text:p>44.8707507357353</text:p>
          </table:table-cell>
          <table:table-cell office:value-type="float" office:value="46.1629975954509" table:style-name="ce1">
            <text:p>46.1629975954509</text:p>
          </table:table-cell>
          <table:table-cell office:value-type="float" office:value="45.1460734135089" table:style-name="ce1">
            <text:p>45.1460734135089</text:p>
          </table:table-cell>
          <table:table-cell office:value-type="float" office:value="46.3370988043525" table:style-name="ce1">
            <text:p>46.3370988043525</text:p>
          </table:table-cell>
          <table:table-cell office:value-type="float" office:value="45.3122643374557" table:style-name="ce1">
            <text:p>45.3122643374557</text:p>
          </table:table-cell>
          <table:table-cell office:value-type="float" office:value="46.5914281723152" table:style-name="ce1">
            <text:p>46.5914281723152</text:p>
          </table:table-cell>
          <table:table-cell office:value-type="float" office:value="45.7149962502673" table:style-name="ce1">
            <text:p>45.7149962502673</text:p>
          </table:table-cell>
          <table:table-cell office:value-type="float" office:value="47.1905820559974" table:style-name="ce1">
            <text:p>47.1905820559974</text:p>
          </table:table-cell>
          <table:table-cell office:value-type="float" office:value="46.575718661885" table:style-name="ce1">
            <text:p>46.575718661885</text:p>
          </table:table-cell>
          <table:table-cell office:value-type="float" office:value="47.7134686373248" table:style-name="ce1">
            <text:p>47.7134686373248</text:p>
          </table:table-cell>
          <table:table-cell office:value-type="float" office:value="46.6374825702729" table:style-name="ce1">
            <text:p>46.6374825702729</text:p>
          </table:table-cell>
          <table:table-cell office:value-type="float" office:value="48.0052505569145" table:style-name="ce1">
            <text:p>48.0052505569145</text:p>
          </table:table-cell>
          <table:table-cell office:value-type="float" office:value="47.097984251696" table:style-name="ce1">
            <text:p>47.097984251696</text:p>
          </table:table-cell>
          <table:table-cell office:value-type="float" office:value="48.3962782724058" table:style-name="ce1">
            <text:p>48.3962782724058</text:p>
          </table:table-cell>
          <table:table-cell office:value-type="float" office:value="47.4740446150454" table:style-name="ce1">
            <text:p>47.4740446150454</text:p>
          </table:table-cell>
          <table:table-cell office:value-type="float" office:value="48.8325922671966" table:style-name="ce1">
            <text:p>48.8325922671966</text:p>
          </table:table-cell>
          <table:table-cell office:value-type="float" office:value="47.8433368912535" table:style-name="ce1">
            <text:p>47.8433368912535</text:p>
          </table:table-cell>
          <table:table-cell office:value-type="float" office:value="49.7518565808693" table:style-name="ce1">
            <text:p>49.7518565808693</text:p>
          </table:table-cell>
          <table:table-cell office:value-type="float" office:value="48.2800022461227" table:style-name="ce1">
            <text:p>48.2800022461227</text:p>
          </table:table-cell>
          <table:table-cell office:value-type="float" office:value="49.6512047062546" table:style-name="ce1">
            <text:p>49.6512047062546</text:p>
          </table:table-cell>
          <table:table-cell office:value-type="float" office:value="48.1704327088019" table:style-name="ce1">
            <text:p>48.1704327088019</text:p>
          </table:table-cell>
          <table:table-cell office:value-type="float" office:value="49.255050008505" table:style-name="ce1">
            <text:p>49.255050008505</text:p>
          </table:table-cell>
          <table:table-cell office:value-type="float" office:value="47.9593824434377" table:style-name="ce1">
            <text:p>47.9593824434377</text:p>
          </table:table-cell>
          <table:table-cell office:value-type="float" office:value="49.4098601226166" table:style-name="ce1">
            <text:p>49.4098601226166</text:p>
          </table:table-cell>
          <table:table-cell office:value-type="float" office:value="48.0018024840912" table:style-name="ce1">
            <text:p>48.0018024840912</text:p>
          </table:table-cell>
          <table:table-cell office:value-type="float" office:value="49.3979180203849" table:style-name="ce1">
            <text:p>49.3979180203849</text:p>
          </table:table-cell>
          <table:table-cell office:value-type="float" office:value="47.9221154148848" table:style-name="ce1">
            <text:p>47.9221154148848</text:p>
          </table:table-cell>
          <table:table-cell office:value-type="float" office:value="48.9811978904559" table:style-name="ce1">
            <text:p>48.9811978904559</text:p>
          </table:table-cell>
          <table:table-cell office:value-type="float" office:value="48.3040660599898" table:style-name="ce1">
            <text:p>48.3040660599898</text:p>
          </table:table-cell>
          <table:table-cell office:value-type="float" office:value="49.297735338712" table:style-name="ce1">
            <text:p>49.297735338712</text:p>
          </table:table-cell>
          <table:table-cell office:value-type="float" office:value="48.2993979512397" table:style-name="ce1">
            <text:p>48.2993979512397</text:p>
          </table:table-cell>
          <table:table-cell office:value-type="float" office:value="49.2624727580205" table:style-name="ce1">
            <text:p>49.2624727580205</text:p>
          </table:table-cell>
          <table:table-cell office:value-type="float" office:value="48.5106723925759" table:style-name="ce1">
            <text:p>48.5106723925759</text:p>
          </table:table-cell>
          <table:table-cell office:value-type="float" office:value="49.3219632287716" table:style-name="ce1">
            <text:p>49.3219632287716</text:p>
          </table:table-cell>
          <table:table-cell office:value-type="float" office:value="47.9802125384418" table:style-name="ce1">
            <text:p>47.9802125384418</text:p>
          </table:table-cell>
          <table:table-cell office:value-type="float" office:value="49.2081680263513" table:style-name="ce1">
            <text:p>49.2081680263513</text:p>
          </table:table-cell>
          <table:table-cell office:value-type="float" office:value="47.8297525965736" table:style-name="ce1">
            <text:p>47.8297525965736</text:p>
          </table:table-cell>
          <table:table-cell office:value-type="float" office:value="48.8167239508844" table:style-name="ce1">
            <text:p>48.8167239508844</text:p>
          </table:table-cell>
          <table:table-cell office:value-type="float" office:value="47.6212396232884" table:style-name="ce1">
            <text:p>47.6212396232884</text:p>
          </table:table-cell>
          <table:table-cell office:value-type="float" office:value="48.6638693138654" table:style-name="ce1">
            <text:p>48.6638693138654</text:p>
          </table:table-cell>
          <table:table-cell office:value-type="float" office:value="47.549946285549" table:style-name="ce1">
            <text:p>47.549946285549</text:p>
          </table:table-cell>
          <table:table-cell office:value-type="float" office:value="48.6112518629616" table:style-name="ce1">
            <text:p>48.6112518629616</text:p>
          </table:table-cell>
          <table:table-cell office:value-type="float" office:value="47.3359461566443" table:style-name="ce1">
            <text:p>47.3359461566443</text:p>
          </table:table-cell>
          <table:table-cell office:value-type="float" office:value="48.3343056382076" table:style-name="ce1">
            <text:p>48.3343056382076</text:p>
          </table:table-cell>
          <table:table-cell office:value-type="float" office:value="47.0907413984345" table:style-name="ce1">
            <text:p>47.0907413984345</text:p>
          </table:table-cell>
          <table:table-cell office:value-type="float" office:value="48.2732829456183" table:style-name="ce1">
            <text:p>48.2732829456183</text:p>
          </table:table-cell>
          <table:table-cell office:value-type="float" office:value="47.2372399626141" table:style-name="ce1">
            <text:p>47.2372399626141</text:p>
          </table:table-cell>
          <table:table-cell office:value-type="float" office:value="48.2821288946116" table:style-name="ce1">
            <text:p>48.2821288946116</text:p>
          </table:table-cell>
          <table:table-cell office:value-type="float" office:value="47.9958441201299" table:style-name="ce1">
            <text:p>47.9958441201299</text:p>
          </table:table-cell>
          <table:table-cell office:value-type="float" office:value="48.1204345913702" table:style-name="ce1">
            <text:p>48.1204345913702</text:p>
          </table:table-cell>
          <table:table-cell office:value-type="float" office:value="48.204267738863" table:style-name="ce1">
            <text:p>48.204267738863</text:p>
          </table:table-cell>
          <table:table-cell office:value-type="float" office:value="48.2694436890789" table:style-name="ce1">
            <text:p>48.2694436890789</text:p>
          </table:table-cell>
          <table:table-cell office:value-type="float" office:value="48.3259446375653" table:style-name="ce1">
            <text:p>48.3259446375653</text:p>
          </table:table-cell>
          <table:table-cell office:value-type="float" office:value="48.3782805905949" table:style-name="ce1">
            <text:p>48.3782805905949</text:p>
          </table:table-cell>
          <table:table-cell office:value-type="float" office:value="48.4284904235617" table:style-name="ce1">
            <text:p>48.4284904235617</text:p>
          </table:table-cell>
          <table:table-cell office:value-type="float" office:value="48.4774970874656" table:style-name="ce1">
            <text:p>48.4774970874656</text:p>
          </table:table-cell>
          <table:table-cell office:value-type="float" office:value="48.5257195879834" table:style-name="ce1">
            <text:p>48.5257195879834</text:p>
          </table:table-cell>
        </table:table-row>
        <table:table-row>
          <table:table-cell office:value-type="string" office:value="9" table:style-name="ce1">
            <text:p>9</text:p>
          </table:table-cell>
          <table:table-cell office:value-type="float" office:value="43.3152" table:style-name="ce1">
            <text:p>43.3152</text:p>
          </table:table-cell>
          <table:table-cell office:value-type="float" office:value="42.8703962564931" table:style-name="ce1">
            <text:p>42.8703962564931</text:p>
          </table:table-cell>
          <table:table-cell office:value-type="float" office:value="45.5676984689634" table:style-name="ce1">
            <text:p>45.5676984689634</text:p>
          </table:table-cell>
          <table:table-cell office:value-type="float" office:value="44.9116865587163" table:style-name="ce1">
            <text:p>44.9116865587163</text:p>
          </table:table-cell>
          <table:table-cell office:value-type="float" office:value="48.0231169872907" table:style-name="ce1">
            <text:p>48.0231169872907</text:p>
          </table:table-cell>
          <table:table-cell office:value-type="float" office:value="47.972163867217" table:style-name="ce1">
            <text:p>47.972163867217</text:p>
          </table:table-cell>
          <table:table-cell office:value-type="float" office:value="50.2443107248302" table:style-name="ce1">
            <text:p>50.2443107248302</text:p>
          </table:table-cell>
          <table:table-cell office:value-type="float" office:value="49.9723494246901" table:style-name="ce1">
            <text:p>49.9723494246901</text:p>
          </table:table-cell>
          <table:table-cell office:value-type="float" office:value="52.4811188589989" table:style-name="ce1">
            <text:p>52.4811188589989</text:p>
          </table:table-cell>
          <table:table-cell office:value-type="float" office:value="51.7633496008201" table:style-name="ce1">
            <text:p>51.7633496008201</text:p>
          </table:table-cell>
          <table:table-cell office:value-type="float" office:value="54.5343711800919" table:style-name="ce1">
            <text:p>54.5343711800919</text:p>
          </table:table-cell>
          <table:table-cell office:value-type="float" office:value="53.9604387914154" table:style-name="ce1">
            <text:p>53.9604387914154</text:p>
          </table:table-cell>
          <table:table-cell office:value-type="float" office:value="56.7723036170699" table:style-name="ce1">
            <text:p>56.7723036170699</text:p>
          </table:table-cell>
          <table:table-cell office:value-type="float" office:value="56.1328716023834" table:style-name="ce1">
            <text:p>56.1328716023834</text:p>
          </table:table-cell>
          <table:table-cell office:value-type="float" office:value="58.9464142016823" table:style-name="ce1">
            <text:p>58.9464142016823</text:p>
          </table:table-cell>
          <table:table-cell office:value-type="float" office:value="58.2308651428601" table:style-name="ce1">
            <text:p>58.2308651428601</text:p>
          </table:table-cell>
          <table:table-cell office:value-type="float" office:value="61.1075952500527" table:style-name="ce1">
            <text:p>61.1075952500527</text:p>
          </table:table-cell>
          <table:table-cell office:value-type="float" office:value="60.4178695724802" table:style-name="ce1">
            <text:p>60.4178695724802</text:p>
          </table:table-cell>
          <table:table-cell office:value-type="float" office:value="63.1447207956152" table:style-name="ce1">
            <text:p>63.1447207956152</text:p>
          </table:table-cell>
          <table:table-cell office:value-type="float" office:value="62.1681548318379" table:style-name="ce1">
            <text:p>62.1681548318379</text:p>
          </table:table-cell>
          <table:table-cell office:value-type="float" office:value="64.9682278102957" table:style-name="ce1">
            <text:p>64.9682278102957</text:p>
          </table:table-cell>
          <table:table-cell office:value-type="float" office:value="64.3838299249286" table:style-name="ce1">
            <text:p>64.3838299249286</text:p>
          </table:table-cell>
          <table:table-cell office:value-type="float" office:value="67.1599821171633" table:style-name="ce1">
            <text:p>67.1599821171633</text:p>
          </table:table-cell>
          <table:table-cell office:value-type="float" office:value="66.5070657957301" table:style-name="ce1">
            <text:p>66.5070657957301</text:p>
          </table:table-cell>
          <table:table-cell office:value-type="float" office:value="69.3074851386092" table:style-name="ce1">
            <text:p>69.3074851386092</text:p>
          </table:table-cell>
          <table:table-cell office:value-type="float" office:value="68.4250732452272" table:style-name="ce1">
            <text:p>68.4250732452272</text:p>
          </table:table-cell>
          <table:table-cell office:value-type="float" office:value="71.0541079262106" table:style-name="ce1">
            <text:p>71.0541079262106</text:p>
          </table:table-cell>
          <table:table-cell office:value-type="float" office:value="70.3063049096129" table:style-name="ce1">
            <text:p>70.3063049096129</text:p>
          </table:table-cell>
          <table:table-cell office:value-type="float" office:value="72.9662261912569" table:style-name="ce1">
            <text:p>72.9662261912569</text:p>
          </table:table-cell>
          <table:table-cell office:value-type="float" office:value="72.0399125680282" table:style-name="ce1">
            <text:p>72.0399125680282</text:p>
          </table:table-cell>
          <table:table-cell office:value-type="float" office:value="74.7877852528294" table:style-name="ce1">
            <text:p>74.7877852528294</text:p>
          </table:table-cell>
          <table:table-cell office:value-type="float" office:value="73.9131099781236" table:style-name="ce1">
            <text:p>73.9131099781236</text:p>
          </table:table-cell>
          <table:table-cell office:value-type="float" office:value="76.7934060974147" table:style-name="ce1">
            <text:p>76.7934060974147</text:p>
          </table:table-cell>
          <table:table-cell office:value-type="float" office:value="75.5950892769091" table:style-name="ce1">
            <text:p>75.5950892769091</text:p>
          </table:table-cell>
          <table:table-cell office:value-type="float" office:value="78.3136764237338" table:style-name="ce1">
            <text:p>78.3136764237338</text:p>
          </table:table-cell>
          <table:table-cell office:value-type="float" office:value="77.2111542426481" table:style-name="ce1">
            <text:p>77.2111542426481</text:p>
          </table:table-cell>
          <table:table-cell office:value-type="float" office:value="79.7040396828711" table:style-name="ce1">
            <text:p>79.7040396828711</text:p>
          </table:table-cell>
          <table:table-cell office:value-type="float" office:value="78.7377241980483" table:style-name="ce1">
            <text:p>78.7377241980483</text:p>
          </table:table-cell>
          <table:table-cell office:value-type="float" office:value="81.3096085378917" table:style-name="ce1">
            <text:p>81.3096085378917</text:p>
          </table:table-cell>
          <table:table-cell office:value-type="float" office:value="80.3257924930125" table:style-name="ce1">
            <text:p>80.3257924930125</text:p>
          </table:table-cell>
          <table:table-cell office:value-type="float" office:value="83.0149242744436" table:style-name="ce1">
            <text:p>83.0149242744436</text:p>
          </table:table-cell>
          <table:table-cell office:value-type="float" office:value="81.8712640021092" table:style-name="ce1">
            <text:p>81.8712640021092</text:p>
          </table:table-cell>
          <table:table-cell office:value-type="float" office:value="84.2299020040052" table:style-name="ce1">
            <text:p>84.2299020040052</text:p>
          </table:table-cell>
          <table:table-cell office:value-type="float" office:value="83.6117173187363" table:style-name="ce1">
            <text:p>83.6117173187363</text:p>
          </table:table-cell>
          <table:table-cell office:value-type="float" office:value="86.0097046667049" table:style-name="ce1">
            <text:p>86.0097046667049</text:p>
          </table:table-cell>
          <table:table-cell office:value-type="float" office:value="85.0713389839631" table:style-name="ce1">
            <text:p>85.0713389839631</text:p>
          </table:table-cell>
          <table:table-cell office:value-type="float" office:value="87.4329088048403" table:style-name="ce1">
            <text:p>87.4329088048403</text:p>
          </table:table-cell>
          <table:table-cell office:value-type="float" office:value="86.7741992947083" table:style-name="ce1">
            <text:p>86.7741992947083</text:p>
          </table:table-cell>
          <table:table-cell office:value-type="float" office:value="89.0141229823617" table:style-name="ce1">
            <text:p>89.0141229823617</text:p>
          </table:table-cell>
          <table:table-cell office:value-type="float" office:value="87.7841739985067" table:style-name="ce1">
            <text:p>87.7841739985067</text:p>
          </table:table-cell>
          <table:table-cell office:value-type="float" office:value="90.3337968316914" table:style-name="ce1">
            <text:p>90.3337968316914</text:p>
          </table:table-cell>
          <table:table-cell office:value-type="float" office:value="89.0966920324217" table:style-name="ce1">
            <text:p>89.0966920324217</text:p>
          </table:table-cell>
          <table:table-cell office:value-type="float" office:value="91.3825616611304" table:style-name="ce1">
            <text:p>91.3825616611304</text:p>
          </table:table-cell>
          <table:table-cell office:value-type="float" office:value="90.3409090246019" table:style-name="ce1">
            <text:p>90.3409090246019</text:p>
          </table:table-cell>
          <table:table-cell office:value-type="float" office:value="92.7113467318197" table:style-name="ce1">
            <text:p>92.7113467318197</text:p>
          </table:table-cell>
          <table:table-cell office:value-type="float" office:value="91.6303227907786" table:style-name="ce1">
            <text:p>91.6303227907786</text:p>
          </table:table-cell>
          <table:table-cell office:value-type="float" office:value="93.9251485002937" table:style-name="ce1">
            <text:p>93.9251485002937</text:p>
          </table:table-cell>
          <table:table-cell office:value-type="float" office:value="92.6082039383089" table:style-name="ce1">
            <text:p>92.6082039383089</text:p>
          </table:table-cell>
          <table:table-cell office:value-type="float" office:value="94.8823406607555" table:style-name="ce1">
            <text:p>94.8823406607555</text:p>
          </table:table-cell>
          <table:table-cell office:value-type="float" office:value="93.645996080517" table:style-name="ce1">
            <text:p>93.645996080517</text:p>
          </table:table-cell>
          <table:table-cell office:value-type="float" office:value="95.9506377931303" table:style-name="ce1">
            <text:p>95.9506377931303</text:p>
          </table:table-cell>
          <table:table-cell office:value-type="float" office:value="94.908083660671" table:style-name="ce1">
            <text:p>94.908083660671</text:p>
          </table:table-cell>
          <table:table-cell office:value-type="float" office:value="97.2637685825023" table:style-name="ce1">
            <text:p>97.2637685825023</text:p>
          </table:table-cell>
          <table:table-cell office:value-type="float" office:value="97.6911377109791" table:style-name="ce1">
            <text:p>97.6911377109791</text:p>
          </table:table-cell>
          <table:table-cell office:value-type="float" office:value="98.3710301852215" table:style-name="ce1">
            <text:p>98.3710301852215</text:p>
          </table:table-cell>
          <table:table-cell office:value-type="float" office:value="99.0249263935151" table:style-name="ce1">
            <text:p>99.0249263935151</text:p>
          </table:table-cell>
          <table:table-cell office:value-type="float" office:value="99.663909472987" table:style-name="ce1">
            <text:p>99.663909472987</text:p>
          </table:table-cell>
          <table:table-cell office:value-type="float" office:value="100.293004444068" table:style-name="ce1">
            <text:p>100.293004444068</text:p>
          </table:table-cell>
          <table:table-cell office:value-type="float" office:value="100.914505412194" table:style-name="ce1">
            <text:p>100.914505412194</text:p>
          </table:table-cell>
          <table:table-cell office:value-type="float" office:value="101.529475278217" table:style-name="ce1">
            <text:p>101.529475278217</text:p>
          </table:table-cell>
          <table:table-cell office:value-type="float" office:value="102.138421722613" table:style-name="ce1">
            <text:p>102.138421722613</text:p>
          </table:table-cell>
          <table:table-cell office:value-type="float" office:value="102.741601902057" table:style-name="ce1">
            <text:p>102.741601902057</text:p>
          </table:table-cell>
        </table:table-row>
        <table:table-row>
          <table:table-cell office:value-type="string" office:value="10" table:style-name="ce1">
            <text:p>10</text:p>
          </table:table-cell>
          <table:table-cell office:value-type="float" office:value="43.3152" table:style-name="ce1">
            <text:p>43.3152</text:p>
          </table:table-cell>
          <table:table-cell office:value-type="float" office:value="43.0148838994697" table:style-name="ce1">
            <text:p>43.0148838994697</text:p>
          </table:table-cell>
          <table:table-cell office:value-type="float" office:value="44.7063649063148" table:style-name="ce1">
            <text:p>44.7063649063148</text:p>
          </table:table-cell>
          <table:table-cell office:value-type="float" office:value="43.6708029419227" table:style-name="ce1">
            <text:p>43.6708029419227</text:p>
          </table:table-cell>
          <table:table-cell office:value-type="float" office:value="46.0394819460528" table:style-name="ce1">
            <text:p>46.0394819460528</text:p>
          </table:table-cell>
          <table:table-cell office:value-type="float" office:value="45.4414989628763" table:style-name="ce1">
            <text:p>45.4414989628763</text:p>
          </table:table-cell>
          <table:table-cell office:value-type="float" office:value="46.5831700057856" table:style-name="ce1">
            <text:p>46.5831700057856</text:p>
          </table:table-cell>
          <table:table-cell office:value-type="float" office:value="46.1363916089599" table:style-name="ce1">
            <text:p>46.1363916089599</text:p>
          </table:table-cell>
          <table:table-cell office:value-type="float" office:value="47.5297065942425" table:style-name="ce1">
            <text:p>47.5297065942425</text:p>
          </table:table-cell>
          <table:table-cell office:value-type="float" office:value="46.4737464347073" table:style-name="ce1">
            <text:p>46.4737464347073</text:p>
          </table:table-cell>
          <table:table-cell office:value-type="float" office:value="48.2085552247459" table:style-name="ce1">
            <text:p>48.2085552247459</text:p>
          </table:table-cell>
          <table:table-cell office:value-type="float" office:value="47.3977576400132" table:style-name="ce1">
            <text:p>47.3977576400132</text:p>
          </table:table-cell>
          <table:table-cell office:value-type="float" office:value="49.1347432793638" table:style-name="ce1">
            <text:p>49.1347432793638</text:p>
          </table:table-cell>
          <table:table-cell office:value-type="float" office:value="48.1958460691412" table:style-name="ce1">
            <text:p>48.1958460691412</text:p>
          </table:table-cell>
          <table:table-cell office:value-type="float" office:value="49.9271417705108" table:style-name="ce1">
            <text:p>49.9271417705108</text:p>
          </table:table-cell>
          <table:table-cell office:value-type="float" office:value="48.9953046009654" table:style-name="ce1">
            <text:p>48.9953046009654</text:p>
          </table:table-cell>
          <table:table-cell office:value-type="float" office:value="50.9250597553506" table:style-name="ce1">
            <text:p>50.9250597553506</text:p>
          </table:table-cell>
          <table:table-cell office:value-type="float" office:value="49.8411229845104" table:style-name="ce1">
            <text:p>49.8411229845104</text:p>
          </table:table-cell>
          <table:table-cell office:value-type="float" office:value="51.6728527042321" table:style-name="ce1">
            <text:p>51.6728527042321</text:p>
          </table:table-cell>
          <table:table-cell office:value-type="float" office:value="50.3337572115664" table:style-name="ce1">
            <text:p>50.3337572115664</text:p>
          </table:table-cell>
          <table:table-cell office:value-type="float" office:value="52.2627037155138" table:style-name="ce1">
            <text:p>52.2627037155138</text:p>
          </table:table-cell>
          <table:table-cell office:value-type="float" office:value="51.4550176234842" table:style-name="ce1">
            <text:p>51.4550176234842</text:p>
          </table:table-cell>
          <table:table-cell office:value-type="float" office:value="53.3831893373437" table:style-name="ce1">
            <text:p>53.3831893373437</text:p>
          </table:table-cell>
          <table:table-cell office:value-type="float" office:value="52.492564401669" table:style-name="ce1">
            <text:p>52.492564401669</text:p>
          </table:table-cell>
          <table:table-cell office:value-type="float" office:value="54.2666589618401" table:style-name="ce1">
            <text:p>54.2666589618401</text:p>
          </table:table-cell>
          <table:table-cell office:value-type="float" office:value="53.1415510101187" table:style-name="ce1">
            <text:p>53.1415510101187</text:p>
          </table:table-cell>
          <table:table-cell office:value-type="float" office:value="55.0394783168085" table:style-name="ce1">
            <text:p>55.0394783168085</text:p>
          </table:table-cell>
          <table:table-cell office:value-type="float" office:value="54.1709262470189" table:style-name="ce1">
            <text:p>54.1709262470189</text:p>
          </table:table-cell>
          <table:table-cell office:value-type="float" office:value="55.8990073751316" table:style-name="ce1">
            <text:p>55.8990073751316</text:p>
          </table:table-cell>
          <table:table-cell office:value-type="float" office:value="54.7482866321201" table:style-name="ce1">
            <text:p>54.7482866321201</text:p>
          </table:table-cell>
          <table:table-cell office:value-type="float" office:value="56.6495247591988" table:style-name="ce1">
            <text:p>56.6495247591988</text:p>
          </table:table-cell>
          <table:table-cell office:value-type="float" office:value="55.5936297062199" table:style-name="ce1">
            <text:p>55.5936297062199</text:p>
          </table:table-cell>
          <table:table-cell office:value-type="float" office:value="57.8926867022999" table:style-name="ce1">
            <text:p>57.8926867022999</text:p>
          </table:table-cell>
          <table:table-cell office:value-type="float" office:value="56.3942760739397" table:style-name="ce1">
            <text:p>56.3942760739397</text:p>
          </table:table-cell>
          <table:table-cell office:value-type="float" office:value="58.3042160408727" table:style-name="ce1">
            <text:p>58.3042160408727</text:p>
          </table:table-cell>
          <table:table-cell office:value-type="float" office:value="57.0667003341571" table:style-name="ce1">
            <text:p>57.0667003341571</text:p>
          </table:table-cell>
          <table:table-cell office:value-type="float" office:value="58.7273774505257" table:style-name="ce1">
            <text:p>58.7273774505257</text:p>
          </table:table-cell>
          <table:table-cell office:value-type="float" office:value="57.5809884155322" table:style-name="ce1">
            <text:p>57.5809884155322</text:p>
          </table:table-cell>
          <table:table-cell office:value-type="float" office:value="59.3812218724959" table:style-name="ce1">
            <text:p>59.3812218724959</text:p>
          </table:table-cell>
          <table:table-cell office:value-type="float" office:value="58.2545304884143" table:style-name="ce1">
            <text:p>58.2545304884143</text:p>
          </table:table-cell>
          <table:table-cell office:value-type="float" office:value="59.9605950844232" table:style-name="ce1">
            <text:p>59.9605950844232</text:p>
          </table:table-cell>
          <table:table-cell office:value-type="float" office:value="58.4587924486725" table:style-name="ce1">
            <text:p>58.4587924486725</text:p>
          </table:table-cell>
          <table:table-cell office:value-type="float" office:value="59.9950356653507" table:style-name="ce1">
            <text:p>59.9950356653507</text:p>
          </table:table-cell>
          <table:table-cell office:value-type="float" office:value="59.5203206642786" table:style-name="ce1">
            <text:p>59.5203206642786</text:p>
          </table:table-cell>
          <table:table-cell office:value-type="float" office:value="60.908118010336" table:style-name="ce1">
            <text:p>60.908118010336</text:p>
          </table:table-cell>
          <table:table-cell office:value-type="float" office:value="60.1494383372085" table:style-name="ce1">
            <text:p>60.1494383372085</text:p>
          </table:table-cell>
          <table:table-cell office:value-type="float" office:value="61.512098837194" table:style-name="ce1">
            <text:p>61.512098837194</text:p>
          </table:table-cell>
          <table:table-cell office:value-type="float" office:value="60.8879666262127" table:style-name="ce1">
            <text:p>60.8879666262127</text:p>
          </table:table-cell>
          <table:table-cell office:value-type="float" office:value="62.1812534647307" table:style-name="ce1">
            <text:p>62.1812534647307</text:p>
          </table:table-cell>
          <table:table-cell office:value-type="float" office:value="60.7956972416623" table:style-name="ce1">
            <text:p>60.7956972416623</text:p>
          </table:table-cell>
          <table:table-cell office:value-type="float" office:value="62.629705014332" table:style-name="ce1">
            <text:p>62.629705014332</text:p>
          </table:table-cell>
          <table:table-cell office:value-type="float" office:value="61.1932555004423" table:style-name="ce1">
            <text:p>61.1932555004423</text:p>
          </table:table-cell>
          <table:table-cell office:value-type="float" office:value="62.6952301646761" table:style-name="ce1">
            <text:p>62.6952301646761</text:p>
          </table:table-cell>
          <table:table-cell office:value-type="float" office:value="61.5331878298609" table:style-name="ce1">
            <text:p>61.5331878298609</text:p>
          </table:table-cell>
          <table:table-cell office:value-type="float" office:value="63.1604854482212" table:style-name="ce1">
            <text:p>63.1604854482212</text:p>
          </table:table-cell>
          <table:table-cell office:value-type="float" office:value="62.0317436022729" table:style-name="ce1">
            <text:p>62.0317436022729</text:p>
          </table:table-cell>
          <table:table-cell office:value-type="float" office:value="63.5402122100484" table:style-name="ce1">
            <text:p>63.5402122100484</text:p>
          </table:table-cell>
          <table:table-cell office:value-type="float" office:value="62.3074528344962" table:style-name="ce1">
            <text:p>62.3074528344962</text:p>
          </table:table-cell>
          <table:table-cell office:value-type="float" office:value="63.7337127477631" table:style-name="ce1">
            <text:p>63.7337127477631</text:p>
          </table:table-cell>
          <table:table-cell office:value-type="float" office:value="62.5963761314812" table:style-name="ce1">
            <text:p>62.5963761314812</text:p>
          </table:table-cell>
          <table:table-cell office:value-type="float" office:value="64.2677645945714" table:style-name="ce1">
            <text:p>64.2677645945714</text:p>
          </table:table-cell>
          <table:table-cell office:value-type="float" office:value="63.3122415786586" table:style-name="ce1">
            <text:p>63.3122415786586</text:p>
          </table:table-cell>
          <table:table-cell office:value-type="float" office:value="64.7905248545819" table:style-name="ce1">
            <text:p>64.7905248545819</text:p>
          </table:table-cell>
          <table:table-cell office:value-type="float" office:value="64.6422852667969" table:style-name="ce1">
            <text:p>64.6422852667969</text:p>
          </table:table-cell>
          <table:table-cell office:value-type="float" office:value="64.9350551261793" table:style-name="ce1">
            <text:p>64.9350551261793</text:p>
          </table:table-cell>
          <table:table-cell office:value-type="float" office:value="65.1997447605609" table:style-name="ce1">
            <text:p>65.1997447605609</text:p>
          </table:table-cell>
          <table:table-cell office:value-type="float" office:value="65.450480227893" table:style-name="ce1">
            <text:p>65.450480227893</text:p>
          </table:table-cell>
          <table:table-cell office:value-type="float" office:value="65.6936893872227" table:style-name="ce1">
            <text:p>65.6936893872227</text:p>
          </table:table-cell>
          <table:table-cell office:value-type="float" office:value="65.9323029863062" table:style-name="ce1">
            <text:p>65.9323029863062</text:p>
          </table:table-cell>
          <table:table-cell office:value-type="float" office:value="66.1676630639802" table:style-name="ce1">
            <text:p>66.1676630639802</text:p>
          </table:table-cell>
          <table:table-cell office:value-type="float" office:value="66.400389868917" table:style-name="ce1">
            <text:p>66.400389868917</text:p>
          </table:table-cell>
          <table:table-cell office:value-type="float" office:value="66.6307756702044" table:style-name="ce1">
            <text:p>66.6307756702044</text:p>
          </table:table-cell>
        </table:table-row>
        <table:table-row>
          <table:table-cell office:value-type="string" office:value="11" table:style-name="ce1">
            <text:p>11</text:p>
          </table:table-cell>
          <table:table-cell office:value-type="float" office:value="43.3152" table:style-name="ce1">
            <text:p>43.3152</text:p>
          </table:table-cell>
          <table:table-cell office:value-type="float" office:value="43.0137697923967" table:style-name="ce1">
            <text:p>43.0137697923967</text:p>
          </table:table-cell>
          <table:table-cell office:value-type="float" office:value="44.6869694645607" table:style-name="ce1">
            <text:p>44.6869694645607</text:p>
          </table:table-cell>
          <table:table-cell office:value-type="float" office:value="43.6467011474227" table:style-name="ce1">
            <text:p>43.6467011474227</text:p>
          </table:table-cell>
          <table:table-cell office:value-type="float" office:value="46.0090814040972" table:style-name="ce1">
            <text:p>46.0090814040972</text:p>
          </table:table-cell>
          <table:table-cell office:value-type="float" office:value="45.438243891415" table:style-name="ce1">
            <text:p>45.438243891415</text:p>
          </table:table-cell>
          <table:table-cell office:value-type="float" office:value="46.5978326963536" table:style-name="ce1">
            <text:p>46.5978326963536</text:p>
          </table:table-cell>
          <table:table-cell office:value-type="float" office:value="46.0991813991829" table:style-name="ce1">
            <text:p>46.0991813991829</text:p>
          </table:table-cell>
          <table:table-cell office:value-type="float" office:value="47.4939500170817" table:style-name="ce1">
            <text:p>47.4939500170817</text:p>
          </table:table-cell>
          <table:table-cell office:value-type="float" office:value="46.4239782083665" table:style-name="ce1">
            <text:p>46.4239782083665</text:p>
          </table:table-cell>
          <table:table-cell office:value-type="float" office:value="48.1467242414049" table:style-name="ce1">
            <text:p>48.1467242414049</text:p>
          </table:table-cell>
          <table:table-cell office:value-type="float" office:value="47.3209831581663" table:style-name="ce1">
            <text:p>47.3209831581663</text:p>
          </table:table-cell>
          <table:table-cell office:value-type="float" office:value="49.1167755687692" table:style-name="ce1">
            <text:p>49.1167755687692</text:p>
          </table:table-cell>
          <table:table-cell office:value-type="float" office:value="48.1729196598861" table:style-name="ce1">
            <text:p>48.1729196598861</text:p>
          </table:table-cell>
          <table:table-cell office:value-type="float" office:value="49.8884612581708" table:style-name="ce1">
            <text:p>49.8884612581708</text:p>
          </table:table-cell>
          <table:table-cell office:value-type="float" office:value="48.9217047972227" table:style-name="ce1">
            <text:p>48.9217047972227</text:p>
          </table:table-cell>
          <table:table-cell office:value-type="float" office:value="50.8434068885226" table:style-name="ce1">
            <text:p>50.8434068885226</text:p>
          </table:table-cell>
          <table:table-cell office:value-type="float" office:value="49.7772517858543" table:style-name="ce1">
            <text:p>49.7772517858543</text:p>
          </table:table-cell>
          <table:table-cell office:value-type="float" office:value="51.5606485614907" table:style-name="ce1">
            <text:p>51.5606485614907</text:p>
          </table:table-cell>
          <table:table-cell office:value-type="float" office:value="50.2516268649666" table:style-name="ce1">
            <text:p>50.2516268649666</text:p>
          </table:table-cell>
          <table:table-cell office:value-type="float" office:value="52.1072395127593" table:style-name="ce1">
            <text:p>52.1072395127593</text:p>
          </table:table-cell>
          <table:table-cell office:value-type="float" office:value="51.3236261967362" table:style-name="ce1">
            <text:p>51.3236261967362</text:p>
          </table:table-cell>
          <table:table-cell office:value-type="float" office:value="53.2439939850605" table:style-name="ce1">
            <text:p>53.2439939850605</text:p>
          </table:table-cell>
          <table:table-cell office:value-type="float" office:value="52.3257018287374" table:style-name="ce1">
            <text:p>52.3257018287374</text:p>
          </table:table-cell>
          <table:table-cell office:value-type="float" office:value="54.0858193915301" table:style-name="ce1">
            <text:p>54.0858193915301</text:p>
          </table:table-cell>
          <table:table-cell office:value-type="float" office:value="52.9574034216228" table:style-name="ce1">
            <text:p>52.9574034216228</text:p>
          </table:table-cell>
          <table:table-cell office:value-type="float" office:value="54.785677635847" table:style-name="ce1">
            <text:p>54.785677635847</text:p>
          </table:table-cell>
          <table:table-cell office:value-type="float" office:value="53.9086324070325" table:style-name="ce1">
            <text:p>53.9086324070325</text:p>
          </table:table-cell>
          <table:table-cell office:value-type="float" office:value="55.6542254125144" table:style-name="ce1">
            <text:p>55.6542254125144</text:p>
          </table:table-cell>
          <table:table-cell office:value-type="float" office:value="54.504073967731" table:style-name="ce1">
            <text:p>54.504073967731</text:p>
          </table:table-cell>
          <table:table-cell office:value-type="float" office:value="56.4185194982794" table:style-name="ce1">
            <text:p>56.4185194982794</text:p>
          </table:table-cell>
          <table:table-cell office:value-type="float" office:value="55.3722144532801" table:style-name="ce1">
            <text:p>55.3722144532801</text:p>
          </table:table-cell>
          <table:table-cell office:value-type="float" office:value="57.6932739187727" table:style-name="ce1">
            <text:p>57.6932739187727</text:p>
          </table:table-cell>
          <table:table-cell office:value-type="float" office:value="56.1780262695407" table:style-name="ce1">
            <text:p>56.1780262695407</text:p>
          </table:table-cell>
          <table:table-cell office:value-type="float" office:value="58.1350183972941" table:style-name="ce1">
            <text:p>58.1350183972941</text:p>
          </table:table-cell>
          <table:table-cell office:value-type="float" office:value="56.88609415847" table:style-name="ce1">
            <text:p>56.88609415847</text:p>
          </table:table-cell>
          <table:table-cell office:value-type="float" office:value="58.4358425475292" table:style-name="ce1">
            <text:p>58.4358425475292</text:p>
          </table:table-cell>
          <table:table-cell office:value-type="float" office:value="57.3508047524447" table:style-name="ce1">
            <text:p>57.3508047524447</text:p>
          </table:table-cell>
          <table:table-cell office:value-type="float" office:value="59.1734224523803" table:style-name="ce1">
            <text:p>59.1734224523803</text:p>
          </table:table-cell>
          <table:table-cell office:value-type="float" office:value="58.0775510084644" table:style-name="ce1">
            <text:p>58.0775510084644</text:p>
          </table:table-cell>
          <table:table-cell office:value-type="float" office:value="59.8447801150802" table:style-name="ce1">
            <text:p>59.8447801150802</text:p>
          </table:table-cell>
          <table:table-cell office:value-type="float" office:value="58.3172400362678" table:style-name="ce1">
            <text:p>58.3172400362678</text:p>
          </table:table-cell>
          <table:table-cell office:value-type="float" office:value="59.7844266603365" table:style-name="ce1">
            <text:p>59.7844266603365</text:p>
          </table:table-cell>
          <table:table-cell office:value-type="float" office:value="59.2553038756225" table:style-name="ce1">
            <text:p>59.2553038756225</text:p>
          </table:table-cell>
          <table:table-cell office:value-type="float" office:value="60.6894729295172" table:style-name="ce1">
            <text:p>60.6894729295172</text:p>
          </table:table-cell>
          <table:table-cell office:value-type="float" office:value="59.8105897642895" table:style-name="ce1">
            <text:p>59.8105897642895</text:p>
          </table:table-cell>
          <table:table-cell office:value-type="float" office:value="61.237058853554" table:style-name="ce1">
            <text:p>61.237058853554</text:p>
          </table:table-cell>
          <table:table-cell office:value-type="float" office:value="60.5611778332283" table:style-name="ce1">
            <text:p>60.5611778332283</text:p>
          </table:table-cell>
          <table:table-cell office:value-type="float" office:value="61.9117329400291" table:style-name="ce1">
            <text:p>61.9117329400291</text:p>
          </table:table-cell>
          <table:table-cell office:value-type="float" office:value="60.5756517238448" table:style-name="ce1">
            <text:p>60.5756517238448</text:p>
          </table:table-cell>
          <table:table-cell office:value-type="float" office:value="62.4287416907605" table:style-name="ce1">
            <text:p>62.4287416907605</text:p>
          </table:table-cell>
          <table:table-cell office:value-type="float" office:value="61.0114542196856" table:style-name="ce1">
            <text:p>61.0114542196856</text:p>
          </table:table-cell>
          <table:table-cell office:value-type="float" office:value="62.5287442129715" table:style-name="ce1">
            <text:p>62.5287442129715</text:p>
          </table:table-cell>
          <table:table-cell office:value-type="float" office:value="61.3710340898512" table:style-name="ce1">
            <text:p>61.3710340898512</text:p>
          </table:table-cell>
          <table:table-cell office:value-type="float" office:value="62.9843780107087" table:style-name="ce1">
            <text:p>62.9843780107087</text:p>
          </table:table-cell>
          <table:table-cell office:value-type="float" office:value="61.825284961091" table:style-name="ce1">
            <text:p>61.825284961091</text:p>
          </table:table-cell>
          <table:table-cell office:value-type="float" office:value="63.4018314707201" table:style-name="ce1">
            <text:p>63.4018314707201</text:p>
          </table:table-cell>
          <table:table-cell office:value-type="float" office:value="62.1106213608328" table:style-name="ce1">
            <text:p>62.1106213608328</text:p>
          </table:table-cell>
          <table:table-cell office:value-type="float" office:value="63.5426929687502" table:style-name="ce1">
            <text:p>63.5426929687502</text:p>
          </table:table-cell>
          <table:table-cell office:value-type="float" office:value="62.3540319206836" table:style-name="ce1">
            <text:p>62.3540319206836</text:p>
          </table:table-cell>
          <table:table-cell office:value-type="float" office:value="64.0231142856716" table:style-name="ce1">
            <text:p>64.0231142856716</text:p>
          </table:table-cell>
          <table:table-cell office:value-type="float" office:value="63.0285345648366" table:style-name="ce1">
            <text:p>63.0285345648366</text:p>
          </table:table-cell>
          <table:table-cell office:value-type="float" office:value="64.5373338044263" table:style-name="ce1">
            <text:p>64.5373338044263</text:p>
          </table:table-cell>
          <table:table-cell office:value-type="float" office:value="64.3904962231379" table:style-name="ce1">
            <text:p>64.3904962231379</text:p>
          </table:table-cell>
          <table:table-cell office:value-type="float" office:value="64.6805363450268" table:style-name="ce1">
            <text:p>64.6805363450268</text:p>
          </table:table-cell>
          <table:table-cell office:value-type="float" office:value="64.9423832111453" table:style-name="ce1">
            <text:p>64.9423832111453</text:p>
          </table:table-cell>
          <table:table-cell office:value-type="float" office:value="65.1902411233318" table:style-name="ce1">
            <text:p>65.1902411233318</text:p>
          </table:table-cell>
          <table:table-cell office:value-type="float" office:value="65.4305720988503" table:style-name="ce1">
            <text:p>65.4305720988503</text:p>
          </table:table-cell>
          <table:table-cell office:value-type="float" office:value="65.6663217049846" table:style-name="ce1">
            <text:p>65.6663217049846</text:p>
          </table:table-cell>
          <table:table-cell office:value-type="float" office:value="65.8988383282377" table:style-name="ce1">
            <text:p>65.8988383282377</text:p>
          </table:table-cell>
          <table:table-cell office:value-type="float" office:value="66.1287448592499" table:style-name="ce1">
            <text:p>66.1287448592499</text:p>
          </table:table-cell>
          <table:table-cell office:value-type="float" office:value="66.3563345911476" table:style-name="ce1">
            <text:p>66.3563345911476</text:p>
          </table:table-cell>
        </table:table-row>
        <table:table-row>
          <table:table-cell office:value-type="string" office:value="12" table:style-name="ce1">
            <text:p>12</text:p>
          </table:table-cell>
          <table:table-cell office:value-type="float" office:value="43.3152" table:style-name="ce1">
            <text:p>43.3152</text:p>
          </table:table-cell>
          <table:table-cell office:value-type="float" office:value="42.7932217584314" table:style-name="ce1">
            <text:p>42.7932217584314</text:p>
          </table:table-cell>
          <table:table-cell office:value-type="float" office:value="44.4120356033817" table:style-name="ce1">
            <text:p>44.4120356033817</text:p>
          </table:table-cell>
          <table:table-cell office:value-type="float" office:value="43.3659040003969" table:style-name="ce1">
            <text:p>43.3659040003969</text:p>
          </table:table-cell>
          <table:table-cell office:value-type="float" office:value="45.443265993206" table:style-name="ce1">
            <text:p>45.443265993206</text:p>
          </table:table-cell>
          <table:table-cell office:value-type="float" office:value="44.9162791959738" table:style-name="ce1">
            <text:p>44.9162791959738</text:p>
          </table:table-cell>
          <table:table-cell office:value-type="float" office:value="45.7719949556255" table:style-name="ce1">
            <text:p>45.7719949556255</text:p>
          </table:table-cell>
          <table:table-cell office:value-type="float" office:value="45.1359999704387" table:style-name="ce1">
            <text:p>45.1359999704387</text:p>
          </table:table-cell>
          <table:table-cell office:value-type="float" office:value="46.4550721319128" table:style-name="ce1">
            <text:p>46.4550721319128</text:p>
          </table:table-cell>
          <table:table-cell office:value-type="float" office:value="45.4056218186999" table:style-name="ce1">
            <text:p>45.4056218186999</text:p>
          </table:table-cell>
          <table:table-cell office:value-type="float" office:value="47.0035408388753" table:style-name="ce1">
            <text:p>47.0035408388753</text:p>
          </table:table-cell>
          <table:table-cell office:value-type="float" office:value="45.8788318948933" table:style-name="ce1">
            <text:p>45.8788318948933</text:p>
          </table:table-cell>
          <table:table-cell office:value-type="float" office:value="47.5235040166169" table:style-name="ce1">
            <text:p>47.5235040166169</text:p>
          </table:table-cell>
          <table:table-cell office:value-type="float" office:value="46.3888633181963" table:style-name="ce1">
            <text:p>46.3888633181963</text:p>
          </table:table-cell>
          <table:table-cell office:value-type="float" office:value="48.129692761861" table:style-name="ce1">
            <text:p>48.129692761861</text:p>
          </table:table-cell>
          <table:table-cell office:value-type="float" office:value="46.8611157170502" table:style-name="ce1">
            <text:p>46.8611157170502</text:p>
          </table:table-cell>
          <table:table-cell office:value-type="float" office:value="48.5712244534183" table:style-name="ce1">
            <text:p>48.5712244534183</text:p>
          </table:table-cell>
          <table:table-cell office:value-type="float" office:value="47.3524593788409" table:style-name="ce1">
            <text:p>47.3524593788409</text:p>
          </table:table-cell>
          <table:table-cell office:value-type="float" office:value="48.9464339621026" table:style-name="ce1">
            <text:p>48.9464339621026</text:p>
          </table:table-cell>
          <table:table-cell office:value-type="float" office:value="47.6067796641991" table:style-name="ce1">
            <text:p>47.6067796641991</text:p>
          </table:table-cell>
          <table:table-cell office:value-type="float" office:value="49.1970082219965" table:style-name="ce1">
            <text:p>49.1970082219965</text:p>
          </table:table-cell>
          <table:table-cell office:value-type="float" office:value="48.3237566652373" table:style-name="ce1">
            <text:p>48.3237566652373</text:p>
          </table:table-cell>
          <table:table-cell office:value-type="float" office:value="50.0464163407857" table:style-name="ce1">
            <text:p>50.0464163407857</text:p>
          </table:table-cell>
          <table:table-cell office:value-type="float" office:value="48.8947038074846" table:style-name="ce1">
            <text:p>48.8947038074846</text:p>
          </table:table-cell>
          <table:table-cell office:value-type="float" office:value="50.4579343161985" table:style-name="ce1">
            <text:p>50.4579343161985</text:p>
          </table:table-cell>
          <table:table-cell office:value-type="float" office:value="49.2589689536707" table:style-name="ce1">
            <text:p>49.2589689536707</text:p>
          </table:table-cell>
          <table:table-cell office:value-type="float" office:value="50.8453516069225" table:style-name="ce1">
            <text:p>50.8453516069225</text:p>
          </table:table-cell>
          <table:table-cell office:value-type="float" office:value="49.6994785824596" table:style-name="ce1">
            <text:p>49.6994785824596</text:p>
          </table:table-cell>
          <table:table-cell office:value-type="float" office:value="51.1747077187885" table:style-name="ce1">
            <text:p>51.1747077187885</text:p>
          </table:table-cell>
          <table:table-cell office:value-type="float" office:value="49.9727205163215" table:style-name="ce1">
            <text:p>49.9727205163215</text:p>
          </table:table-cell>
          <table:table-cell office:value-type="float" office:value="51.7413075763331" table:style-name="ce1">
            <text:p>51.7413075763331</text:p>
          </table:table-cell>
          <table:table-cell office:value-type="float" office:value="50.5056265855534" table:style-name="ce1">
            <text:p>50.5056265855534</text:p>
          </table:table-cell>
          <table:table-cell office:value-type="float" office:value="52.4510791696169" table:style-name="ce1">
            <text:p>52.4510791696169</text:p>
          </table:table-cell>
          <table:table-cell office:value-type="float" office:value="50.9063262595983" table:style-name="ce1">
            <text:p>50.9063262595983</text:p>
          </table:table-cell>
          <table:table-cell office:value-type="float" office:value="52.6287036778457" table:style-name="ce1">
            <text:p>52.6287036778457</text:p>
          </table:table-cell>
          <table:table-cell office:value-type="float" office:value="51.1876840404894" table:style-name="ce1">
            <text:p>51.1876840404894</text:p>
          </table:table-cell>
          <table:table-cell office:value-type="float" office:value="52.5914260254554" table:style-name="ce1">
            <text:p>52.5914260254554</text:p>
          </table:table-cell>
          <table:table-cell office:value-type="float" office:value="51.3549123455501" table:style-name="ce1">
            <text:p>51.3549123455501</text:p>
          </table:table-cell>
          <table:table-cell office:value-type="float" office:value="52.9804095262951" table:style-name="ce1">
            <text:p>52.9804095262951</text:p>
          </table:table-cell>
          <table:table-cell office:value-type="float" office:value="51.7351650172114" table:style-name="ce1">
            <text:p>51.7351650172114</text:p>
          </table:table-cell>
          <table:table-cell office:value-type="float" office:value="53.3463083934995" table:style-name="ce1">
            <text:p>53.3463083934995</text:p>
          </table:table-cell>
          <table:table-cell office:value-type="float" office:value="52.0728404091217" table:style-name="ce1">
            <text:p>52.0728404091217</text:p>
          </table:table-cell>
          <table:table-cell office:value-type="float" office:value="53.2631304686634" table:style-name="ce1">
            <text:p>53.2631304686634</text:p>
          </table:table-cell>
          <table:table-cell office:value-type="float" office:value="52.2260895316132" table:style-name="ce1">
            <text:p>52.2260895316132</text:p>
          </table:table-cell>
          <table:table-cell office:value-type="float" office:value="53.7406143281176" table:style-name="ce1">
            <text:p>53.7406143281176</text:p>
          </table:table-cell>
          <table:table-cell office:value-type="float" office:value="52.4667285134019" table:style-name="ce1">
            <text:p>52.4667285134019</text:p>
          </table:table-cell>
          <table:table-cell office:value-type="float" office:value="53.8055297806445" table:style-name="ce1">
            <text:p>53.8055297806445</text:p>
          </table:table-cell>
          <table:table-cell office:value-type="float" office:value="52.7804312751707" table:style-name="ce1">
            <text:p>52.7804312751707</text:p>
          </table:table-cell>
          <table:table-cell office:value-type="float" office:value="54.0984514936261" table:style-name="ce1">
            <text:p>54.0984514936261</text:p>
          </table:table-cell>
          <table:table-cell office:value-type="float" office:value="52.7225408454606" table:style-name="ce1">
            <text:p>52.7225408454606</text:p>
          </table:table-cell>
          <table:table-cell office:value-type="float" office:value="54.1623748825399" table:style-name="ce1">
            <text:p>54.1623748825399</text:p>
          </table:table-cell>
          <table:table-cell office:value-type="float" office:value="52.7859714646907" table:style-name="ce1">
            <text:p>52.7859714646907</text:p>
          </table:table-cell>
          <table:table-cell office:value-type="float" office:value="54.1827626435748" table:style-name="ce1">
            <text:p>54.1827626435748</text:p>
          </table:table-cell>
          <table:table-cell office:value-type="float" office:value="52.92834345359" table:style-name="ce1">
            <text:p>52.92834345359</text:p>
          </table:table-cell>
          <table:table-cell office:value-type="float" office:value="54.3159334817966" table:style-name="ce1">
            <text:p>54.3159334817966</text:p>
          </table:table-cell>
          <table:table-cell office:value-type="float" office:value="53.0902268604641" table:style-name="ce1">
            <text:p>53.0902268604641</text:p>
          </table:table-cell>
          <table:table-cell office:value-type="float" office:value="54.4861588415248" table:style-name="ce1">
            <text:p>54.4861588415248</text:p>
          </table:table-cell>
          <table:table-cell office:value-type="float" office:value="53.0959410659916" table:style-name="ce1">
            <text:p>53.0959410659916</text:p>
          </table:table-cell>
          <table:table-cell office:value-type="float" office:value="54.4825978114783" table:style-name="ce1">
            <text:p>54.4825978114783</text:p>
          </table:table-cell>
          <table:table-cell office:value-type="float" office:value="53.1482048582591" table:style-name="ce1">
            <text:p>53.1482048582591</text:p>
          </table:table-cell>
          <table:table-cell office:value-type="float" office:value="54.5585410604931" table:style-name="ce1">
            <text:p>54.5585410604931</text:p>
          </table:table-cell>
          <table:table-cell office:value-type="float" office:value="53.3548348466478" table:style-name="ce1">
            <text:p>53.3548348466478</text:p>
          </table:table-cell>
          <table:table-cell office:value-type="float" office:value="54.8225782512223" table:style-name="ce1">
            <text:p>54.8225782512223</text:p>
          </table:table-cell>
          <table:table-cell office:value-type="float" office:value="54.6046836463603" table:style-name="ce1">
            <text:p>54.6046836463603</text:p>
          </table:table-cell>
          <table:table-cell office:value-type="float" office:value="54.7681125414341" table:style-name="ce1">
            <text:p>54.7681125414341</text:p>
          </table:table-cell>
          <table:table-cell office:value-type="float" office:value="54.9132927165724" table:style-name="ce1">
            <text:p>54.9132927165724</text:p>
          </table:table-cell>
          <table:table-cell office:value-type="float" office:value="55.0497091882794" table:style-name="ce1">
            <text:p>55.0497091882794</text:p>
          </table:table-cell>
          <table:table-cell office:value-type="float" office:value="55.1815743608965" table:style-name="ce1">
            <text:p>55.1815743608965</text:p>
          </table:table-cell>
          <table:table-cell office:value-type="float" office:value="55.3107623982091" table:style-name="ce1">
            <text:p>55.3107623982091</text:p>
          </table:table-cell>
          <table:table-cell office:value-type="float" office:value="55.4381104952736" table:style-name="ce1">
            <text:p>55.4381104952736</text:p>
          </table:table-cell>
          <table:table-cell office:value-type="float" office:value="55.5639959386676" table:style-name="ce1">
            <text:p>55.5639959386676</text:p>
          </table:table-cell>
          <table:table-cell office:value-type="float" office:value="55.6885920091375" table:style-name="ce1">
            <text:p>55.6885920091375</text:p>
          </table:table-cell>
        </table:table-row>
        <table:table-row>
          <table:table-cell office:value-type="string" office:value="13" table:style-name="ce1">
            <text:p>13</text:p>
          </table:table-cell>
          <table:table-cell office:value-type="float" office:value="43.3152" table:style-name="ce1">
            <text:p>43.3152</text:p>
          </table:table-cell>
          <table:table-cell office:value-type="float" office:value="43.1789592890646" table:style-name="ce1">
            <text:p>43.1789592890646</text:p>
          </table:table-cell>
          <table:table-cell office:value-type="float" office:value="45.7972646220381" table:style-name="ce1">
            <text:p>45.7972646220381</text:p>
          </table:table-cell>
          <table:table-cell office:value-type="float" office:value="45.275353551324" table:style-name="ce1">
            <text:p>45.275353551324</text:p>
          </table:table-cell>
          <table:table-cell office:value-type="float" office:value="48.5937232201251" table:style-name="ce1">
            <text:p>48.5937232201251</text:p>
          </table:table-cell>
          <table:table-cell office:value-type="float" office:value="48.56676934018" table:style-name="ce1">
            <text:p>48.56676934018</text:p>
          </table:table-cell>
          <table:table-cell office:value-type="float" office:value="50.8158627618369" table:style-name="ce1">
            <text:p>50.8158627618369</text:p>
          </table:table-cell>
          <table:table-cell office:value-type="float" office:value="51.0851240667604" table:style-name="ce1">
            <text:p>51.0851240667604</text:p>
          </table:table-cell>
          <table:table-cell office:value-type="float" office:value="53.6469136133351" table:style-name="ce1">
            <text:p>53.6469136133351</text:p>
          </table:table-cell>
          <table:table-cell office:value-type="float" office:value="52.8253009696871" table:style-name="ce1">
            <text:p>52.8253009696871</text:p>
          </table:table-cell>
          <table:table-cell office:value-type="float" office:value="55.6407786262036" table:style-name="ce1">
            <text:p>55.6407786262036</text:p>
          </table:table-cell>
          <table:table-cell office:value-type="float" office:value="55.1192539618651" table:style-name="ce1">
            <text:p>55.1192539618651</text:p>
          </table:table-cell>
          <table:table-cell office:value-type="float" office:value="58.2865465817994" table:style-name="ce1">
            <text:p>58.2865465817994</text:p>
          </table:table-cell>
          <table:table-cell office:value-type="float" office:value="57.7557304536961" table:style-name="ce1">
            <text:p>57.7557304536961</text:p>
          </table:table-cell>
          <table:table-cell office:value-type="float" office:value="60.5424243465642" table:style-name="ce1">
            <text:p>60.5424243465642</text:p>
          </table:table-cell>
          <table:table-cell office:value-type="float" office:value="59.9073541022378" table:style-name="ce1">
            <text:p>59.9073541022378</text:p>
          </table:table-cell>
          <table:table-cell office:value-type="float" office:value="62.8001468588737" table:style-name="ce1">
            <text:p>62.8001468588737</text:p>
          </table:table-cell>
          <table:table-cell office:value-type="float" office:value="62.2894192824729" table:style-name="ce1">
            <text:p>62.2894192824729</text:p>
          </table:table-cell>
          <table:table-cell office:value-type="float" office:value="65.1432274705844" table:style-name="ce1">
            <text:p>65.1432274705844</text:p>
          </table:table-cell>
          <table:table-cell office:value-type="float" office:value="64.3825011097281" table:style-name="ce1">
            <text:p>64.3825011097281</text:p>
          </table:table-cell>
          <table:table-cell office:value-type="float" office:value="67.5071631417299" table:style-name="ce1">
            <text:p>67.5071631417299</text:p>
          </table:table-cell>
          <table:table-cell office:value-type="float" office:value="67.0070159493683" table:style-name="ce1">
            <text:p>67.0070159493683</text:p>
          </table:table-cell>
          <table:table-cell office:value-type="float" office:value="70.0876515259918" table:style-name="ce1">
            <text:p>70.0876515259918</text:p>
          </table:table-cell>
          <table:table-cell office:value-type="float" office:value="69.8308694906627" table:style-name="ce1">
            <text:p>69.8308694906627</text:p>
          </table:table-cell>
          <table:table-cell office:value-type="float" office:value="72.6666157612955" table:style-name="ce1">
            <text:p>72.6666157612955</text:p>
          </table:table-cell>
          <table:table-cell office:value-type="float" office:value="71.8843825559678" table:style-name="ce1">
            <text:p>71.8843825559678</text:p>
          </table:table-cell>
          <table:table-cell office:value-type="float" office:value="74.6980241860656" table:style-name="ce1">
            <text:p>74.6980241860656</text:p>
          </table:table-cell>
          <table:table-cell office:value-type="float" office:value="74.1704443128605" table:style-name="ce1">
            <text:p>74.1704443128605</text:p>
          </table:table-cell>
          <table:table-cell office:value-type="float" office:value="77.1110286430821" table:style-name="ce1">
            <text:p>77.1110286430821</text:p>
          </table:table-cell>
          <table:table-cell office:value-type="float" office:value="76.4626221902787" table:style-name="ce1">
            <text:p>76.4626221902787</text:p>
          </table:table-cell>
          <table:table-cell office:value-type="float" office:value="79.3884472671312" table:style-name="ce1">
            <text:p>79.3884472671312</text:p>
          </table:table-cell>
          <table:table-cell office:value-type="float" office:value="78.6360140173729" table:style-name="ce1">
            <text:p>78.6360140173729</text:p>
          </table:table-cell>
          <table:table-cell office:value-type="float" office:value="81.9818840087312" table:style-name="ce1">
            <text:p>81.9818840087312</text:p>
          </table:table-cell>
          <table:table-cell office:value-type="float" office:value="80.7734585772816" table:style-name="ce1">
            <text:p>80.7734585772816</text:p>
          </table:table-cell>
          <table:table-cell office:value-type="float" office:value="83.7185983399366" table:style-name="ce1">
            <text:p>83.7185983399366</text:p>
          </table:table-cell>
          <table:table-cell office:value-type="float" office:value="82.7040882218185" table:style-name="ce1">
            <text:p>82.7040882218185</text:p>
          </table:table-cell>
          <table:table-cell office:value-type="float" office:value="85.3401507061514" table:style-name="ce1">
            <text:p>85.3401507061514</text:p>
          </table:table-cell>
          <table:table-cell office:value-type="float" office:value="84.3562008147967" table:style-name="ce1">
            <text:p>84.3562008147967</text:p>
          </table:table-cell>
          <table:table-cell office:value-type="float" office:value="87.0161896759895" table:style-name="ce1">
            <text:p>87.0161896759895</text:p>
          </table:table-cell>
          <table:table-cell office:value-type="float" office:value="86.2191949121538" table:style-name="ce1">
            <text:p>86.2191949121538</text:p>
          </table:table-cell>
          <table:table-cell office:value-type="float" office:value="89.0302779653016" table:style-name="ce1">
            <text:p>89.0302779653016</text:p>
          </table:table-cell>
          <table:table-cell office:value-type="float" office:value="87.6096928003826" table:style-name="ce1">
            <text:p>87.6096928003826</text:p>
          </table:table-cell>
          <table:table-cell office:value-type="float" office:value="90.3357790243794" table:style-name="ce1">
            <text:p>90.3357790243794</text:p>
          </table:table-cell>
          <table:table-cell office:value-type="float" office:value="90.6352803268799" table:style-name="ce1">
            <text:p>90.6352803268799</text:p>
          </table:table-cell>
          <table:table-cell office:value-type="float" office:value="92.9518275026777" table:style-name="ce1">
            <text:p>92.9518275026777</text:p>
          </table:table-cell>
          <table:table-cell office:value-type="float" office:value="92.023460381396" table:style-name="ce1">
            <text:p>92.023460381396</text:p>
          </table:table-cell>
          <table:table-cell office:value-type="float" office:value="94.4182733431226" table:style-name="ce1">
            <text:p>94.4182733431226</text:p>
          </table:table-cell>
          <table:table-cell office:value-type="float" office:value="93.8969147067849" table:style-name="ce1">
            <text:p>93.8969147067849</text:p>
          </table:table-cell>
          <table:table-cell office:value-type="float" office:value="96.1839051325623" table:style-name="ce1">
            <text:p>96.1839051325623</text:p>
          </table:table-cell>
          <table:table-cell office:value-type="float" office:value="94.8574664653358" table:style-name="ce1">
            <text:p>94.8574664653358</text:p>
          </table:table-cell>
          <table:table-cell office:value-type="float" office:value="97.6294048998242" table:style-name="ce1">
            <text:p>97.6294048998242</text:p>
          </table:table-cell>
          <table:table-cell office:value-type="float" office:value="96.2684235151347" table:style-name="ce1">
            <text:p>96.2684235151347</text:p>
          </table:table-cell>
          <table:table-cell office:value-type="float" office:value="98.594037199382" table:style-name="ce1">
            <text:p>98.594037199382</text:p>
          </table:table-cell>
          <table:table-cell office:value-type="float" office:value="97.5440977268801" table:style-name="ce1">
            <text:p>97.5440977268801</text:p>
          </table:table-cell>
          <table:table-cell office:value-type="float" office:value="100.234334837374" table:style-name="ce1">
            <text:p>100.234334837374</text:p>
          </table:table-cell>
          <table:table-cell office:value-type="float" office:value="99.155049906556" table:style-name="ce1">
            <text:p>99.155049906556</text:p>
          </table:table-cell>
          <table:table-cell office:value-type="float" office:value="101.48428703077" table:style-name="ce1">
            <text:p>101.48428703077</text:p>
          </table:table-cell>
          <table:table-cell office:value-type="float" office:value="100.153763677917" table:style-name="ce1">
            <text:p>100.153763677917</text:p>
          </table:table-cell>
          <table:table-cell office:value-type="float" office:value="102.453868883241" table:style-name="ce1">
            <text:p>102.453868883241</text:p>
          </table:table-cell>
          <table:table-cell office:value-type="float" office:value="101.367023831403" table:style-name="ce1">
            <text:p>101.367023831403</text:p>
          </table:table-cell>
          <table:table-cell office:value-type="float" office:value="103.711446564457" table:style-name="ce1">
            <text:p>103.711446564457</text:p>
          </table:table-cell>
          <table:table-cell office:value-type="float" office:value="102.751851053138" table:style-name="ce1">
            <text:p>102.751851053138</text:p>
          </table:table-cell>
          <table:table-cell office:value-type="float" office:value="105.086508286401" table:style-name="ce1">
            <text:p>105.086508286401</text:p>
          </table:table-cell>
          <table:table-cell office:value-type="float" office:value="105.624232208385" table:style-name="ce1">
            <text:p>105.624232208385</text:p>
          </table:table-cell>
          <table:table-cell office:value-type="float" office:value="106.466785267443" table:style-name="ce1">
            <text:p>106.466785267443</text:p>
          </table:table-cell>
          <table:table-cell office:value-type="float" office:value="107.245029147388" table:style-name="ce1">
            <text:p>107.245029147388</text:p>
          </table:table-cell>
          <table:table-cell office:value-type="float" office:value="107.990296609278" table:style-name="ce1">
            <text:p>107.990296609278</text:p>
          </table:table-cell>
          <table:table-cell office:value-type="float" office:value="108.71696078634" table:style-name="ce1">
            <text:p>108.71696078634</text:p>
          </table:table-cell>
          <table:table-cell office:value-type="float" office:value="109.431632005683" table:style-name="ce1">
            <text:p>109.431632005683</text:p>
          </table:table-cell>
          <table:table-cell office:value-type="float" office:value="110.137367228385" table:style-name="ce1">
            <text:p>110.137367228385</text:p>
          </table:table-cell>
          <table:table-cell office:value-type="float" office:value="110.835596736675" table:style-name="ce1">
            <text:p>110.835596736675</text:p>
          </table:table-cell>
          <table:table-cell office:value-type="float" office:value="111.527005992139" table:style-name="ce1">
            <text:p>111.527005992139</text:p>
          </table:table-cell>
        </table:table-row>
        <table:table-row>
          <table:table-cell office:value-type="string" office:value="14" table:style-name="ce1">
            <text:p>14</text:p>
          </table:table-cell>
          <table:table-cell office:value-type="float" office:value="43.3152" table:style-name="ce1">
            <text:p>43.3152</text:p>
          </table:table-cell>
          <table:table-cell office:value-type="float" office:value="43.111791393721" table:style-name="ce1">
            <text:p>43.111791393721</text:p>
          </table:table-cell>
          <table:table-cell office:value-type="float" office:value="44.6812256249202" table:style-name="ce1">
            <text:p>44.6812256249202</text:p>
          </table:table-cell>
          <table:table-cell office:value-type="float" office:value="43.8317951179617" table:style-name="ce1">
            <text:p>43.8317951179617</text:p>
          </table:table-cell>
          <table:table-cell office:value-type="float" office:value="46.050691485645" table:style-name="ce1">
            <text:p>46.050691485645</text:p>
          </table:table-cell>
          <table:table-cell office:value-type="float" office:value="45.4819884106033" table:style-name="ce1">
            <text:p>45.4819884106033</text:p>
          </table:table-cell>
          <table:table-cell office:value-type="float" office:value="46.380885245919" table:style-name="ce1">
            <text:p>46.380885245919</text:p>
          </table:table-cell>
          <table:table-cell office:value-type="float" office:value="46.259902332593" table:style-name="ce1">
            <text:p>46.259902332593</text:p>
          </table:table-cell>
          <table:table-cell office:value-type="float" office:value="47.6297243722256" table:style-name="ce1">
            <text:p>47.6297243722256</text:p>
          </table:table-cell>
          <table:table-cell office:value-type="float" office:value="46.4853469425396" table:style-name="ce1">
            <text:p>46.4853469425396</text:p>
          </table:table-cell>
          <table:table-cell office:value-type="float" office:value="48.1322559716936" table:style-name="ce1">
            <text:p>48.1322559716936</text:p>
          </table:table-cell>
          <table:table-cell office:value-type="float" office:value="46.9875716543114" table:style-name="ce1">
            <text:p>46.9875716543114</text:p>
          </table:table-cell>
          <table:table-cell office:value-type="float" office:value="49.0687762366267" table:style-name="ce1">
            <text:p>49.0687762366267</text:p>
          </table:table-cell>
          <table:table-cell office:value-type="float" office:value="48.0489519851298" table:style-name="ce1">
            <text:p>48.0489519851298</text:p>
          </table:table-cell>
          <table:table-cell office:value-type="float" office:value="49.6637237686395" table:style-name="ce1">
            <text:p>49.6637237686395</text:p>
          </table:table-cell>
          <table:table-cell office:value-type="float" office:value="48.4958272727938" table:style-name="ce1">
            <text:p>48.4958272727938</text:p>
          </table:table-cell>
          <table:table-cell office:value-type="float" office:value="50.2183714122466" table:style-name="ce1">
            <text:p>50.2183714122466</text:p>
          </table:table-cell>
          <table:table-cell office:value-type="float" office:value="49.2814691415922" table:style-name="ce1">
            <text:p>49.2814691415922</text:p>
          </table:table-cell>
          <table:table-cell office:value-type="float" office:value="50.9544613042748" table:style-name="ce1">
            <text:p>50.9544613042748</text:p>
          </table:table-cell>
          <table:table-cell office:value-type="float" office:value="49.7977749913781" table:style-name="ce1">
            <text:p>49.7977749913781</text:p>
          </table:table-cell>
          <table:table-cell office:value-type="float" office:value="51.6974941567408" table:style-name="ce1">
            <text:p>51.6974941567408</text:p>
          </table:table-cell>
          <table:table-cell office:value-type="float" office:value="50.9198376173461" table:style-name="ce1">
            <text:p>50.9198376173461</text:p>
          </table:table-cell>
          <table:table-cell office:value-type="float" office:value="52.9444975442237" table:style-name="ce1">
            <text:p>52.9444975442237</text:p>
          </table:table-cell>
          <table:table-cell office:value-type="float" office:value="52.2290400891458" table:style-name="ce1">
            <text:p>52.2290400891458</text:p>
          </table:table-cell>
          <table:table-cell office:value-type="float" office:value="53.8968987901736" table:style-name="ce1">
            <text:p>53.8968987901736</text:p>
          </table:table-cell>
          <table:table-cell office:value-type="float" office:value="52.8146510610178" table:style-name="ce1">
            <text:p>52.8146510610178</text:p>
          </table:table-cell>
          <table:table-cell office:value-type="float" office:value="54.6487481133255" table:style-name="ce1">
            <text:p>54.6487481133255</text:p>
          </table:table-cell>
          <table:table-cell office:value-type="float" office:value="53.6770344240375" table:style-name="ce1">
            <text:p>53.6770344240375</text:p>
          </table:table-cell>
          <table:table-cell office:value-type="float" office:value="55.5543203735496" table:style-name="ce1">
            <text:p>55.5543203735496</text:p>
          </table:table-cell>
          <table:table-cell office:value-type="float" office:value="54.4785862083045" table:style-name="ce1">
            <text:p>54.4785862083045</text:p>
          </table:table-cell>
          <table:table-cell office:value-type="float" office:value="56.3423700928261" table:style-name="ce1">
            <text:p>56.3423700928261</text:p>
          </table:table-cell>
          <table:table-cell office:value-type="float" office:value="55.2424225127616" table:style-name="ce1">
            <text:p>55.2424225127616</text:p>
          </table:table-cell>
          <table:table-cell office:value-type="float" office:value="57.5246462220324" table:style-name="ce1">
            <text:p>57.5246462220324</text:p>
          </table:table-cell>
          <table:table-cell office:value-type="float" office:value="55.9404393982874" table:style-name="ce1">
            <text:p>55.9404393982874</text:p>
          </table:table-cell>
          <table:table-cell office:value-type="float" office:value="57.8204205522564" table:style-name="ce1">
            <text:p>57.8204205522564</text:p>
          </table:table-cell>
          <table:table-cell office:value-type="float" office:value="56.3580938599987" table:style-name="ce1">
            <text:p>56.3580938599987</text:p>
          </table:table-cell>
          <table:table-cell office:value-type="float" office:value="57.9575053345533" table:style-name="ce1">
            <text:p>57.9575053345533</text:p>
          </table:table-cell>
          <table:table-cell office:value-type="float" office:value="56.7833455843688" table:style-name="ce1">
            <text:p>56.7833455843688</text:p>
          </table:table-cell>
          <table:table-cell office:value-type="float" office:value="58.4571651915226" table:style-name="ce1">
            <text:p>58.4571651915226</text:p>
          </table:table-cell>
          <table:table-cell office:value-type="float" office:value="57.305263849436" table:style-name="ce1">
            <text:p>57.305263849436</text:p>
          </table:table-cell>
          <table:table-cell office:value-type="float" office:value="59.172029216821" table:style-name="ce1">
            <text:p>59.172029216821</text:p>
          </table:table-cell>
          <table:table-cell office:value-type="float" office:value="57.6089941494753" table:style-name="ce1">
            <text:p>57.6089941494753</text:p>
          </table:table-cell>
          <table:table-cell office:value-type="float" office:value="59.1384764061334" table:style-name="ce1">
            <text:p>59.1384764061334</text:p>
          </table:table-cell>
          <table:table-cell office:value-type="float" office:value="58.6067462047501" table:style-name="ce1">
            <text:p>58.6067462047501</text:p>
          </table:table-cell>
          <table:table-cell office:value-type="float" office:value="59.9836688021086" table:style-name="ce1">
            <text:p>59.9836688021086</text:p>
          </table:table-cell>
          <table:table-cell office:value-type="float" office:value="58.9864906250656" table:style-name="ce1">
            <text:p>58.9864906250656</text:p>
          </table:table-cell>
          <table:table-cell office:value-type="float" office:value="60.3397426373945" table:style-name="ce1">
            <text:p>60.3397426373945</text:p>
          </table:table-cell>
          <table:table-cell office:value-type="float" office:value="59.4362540310092" table:style-name="ce1">
            <text:p>59.4362540310092</text:p>
          </table:table-cell>
          <table:table-cell office:value-type="float" office:value="60.6208407087165" table:style-name="ce1">
            <text:p>60.6208407087165</text:p>
          </table:table-cell>
          <table:table-cell office:value-type="float" office:value="59.296753776439" table:style-name="ce1">
            <text:p>59.296753776439</text:p>
          </table:table-cell>
          <table:table-cell office:value-type="float" office:value="60.9524795553582" table:style-name="ce1">
            <text:p>60.9524795553582</text:p>
          </table:table-cell>
          <table:table-cell office:value-type="float" office:value="59.4893387716228" table:style-name="ce1">
            <text:p>59.4893387716228</text:p>
          </table:table-cell>
          <table:table-cell office:value-type="float" office:value="60.8498421724481" table:style-name="ce1">
            <text:p>60.8498421724481</text:p>
          </table:table-cell>
          <table:table-cell office:value-type="float" office:value="59.680760437516" table:style-name="ce1">
            <text:p>59.680760437516</text:p>
          </table:table-cell>
          <table:table-cell office:value-type="float" office:value="61.2067542942679" table:style-name="ce1">
            <text:p>61.2067542942679</text:p>
          </table:table-cell>
          <table:table-cell office:value-type="float" office:value="59.9902854545881" table:style-name="ce1">
            <text:p>59.9902854545881</text:p>
          </table:table-cell>
          <table:table-cell office:value-type="float" office:value="61.4916805619327" table:style-name="ce1">
            <text:p>61.4916805619327</text:p>
          </table:table-cell>
          <table:table-cell office:value-type="float" office:value="60.23083249335" table:style-name="ce1">
            <text:p>60.23083249335</text:p>
          </table:table-cell>
          <table:table-cell office:value-type="float" office:value="61.6791663531176" table:style-name="ce1">
            <text:p>61.6791663531176</text:p>
          </table:table-cell>
          <table:table-cell office:value-type="float" office:value="60.3768840631187" table:style-name="ce1">
            <text:p>60.3768840631187</text:p>
          </table:table-cell>
          <table:table-cell office:value-type="float" office:value="61.9854348933918" table:style-name="ce1">
            <text:p>61.9854348933918</text:p>
          </table:table-cell>
          <table:table-cell office:value-type="float" office:value="61.0746182718946" table:style-name="ce1">
            <text:p>61.0746182718946</text:p>
          </table:table-cell>
          <table:table-cell office:value-type="float" office:value="62.450492971482" table:style-name="ce1">
            <text:p>62.450492971482</text:p>
          </table:table-cell>
          <table:table-cell office:value-type="float" office:value="62.3079877355958" table:style-name="ce1">
            <text:p>62.3079877355958</text:p>
          </table:table-cell>
          <table:table-cell office:value-type="float" office:value="62.5930751400839" table:style-name="ce1">
            <text:p>62.5930751400839</text:p>
          </table:table-cell>
          <table:table-cell office:value-type="float" office:value="62.8404360977993" table:style-name="ce1">
            <text:p>62.8404360977993</text:p>
          </table:table-cell>
          <table:table-cell office:value-type="float" office:value="63.0701794630089" table:style-name="ce1">
            <text:p>63.0701794630089</text:p>
          </table:table-cell>
          <table:table-cell office:value-type="float" office:value="63.2911147883735" table:style-name="ce1">
            <text:p>63.2911147883735</text:p>
          </table:table-cell>
          <table:table-cell office:value-type="float" office:value="63.5071070219429" table:style-name="ce1">
            <text:p>63.5071070219429</text:p>
          </table:table-cell>
          <table:table-cell office:value-type="float" office:value="63.7198572893951" table:style-name="ce1">
            <text:p>63.7198572893951</text:p>
          </table:table-cell>
          <table:table-cell office:value-type="float" office:value="63.9301197502849" table:style-name="ce1">
            <text:p>63.9301197502849</text:p>
          </table:table-cell>
          <table:table-cell office:value-type="float" office:value="64.138234088636" table:style-name="ce1">
            <text:p>64.138234088636</text:p>
          </table:table-cell>
        </table:table-row>
        <table:table-row>
          <table:table-cell office:value-type="string" office:value="15" table:style-name="ce1">
            <text:p>15</text:p>
          </table:table-cell>
          <table:table-cell office:value-type="float" office:value="43.3152" table:style-name="ce1">
            <text:p>43.3152</text:p>
          </table:table-cell>
          <table:table-cell office:value-type="float" office:value="43.2406919083968" table:style-name="ce1">
            <text:p>43.2406919083968</text:p>
          </table:table-cell>
          <table:table-cell office:value-type="float" office:value="45.2343361549575" table:style-name="ce1">
            <text:p>45.2343361549575</text:p>
          </table:table-cell>
          <table:table-cell office:value-type="float" office:value="44.3661446392828" table:style-name="ce1">
            <text:p>44.3661446392828</text:p>
          </table:table-cell>
          <table:table-cell office:value-type="float" office:value="47.1730393351917" table:style-name="ce1">
            <text:p>47.1730393351917</text:p>
          </table:table-cell>
          <table:table-cell office:value-type="float" office:value="46.8491743713852" table:style-name="ce1">
            <text:p>46.8491743713852</text:p>
          </table:table-cell>
          <table:table-cell office:value-type="float" office:value="48.504777302178" table:style-name="ce1">
            <text:p>48.504777302178</text:p>
          </table:table-cell>
          <table:table-cell office:value-type="float" office:value="48.4032936199806" table:style-name="ce1">
            <text:p>48.4032936199806</text:p>
          </table:table-cell>
          <table:table-cell office:value-type="float" office:value="50.3994295919598" table:style-name="ce1">
            <text:p>50.3994295919598</text:p>
          </table:table-cell>
          <table:table-cell office:value-type="float" office:value="49.4452247744114" table:style-name="ce1">
            <text:p>49.4452247744114</text:p>
          </table:table-cell>
          <table:table-cell office:value-type="float" office:value="51.5748484850424" table:style-name="ce1">
            <text:p>51.5748484850424</text:p>
          </table:table-cell>
          <table:table-cell office:value-type="float" office:value="50.882501682817" table:style-name="ce1">
            <text:p>50.882501682817</text:p>
          </table:table-cell>
          <table:table-cell office:value-type="float" office:value="53.3675498382049" table:style-name="ce1">
            <text:p>53.3675498382049</text:p>
          </table:table-cell>
          <table:table-cell office:value-type="float" office:value="52.7212595236247" table:style-name="ce1">
            <text:p>52.7212595236247</text:p>
          </table:table-cell>
          <table:table-cell office:value-type="float" office:value="54.7805679940298" table:style-name="ce1">
            <text:p>54.7805679940298</text:p>
          </table:table-cell>
          <table:table-cell office:value-type="float" office:value="54.0917633611899" table:style-name="ce1">
            <text:p>54.0917633611899</text:p>
          </table:table-cell>
          <table:table-cell office:value-type="float" office:value="56.3078036093318" table:style-name="ce1">
            <text:p>56.3078036093318</text:p>
          </table:table-cell>
          <table:table-cell office:value-type="float" office:value="55.6138601006942" table:style-name="ce1">
            <text:p>55.6138601006942</text:p>
          </table:table-cell>
          <table:table-cell office:value-type="float" office:value="57.8215058912052" table:style-name="ce1">
            <text:p>57.8215058912052</text:p>
          </table:table-cell>
          <table:table-cell office:value-type="float" office:value="57.0692826075786" table:style-name="ce1">
            <text:p>57.0692826075786</text:p>
          </table:table-cell>
          <table:table-cell office:value-type="float" office:value="59.4023603612476" table:style-name="ce1">
            <text:p>59.4023603612476</text:p>
          </table:table-cell>
          <table:table-cell office:value-type="float" office:value="58.8575248680825" table:style-name="ce1">
            <text:p>58.8575248680825</text:p>
          </table:table-cell>
          <table:table-cell office:value-type="float" office:value="61.3791872902937" table:style-name="ce1">
            <text:p>61.3791872902937</text:p>
          </table:table-cell>
          <table:table-cell office:value-type="float" office:value="61.0170320137877" table:style-name="ce1">
            <text:p>61.0170320137877</text:p>
          </table:table-cell>
          <table:table-cell office:value-type="float" office:value="63.2655569535891" table:style-name="ce1">
            <text:p>63.2655569535891</text:p>
          </table:table-cell>
          <table:table-cell office:value-type="float" office:value="62.5258546830142" table:style-name="ce1">
            <text:p>62.5258546830142</text:p>
          </table:table-cell>
          <table:table-cell office:value-type="float" office:value="64.8566577795905" table:style-name="ce1">
            <text:p>64.8566577795905</text:p>
          </table:table-cell>
          <table:table-cell office:value-type="float" office:value="64.2567161096138" table:style-name="ce1">
            <text:p>64.2567161096138</text:p>
          </table:table-cell>
          <table:table-cell office:value-type="float" office:value="66.6501335385436" table:style-name="ce1">
            <text:p>66.6501335385436</text:p>
          </table:table-cell>
          <table:table-cell office:value-type="float" office:value="66.0567382108787" table:style-name="ce1">
            <text:p>66.0567382108787</text:p>
          </table:table-cell>
          <table:table-cell office:value-type="float" office:value="68.1834045546146" table:style-name="ce1">
            <text:p>68.1834045546146</text:p>
          </table:table-cell>
          <table:table-cell office:value-type="float" office:value="67.3165770844281" table:style-name="ce1">
            <text:p>67.3165770844281</text:p>
          </table:table-cell>
          <table:table-cell office:value-type="float" office:value="70.0837889190554" table:style-name="ce1">
            <text:p>70.0837889190554</text:p>
          </table:table-cell>
          <table:table-cell office:value-type="float" office:value="68.7844265632924" table:style-name="ce1">
            <text:p>68.7844265632924</text:p>
          </table:table-cell>
          <table:table-cell office:value-type="float" office:value="71.1188181489572" table:style-name="ce1">
            <text:p>71.1188181489572</text:p>
          </table:table-cell>
          <table:table-cell office:value-type="float" office:value="70.0959723326231" table:style-name="ce1">
            <text:p>70.0959723326231</text:p>
          </table:table-cell>
          <table:table-cell office:value-type="float" office:value="72.023314381246" table:style-name="ce1">
            <text:p>72.023314381246</text:p>
          </table:table-cell>
          <table:table-cell office:value-type="float" office:value="71.1430037744155" table:style-name="ce1">
            <text:p>71.1430037744155</text:p>
          </table:table-cell>
          <table:table-cell office:value-type="float" office:value="73.4407661519809" table:style-name="ce1">
            <text:p>73.4407661519809</text:p>
          </table:table-cell>
          <table:table-cell office:value-type="float" office:value="72.7091055718023" table:style-name="ce1">
            <text:p>72.7091055718023</text:p>
          </table:table-cell>
          <table:table-cell office:value-type="float" office:value="74.9539286888229" table:style-name="ce1">
            <text:p>74.9539286888229</text:p>
          </table:table-cell>
          <table:table-cell office:value-type="float" office:value="73.3671040198543" table:style-name="ce1">
            <text:p>73.3671040198543</text:p>
          </table:table-cell>
          <table:table-cell office:value-type="float" office:value="75.5801344054559" table:style-name="ce1">
            <text:p>75.5801344054559</text:p>
          </table:table-cell>
          <table:table-cell office:value-type="float" office:value="75.8611079793341" table:style-name="ce1">
            <text:p>75.8611079793341</text:p>
          </table:table-cell>
          <table:table-cell office:value-type="float" office:value="77.6624815787446" table:style-name="ce1">
            <text:p>77.6624815787446</text:p>
          </table:table-cell>
          <table:table-cell office:value-type="float" office:value="76.5880965980657" table:style-name="ce1">
            <text:p>76.5880965980657</text:p>
          </table:table-cell>
          <table:table-cell office:value-type="float" office:value="78.4534525904183" table:style-name="ce1">
            <text:p>78.4534525904183</text:p>
          </table:table-cell>
          <table:table-cell office:value-type="float" office:value="77.7852993313575" table:style-name="ce1">
            <text:p>77.7852993313575</text:p>
          </table:table-cell>
          <table:table-cell office:value-type="float" office:value="79.4611374339488" table:style-name="ce1">
            <text:p>79.4611374339488</text:p>
          </table:table-cell>
          <table:table-cell office:value-type="float" office:value="78.038416099342" table:style-name="ce1">
            <text:p>78.038416099342</text:p>
          </table:table-cell>
          <table:table-cell office:value-type="float" office:value="80.1386610484" table:style-name="ce1">
            <text:p>80.1386610484</text:p>
          </table:table-cell>
          <table:table-cell office:value-type="float" office:value="78.8381605785615" table:style-name="ce1">
            <text:p>78.8381605785615</text:p>
          </table:table-cell>
          <table:table-cell office:value-type="float" office:value="80.7022669609322" table:style-name="ce1">
            <text:p>80.7022669609322</text:p>
          </table:table-cell>
          <table:table-cell office:value-type="float" office:value="79.5357616155882" table:style-name="ce1">
            <text:p>79.5357616155882</text:p>
          </table:table-cell>
          <table:table-cell office:value-type="float" office:value="81.5297534405184" table:style-name="ce1">
            <text:p>81.5297534405184</text:p>
          </table:table-cell>
          <table:table-cell office:value-type="float" office:value="80.3672866190707" table:style-name="ce1">
            <text:p>80.3672866190707</text:p>
          </table:table-cell>
          <table:table-cell office:value-type="float" office:value="82.2533258401038" table:style-name="ce1">
            <text:p>82.2533258401038</text:p>
          </table:table-cell>
          <table:table-cell office:value-type="float" office:value="80.8113490464491" table:style-name="ce1">
            <text:p>80.8113490464491</text:p>
          </table:table-cell>
          <table:table-cell office:value-type="float" office:value="82.6335195355952" table:style-name="ce1">
            <text:p>82.6335195355952</text:p>
          </table:table-cell>
          <table:table-cell office:value-type="float" office:value="81.3665999965568" table:style-name="ce1">
            <text:p>81.3665999965568</text:p>
          </table:table-cell>
          <table:table-cell office:value-type="float" office:value="83.1637886796722" table:style-name="ce1">
            <text:p>83.1637886796722</text:p>
          </table:table-cell>
          <table:table-cell office:value-type="float" office:value="82.1200820657725" table:style-name="ce1">
            <text:p>82.1200820657725</text:p>
          </table:table-cell>
          <table:table-cell office:value-type="float" office:value="83.8552908413183" table:style-name="ce1">
            <text:p>83.8552908413183</text:p>
          </table:table-cell>
          <table:table-cell office:value-type="float" office:value="84.1413311572844" table:style-name="ce1">
            <text:p>84.1413311572844</text:p>
          </table:table-cell>
          <table:table-cell office:value-type="float" office:value="84.7662750577522" table:style-name="ce1">
            <text:p>84.7662750577522</text:p>
          </table:table-cell>
          <table:table-cell office:value-type="float" office:value="85.3087041771953" table:style-name="ce1">
            <text:p>85.3087041771953</text:p>
          </table:table-cell>
          <table:table-cell office:value-type="float" office:value="85.8112061623586" table:style-name="ce1">
            <text:p>85.8112061623586</text:p>
          </table:table-cell>
          <table:table-cell office:value-type="float" office:value="86.2932066102669" table:style-name="ce1">
            <text:p>86.2932066102669</text:p>
          </table:table-cell>
          <table:table-cell office:value-type="float" office:value="86.7635774321299" table:style-name="ce1">
            <text:p>86.7635774321299</text:p>
          </table:table-cell>
          <table:table-cell office:value-type="float" office:value="87.2263816967354" table:style-name="ce1">
            <text:p>87.2263816967354</text:p>
          </table:table-cell>
          <table:table-cell office:value-type="float" office:value="87.6834911974463" table:style-name="ce1">
            <text:p>87.6834911974463</text:p>
          </table:table-cell>
          <table:table-cell office:value-type="float" office:value="88.1357791152144" table:style-name="ce1">
            <text:p>88.1357791152144</text:p>
          </table:table-cell>
        </table:table-row>
        <table:table-row>
          <table:table-cell office:value-type="string" office:value="Year" table:style-name="ce1">
            <text:p>Year</text:p>
          </table:table-cell>
          <table:table-cell office:value-type="float" office:value="1956" table:style-name="ce1">
            <text:p>1956</text:p>
          </table:table-cell>
          <table:table-cell office:value-type="float" office:value="1957" table:style-name="ce1">
            <text:p>1957</text:p>
          </table:table-cell>
          <table:table-cell office:value-type="float" office:value="1958" table:style-name="ce1">
            <text:p>1958</text:p>
          </table:table-cell>
          <table:table-cell office:value-type="float" office:value="1959" table:style-name="ce1">
            <text:p>1959</text:p>
          </table:table-cell>
          <table:table-cell office:value-type="float" office:value="1960" table:style-name="ce1">
            <text:p>1960</text:p>
          </table:table-cell>
          <table:table-cell office:value-type="float" office:value="1961" table:style-name="ce1">
            <text:p>1961</text:p>
          </table:table-cell>
          <table:table-cell office:value-type="float" office:value="1962" table:style-name="ce1">
            <text:p>1962</text:p>
          </table:table-cell>
          <table:table-cell office:value-type="float" office:value="1963" table:style-name="ce1">
            <text:p>1963</text:p>
          </table:table-cell>
          <table:table-cell office:value-type="float" office:value="1964" table:style-name="ce1">
            <text:p>1964</text:p>
          </table:table-cell>
          <table:table-cell office:value-type="float" office:value="1965" table:style-name="ce1">
            <text:p>1965</text:p>
          </table:table-cell>
          <table:table-cell office:value-type="float" office:value="1966" table:style-name="ce1">
            <text:p>1966</text:p>
          </table:table-cell>
          <table:table-cell office:value-type="float" office:value="1967" table:style-name="ce1">
            <text:p>1967</text:p>
          </table:table-cell>
          <table:table-cell office:value-type="float" office:value="1968" table:style-name="ce1">
            <text:p>1968</text:p>
          </table:table-cell>
          <table:table-cell office:value-type="float" office:value="1969" table:style-name="ce1">
            <text:p>1969</text:p>
          </table:table-cell>
          <table:table-cell office:value-type="float" office:value="1970" table:style-name="ce1">
            <text:p>1970</text:p>
          </table:table-cell>
          <table:table-cell office:value-type="float" office:value="1971" table:style-name="ce1">
            <text:p>1971</text:p>
          </table:table-cell>
          <table:table-cell office:value-type="float" office:value="1972" table:style-name="ce1">
            <text:p>1972</text:p>
          </table:table-cell>
          <table:table-cell office:value-type="float" office:value="1973" table:style-name="ce1">
            <text:p>1973</text:p>
          </table:table-cell>
          <table:table-cell office:value-type="float" office:value="1974" table:style-name="ce1">
            <text:p>1974</text:p>
          </table:table-cell>
          <table:table-cell office:value-type="float" office:value="1975" table:style-name="ce1">
            <text:p>1975</text:p>
          </table:table-cell>
          <table:table-cell office:value-type="float" office:value="1976" table:style-name="ce1">
            <text:p>1976</text:p>
          </table:table-cell>
          <table:table-cell office:value-type="float" office:value="1977" table:style-name="ce1">
            <text:p>1977</text:p>
          </table:table-cell>
          <table:table-cell office:value-type="float" office:value="1978" table:style-name="ce1">
            <text:p>1978</text:p>
          </table:table-cell>
          <table:table-cell office:value-type="float" office:value="1979" table:style-name="ce1">
            <text:p>1979</text:p>
          </table:table-cell>
          <table:table-cell office:value-type="float" office:value="1980" table:style-name="ce1">
            <text:p>1980</text:p>
          </table:table-cell>
          <table:table-cell office:value-type="float" office:value="1981" table:style-name="ce1">
            <text:p>1981</text:p>
          </table:table-cell>
          <table:table-cell office:value-type="float" office:value="1982" table:style-name="ce1">
            <text:p>1982</text:p>
          </table:table-cell>
          <table:table-cell office:value-type="float" office:value="1983" table:style-name="ce1">
            <text:p>1983</text:p>
          </table:table-cell>
          <table:table-cell office:value-type="float" office:value="1984" table:style-name="ce1">
            <text:p>1984</text:p>
          </table:table-cell>
          <table:table-cell office:value-type="float" office:value="1985" table:style-name="ce1">
            <text:p>1985</text:p>
          </table:table-cell>
          <table:table-cell office:value-type="float" office:value="1986" table:style-name="ce1">
            <text:p>1986</text:p>
          </table:table-cell>
          <table:table-cell office:value-type="float" office:value="1987" table:style-name="ce1">
            <text:p>1987</text:p>
          </table:table-cell>
          <table:table-cell office:value-type="float" office:value="1988" table:style-name="ce1">
            <text:p>1988</text:p>
          </table:table-cell>
          <table:table-cell office:value-type="float" office:value="1989" table:style-name="ce1">
            <text:p>1989</text:p>
          </table:table-cell>
          <table:table-cell office:value-type="float" office:value="1990" table:style-name="ce1">
            <text:p>1990</text:p>
          </table:table-cell>
          <table:table-cell office:value-type="float" office:value="1991" table:style-name="ce1">
            <text:p>1991</text:p>
          </table:table-cell>
          <table:table-cell office:value-type="float" office:value="1992" table:style-name="ce1">
            <text:p>1992</text:p>
          </table:table-cell>
          <table:table-cell office:value-type="float" office:value="1993" table:style-name="ce1">
            <text:p>1993</text:p>
          </table:table-cell>
          <table:table-cell office:value-type="float" office:value="1994" table:style-name="ce1">
            <text:p>1994</text:p>
          </table:table-cell>
          <table:table-cell office:value-type="float" office:value="1995" table:style-name="ce1">
            <text:p>1995</text:p>
          </table:table-cell>
          <table:table-cell office:value-type="float" office:value="1996" table:style-name="ce1">
            <text:p>1996</text:p>
          </table:table-cell>
          <table:table-cell office:value-type="float" office:value="1997" table:style-name="ce1">
            <text:p>1997</text:p>
          </table:table-cell>
          <table:table-cell office:value-type="float" office:value="1998" table:style-name="ce1">
            <text:p>1998</text:p>
          </table:table-cell>
          <table:table-cell office:value-type="float" office:value="1999" table:style-name="ce1">
            <text:p>1999</text:p>
          </table:table-cell>
          <table:table-cell office:value-type="float" office:value="2000" table:style-name="ce1">
            <text:p>2000</text:p>
          </table:table-cell>
          <table:table-cell office:value-type="float" office:value="2001" table:style-name="ce1">
            <text:p>2001</text:p>
          </table:table-cell>
          <table:table-cell office:value-type="float" office:value="2002" table:style-name="ce1">
            <text:p>2002</text:p>
          </table:table-cell>
          <table:table-cell office:value-type="float" office:value="2003" table:style-name="ce1">
            <text:p>2003</text:p>
          </table:table-cell>
          <table:table-cell office:value-type="float" office:value="2004" table:style-name="ce1">
            <text:p>2004</text:p>
          </table:table-cell>
          <table:table-cell office:value-type="float" office:value="2005" table:style-name="ce1">
            <text:p>2005</text:p>
          </table:table-cell>
          <table:table-cell office:value-type="float" office:value="2006" table:style-name="ce1">
            <text:p>2006</text:p>
          </table:table-cell>
          <table:table-cell office:value-type="float" office:value="2007" table:style-name="ce1">
            <text:p>2007</text:p>
          </table:table-cell>
          <table:table-cell office:value-type="float" office:value="2008" table:style-name="ce1">
            <text:p>2008</text:p>
          </table:table-cell>
          <table:table-cell office:value-type="float" office:value="2009" table:style-name="ce1">
            <text:p>2009</text:p>
          </table:table-cell>
          <table:table-cell office:value-type="float" office:value="2010" table:style-name="ce1">
            <text:p>2010</text:p>
          </table:table-cell>
          <table:table-cell office:value-type="float" office:value="2011" table:style-name="ce1">
            <text:p>2011</text:p>
          </table:table-cell>
          <table:table-cell office:value-type="float" office:value="2012" table:style-name="ce1">
            <text:p>2012</text:p>
          </table:table-cell>
          <table:table-cell office:value-type="float" office:value="2013" table:style-name="ce1">
            <text:p>2013</text:p>
          </table:table-cell>
          <table:table-cell office:value-type="float" office:value="2014" table:style-name="ce1">
            <text:p>2014</text:p>
          </table:table-cell>
          <table:table-cell office:value-type="float" office:value="2015" table:style-name="ce1">
            <text:p>2015</text:p>
          </table:table-cell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office:value-type="float" office:value="2023" table:style-name="ce1">
            <text:p>2023</text:p>
          </table:table-cell>
          <table:table-cell office:value-type="float" office:value="2024" table:style-name="ce1">
            <text:p>2024</text:p>
          </table:table-cell>
          <table:table-cell office:value-type="float" office:value="2025" table:style-name="ce1">
            <text:p>2025</text:p>
          </table:table-cell>
          <table:table-cell office:value-type="float" office:value="2026" table:style-name="ce1">
            <text:p>2026</text:p>
          </table:table-cell>
          <table:table-cell office:value-type="float" office:value="2027" table:style-name="ce1">
            <text:p>2027</text:p>
          </table:table-cell>
        </table:table-row>
      </table:table>
      <table:table table:name="Thomas calculations IR (C,ton ha-1)" table:style-name="ta1">
        <table:table-column table:style-name="co1" table:number-columns-repeated="16384" table:default-cell-style-name="ce1"/>
        <table:table-row>
          <table:table-cell office:value-type="string" office:value="" table:style-name="ce1">
            <text:p/>
          </table:table-cell>
          <table:table-cell office:value-type="string" office:value="1956" table:style-name="ce1">
            <text:p>1956</text:p>
          </table:table-cell>
          <table:table-cell office:value-type="string" office:value="1957" table:style-name="ce1">
            <text:p>1957</text:p>
          </table:table-cell>
          <table:table-cell office:value-type="string" office:value="1958" table:style-name="ce1">
            <text:p>1958</text:p>
          </table:table-cell>
          <table:table-cell office:value-type="string" office:value="1959" table:style-name="ce1">
            <text:p>1959</text:p>
          </table:table-cell>
          <table:table-cell office:value-type="string" office:value="1960" table:style-name="ce1">
            <text:p>1960</text:p>
          </table:table-cell>
          <table:table-cell office:value-type="string" office:value="1961" table:style-name="ce1">
            <text:p>1961</text:p>
          </table:table-cell>
          <table:table-cell office:value-type="string" office:value="1962" table:style-name="ce1">
            <text:p>1962</text:p>
          </table:table-cell>
          <table:table-cell office:value-type="string" office:value="1963" table:style-name="ce1">
            <text:p>1963</text:p>
          </table:table-cell>
          <table:table-cell office:value-type="string" office:value="1964" table:style-name="ce1">
            <text:p>1964</text:p>
          </table:table-cell>
          <table:table-cell office:value-type="string" office:value="1965" table:style-name="ce1">
            <text:p>1965</text:p>
          </table:table-cell>
          <table:table-cell office:value-type="string" office:value="1966" table:style-name="ce1">
            <text:p>1966</text:p>
          </table:table-cell>
          <table:table-cell office:value-type="string" office:value="1967" table:style-name="ce1">
            <text:p>1967</text:p>
          </table:table-cell>
          <table:table-cell office:value-type="string" office:value="1968" table:style-name="ce1">
            <text:p>1968</text:p>
          </table:table-cell>
          <table:table-cell office:value-type="string" office:value="1969" table:style-name="ce1">
            <text:p>1969</text:p>
          </table:table-cell>
          <table:table-cell office:value-type="string" office:value="1970" table:style-name="ce1">
            <text:p>1970</text:p>
          </table:table-cell>
          <table:table-cell office:value-type="string" office:value="1971" table:style-name="ce1">
            <text:p>1971</text:p>
          </table:table-cell>
          <table:table-cell office:value-type="string" office:value="1972" table:style-name="ce1">
            <text:p>1972</text:p>
          </table:table-cell>
          <table:table-cell office:value-type="string" office:value="1973" table:style-name="ce1">
            <text:p>1973</text:p>
          </table:table-cell>
          <table:table-cell office:value-type="string" office:value="1974" table:style-name="ce1">
            <text:p>1974</text:p>
          </table:table-cell>
          <table:table-cell office:value-type="string" office:value="1975" table:style-name="ce1">
            <text:p>1975</text:p>
          </table:table-cell>
          <table:table-cell office:value-type="string" office:value="1976" table:style-name="ce1">
            <text:p>1976</text:p>
          </table:table-cell>
          <table:table-cell office:value-type="string" office:value="1977" table:style-name="ce1">
            <text:p>1977</text:p>
          </table:table-cell>
          <table:table-cell office:value-type="string" office:value="1978" table:style-name="ce1">
            <text:p>1978</text:p>
          </table:table-cell>
          <table:table-cell office:value-type="string" office:value="1979" table:style-name="ce1">
            <text:p>1979</text:p>
          </table:table-cell>
          <table:table-cell office:value-type="string" office:value="1980" table:style-name="ce1">
            <text:p>1980</text:p>
          </table:table-cell>
          <table:table-cell office:value-type="string" office:value="1981" table:style-name="ce1">
            <text:p>1981</text:p>
          </table:table-cell>
          <table:table-cell office:value-type="string" office:value="1982" table:style-name="ce1">
            <text:p>1982</text:p>
          </table:table-cell>
          <table:table-cell office:value-type="string" office:value="1983" table:style-name="ce1">
            <text:p>1983</text:p>
          </table:table-cell>
          <table:table-cell office:value-type="string" office:value="1984" table:style-name="ce1">
            <text:p>1984</text:p>
          </table:table-cell>
          <table:table-cell office:value-type="string" office:value="1985" table:style-name="ce1">
            <text:p>1985</text:p>
          </table:table-cell>
          <table:table-cell office:value-type="string" office:value="1986" table:style-name="ce1">
            <text:p>1986</text:p>
          </table:table-cell>
          <table:table-cell office:value-type="string" office:value="1987" table:style-name="ce1">
            <text:p>1987</text:p>
          </table:table-cell>
          <table:table-cell office:value-type="string" office:value="1988" table:style-name="ce1">
            <text:p>1988</text:p>
          </table:table-cell>
          <table:table-cell office:value-type="string" office:value="1989" table:style-name="ce1">
            <text:p>1989</text:p>
          </table:table-cell>
          <table:table-cell office:value-type="string" office:value="1990" table:style-name="ce1">
            <text:p>1990</text:p>
          </table:table-cell>
          <table:table-cell office:value-type="string" office:value="1991" table:style-name="ce1">
            <text:p>1991</text:p>
          </table:table-cell>
          <table:table-cell office:value-type="string" office:value="1992" table:style-name="ce1">
            <text:p>1992</text:p>
          </table:table-cell>
          <table:table-cell office:value-type="string" office:value="1993" table:style-name="ce1">
            <text:p>1993</text:p>
          </table:table-cell>
          <table:table-cell office:value-type="string" office:value="1994" table:style-name="ce1">
            <text:p>1994</text:p>
          </table:table-cell>
          <table:table-cell office:value-type="string" office:value="1995" table:style-name="ce1">
            <text:p>1995</text:p>
          </table:table-cell>
          <table:table-cell office:value-type="string" office:value="1996" table:style-name="ce1">
            <text:p>1996</text:p>
          </table:table-cell>
          <table:table-cell office:value-type="string" office:value="1997" table:style-name="ce1">
            <text:p>1997</text:p>
          </table:table-cell>
          <table:table-cell office:value-type="string" office:value="1998" table:style-name="ce1">
            <text:p>1998</text:p>
          </table:table-cell>
          <table:table-cell office:value-type="string" office:value="1999" table:style-name="ce1">
            <text:p>1999</text:p>
          </table:table-cell>
          <table:table-cell office:value-type="string" office:value="2000" table:style-name="ce1">
            <text:p>2000</text:p>
          </table:table-cell>
          <table:table-cell office:value-type="string" office:value="2001" table:style-name="ce1">
            <text:p>2001</text:p>
          </table:table-cell>
          <table:table-cell office:value-type="string" office:value="2002" table:style-name="ce1">
            <text:p>2002</text:p>
          </table:table-cell>
          <table:table-cell office:value-type="string" office:value="2003" table:style-name="ce1">
            <text:p>2003</text:p>
          </table:table-cell>
          <table:table-cell office:value-type="string" office:value="2004" table:style-name="ce1">
            <text:p>2004</text:p>
          </table:table-cell>
          <table:table-cell office:value-type="string" office:value="2005" table:style-name="ce1">
            <text:p>2005</text:p>
          </table:table-cell>
          <table:table-cell office:value-type="string" office:value="2006" table:style-name="ce1">
            <text:p>2006</text:p>
          </table:table-cell>
          <table:table-cell office:value-type="string" office:value="2007" table:style-name="ce1">
            <text:p>2007</text:p>
          </table:table-cell>
          <table:table-cell office:value-type="string" office:value="2008" table:style-name="ce1">
            <text:p>2008</text:p>
          </table:table-cell>
          <table:table-cell office:value-type="string" office:value="2009" table:style-name="ce1">
            <text:p>2009</text:p>
          </table:table-cell>
        </table:table-row>
        <table:table-row>
          <table:table-cell office:value-type="string" office:value="A" table:style-name="ce1">
            <text:p>A</text:p>
          </table:table-cell>
          <table:table-cell office:value-type="float" office:value="0" table:style-name="ce1">
            <text:p>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</table:table-row>
        <table:table-row>
          <table:table-cell office:value-type="string" office:value="B" table:style-name="ce1">
            <text:p>B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84691968911917" table:style-name="ce1">
            <text:p>0.484691968911917</text:p>
          </table:table-cell>
          <table:table-cell office:value-type="float" office:value="0.236647830310881" table:style-name="ce1">
            <text:p>0.236647830310881</text:p>
          </table:table-cell>
          <table:table-cell office:value-type="float" office:value="0.231607127643948" table:style-name="ce1">
            <text:p>0.231607127643948</text:p>
          </table:table-cell>
          <table:table-cell office:value-type="float" office:value="0.463214255287897" table:style-name="ce1">
            <text:p>0.463214255287897</text:p>
          </table:table-cell>
          <table:table-cell office:value-type="float" office:value="0.91507704015544" table:style-name="ce1">
            <text:p>0.91507704015544</text:p>
          </table:table-cell>
          <table:table-cell office:value-type="float" office:value="1.16232776162791" table:style-name="ce1">
            <text:p>1.16232776162791</text:p>
          </table:table-cell>
          <table:table-cell office:value-type="float" office:value="0.147221696891192" table:style-name="ce1">
            <text:p>0.147221696891192</text:p>
          </table:table-cell>
          <table:table-cell office:value-type="float" office:value="NA" table:style-name="ce1">
            <text:p>NA</text:p>
          </table:table-cell>
          <table:table-cell office:value-type="float" office:value="0.549639297279793" table:style-name="ce1">
            <text:p>0.549639297279793</text:p>
          </table:table-cell>
          <table:table-cell office:value-type="float" office:value="0.09148464306698" table:style-name="ce1">
            <text:p>0.09148464306698</text:p>
          </table:table-cell>
          <table:table-cell office:value-type="float" office:value="0.311880958230958" table:style-name="ce1">
            <text:p>0.311880958230958</text:p>
          </table:table-cell>
          <table:table-cell office:value-type="float" office:value="0.165768518654524" table:style-name="ce1">
            <text:p>0.165768518654524</text:p>
          </table:table-cell>
          <table:table-cell office:value-type="float" office:value="0.0952074544653349" table:style-name="ce1">
            <text:p>0.0952074544653349</text:p>
          </table:table-cell>
          <table:table-cell office:value-type="float" office:value="0.11797504857513" table:style-name="ce1">
            <text:p>0.11797504857513</text:p>
          </table:table-cell>
          <table:table-cell office:value-type="float" office:value="0.11682044286134" table:style-name="ce1">
            <text:p>0.11682044286134</text:p>
          </table:table-cell>
          <table:table-cell office:value-type="float" office:value="0.626069040697674" table:style-name="ce1">
            <text:p>0.626069040697674</text:p>
          </table:table-cell>
          <table:table-cell office:value-type="float" office:value="0.179246474735605" table:style-name="ce1">
            <text:p>0.179246474735605</text:p>
          </table:table-cell>
          <table:table-cell office:value-type="float" office:value="0.167281525259067" table:style-name="ce1">
            <text:p>0.167281525259067</text:p>
          </table:table-cell>
          <table:table-cell office:value-type="float" office:value="0.269179946386604" table:style-name="ce1">
            <text:p>0.269179946386604</text:p>
          </table:table-cell>
          <table:table-cell office:value-type="float" office:value="NA" table:style-name="ce1">
            <text:p>NA</text:p>
          </table:table-cell>
          <table:table-cell office:value-type="float" office:value="0.208215204015544" table:style-name="ce1">
            <text:p>0.208215204015544</text:p>
          </table:table-cell>
          <table:table-cell office:value-type="float" office:value="0.234709470475911" table:style-name="ce1">
            <text:p>0.234709470475911</text:p>
          </table:table-cell>
          <table:table-cell office:value-type="float" office:value="1.22493466569767" table:style-name="ce1">
            <text:p>1.22493466569767</text:p>
          </table:table-cell>
          <table:table-cell office:value-type="float" office:value="0.209683904964747" table:style-name="ce1">
            <text:p>0.209683904964747</text:p>
          </table:table-cell>
          <table:table-cell office:value-type="float" office:value="0.267580667098446" table:style-name="ce1">
            <text:p>0.267580667098446</text:p>
          </table:table-cell>
          <table:table-cell office:value-type="float" office:value="0.19193160987074" table:style-name="ce1">
            <text:p>0.19193160987074</text:p>
          </table:table-cell>
          <table:table-cell office:value-type="float" office:value="0.766121075581395" table:style-name="ce1">
            <text:p>0.766121075581395</text:p>
          </table:table-cell>
          <table:table-cell office:value-type="float" office:value="0.747117732558139" table:style-name="ce1">
            <text:p>0.747117732558139</text:p>
          </table:table-cell>
          <table:table-cell office:value-type="float" office:value="0.175592604289072" table:style-name="ce1">
            <text:p>0.175592604289072</text:p>
          </table:table-cell>
          <table:table-cell office:value-type="float" office:value="0.919970058139535" table:style-name="ce1">
            <text:p>0.919970058139535</text:p>
          </table:table-cell>
          <table:table-cell office:value-type="float" office:value="0.511201658476658" table:style-name="ce1">
            <text:p>0.511201658476658</text:p>
          </table:table-cell>
          <table:table-cell office:value-type="float" office:value="0.127058174206816" table:style-name="ce1">
            <text:p>0.127058174206816</text:p>
          </table:table-cell>
          <table:table-cell office:value-type="float" office:value="0.776664026162791" table:style-name="ce1">
            <text:p>0.776664026162791</text:p>
          </table:table-cell>
          <table:table-cell office:value-type="float" office:value="0.11437303907168" table:style-name="ce1">
            <text:p>0.11437303907168</text:p>
          </table:table-cell>
          <table:table-cell office:value-type="float" office:value="0.327634828009828" table:style-name="ce1">
            <text:p>0.327634828009828</text:p>
          </table:table-cell>
          <table:table-cell office:value-type="float" office:value="0.40440675872093" table:style-name="ce1">
            <text:p>0.40440675872093</text:p>
          </table:table-cell>
          <table:table-cell office:value-type="float" office:value="0.203679938471503" table:style-name="ce1">
            <text:p>0.203679938471503</text:p>
          </table:table-cell>
          <table:table-cell office:value-type="float" office:value="0.0380209349294947" table:style-name="ce1">
            <text:p>0.0380209349294947</text:p>
          </table:table-cell>
          <table:table-cell office:value-type="float" office:value="0.435905450581395" table:style-name="ce1">
            <text:p>0.435905450581395</text:p>
          </table:table-cell>
          <table:table-cell office:value-type="float" office:value="NA" table:style-name="ce1">
            <text:p>NA</text:p>
          </table:table-cell>
          <table:table-cell office:value-type="float" office:value="0.115786328584019" table:style-name="ce1">
            <text:p>0.115786328584019</text:p>
          </table:table-cell>
          <table:table-cell office:value-type="float" office:value="0.582102073255814" table:style-name="ce1">
            <text:p>0.582102073255814</text:p>
          </table:table-cell>
          <table:table-cell office:value-type="float" office:value="0.0170284150998825" table:style-name="ce1">
            <text:p>0.0170284150998825</text:p>
          </table:table-cell>
          <table:table-cell office:value-type="float" office:value="0.483622399795337" table:style-name="ce1">
            <text:p>0.483622399795337</text:p>
          </table:table-cell>
          <table:table-cell office:value-type="float" office:value="0.292124293886658" table:style-name="ce1">
            <text:p>0.292124293886658</text:p>
          </table:table-cell>
          <table:table-cell office:value-type="float" office:value="0.696720284650259" table:style-name="ce1">
            <text:p>0.696720284650259</text:p>
          </table:table-cell>
          <table:table-cell office:value-type="float" office:value="0.119459849549223" table:style-name="ce1">
            <text:p>0.119459849549223</text:p>
          </table:table-cell>
          <table:table-cell office:value-type="float" office:value="0.284669122051166" table:style-name="ce1">
            <text:p>0.284669122051166</text:p>
          </table:table-cell>
          <table:table-cell office:value-type="float" office:value="0.354083354393782" table:style-name="ce1">
            <text:p>0.354083354393782</text:p>
          </table:table-cell>
          <table:table-cell office:value-type="float" office:value="0.325749589134715" table:style-name="ce1">
            <text:p>0.325749589134715</text:p>
          </table:table-cell>
          <table:table-cell office:value-type="float" office:value="0.11818117290544" table:style-name="ce1">
            <text:p>0.11818117290544</text:p>
          </table:table-cell>
          <table:table-cell office:value-type="float" office:value="0.193504663212435" table:style-name="ce1">
            <text:p>0.193504663212435</text:p>
          </table:table-cell>
          <table:table-cell office:value-type="float" office:value="0.147726466131801" table:style-name="ce1">
            <text:p>0.147726466131801</text:p>
          </table:table-cell>
        </table:table-row>
        <table:table-row>
          <table:table-cell office:value-type="string" office:value="C" table:style-name="ce1">
            <text:p>C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0514831606218" table:style-name="ce1">
            <text:p>0.590514831606218</text:p>
          </table:table-cell>
          <table:table-cell office:value-type="float" office:value="0.378578384067357" table:style-name="ce1">
            <text:p>0.378578384067357</text:p>
          </table:table-cell>
          <table:table-cell office:value-type="float" office:value="0.256925692200352" table:style-name="ce1">
            <text:p>0.256925692200352</text:p>
          </table:table-cell>
          <table:table-cell office:value-type="float" office:value="0.513851384400705" table:style-name="ce1">
            <text:p>0.513851384400705</text:p>
          </table:table-cell>
          <table:table-cell office:value-type="float" office:value="1.29551604598446" table:style-name="ce1">
            <text:p>1.29551604598446</text:p>
          </table:table-cell>
          <table:table-cell office:value-type="float" office:value="1.97934135174419" table:style-name="ce1">
            <text:p>1.97934135174419</text:p>
          </table:table-cell>
          <table:table-cell office:value-type="float" office:value="0.387881492875648" table:style-name="ce1">
            <text:p>0.387881492875648</text:p>
          </table:table-cell>
          <table:table-cell office:value-type="float" office:value="NA" table:style-name="ce1">
            <text:p>NA</text:p>
          </table:table-cell>
          <table:table-cell office:value-type="float" office:value="0.912227963082901" table:style-name="ce1">
            <text:p>0.912227963082901</text:p>
          </table:table-cell>
          <table:table-cell office:value-type="float" office:value="0.114131745740306" table:style-name="ce1">
            <text:p>0.114131745740306</text:p>
          </table:table-cell>
          <table:table-cell office:value-type="float" office:value="0.755158323095823" table:style-name="ce1">
            <text:p>0.755158323095823</text:p>
          </table:table-cell>
          <table:table-cell office:value-type="float" office:value="0.304891359430082" table:style-name="ce1">
            <text:p>0.304891359430082</text:p>
          </table:table-cell>
          <table:table-cell office:value-type="float" office:value="0.15115303686839" table:style-name="ce1">
            <text:p>0.15115303686839</text:p>
          </table:table-cell>
          <table:table-cell office:value-type="float" office:value="0.215366968911917" table:style-name="ce1">
            <text:p>0.215366968911917</text:p>
          </table:table-cell>
          <table:table-cell office:value-type="float" office:value="0.14470705787309" table:style-name="ce1">
            <text:p>0.14470705787309</text:p>
          </table:table-cell>
          <table:table-cell office:value-type="float" office:value="1.10974316860465" table:style-name="ce1">
            <text:p>1.10974316860465</text:p>
          </table:table-cell>
          <table:table-cell office:value-type="float" office:value="0.268387125440658" table:style-name="ce1">
            <text:p>0.268387125440658</text:p>
          </table:table-cell>
          <table:table-cell office:value-type="float" office:value="0.412825453367876" table:style-name="ce1">
            <text:p>0.412825453367876</text:p>
          </table:table-cell>
          <table:table-cell office:value-type="float" office:value="0.510645630141011" table:style-name="ce1">
            <text:p>0.510645630141011</text:p>
          </table:table-cell>
          <table:table-cell office:value-type="float" office:value="NA" table:style-name="ce1">
            <text:p>NA</text:p>
          </table:table-cell>
          <table:table-cell office:value-type="float" office:value="0.568187370466321" table:style-name="ce1">
            <text:p>0.568187370466321</text:p>
          </table:table-cell>
          <table:table-cell office:value-type="float" office:value="0.518470428172738" table:style-name="ce1">
            <text:p>0.518470428172738</text:p>
          </table:table-cell>
          <table:table-cell office:value-type="float" office:value="2.10780915697674" table:style-name="ce1">
            <text:p>2.10780915697674</text:p>
          </table:table-cell>
          <table:table-cell office:value-type="float" office:value="0.434500348854289" table:style-name="ce1">
            <text:p>0.434500348854289</text:p>
          </table:table-cell>
          <table:table-cell office:value-type="float" office:value="0.607958160621762" table:style-name="ce1">
            <text:p>0.607958160621762</text:p>
          </table:table-cell>
          <table:table-cell office:value-type="float" office:value="0.398719994858989" table:style-name="ce1">
            <text:p>0.398719994858989</text:p>
          </table:table-cell>
          <table:table-cell office:value-type="float" office:value="2.00381140988372" table:style-name="ce1">
            <text:p>2.00381140988372</text:p>
          </table:table-cell>
          <table:table-cell office:value-type="float" office:value="1.7375042877907" table:style-name="ce1">
            <text:p>1.7375042877907</text:p>
          </table:table-cell>
          <table:table-cell office:value-type="float" office:value="0.36545598560517" table:style-name="ce1">
            <text:p>0.36545598560517</text:p>
          </table:table-cell>
          <table:table-cell office:value-type="float" office:value="1.6206207122093" table:style-name="ce1">
            <text:p>1.6206207122093</text:p>
          </table:table-cell>
          <table:table-cell office:value-type="float" office:value="1.00236850429975" table:style-name="ce1">
            <text:p>1.00236850429975</text:p>
          </table:table-cell>
          <table:table-cell office:value-type="float" office:value="0.284346955787309" table:style-name="ce1">
            <text:p>0.284346955787309</text:p>
          </table:table-cell>
          <table:table-cell office:value-type="float" office:value="1.39067158430233" table:style-name="ce1">
            <text:p>1.39067158430233</text:p>
          </table:table-cell>
          <table:table-cell office:value-type="float" office:value="0.253254586515864" table:style-name="ce1">
            <text:p>0.253254586515864</text:p>
          </table:table-cell>
          <table:table-cell office:value-type="float" office:value="0.742315494471744" table:style-name="ce1">
            <text:p>0.742315494471744</text:p>
          </table:table-cell>
          <table:table-cell office:value-type="float" office:value="0.857493313953488" table:style-name="ce1">
            <text:p>0.857493313953488</text:p>
          </table:table-cell>
          <table:table-cell office:value-type="float" office:value="0.450968199481865" table:style-name="ce1">
            <text:p>0.450968199481865</text:p>
          </table:table-cell>
          <table:table-cell office:value-type="float" office:value="0.167940158636898" table:style-name="ce1">
            <text:p>0.167940158636898</text:p>
          </table:table-cell>
          <table:table-cell office:value-type="float" office:value="1.2319632994186" table:style-name="ce1">
            <text:p>1.2319632994186</text:p>
          </table:table-cell>
          <table:table-cell office:value-type="float" office:value="NA" table:style-name="ce1">
            <text:p>NA</text:p>
          </table:table-cell>
          <table:table-cell office:value-type="float" office:value="0.348220747649824" table:style-name="ce1">
            <text:p>0.348220747649824</text:p>
          </table:table-cell>
          <table:table-cell office:value-type="float" office:value="1.42410740232558" table:style-name="ce1">
            <text:p>1.42410740232558</text:p>
          </table:table-cell>
          <table:table-cell office:value-type="float" office:value="0.0598407461809636" table:style-name="ce1">
            <text:p>0.0598407461809636</text:p>
          </table:table-cell>
          <table:table-cell office:value-type="float" office:value="1.00208160458744" table:style-name="ce1">
            <text:p>1.00208160458744</text:p>
          </table:table-cell>
          <table:table-cell office:value-type="float" office:value="0.661680762586788" table:style-name="ce1">
            <text:p>0.661680762586788</text:p>
          </table:table-cell>
          <table:table-cell office:value-type="float" office:value="1.05167920810687" table:style-name="ce1">
            <text:p>1.05167920810687</text:p>
          </table:table-cell>
          <table:table-cell office:value-type="float" office:value="0.315549079968264" table:style-name="ce1">
            <text:p>0.315549079968264</text:p>
          </table:table-cell>
          <table:table-cell office:value-type="float" office:value="0.558241056343912" table:style-name="ce1">
            <text:p>0.558241056343912</text:p>
          </table:table-cell>
          <table:table-cell office:value-type="float" office:value="0.99380222615285" table:style-name="ce1">
            <text:p>0.99380222615285</text:p>
          </table:table-cell>
          <table:table-cell office:value-type="float" office:value="0.471171528303109" table:style-name="ce1">
            <text:p>0.471171528303109</text:p>
          </table:table-cell>
          <table:table-cell office:value-type="float" office:value="0.341481291102979" table:style-name="ce1">
            <text:p>0.341481291102979</text:p>
          </table:table-cell>
          <table:table-cell office:value-type="float" office:value="0.506089119170984" table:style-name="ce1">
            <text:p>0.506089119170984</text:p>
          </table:table-cell>
          <table:table-cell office:value-type="float" office:value="0.426851613878724" table:style-name="ce1">
            <text:p>0.426851613878724</text:p>
          </table:table-cell>
        </table:table-row>
        <table:table-row>
          <table:table-cell office:value-type="string" office:value="D" table:style-name="ce1">
            <text:p>D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85572555051813" table:style-name="ce1">
            <text:p>0.585572555051813</text:p>
          </table:table-cell>
          <table:table-cell office:value-type="float" office:value="0.370380019430052" table:style-name="ce1">
            <text:p>0.370380019430052</text:p>
          </table:table-cell>
          <table:table-cell office:value-type="float" office:value="0.259424801703878" table:style-name="ce1">
            <text:p>0.259424801703878</text:p>
          </table:table-cell>
          <table:table-cell office:value-type="float" office:value="0.518849603407756" table:style-name="ce1">
            <text:p>0.518849603407756</text:p>
          </table:table-cell>
          <table:table-cell office:value-type="float" office:value="1.19858928108808" table:style-name="ce1">
            <text:p>1.19858928108808</text:p>
          </table:table-cell>
          <table:table-cell office:value-type="float" office:value="2.0565261627907" table:style-name="ce1">
            <text:p>2.0565261627907</text:p>
          </table:table-cell>
          <table:table-cell office:value-type="float" office:value="0.341889248704663" table:style-name="ce1">
            <text:p>0.341889248704663</text:p>
          </table:table-cell>
          <table:table-cell office:value-type="float" office:value="NA" table:style-name="ce1">
            <text:p>NA</text:p>
          </table:table-cell>
          <table:table-cell office:value-type="float" office:value="0.90222712111399" table:style-name="ce1">
            <text:p>0.90222712111399</text:p>
          </table:table-cell>
          <table:table-cell office:value-type="float" office:value="0.123059599001175" table:style-name="ce1">
            <text:p>0.123059599001175</text:p>
          </table:table-cell>
          <table:table-cell office:value-type="float" office:value="0.712405973587223" table:style-name="ce1">
            <text:p>0.712405973587223</text:p>
          </table:table-cell>
          <table:table-cell office:value-type="float" office:value="0.27641874632785" table:style-name="ce1">
            <text:p>0.27641874632785</text:p>
          </table:table-cell>
          <table:table-cell office:value-type="float" office:value="0.128230170387779" table:style-name="ce1">
            <text:p>0.128230170387779</text:p>
          </table:table-cell>
          <table:table-cell office:value-type="float" office:value="0.235891952720207" table:style-name="ce1">
            <text:p>0.235891952720207</text:p>
          </table:table-cell>
          <table:table-cell office:value-type="float" office:value="0.102067079171563" table:style-name="ce1">
            <text:p>0.102067079171563</text:p>
          </table:table-cell>
          <table:table-cell office:value-type="float" office:value="1.08982870639535" table:style-name="ce1">
            <text:p>1.08982870639535</text:p>
          </table:table-cell>
          <table:table-cell office:value-type="float" office:value="0.219025403936545" table:style-name="ce1">
            <text:p>0.219025403936545</text:p>
          </table:table-cell>
          <table:table-cell office:value-type="float" office:value="0.396079857512953" table:style-name="ce1">
            <text:p>0.396079857512953</text:p>
          </table:table-cell>
          <table:table-cell office:value-type="float" office:value="0.414128297591069" table:style-name="ce1">
            <text:p>0.414128297591069</text:p>
          </table:table-cell>
          <table:table-cell office:value-type="float" office:value="NA" table:style-name="ce1">
            <text:p>NA</text:p>
          </table:table-cell>
          <table:table-cell office:value-type="float" office:value="0.571734180699482" table:style-name="ce1">
            <text:p>0.571734180699482</text:p>
          </table:table-cell>
          <table:table-cell office:value-type="float" office:value="0.44649607447121" table:style-name="ce1">
            <text:p>0.44649607447121</text:p>
          </table:table-cell>
          <table:table-cell office:value-type="float" office:value="2.098828125" table:style-name="ce1">
            <text:p>2.098828125</text:p>
          </table:table-cell>
          <table:table-cell office:value-type="float" office:value="0.32071330787309" table:style-name="ce1">
            <text:p>0.32071330787309</text:p>
          </table:table-cell>
          <table:table-cell office:value-type="float" office:value="0.473993393782383" table:style-name="ce1">
            <text:p>0.473993393782383</text:p>
          </table:table-cell>
          <table:table-cell office:value-type="float" office:value="0.247463546562867" table:style-name="ce1">
            <text:p>0.247463546562867</text:p>
          </table:table-cell>
          <table:table-cell office:value-type="float" office:value="2.00172885174419" table:style-name="ce1">
            <text:p>2.00172885174419</text:p>
          </table:table-cell>
          <table:table-cell office:value-type="float" office:value="1.49709898255814" table:style-name="ce1">
            <text:p>1.49709898255814</text:p>
          </table:table-cell>
          <table:table-cell office:value-type="float" office:value="0.259838447414806" table:style-name="ce1">
            <text:p>0.259838447414806</text:p>
          </table:table-cell>
          <table:table-cell office:value-type="float" office:value="1.53653742732558" table:style-name="ce1">
            <text:p>1.53653742732558</text:p>
          </table:table-cell>
          <table:table-cell office:value-type="float" office:value="0.874967644348894" table:style-name="ce1">
            <text:p>0.874967644348894</text:p>
          </table:table-cell>
          <table:table-cell office:value-type="float" office:value="0.174179314776733" table:style-name="ce1">
            <text:p>0.174179314776733</text:p>
          </table:table-cell>
          <table:table-cell office:value-type="float" office:value="1.09815893895349" table:style-name="ce1">
            <text:p>1.09815893895349</text:p>
          </table:table-cell>
          <table:table-cell office:value-type="float" office:value="0.0360561178025852" table:style-name="ce1">
            <text:p>0.0360561178025852</text:p>
          </table:table-cell>
          <table:table-cell office:value-type="float" office:value="0.513085273341523" table:style-name="ce1">
            <text:p>0.513085273341523</text:p>
          </table:table-cell>
          <table:table-cell office:value-type="float" office:value="0.537690479651163" table:style-name="ce1">
            <text:p>0.537690479651163</text:p>
          </table:table-cell>
          <table:table-cell office:value-type="float" office:value="0.434571470207254" table:style-name="ce1">
            <text:p>0.434571470207254</text:p>
          </table:table-cell>
          <table:table-cell office:value-type="float" office:value="0.0723879994124559" table:style-name="ce1">
            <text:p>0.0723879994124559</text:p>
          </table:table-cell>
          <table:table-cell office:value-type="float" office:value="0.875325218023256" table:style-name="ce1">
            <text:p>0.875325218023256</text:p>
          </table:table-cell>
          <table:table-cell office:value-type="float" office:value="NA" table:style-name="ce1">
            <text:p>NA</text:p>
          </table:table-cell>
          <table:table-cell office:value-type="float" office:value="0.171490617655699" table:style-name="ce1">
            <text:p>0.171490617655699</text:p>
          </table:table-cell>
          <table:table-cell office:value-type="float" office:value="1.64510638953488" table:style-name="ce1">
            <text:p>1.64510638953488</text:p>
          </table:table-cell>
          <table:table-cell office:value-type="float" office:value="0.0168215922444183" table:style-name="ce1">
            <text:p>0.0168215922444183</text:p>
          </table:table-cell>
          <table:table-cell office:value-type="float" office:value="0.718030153142487" table:style-name="ce1">
            <text:p>0.718030153142487</text:p>
          </table:table-cell>
          <table:table-cell office:value-type="float" office:value="0.421627966542746" table:style-name="ce1">
            <text:p>0.421627966542746</text:p>
          </table:table-cell>
          <table:table-cell office:value-type="float" office:value="0.548793237678109" table:style-name="ce1">
            <text:p>0.548793237678109</text:p>
          </table:table-cell>
          <table:table-cell office:value-type="float" office:value="0.139015117608808" table:style-name="ce1">
            <text:p>0.139015117608808</text:p>
          </table:table-cell>
          <table:table-cell office:value-type="float" office:value="0.159410211411917" table:style-name="ce1">
            <text:p>0.159410211411917</text:p>
          </table:table-cell>
          <table:table-cell office:value-type="float" office:value="0.311717938820596" table:style-name="ce1">
            <text:p>0.311717938820596</text:p>
          </table:table-cell>
          <table:table-cell office:value-type="float" office:value="0.248786399541451" table:style-name="ce1">
            <text:p>0.248786399541451</text:p>
          </table:table-cell>
          <table:table-cell office:value-type="float" office:value="0.147590617873057" table:style-name="ce1">
            <text:p>0.147590617873057</text:p>
          </table:table-cell>
          <table:table-cell office:value-type="float" office:value="0.152570984455959" table:style-name="ce1">
            <text:p>0.152570984455959</text:p>
          </table:table-cell>
          <table:table-cell office:value-type="float" office:value="0.184488272341321" table:style-name="ce1">
            <text:p>0.184488272341321</text:p>
          </table:table-cell>
        </table:table-row>
        <table:table-row>
          <table:table-cell office:value-type="string" office:value="E" table:style-name="ce1">
            <text:p>E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3712775259067" table:style-name="ce1">
            <text:p>0.593712775259067</text:p>
          </table:table-cell>
          <table:table-cell office:value-type="float" office:value="0.376775906735751" table:style-name="ce1">
            <text:p>0.376775906735751</text:p>
          </table:table-cell>
          <table:table-cell office:value-type="float" office:value="0.272919993022914" table:style-name="ce1">
            <text:p>0.272919993022914</text:p>
          </table:table-cell>
          <table:table-cell office:value-type="float" office:value="0.545839986045828" table:style-name="ce1">
            <text:p>0.545839986045828</text:p>
          </table:table-cell>
          <table:table-cell office:value-type="float" office:value="1.37668567033679" table:style-name="ce1">
            <text:p>1.37668567033679</text:p>
          </table:table-cell>
          <table:table-cell office:value-type="float" office:value="2.15076191860465" table:style-name="ce1">
            <text:p>2.15076191860465</text:p>
          </table:table-cell>
          <table:table-cell office:value-type="float" office:value="0.332586139896373" table:style-name="ce1">
            <text:p>0.332586139896373</text:p>
          </table:table-cell>
          <table:table-cell office:value-type="float" office:value="NA" table:style-name="ce1">
            <text:p>NA</text:p>
          </table:table-cell>
          <table:table-cell office:value-type="float" office:value="0.857862920984456" table:style-name="ce1">
            <text:p>0.857862920984456</text:p>
          </table:table-cell>
          <table:table-cell office:value-type="float" office:value="0.124748652320799" table:style-name="ce1">
            <text:p>0.124748652320799</text:p>
          </table:table-cell>
          <table:table-cell office:value-type="float" office:value="0.698478639434889" table:style-name="ce1">
            <text:p>0.698478639434889</text:p>
          </table:table-cell>
          <table:table-cell office:value-type="float" office:value="0.296239269976498" table:style-name="ce1">
            <text:p>0.296239269976498</text:p>
          </table:table-cell>
          <table:table-cell office:value-type="float" office:value="0.161011592978848" table:style-name="ce1">
            <text:p>0.161011592978848</text:p>
          </table:table-cell>
          <table:table-cell office:value-type="float" office:value="0.280837597150259" table:style-name="ce1">
            <text:p>0.280837597150259</text:p>
          </table:table-cell>
          <table:table-cell office:value-type="float" office:value="0.181418114717979" table:style-name="ce1">
            <text:p>0.181418114717979</text:p>
          </table:table-cell>
          <table:table-cell office:value-type="float" office:value="1.06809200581395" table:style-name="ce1">
            <text:p>1.06809200581395</text:p>
          </table:table-cell>
          <table:table-cell office:value-type="float" office:value="0.256770575058754" table:style-name="ce1">
            <text:p>0.256770575058754</text:p>
          </table:table-cell>
          <table:table-cell office:value-type="float" office:value="0.386602315414508" table:style-name="ce1">
            <text:p>0.386602315414508</text:p>
          </table:table-cell>
          <table:table-cell office:value-type="float" office:value="0.492307336956522" table:style-name="ce1">
            <text:p>0.492307336956522</text:p>
          </table:table-cell>
          <table:table-cell office:value-type="float" office:value="NA" table:style-name="ce1">
            <text:p>NA</text:p>
          </table:table-cell>
          <table:table-cell office:value-type="float" office:value="0.474632982512953" table:style-name="ce1">
            <text:p>0.474632982512953</text:p>
          </table:table-cell>
          <table:table-cell office:value-type="float" office:value="0.501338601645123" table:style-name="ce1">
            <text:p>0.501338601645123</text:p>
          </table:table-cell>
          <table:table-cell office:value-type="float" office:value="2.17926693313953" table:style-name="ce1">
            <text:p>2.17926693313953</text:p>
          </table:table-cell>
          <table:table-cell office:value-type="float" office:value="0.386034859723854" table:style-name="ce1">
            <text:p>0.386034859723854</text:p>
          </table:table-cell>
          <table:table-cell office:value-type="float" office:value="0.546848364637306" table:style-name="ce1">
            <text:p>0.546848364637306</text:p>
          </table:table-cell>
          <table:table-cell office:value-type="float" office:value="0.376038421709753" table:style-name="ce1">
            <text:p>0.376038421709753</text:p>
          </table:table-cell>
          <table:table-cell office:value-type="float" office:value="1.82692412790698" table:style-name="ce1">
            <text:p>1.82692412790698</text:p>
          </table:table-cell>
          <table:table-cell office:value-type="float" office:value="1.7468757994186" table:style-name="ce1">
            <text:p>1.7468757994186</text:p>
          </table:table-cell>
          <table:table-cell office:value-type="float" office:value="0.297066561398355" table:style-name="ce1">
            <text:p>0.297066561398355</text:p>
          </table:table-cell>
          <table:table-cell office:value-type="float" office:value="1.58769026162791" table:style-name="ce1">
            <text:p>1.58769026162791</text:p>
          </table:table-cell>
          <table:table-cell office:value-type="float" office:value="0.870115909090909" table:style-name="ce1">
            <text:p>0.870115909090909</text:p>
          </table:table-cell>
          <table:table-cell office:value-type="float" office:value="0.294481275705053" table:style-name="ce1">
            <text:p>0.294481275705053</text:p>
          </table:table-cell>
          <table:table-cell office:value-type="float" office:value="1.37696140988372" table:style-name="ce1">
            <text:p>1.37696140988372</text:p>
          </table:table-cell>
          <table:table-cell office:value-type="float" office:value="0.2411209789953" table:style-name="ce1">
            <text:p>0.2411209789953</text:p>
          </table:table-cell>
          <table:table-cell office:value-type="float" office:value="0.727760288697789" table:style-name="ce1">
            <text:p>0.727760288697789</text:p>
          </table:table-cell>
          <table:table-cell office:value-type="float" office:value="0.966176816860465" table:style-name="ce1">
            <text:p>0.966176816860465</text:p>
          </table:table-cell>
          <table:table-cell office:value-type="float" office:value="0.469574417098446" table:style-name="ce1">
            <text:p>0.469574417098446</text:p>
          </table:table-cell>
          <table:table-cell office:value-type="float" office:value="0.249152599882491" table:style-name="ce1">
            <text:p>0.249152599882491</text:p>
          </table:table-cell>
          <table:table-cell office:value-type="float" office:value="1.03698379360465" table:style-name="ce1">
            <text:p>1.03698379360465</text:p>
          </table:table-cell>
          <table:table-cell office:value-type="float" office:value="NA" table:style-name="ce1">
            <text:p>NA</text:p>
          </table:table-cell>
          <table:table-cell office:value-type="float" office:value="0.32219553833725" table:style-name="ce1">
            <text:p>0.32219553833725</text:p>
          </table:table-cell>
          <table:table-cell office:value-type="float" office:value="1.03303422209302" table:style-name="ce1">
            <text:p>1.03303422209302</text:p>
          </table:table-cell>
          <table:table-cell office:value-type="float" office:value="0.0969999192126909" table:style-name="ce1">
            <text:p>0.0969999192126909</text:p>
          </table:table-cell>
          <table:table-cell office:value-type="float" office:value="0.879402960017487" table:style-name="ce1">
            <text:p>0.879402960017487</text:p>
          </table:table-cell>
          <table:table-cell office:value-type="float" office:value="0.696619099387306" table:style-name="ce1">
            <text:p>0.696619099387306</text:p>
          </table:table-cell>
          <table:table-cell office:value-type="float" office:value="1.23637512738731" table:style-name="ce1">
            <text:p>1.23637512738731</text:p>
          </table:table-cell>
          <table:table-cell office:value-type="float" office:value="0.339240511754534" table:style-name="ce1">
            <text:p>0.339240511754534</text:p>
          </table:table-cell>
          <table:table-cell office:value-type="float" office:value="0.522293250835492" table:style-name="ce1">
            <text:p>0.522293250835492</text:p>
          </table:table-cell>
          <table:table-cell office:value-type="float" office:value="0.910283827313472" table:style-name="ce1">
            <text:p>0.910283827313472</text:p>
          </table:table-cell>
          <table:table-cell office:value-type="float" office:value="0.579825185135363" table:style-name="ce1">
            <text:p>0.579825185135363</text:p>
          </table:table-cell>
          <table:table-cell office:value-type="float" office:value="0.385403012119819" table:style-name="ce1">
            <text:p>0.385403012119819</text:p>
          </table:table-cell>
          <table:table-cell office:value-type="float" office:value="0.51074067357513" table:style-name="ce1">
            <text:p>0.51074067357513</text:p>
          </table:table-cell>
          <table:table-cell office:value-type="float" office:value="0.481753765149773" table:style-name="ce1">
            <text:p>0.481753765149773</text:p>
          </table:table-cell>
        </table:table-row>
        <table:table-row>
          <table:table-cell office:value-type="string" office:value="F" table:style-name="ce1">
            <text:p>F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74400404792746" table:style-name="ce1">
            <text:p>0.474400404792746</text:p>
          </table:table-cell>
          <table:table-cell office:value-type="float" office:value="0.287233484455959" table:style-name="ce1">
            <text:p>0.287233484455959</text:p>
          </table:table-cell>
          <table:table-cell office:value-type="float" office:value="0.253909525558167" table:style-name="ce1">
            <text:p>0.253909525558167</text:p>
          </table:table-cell>
          <table:table-cell office:value-type="float" office:value="0.507819051116334" table:style-name="ce1">
            <text:p>0.507819051116334</text:p>
          </table:table-cell>
          <table:table-cell office:value-type="float" office:value="0.682092308937824" table:style-name="ce1">
            <text:p>0.682092308937824</text:p>
          </table:table-cell>
          <table:table-cell office:value-type="float" office:value="1.27348430232558" table:style-name="ce1">
            <text:p>1.27348430232558</text:p>
          </table:table-cell>
          <table:table-cell office:value-type="float" office:value="0.17891041126943" table:style-name="ce1">
            <text:p>0.17891041126943</text:p>
          </table:table-cell>
          <table:table-cell office:value-type="float" office:value="NA" table:style-name="ce1">
            <text:p>NA</text:p>
          </table:table-cell>
          <table:table-cell office:value-type="float" office:value="0.495739410621762" table:style-name="ce1">
            <text:p>0.495739410621762</text:p>
          </table:table-cell>
          <table:table-cell office:value-type="float" office:value="0.0851420754994124" table:style-name="ce1">
            <text:p>0.0851420754994124</text:p>
          </table:table-cell>
          <table:table-cell office:value-type="float" office:value="0.378321191646192" table:style-name="ce1">
            <text:p>0.378321191646192</text:p>
          </table:table-cell>
          <table:table-cell office:value-type="float" office:value="0.108271764835488" table:style-name="ce1">
            <text:p>0.108271764835488</text:p>
          </table:table-cell>
          <table:table-cell office:value-type="float" office:value="0.0837977269388954" table:style-name="ce1">
            <text:p>0.0837977269388954</text:p>
          </table:table-cell>
          <table:table-cell office:value-type="float" office:value="0.114311949481865" table:style-name="ce1">
            <text:p>0.114311949481865</text:p>
          </table:table-cell>
          <table:table-cell office:value-type="float" office:value="0.142845652173913" table:style-name="ce1">
            <text:p>0.142845652173913</text:p>
          </table:table-cell>
          <table:table-cell office:value-type="float" office:value="0.547973110465116" table:style-name="ce1">
            <text:p>0.547973110465116</text:p>
          </table:table-cell>
          <table:table-cell office:value-type="float" office:value="0.218611758225617" table:style-name="ce1">
            <text:p>0.218611758225617</text:p>
          </table:table-cell>
          <table:table-cell office:value-type="float" office:value="0.0640170174870466" table:style-name="ce1">
            <text:p>0.0640170174870466</text:p>
          </table:table-cell>
          <table:table-cell office:value-type="float" office:value="0.258114923619271" table:style-name="ce1">
            <text:p>0.258114923619271</text:p>
          </table:table-cell>
          <table:table-cell office:value-type="float" office:value="NA" table:style-name="ce1">
            <text:p>NA</text:p>
          </table:table-cell>
          <table:table-cell office:value-type="float" office:value="0.24688125" table:style-name="ce1">
            <text:p>0.24688125</text:p>
          </table:table-cell>
          <table:table-cell office:value-type="float" office:value="0.215130240158637" table:style-name="ce1">
            <text:p>0.215130240158637</text:p>
          </table:table-cell>
          <table:table-cell office:value-type="float" office:value="1.28884316860465" table:style-name="ce1">
            <text:p>1.28884316860465</text:p>
          </table:table-cell>
          <table:table-cell office:value-type="float" office:value="0.185864806110458" table:style-name="ce1">
            <text:p>0.185864806110458</text:p>
          </table:table-cell>
          <table:table-cell office:value-type="float" office:value="0.310781978626943" table:style-name="ce1">
            <text:p>0.310781978626943</text:p>
          </table:table-cell>
          <table:table-cell office:value-type="float" office:value="0.130953337984724" table:style-name="ce1">
            <text:p>0.130953337984724</text:p>
          </table:table-cell>
          <table:table-cell office:value-type="float" office:value="0.883134811046512" table:style-name="ce1">
            <text:p>0.883134811046512</text:p>
          </table:table-cell>
          <table:table-cell office:value-type="float" office:value="0.663945566860465" table:style-name="ce1">
            <text:p>0.663945566860465</text:p>
          </table:table-cell>
          <table:table-cell office:value-type="float" office:value="0.191069847972973" table:style-name="ce1">
            <text:p>0.191069847972973</text:p>
          </table:table-cell>
          <table:table-cell office:value-type="float" office:value="0.930903488372093" table:style-name="ce1">
            <text:p>0.930903488372093</text:p>
          </table:table-cell>
          <table:table-cell office:value-type="float" office:value="0.640486133292383" table:style-name="ce1">
            <text:p>0.640486133292383</text:p>
          </table:table-cell>
          <table:table-cell office:value-type="float" office:value="0.124679711368978" table:style-name="ce1">
            <text:p>0.124679711368978</text:p>
          </table:table-cell>
          <table:table-cell office:value-type="float" office:value="0.822740625" table:style-name="ce1">
            <text:p>0.822740625</text:p>
          </table:table-cell>
          <table:table-cell office:value-type="float" office:value="0.130953337984724" table:style-name="ce1">
            <text:p>0.130953337984724</text:p>
          </table:table-cell>
          <table:table-cell office:value-type="float" office:value="0.404178086609337" table:style-name="ce1">
            <text:p>0.404178086609337</text:p>
          </table:table-cell>
          <table:table-cell office:value-type="float" office:value="0.539773037790698" table:style-name="ce1">
            <text:p>0.539773037790698</text:p>
          </table:table-cell>
          <table:table-cell office:value-type="float" office:value="0.204086949481865" table:style-name="ce1">
            <text:p>0.204086949481865</text:p>
          </table:table-cell>
          <table:table-cell office:value-type="float" office:value="0.113201042890717" table:style-name="ce1">
            <text:p>0.113201042890717</text:p>
          </table:table-cell>
          <table:table-cell office:value-type="float" office:value="0.67305675872093" table:style-name="ce1">
            <text:p>0.67305675872093</text:p>
          </table:table-cell>
          <table:table-cell office:value-type="float" office:value="NA" table:style-name="ce1">
            <text:p>NA</text:p>
          </table:table-cell>
          <table:table-cell office:value-type="float" office:value="0.158288425381904" table:style-name="ce1">
            <text:p>0.158288425381904</text:p>
          </table:table-cell>
          <table:table-cell office:value-type="float" office:value="0.429408910465116" table:style-name="ce1">
            <text:p>0.429408910465116</text:p>
          </table:table-cell>
          <table:table-cell office:value-type="float" office:value="0.0294033159518214" table:style-name="ce1">
            <text:p>0.0294033159518214</text:p>
          </table:table-cell>
          <table:table-cell office:value-type="float" office:value="0.439658526392487" table:style-name="ce1">
            <text:p>0.439658526392487</text:p>
          </table:table-cell>
          <table:table-cell office:value-type="float" office:value="0.421734854611399" table:style-name="ce1">
            <text:p>0.421734854611399</text:p>
          </table:table-cell>
          <table:table-cell office:value-type="float" office:value="0.70149101885557" table:style-name="ce1">
            <text:p>0.70149101885557</text:p>
          </table:table-cell>
          <table:table-cell office:value-type="float" office:value="0.209659597711788" table:style-name="ce1">
            <text:p>0.209659597711788</text:p>
          </table:table-cell>
          <table:table-cell office:value-type="float" office:value="0.335417466637306" table:style-name="ce1">
            <text:p>0.335417466637306</text:p>
          </table:table-cell>
          <table:table-cell office:value-type="float" office:value="0.500588607246762" table:style-name="ce1">
            <text:p>0.500588607246762</text:p>
          </table:table-cell>
          <table:table-cell office:value-type="float" office:value="0.327168590770725" table:style-name="ce1">
            <text:p>0.327168590770725</text:p>
          </table:table-cell>
          <table:table-cell office:value-type="float" office:value="0.233902709277202" table:style-name="ce1">
            <text:p>0.233902709277202</text:p>
          </table:table-cell>
          <table:table-cell office:value-type="float" office:value="0.298629792746114" table:style-name="ce1">
            <text:p>0.298629792746114</text:p>
          </table:table-cell>
          <table:table-cell office:value-type="float" office:value="0.292378386596503" table:style-name="ce1">
            <text:p>0.292378386596503</text:p>
          </table:table-cell>
        </table:table-row>
        <table:table-row>
          <table:table-cell office:value-type="string" office:value="G" table:style-name="ce1">
            <text:p>G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75106557642487" table:style-name="ce1">
            <text:p>0.575106557642487</text:p>
          </table:table-cell>
          <table:table-cell office:value-type="float" office:value="0.402359455958549" table:style-name="ce1">
            <text:p>0.402359455958549</text:p>
          </table:table-cell>
          <table:table-cell office:value-type="float" office:value="0.254633405552291" table:style-name="ce1">
            <text:p>0.254633405552291</text:p>
          </table:table-cell>
          <table:table-cell office:value-type="float" office:value="0.509266811104583" table:style-name="ce1">
            <text:p>0.509266811104583</text:p>
          </table:table-cell>
          <table:table-cell office:value-type="float" office:value="1.18248327396373" table:style-name="ce1">
            <text:p>1.18248327396373</text:p>
          </table:table-cell>
          <table:table-cell office:value-type="float" office:value="2.23979127906977" table:style-name="ce1">
            <text:p>2.23979127906977</text:p>
          </table:table-cell>
          <table:table-cell office:value-type="float" office:value="0.433524870466321" table:style-name="ce1">
            <text:p>0.433524870466321</text:p>
          </table:table-cell>
          <table:table-cell office:value-type="float" office:value="NA" table:style-name="ce1">
            <text:p>NA</text:p>
          </table:table-cell>
          <table:table-cell office:value-type="float" office:value="0.907227542098446" table:style-name="ce1">
            <text:p>0.907227542098446</text:p>
          </table:table-cell>
          <table:table-cell office:value-type="float" office:value="0.0972412125440658" table:style-name="ce1">
            <text:p>0.0972412125440658</text:p>
          </table:table-cell>
          <table:table-cell office:value-type="float" office:value="0.721881127149877" table:style-name="ce1">
            <text:p>0.721881127149877</text:p>
          </table:table-cell>
          <table:table-cell office:value-type="float" office:value="0.289310704318449" table:style-name="ce1">
            <text:p>0.289310704318449</text:p>
          </table:table-cell>
          <table:table-cell office:value-type="float" office:value="0.123473244712103" table:style-name="ce1">
            <text:p>0.123473244712103</text:p>
          </table:table-cell>
          <table:table-cell office:value-type="float" office:value="0.285082140544041" table:style-name="ce1">
            <text:p>0.285082140544041</text:p>
          </table:table-cell>
          <table:table-cell office:value-type="float" office:value="0.167733335781434" table:style-name="ce1">
            <text:p>0.167733335781434</text:p>
          </table:table-cell>
          <table:table-cell office:value-type="float" office:value="1.20762340116279" table:style-name="ce1">
            <text:p>1.20762340116279</text:p>
          </table:table-cell>
          <table:table-cell office:value-type="float" office:value="0.291723637632197" table:style-name="ce1">
            <text:p>0.291723637632197</text:p>
          </table:table-cell>
          <table:table-cell office:value-type="float" office:value="0.380555294689119" table:style-name="ce1">
            <text:p>0.380555294689119</text:p>
          </table:table-cell>
          <table:table-cell office:value-type="float" office:value="0.5463915136604" table:style-name="ce1">
            <text:p>0.5463915136604</text:p>
          </table:table-cell>
          <table:table-cell office:value-type="float" office:value="NA" table:style-name="ce1">
            <text:p>NA</text:p>
          </table:table-cell>
          <table:table-cell office:value-type="float" office:value="0.613423737046632" table:style-name="ce1">
            <text:p>0.613423737046632</text:p>
          </table:table-cell>
          <table:table-cell office:value-type="float" office:value="0.545702104142186" table:style-name="ce1">
            <text:p>0.545702104142186</text:p>
          </table:table-cell>
          <table:table-cell office:value-type="float" office:value="2.33676039244186" table:style-name="ce1">
            <text:p>2.33676039244186</text:p>
          </table:table-cell>
          <table:table-cell office:value-type="float" office:value="0.422814857520564" table:style-name="ce1">
            <text:p>0.422814857520564</text:p>
          </table:table-cell>
          <table:table-cell office:value-type="float" office:value="0.718490722150259" table:style-name="ce1">
            <text:p>0.718490722150259</text:p>
          </table:table-cell>
          <table:table-cell office:value-type="float" office:value="0.369557972238543" table:style-name="ce1">
            <text:p>0.369557972238543</text:p>
          </table:table-cell>
          <table:table-cell office:value-type="float" office:value="2.1722382994186" table:style-name="ce1">
            <text:p>2.1722382994186</text:p>
          </table:table-cell>
          <table:table-cell office:value-type="float" office:value="1.77759353197674" table:style-name="ce1">
            <text:p>1.77759353197674</text:p>
          </table:table-cell>
          <table:table-cell office:value-type="float" office:value="0.407613377643948" table:style-name="ce1">
            <text:p>0.407613377643948</text:p>
          </table:table-cell>
          <table:table-cell office:value-type="float" office:value="1.6461320494186" table:style-name="ce1">
            <text:p>1.6461320494186</text:p>
          </table:table-cell>
          <table:table-cell office:value-type="float" office:value="1.0286249539312" table:style-name="ce1">
            <text:p>1.0286249539312</text:p>
          </table:table-cell>
          <table:table-cell office:value-type="float" office:value="0.30230607373678" table:style-name="ce1">
            <text:p>0.30230607373678</text:p>
          </table:table-cell>
          <table:table-cell office:value-type="float" office:value="1.45596845930233" table:style-name="ce1">
            <text:p>1.45596845930233</text:p>
          </table:table-cell>
          <table:table-cell office:value-type="float" office:value="0.302375014688602" table:style-name="ce1">
            <text:p>0.302375014688602</text:p>
          </table:table-cell>
          <table:table-cell office:value-type="float" office:value="0.720625383906634" table:style-name="ce1">
            <text:p>0.720625383906634</text:p>
          </table:table-cell>
          <table:table-cell office:value-type="float" office:value="0.982446802325581" table:style-name="ce1">
            <text:p>0.982446802325581</text:p>
          </table:table-cell>
          <table:table-cell office:value-type="float" office:value="0.478412370466321" table:style-name="ce1">
            <text:p>0.478412370466321</text:p>
          </table:table-cell>
          <table:table-cell office:value-type="float" office:value="0.248015074177438" table:style-name="ce1">
            <text:p>0.248015074177438</text:p>
          </table:table-cell>
          <table:table-cell office:value-type="float" office:value="1.26398263081395" table:style-name="ce1">
            <text:p>1.26398263081395</text:p>
          </table:table-cell>
          <table:table-cell office:value-type="float" office:value="NA" table:style-name="ce1">
            <text:p>NA</text:p>
          </table:table-cell>
          <table:table-cell office:value-type="float" office:value="0.374211486486486" table:style-name="ce1">
            <text:p>0.374211486486486</text:p>
          </table:table-cell>
          <table:table-cell office:value-type="float" office:value="1.51117499302326" table:style-name="ce1">
            <text:p>1.51117499302326</text:p>
          </table:table-cell>
          <table:table-cell office:value-type="float" office:value="0.105203892479436" table:style-name="ce1">
            <text:p>0.105203892479436</text:p>
          </table:table-cell>
          <table:table-cell office:value-type="float" office:value="1.29210520068653" table:style-name="ce1">
            <text:p>1.29210520068653</text:p>
          </table:table-cell>
          <table:table-cell office:value-type="float" office:value="0.735335989187176" table:style-name="ce1">
            <text:p>0.735335989187176</text:p>
          </table:table-cell>
          <table:table-cell office:value-type="float" office:value="1.33784794943394" table:style-name="ce1">
            <text:p>1.33784794943394</text:p>
          </table:table-cell>
          <table:table-cell office:value-type="float" office:value="0.42313656564443" table:style-name="ce1">
            <text:p>0.42313656564443</text:p>
          </table:table-cell>
          <table:table-cell office:value-type="float" office:value="0.558135368376296" table:style-name="ce1">
            <text:p>0.558135368376296</text:p>
          </table:table-cell>
          <table:table-cell office:value-type="float" office:value="0.866309406511011" table:style-name="ce1">
            <text:p>0.866309406511011</text:p>
          </table:table-cell>
          <table:table-cell office:value-type="float" office:value="0.638479844189767" table:style-name="ce1">
            <text:p>0.638479844189767</text:p>
          </table:table-cell>
          <table:table-cell office:value-type="float" office:value="0.436098610404793" table:style-name="ce1">
            <text:p>0.436098610404793</text:p>
          </table:table-cell>
          <table:table-cell office:value-type="float" office:value="0.571210880829015" table:style-name="ce1">
            <text:p>0.571210880829015</text:p>
          </table:table-cell>
          <table:table-cell office:value-type="float" office:value="0.545123263005991" table:style-name="ce1">
            <text:p>0.545123263005991</text:p>
          </table:table-cell>
        </table:table-row>
        <table:table-row>
          <table:table-cell office:value-type="string" office:value="H" table:style-name="ce1">
            <text:p>H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616040236398964" table:style-name="ce1">
            <text:p>0.616040236398964</text:p>
          </table:table-cell>
          <table:table-cell office:value-type="float" office:value="0.257579825129534" table:style-name="ce1">
            <text:p>0.257579825129534</text:p>
          </table:table-cell>
          <table:table-cell office:value-type="float" office:value="0.242344680890129" table:style-name="ce1">
            <text:p>0.242344680890129</text:p>
          </table:table-cell>
          <table:table-cell office:value-type="float" office:value="0.484689361780259" table:style-name="ce1">
            <text:p>0.484689361780259</text:p>
          </table:table-cell>
          <table:table-cell office:value-type="float" office:value="1.5086735265544" table:style-name="ce1">
            <text:p>1.5086735265544</text:p>
          </table:table-cell>
          <table:table-cell office:value-type="float" office:value="1.53731838662791" table:style-name="ce1">
            <text:p>1.53731838662791</text:p>
          </table:table-cell>
          <table:table-cell office:value-type="float" office:value="0.237229274611399" table:style-name="ce1">
            <text:p>0.237229274611399</text:p>
          </table:table-cell>
          <table:table-cell office:value-type="float" office:value="NA" table:style-name="ce1">
            <text:p>NA</text:p>
          </table:table-cell>
          <table:table-cell office:value-type="float" office:value="0.619994057642487" table:style-name="ce1">
            <text:p>0.619994057642487</text:p>
          </table:table-cell>
          <table:table-cell office:value-type="float" office:value="0.133366271298472" table:style-name="ce1">
            <text:p>0.133366271298472</text:p>
          </table:table-cell>
          <table:table-cell office:value-type="float" office:value="0.391506495700246" table:style-name="ce1">
            <text:p>0.391506495700246</text:p>
          </table:table-cell>
          <table:table-cell office:value-type="float" office:value="0.308097113689777" table:style-name="ce1">
            <text:p>0.308097113689777</text:p>
          </table:table-cell>
          <table:table-cell office:value-type="float" office:value="0.10489365819624" table:style-name="ce1">
            <text:p>0.10489365819624</text:p>
          </table:table-cell>
          <table:table-cell office:value-type="float" office:value="0.326655408031088" table:style-name="ce1">
            <text:p>0.326655408031088</text:p>
          </table:table-cell>
          <table:table-cell office:value-type="float" office:value="0.152497385428907" table:style-name="ce1">
            <text:p>0.152497385428907</text:p>
          </table:table-cell>
          <table:table-cell office:value-type="float" office:value="1.08839694767442" table:style-name="ce1">
            <text:p>1.08839694767442</text:p>
          </table:table-cell>
          <table:table-cell office:value-type="float" office:value="0.257977041715629" table:style-name="ce1">
            <text:p>0.257977041715629</text:p>
          </table:table-cell>
          <table:table-cell office:value-type="float" office:value="0.509926651554404" table:style-name="ce1">
            <text:p>0.509926651554404</text:p>
          </table:table-cell>
          <table:table-cell office:value-type="float" office:value="0.410233133813161" table:style-name="ce1">
            <text:p>0.410233133813161</text:p>
          </table:table-cell>
          <table:table-cell office:value-type="float" office:value="NA" table:style-name="ce1">
            <text:p>NA</text:p>
          </table:table-cell>
          <table:table-cell office:value-type="float" office:value="0.409918231865285" table:style-name="ce1">
            <text:p>0.409918231865285</text:p>
          </table:table-cell>
          <table:table-cell office:value-type="float" office:value="0.577380471504113" table:style-name="ce1">
            <text:p>0.577380471504113</text:p>
          </table:table-cell>
          <table:table-cell office:value-type="float" office:value="1.9134804505814" table:style-name="ce1">
            <text:p>1.9134804505814</text:p>
          </table:table-cell>
          <table:table-cell office:value-type="float" office:value="0.406544792890717" table:style-name="ce1">
            <text:p>0.406544792890717</text:p>
          </table:table-cell>
          <table:table-cell office:value-type="float" office:value="0.497018588082902" table:style-name="ce1">
            <text:p>0.497018588082902</text:p>
          </table:table-cell>
          <table:table-cell office:value-type="float" office:value="0.402684099588719" table:style-name="ce1">
            <text:p>0.402684099588719</text:p>
          </table:table-cell>
          <table:table-cell office:value-type="float" office:value="1.56556308139535" table:style-name="ce1">
            <text:p>1.56556308139535</text:p>
          </table:table-cell>
          <table:table-cell office:value-type="float" office:value="1.88328335755814" table:style-name="ce1">
            <text:p>1.88328335755814</text:p>
          </table:table-cell>
          <table:table-cell office:value-type="float" office:value="0.286518595769683" table:style-name="ce1">
            <text:p>0.286518595769683</text:p>
          </table:table-cell>
          <table:table-cell office:value-type="float" office:value="1.73594236918605" table:style-name="ce1">
            <text:p>1.73594236918605</text:p>
          </table:table-cell>
          <table:table-cell office:value-type="float" office:value="0.915037269656019" table:style-name="ce1">
            <text:p>0.915037269656019</text:p>
          </table:table-cell>
          <table:table-cell office:value-type="float" office:value="0.364042696092832" table:style-name="ce1">
            <text:p>0.364042696092832</text:p>
          </table:table-cell>
          <table:table-cell office:value-type="float" office:value="1.30433219476744" table:style-name="ce1">
            <text:p>1.30433219476744</text:p>
          </table:table-cell>
          <table:table-cell office:value-type="float" office:value="0.249256011310223" table:style-name="ce1">
            <text:p>0.249256011310223</text:p>
          </table:table-cell>
          <table:table-cell office:value-type="float" office:value="0.547161578624079" table:style-name="ce1">
            <text:p>0.547161578624079</text:p>
          </table:table-cell>
          <table:table-cell office:value-type="float" office:value="0.761695639534884" table:style-name="ce1">
            <text:p>0.761695639534884</text:p>
          </table:table-cell>
          <table:table-cell office:value-type="float" office:value="0.354448445595855" table:style-name="ce1">
            <text:p>0.354448445595855</text:p>
          </table:table-cell>
          <table:table-cell office:value-type="float" office:value="0.111684341950646" table:style-name="ce1">
            <text:p>0.111684341950646</text:p>
          </table:table-cell>
          <table:table-cell office:value-type="float" office:value="0.828207340116279" table:style-name="ce1">
            <text:p>0.828207340116279</text:p>
          </table:table-cell>
          <table:table-cell office:value-type="float" office:value="NA" table:style-name="ce1">
            <text:p>NA</text:p>
          </table:table-cell>
          <table:table-cell office:value-type="float" office:value="0.236536405699177" table:style-name="ce1">
            <text:p>0.236536405699177</text:p>
          </table:table-cell>
          <table:table-cell office:value-type="float" office:value="0.975124527906977" table:style-name="ce1">
            <text:p>0.975124527906977</text:p>
          </table:table-cell>
          <table:table-cell office:value-type="float" office:value="0.0391929311104583" table:style-name="ce1">
            <text:p>0.0391929311104583</text:p>
          </table:table-cell>
          <table:table-cell office:value-type="float" office:value="0.972420802799223" table:style-name="ce1">
            <text:p>0.972420802799223</text:p>
          </table:table-cell>
          <table:table-cell office:value-type="float" office:value="0.59842002504987" table:style-name="ce1">
            <text:p>0.59842002504987</text:p>
          </table:table-cell>
          <table:table-cell office:value-type="float" office:value="1.15207415103497" table:style-name="ce1">
            <text:p>1.15207415103497</text:p>
          </table:table-cell>
          <table:table-cell office:value-type="float" office:value="0.287868040204663" table:style-name="ce1">
            <text:p>0.287868040204663</text:p>
          </table:table-cell>
          <table:table-cell office:value-type="float" office:value="0.545640783901554" table:style-name="ce1">
            <text:p>0.545640783901554</text:p>
          </table:table-cell>
          <table:table-cell office:value-type="float" office:value="0.706929897683938" table:style-name="ce1">
            <text:p>0.706929897683938</text:p>
          </table:table-cell>
          <table:table-cell office:value-type="float" office:value="0.530942158055052" table:style-name="ce1">
            <text:p>0.530942158055052</text:p>
          </table:table-cell>
          <table:table-cell office:value-type="float" office:value="0.273419053979922" table:style-name="ce1">
            <text:p>0.273419053979922</text:p>
          </table:table-cell>
          <table:table-cell office:value-type="float" office:value="0.382357772020725" table:style-name="ce1">
            <text:p>0.382357772020725</text:p>
          </table:table-cell>
          <table:table-cell office:value-type="float" office:value="0.341773817474903" table:style-name="ce1">
            <text:p>0.341773817474903</text:p>
          </table:table-cell>
        </table:table-row>
        <table:table-row>
          <table:table-cell office:value-type="string" office:value="I" table:style-name="ce1">
            <text:p>I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06321696891192" table:style-name="ce1">
            <text:p>0.506321696891192</text:p>
          </table:table-cell>
          <table:table-cell office:value-type="float" office:value="0.229670498704663" table:style-name="ce1">
            <text:p>0.229670498704663</text:p>
          </table:table-cell>
          <table:table-cell office:value-type="float" office:value="0.24537808277027" table:style-name="ce1">
            <text:p>0.24537808277027</text:p>
          </table:table-cell>
          <table:table-cell office:value-type="float" office:value="0.490756165540541" table:style-name="ce1">
            <text:p>0.490756165540541</text:p>
          </table:table-cell>
          <table:table-cell office:value-type="float" office:value="0.955894430051814" table:style-name="ce1">
            <text:p>0.955894430051814</text:p>
          </table:table-cell>
          <table:table-cell office:value-type="float" office:value="1.1554292877907" table:style-name="ce1">
            <text:p>1.1554292877907</text:p>
          </table:table-cell>
          <table:table-cell office:value-type="float" office:value="0.132801878238342" table:style-name="ce1">
            <text:p>0.132801878238342</text:p>
          </table:table-cell>
          <table:table-cell office:value-type="float" office:value="NA" table:style-name="ce1">
            <text:p>NA</text:p>
          </table:table-cell>
          <table:table-cell office:value-type="float" office:value="0.501321275906736" table:style-name="ce1">
            <text:p>0.501321275906736</text:p>
          </table:table-cell>
          <table:table-cell office:value-type="float" office:value="0.120233019976498" table:style-name="ce1">
            <text:p>0.120233019976498</text:p>
          </table:table-cell>
          <table:table-cell office:value-type="float" office:value="0.255829146191646" table:style-name="ce1">
            <text:p>0.255829146191646</text:p>
          </table:table-cell>
          <table:table-cell office:value-type="float" office:value="0.159253598707403" table:style-name="ce1">
            <text:p>0.159253598707403</text:p>
          </table:table-cell>
          <table:table-cell office:value-type="float" office:value="0.0842113726498237" table:style-name="ce1">
            <text:p>0.0842113726498237</text:p>
          </table:table-cell>
          <table:table-cell office:value-type="float" office:value="0.165827914507772" table:style-name="ce1">
            <text:p>0.165827914507772</text:p>
          </table:table-cell>
          <table:table-cell office:value-type="float" office:value="0.127954406580494" table:style-name="ce1">
            <text:p>0.127954406580494</text:p>
          </table:table-cell>
          <table:table-cell office:value-type="float" office:value="0.648326380813954" table:style-name="ce1">
            <text:p>0.648326380813954</text:p>
          </table:table-cell>
          <table:table-cell office:value-type="float" office:value="0.167629924353701" table:style-name="ce1">
            <text:p>0.167629924353701</text:p>
          </table:table-cell>
          <table:table-cell office:value-type="float" office:value="0.108032351036269" table:style-name="ce1">
            <text:p>0.108032351036269</text:p>
          </table:table-cell>
          <table:table-cell office:value-type="float" office:value="0.24908365893067" table:style-name="ce1">
            <text:p>0.24908365893067</text:p>
          </table:table-cell>
          <table:table-cell office:value-type="float" office:value="NA" table:style-name="ce1">
            <text:p>NA</text:p>
          </table:table-cell>
          <table:table-cell office:value-type="float" office:value="0.19460940738342" table:style-name="ce1">
            <text:p>0.19460940738342</text:p>
          </table:table-cell>
          <table:table-cell office:value-type="float" office:value="0.251634474148061" table:style-name="ce1">
            <text:p>0.251634474148061</text:p>
          </table:table-cell>
          <table:table-cell office:value-type="float" office:value="1.3463738372093" table:style-name="ce1">
            <text:p>1.3463738372093</text:p>
          </table:table-cell>
          <table:table-cell office:value-type="float" office:value="0.215819649676851" table:style-name="ce1">
            <text:p>0.215819649676851</text:p>
          </table:table-cell>
          <table:table-cell office:value-type="float" office:value="0.252637548575129" table:style-name="ce1">
            <text:p>0.252637548575129</text:p>
          </table:table-cell>
          <table:table-cell office:value-type="float" office:value="0.201238638366627" table:style-name="ce1">
            <text:p>0.201238638366627</text:p>
          </table:table-cell>
          <table:table-cell office:value-type="float" office:value="0.857232994186047" table:style-name="ce1">
            <text:p>0.857232994186047</text:p>
          </table:table-cell>
          <table:table-cell office:value-type="float" office:value="0.77939738372093" table:style-name="ce1">
            <text:p>0.77939738372093</text:p>
          </table:table-cell>
          <table:table-cell office:value-type="float" office:value="0.172283438601645" table:style-name="ce1">
            <text:p>0.172283438601645</text:p>
          </table:table-cell>
          <table:table-cell office:value-type="float" office:value="0.843436046511628" table:style-name="ce1">
            <text:p>0.843436046511628</text:p>
          </table:table-cell>
          <table:table-cell office:value-type="float" office:value="0.40240863022113" table:style-name="ce1">
            <text:p>0.40240863022113</text:p>
          </table:table-cell>
          <table:table-cell office:value-type="float" office:value="0.137295905552291" table:style-name="ce1">
            <text:p>0.137295905552291</text:p>
          </table:table-cell>
          <table:table-cell office:value-type="float" office:value="0.714317441860465" table:style-name="ce1">
            <text:p>0.714317441860465</text:p>
          </table:table-cell>
          <table:table-cell office:value-type="float" office:value="0.148429869271445" table:style-name="ce1">
            <text:p>0.148429869271445</text:p>
          </table:table-cell>
          <table:table-cell office:value-type="float" office:value="0.340763052825553" table:style-name="ce1">
            <text:p>0.340763052825553</text:p>
          </table:table-cell>
          <table:table-cell office:value-type="float" office:value="0.686463226744186" table:style-name="ce1">
            <text:p>0.686463226744186</text:p>
          </table:table-cell>
          <table:table-cell office:value-type="float" office:value="0.156524805699482" table:style-name="ce1">
            <text:p>0.156524805699482</text:p>
          </table:table-cell>
          <table:table-cell office:value-type="float" office:value="0.123163010428907" table:style-name="ce1">
            <text:p>0.123163010428907</text:p>
          </table:table-cell>
          <table:table-cell office:value-type="float" office:value="0.610189534883721" table:style-name="ce1">
            <text:p>0.610189534883721</text:p>
          </table:table-cell>
          <table:table-cell office:value-type="float" office:value="NA" table:style-name="ce1">
            <text:p>NA</text:p>
          </table:table-cell>
          <table:table-cell office:value-type="float" office:value="0.133159448443008" table:style-name="ce1">
            <text:p>0.133159448443008</text:p>
          </table:table-cell>
          <table:table-cell office:value-type="float" office:value="0.733008401162791" table:style-name="ce1">
            <text:p>0.733008401162791</text:p>
          </table:table-cell>
          <table:table-cell office:value-type="float" office:value="0.0472590224735605" table:style-name="ce1">
            <text:p>0.0472590224735605</text:p>
          </table:table-cell>
          <table:table-cell office:value-type="float" office:value="0.60077705139443" table:style-name="ce1">
            <text:p>0.60077705139443</text:p>
          </table:table-cell>
          <table:table-cell office:value-type="float" office:value="0.454512488572539" table:style-name="ce1">
            <text:p>0.454512488572539</text:p>
          </table:table-cell>
          <table:table-cell office:value-type="float" office:value="0.885903809648316" table:style-name="ce1">
            <text:p>0.885903809648316</text:p>
          </table:table-cell>
          <table:table-cell office:value-type="float" office:value="0.385617937966321" table:style-name="ce1">
            <text:p>0.385617937966321</text:p>
          </table:table-cell>
          <table:table-cell office:value-type="float" office:value="0.36172742352785" table:style-name="ce1">
            <text:p>0.36172742352785</text:p>
          </table:table-cell>
          <table:table-cell office:value-type="float" office:value="0.618775910900907" table:style-name="ce1">
            <text:p>0.618775910900907</text:p>
          </table:table-cell>
          <table:table-cell office:value-type="float" office:value="0.500210666125648" table:style-name="ce1">
            <text:p>0.500210666125648</text:p>
          </table:table-cell>
          <table:table-cell office:value-type="float" office:value="0.390830959795337" table:style-name="ce1">
            <text:p>0.390830959795337</text:p>
          </table:table-cell>
          <table:table-cell office:value-type="float" office:value="0.451200777202073" table:style-name="ce1">
            <text:p>0.451200777202073</text:p>
          </table:table-cell>
          <table:table-cell office:value-type="float" office:value="0.488538699744171" table:style-name="ce1">
            <text:p>0.488538699744171</text:p>
          </table:table-cell>
        </table:table-row>
        <table:table-row>
          <table:table-cell office:value-type="string" office:value="J" table:style-name="ce1">
            <text:p>J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92657755829016" table:style-name="ce1">
            <text:p>0.492657755829016</text:p>
          </table:table-cell>
          <table:table-cell office:value-type="float" office:value="0.234903497409326" table:style-name="ce1">
            <text:p>0.234903497409326</text:p>
          </table:table-cell>
          <table:table-cell office:value-type="float" office:value="0.24360285326087" table:style-name="ce1">
            <text:p>0.24360285326087</text:p>
          </table:table-cell>
          <table:table-cell office:value-type="float" office:value="0.487205706521739" table:style-name="ce1">
            <text:p>0.487205706521739</text:p>
          </table:table-cell>
          <table:table-cell office:value-type="float" office:value="1.33017012629534" table:style-name="ce1">
            <text:p>1.33017012629534</text:p>
          </table:table-cell>
          <table:table-cell office:value-type="float" office:value="1.50855305232558" table:style-name="ce1">
            <text:p>1.50855305232558</text:p>
          </table:table-cell>
          <table:table-cell office:value-type="float" office:value="0.203098494170984" table:style-name="ce1">
            <text:p>0.203098494170984</text:p>
          </table:table-cell>
          <table:table-cell office:value-type="float" office:value="NA" table:style-name="ce1">
            <text:p>NA</text:p>
          </table:table-cell>
          <table:table-cell office:value-type="float" office:value="0.665521146373057" table:style-name="ce1">
            <text:p>0.665521146373057</text:p>
          </table:table-cell>
          <table:table-cell office:value-type="float" office:value="0.201583343125734" table:style-name="ce1">
            <text:p>0.201583343125734</text:p>
          </table:table-cell>
          <table:table-cell office:value-type="float" office:value="0.367247819410319" table:style-name="ce1">
            <text:p>0.367247819410319</text:p>
          </table:table-cell>
          <table:table-cell office:value-type="float" office:value="0.233709826674501" table:style-name="ce1">
            <text:p>0.233709826674501</text:p>
          </table:table-cell>
          <table:table-cell office:value-type="float" office:value="0.0852110164512338" table:style-name="ce1">
            <text:p>0.0852110164512338</text:p>
          </table:table-cell>
          <table:table-cell office:value-type="float" office:value="0.321713131476684" table:style-name="ce1">
            <text:p>0.321713131476684</text:p>
          </table:table-cell>
          <table:table-cell office:value-type="float" office:value="0.20137652027027" table:style-name="ce1">
            <text:p>0.20137652027027</text:p>
          </table:table-cell>
          <table:table-cell office:value-type="float" office:value="0.864261627906977" table:style-name="ce1">
            <text:p>0.864261627906977</text:p>
          </table:table-cell>
          <table:table-cell office:value-type="float" office:value="0.297032090922444" table:style-name="ce1">
            <text:p>0.297032090922444</text:p>
          </table:table-cell>
          <table:table-cell office:value-type="float" office:value="0.213622636010363" table:style-name="ce1">
            <text:p>0.213622636010363</text:p>
          </table:table-cell>
          <table:table-cell office:value-type="float" office:value="0.418609459459459" table:style-name="ce1">
            <text:p>0.418609459459459</text:p>
          </table:table-cell>
          <table:table-cell office:value-type="float" office:value="NA" table:style-name="ce1">
            <text:p>NA</text:p>
          </table:table-cell>
          <table:table-cell office:value-type="float" office:value="0.371891774611399" table:style-name="ce1">
            <text:p>0.371891774611399</text:p>
          </table:table-cell>
          <table:table-cell office:value-type="float" office:value="0.387241326380729" table:style-name="ce1">
            <text:p>0.387241326380729</text:p>
          </table:table-cell>
          <table:table-cell office:value-type="float" office:value="1.81416845930233" table:style-name="ce1">
            <text:p>1.81416845930233</text:p>
          </table:table-cell>
          <table:table-cell office:value-type="float" office:value="0.314612033636898" table:style-name="ce1">
            <text:p>0.314612033636898</text:p>
          </table:table-cell>
          <table:table-cell office:value-type="float" office:value="0.516962127590674" table:style-name="ce1">
            <text:p>0.516962127590674</text:p>
          </table:table-cell>
          <table:table-cell office:value-type="float" office:value="0.363043052291422" table:style-name="ce1">
            <text:p>0.363043052291422</text:p>
          </table:table-cell>
          <table:table-cell office:value-type="float" office:value="1.39596475290698" table:style-name="ce1">
            <text:p>1.39596475290698</text:p>
          </table:table-cell>
          <table:table-cell office:value-type="float" office:value="1.25213808139535" table:style-name="ce1">
            <text:p>1.25213808139535</text:p>
          </table:table-cell>
          <table:table-cell office:value-type="float" office:value="0.275660395857814" table:style-name="ce1">
            <text:p>0.275660395857814</text:p>
          </table:table-cell>
          <table:table-cell office:value-type="float" office:value="1.3537929505814" table:style-name="ce1">
            <text:p>1.3537929505814</text:p>
          </table:table-cell>
          <table:table-cell office:value-type="float" office:value="0.771254668304668" table:style-name="ce1">
            <text:p>0.771254668304668</text:p>
          </table:table-cell>
          <table:table-cell office:value-type="float" office:value="0.274764163484136" table:style-name="ce1">
            <text:p>0.274764163484136</text:p>
          </table:table-cell>
          <table:table-cell office:value-type="float" office:value="1.25734447674419" table:style-name="ce1">
            <text:p>1.25734447674419</text:p>
          </table:table-cell>
          <table:table-cell office:value-type="float" office:value="0.329710102085781" table:style-name="ce1">
            <text:p>0.329710102085781</text:p>
          </table:table-cell>
          <table:table-cell office:value-type="float" office:value="0.666514265970516" table:style-name="ce1">
            <text:p>0.666514265970516</text:p>
          </table:table-cell>
          <table:table-cell office:value-type="float" office:value="1.13837834302326" table:style-name="ce1">
            <text:p>1.13837834302326</text:p>
          </table:table-cell>
          <table:table-cell office:value-type="float" office:value="0.349855035621762" table:style-name="ce1">
            <text:p>0.349855035621762</text:p>
          </table:table-cell>
          <table:table-cell office:value-type="float" office:value="0.248807895123384" table:style-name="ce1">
            <text:p>0.248807895123384</text:p>
          </table:table-cell>
          <table:table-cell office:value-type="float" office:value="0.771457630813954" table:style-name="ce1">
            <text:p>0.771457630813954</text:p>
          </table:table-cell>
          <table:table-cell office:value-type="float" office:value="NA" table:style-name="ce1">
            <text:p>NA</text:p>
          </table:table-cell>
          <table:table-cell office:value-type="float" office:value="0.244257792303173" table:style-name="ce1">
            <text:p>0.244257792303173</text:p>
          </table:table-cell>
          <table:table-cell office:value-type="float" office:value="1.14130017209302" table:style-name="ce1">
            <text:p>1.14130017209302</text:p>
          </table:table-cell>
          <table:table-cell office:value-type="float" office:value="0.0550148795534665" table:style-name="ce1">
            <text:p>0.0550148795534665</text:p>
          </table:table-cell>
          <table:table-cell office:value-type="float" office:value="1.34323794972863" table:style-name="ce1">
            <text:p>1.34323794972863</text:p>
          </table:table-cell>
          <table:table-cell office:value-type="float" office:value="0.629778572096503" table:style-name="ce1">
            <text:p>0.629778572096503</text:p>
          </table:table-cell>
          <table:table-cell office:value-type="float" office:value="1.34547224015868" table:style-name="ce1">
            <text:p>1.34547224015868</text:p>
          </table:table-cell>
          <table:table-cell office:value-type="float" office:value="0.403022039648316" table:style-name="ce1">
            <text:p>0.403022039648316</text:p>
          </table:table-cell>
          <table:table-cell office:value-type="float" office:value="0.58718515825842" table:style-name="ce1">
            <text:p>0.58718515825842</text:p>
          </table:table-cell>
          <table:table-cell office:value-type="float" office:value="0.9253305429307" table:style-name="ce1">
            <text:p>0.9253305429307</text:p>
          </table:table-cell>
          <table:table-cell office:value-type="float" office:value="0.617448906157383" table:style-name="ce1">
            <text:p>0.617448906157383</text:p>
          </table:table-cell>
          <table:table-cell office:value-type="float" office:value="0.46500513241127" table:style-name="ce1">
            <text:p>0.46500513241127</text:p>
          </table:table-cell>
          <table:table-cell office:value-type="float" office:value="0.533068134715026" table:style-name="ce1">
            <text:p>0.533068134715026</text:p>
          </table:table-cell>
          <table:table-cell office:value-type="float" office:value="0.581256415514087" table:style-name="ce1">
            <text:p>0.581256415514087</text:p>
          </table:table-cell>
        </table:table-row>
        <table:table-row>
          <table:table-cell office:value-type="string" office:value="K" table:style-name="ce1">
            <text:p>K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37711269430052" table:style-name="ce1">
            <text:p>0.437711269430052</text:p>
          </table:table-cell>
          <table:table-cell office:value-type="float" office:value="0.225600388601036" table:style-name="ce1">
            <text:p>0.225600388601036</text:p>
          </table:table-cell>
          <table:table-cell office:value-type="float" office:value="0.246136433240305" table:style-name="ce1">
            <text:p>0.246136433240305</text:p>
          </table:table-cell>
          <table:table-cell office:value-type="float" office:value="0.492272866480611" table:style-name="ce1">
            <text:p>0.492272866480611</text:p>
          </table:table-cell>
          <table:table-cell office:value-type="float" office:value="1.42593400259067" table:style-name="ce1">
            <text:p>1.42593400259067</text:p>
          </table:table-cell>
          <table:table-cell office:value-type="float" office:value="1.43253968023256" table:style-name="ce1">
            <text:p>1.43253968023256</text:p>
          </table:table-cell>
          <table:table-cell office:value-type="float" office:value="0.199609828367876" table:style-name="ce1">
            <text:p>0.199609828367876</text:p>
          </table:table-cell>
          <table:table-cell office:value-type="float" office:value="NA" table:style-name="ce1">
            <text:p>NA</text:p>
          </table:table-cell>
          <table:table-cell office:value-type="float" office:value="0.563710249352332" table:style-name="ce1">
            <text:p>0.563710249352332</text:p>
          </table:table-cell>
          <table:table-cell office:value-type="float" office:value="0.189070560370153" table:style-name="ce1">
            <text:p>0.189070560370153</text:p>
          </table:table-cell>
          <table:table-cell office:value-type="float" office:value="0.398184766584767" table:style-name="ce1">
            <text:p>0.398184766584767</text:p>
          </table:table-cell>
          <table:table-cell office:value-type="float" office:value="0.234020060957697" table:style-name="ce1">
            <text:p>0.234020060957697</text:p>
          </table:table-cell>
          <table:table-cell office:value-type="float" office:value="0.0794889174500588" table:style-name="ce1">
            <text:p>0.0794889174500588</text:p>
          </table:table-cell>
          <table:table-cell office:value-type="float" office:value="0.29368751619171" table:style-name="ce1">
            <text:p>0.29368751619171</text:p>
          </table:table-cell>
          <table:table-cell office:value-type="float" office:value="0.192483137485311" table:style-name="ce1">
            <text:p>0.192483137485311</text:p>
          </table:table-cell>
          <table:table-cell office:value-type="float" office:value="0.867385465116279" table:style-name="ce1">
            <text:p>0.867385465116279</text:p>
          </table:table-cell>
          <table:table-cell office:value-type="float" office:value="0.273385344447709" table:style-name="ce1">
            <text:p>0.273385344447709</text:p>
          </table:table-cell>
          <table:table-cell office:value-type="float" office:value="0.220890689766839" table:style-name="ce1">
            <text:p>0.220890689766839</text:p>
          </table:table-cell>
          <table:table-cell office:value-type="float" office:value="0.378761589306698" table:style-name="ce1">
            <text:p>0.378761589306698</text:p>
          </table:table-cell>
          <table:table-cell office:value-type="float" office:value="NA" table:style-name="ce1">
            <text:p>NA</text:p>
          </table:table-cell>
          <table:table-cell office:value-type="float" office:value="0.356076489637306" table:style-name="ce1">
            <text:p>0.356076489637306</text:p>
          </table:table-cell>
          <table:table-cell office:value-type="float" office:value="0.367455273207991" table:style-name="ce1">
            <text:p>0.367455273207991</text:p>
          </table:table-cell>
          <table:table-cell office:value-type="float" office:value="1.74284084302326" table:style-name="ce1">
            <text:p>1.74284084302326</text:p>
          </table:table-cell>
          <table:table-cell office:value-type="float" office:value="0.301134077555817" table:style-name="ce1">
            <text:p>0.301134077555817</text:p>
          </table:table-cell>
          <table:table-cell office:value-type="float" office:value="0.449921599740933" table:style-name="ce1">
            <text:p>0.449921599740933</text:p>
          </table:table-cell>
          <table:table-cell office:value-type="float" office:value="0.340499361045828" table:style-name="ce1">
            <text:p>0.340499361045828</text:p>
          </table:table-cell>
          <table:table-cell office:value-type="float" office:value="1.35782790697674" table:style-name="ce1">
            <text:p>1.35782790697674</text:p>
          </table:table-cell>
          <table:table-cell office:value-type="float" office:value="1.20436940406977" table:style-name="ce1">
            <text:p>1.20436940406977</text:p>
          </table:table-cell>
          <table:table-cell office:value-type="float" office:value="0.273385344447709" table:style-name="ce1">
            <text:p>0.273385344447709</text:p>
          </table:table-cell>
          <table:table-cell office:value-type="float" office:value="1.34468175872093" table:style-name="ce1">
            <text:p>1.34468175872093</text:p>
          </table:table-cell>
          <table:table-cell office:value-type="float" office:value="0.782442199017199" table:style-name="ce1">
            <text:p>0.782442199017199</text:p>
          </table:table-cell>
          <table:table-cell office:value-type="float" office:value="0.269593592097532" table:style-name="ce1">
            <text:p>0.269593592097532</text:p>
          </table:table-cell>
          <table:table-cell office:value-type="float" office:value="1.32606889534884" table:style-name="ce1">
            <text:p>1.32606889534884</text:p>
          </table:table-cell>
          <table:table-cell office:value-type="float" office:value="0.32915857447121" table:style-name="ce1">
            <text:p>0.32915857447121</text:p>
          </table:table-cell>
          <table:table-cell office:value-type="float" office:value="0.575872435503685" table:style-name="ce1">
            <text:p>0.575872435503685</text:p>
          </table:table-cell>
          <table:table-cell office:value-type="float" office:value="1.17872790697674" table:style-name="ce1">
            <text:p>1.17872790697674</text:p>
          </table:table-cell>
          <table:table-cell office:value-type="float" office:value="0.36485629857513" table:style-name="ce1">
            <text:p>0.36485629857513</text:p>
          </table:table-cell>
          <table:table-cell office:value-type="float" office:value="0.264388550235018" table:style-name="ce1">
            <text:p>0.264388550235018</text:p>
          </table:table-cell>
          <table:table-cell office:value-type="float" office:value="0.892376162790698" table:style-name="ce1">
            <text:p>0.892376162790698</text:p>
          </table:table-cell>
          <table:table-cell office:value-type="float" office:value="NA" table:style-name="ce1">
            <text:p>NA</text:p>
          </table:table-cell>
          <table:table-cell office:value-type="float" office:value="0.215095769682726" table:style-name="ce1">
            <text:p>0.215095769682726</text:p>
          </table:table-cell>
          <table:table-cell office:value-type="float" office:value="1.08095388488372" table:style-name="ce1">
            <text:p>1.08095388488372</text:p>
          </table:table-cell>
          <table:table-cell office:value-type="float" office:value="0.0602888623678026" table:style-name="ce1">
            <text:p>0.0602888623678026</text:p>
          </table:table-cell>
          <table:table-cell office:value-type="float" office:value="1.14678616165415" table:style-name="ce1">
            <text:p>1.14678616165415</text:p>
          </table:table-cell>
          <table:table-cell office:value-type="float" office:value="0.646585361475389" table:style-name="ce1">
            <text:p>0.646585361475389</text:p>
          </table:table-cell>
          <table:table-cell office:value-type="float" office:value="1.23917530499417" table:style-name="ce1">
            <text:p>1.23917530499417</text:p>
          </table:table-cell>
          <table:table-cell office:value-type="float" office:value="0.435005313709197" table:style-name="ce1">
            <text:p>0.435005313709197</text:p>
          </table:table-cell>
          <table:table-cell office:value-type="float" office:value="0.644338297876943" table:style-name="ce1">
            <text:p>0.644338297876943</text:p>
          </table:table-cell>
          <table:table-cell office:value-type="float" office:value="0.967072699055052" table:style-name="ce1">
            <text:p>0.967072699055052</text:p>
          </table:table-cell>
          <table:table-cell office:value-type="float" office:value="0.673029915744171" table:style-name="ce1">
            <text:p>0.673029915744171</text:p>
          </table:table-cell>
          <table:table-cell office:value-type="float" office:value="0.483704309016839" table:style-name="ce1">
            <text:p>0.483704309016839</text:p>
          </table:table-cell>
          <table:table-cell office:value-type="float" office:value="0.568419948186529" table:style-name="ce1">
            <text:p>0.568419948186529</text:p>
          </table:table-cell>
          <table:table-cell office:value-type="float" office:value="0.604630386271049" table:style-name="ce1">
            <text:p>0.604630386271049</text:p>
          </table:table-cell>
        </table:table-row>
        <table:table-row>
          <table:table-cell office:value-type="string" office:value="L" table:style-name="ce1">
            <text:p>L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41968649611399" table:style-name="ce1">
            <text:p>0.41968649611399</text:p>
          </table:table-cell>
          <table:table-cell office:value-type="float" office:value="0.197691062176166" table:style-name="ce1">
            <text:p>0.197691062176166</text:p>
          </table:table-cell>
          <table:table-cell office:value-type="float" office:value="0.251100181771445" table:style-name="ce1">
            <text:p>0.251100181771445</text:p>
          </table:table-cell>
          <table:table-cell office:value-type="float" office:value="0.502200363542891" table:style-name="ce1">
            <text:p>0.502200363542891</text:p>
          </table:table-cell>
          <table:table-cell office:value-type="float" office:value="0.657322781735751" table:style-name="ce1">
            <text:p>0.657322781735751</text:p>
          </table:table-cell>
          <table:table-cell office:value-type="float" office:value="1.06249513081395" table:style-name="ce1">
            <text:p>1.06249513081395</text:p>
          </table:table-cell>
          <table:table-cell office:value-type="float" office:value="0.126522279792746" table:style-name="ce1">
            <text:p>0.126522279792746</text:p>
          </table:table-cell>
          <table:table-cell office:value-type="float" office:value="NA" table:style-name="ce1">
            <text:p>NA</text:p>
          </table:table-cell>
          <table:table-cell office:value-type="float" office:value="0.467946373056995" table:style-name="ce1">
            <text:p>0.467946373056995</text:p>
          </table:table-cell>
          <table:table-cell office:value-type="float" office:value="0.0401925749118684" table:style-name="ce1">
            <text:p>0.0401925749118684</text:p>
          </table:table-cell>
          <table:table-cell office:value-type="float" office:value="0.259710534398034" table:style-name="ce1">
            <text:p>0.259710534398034</text:p>
          </table:table-cell>
          <table:table-cell office:value-type="float" office:value="0.094069928760282" table:style-name="ce1">
            <text:p>0.094069928760282</text:p>
          </table:table-cell>
          <table:table-cell office:value-type="float" office:value="0.0769381022326674" table:style-name="ce1">
            <text:p>0.0769381022326674</text:p>
          </table:table-cell>
          <table:table-cell office:value-type="float" office:value="0.0225600388601036" table:style-name="ce1">
            <text:p>0.0225600388601036</text:p>
          </table:table-cell>
          <table:table-cell office:value-type="float" office:value="0.0807298545828437" table:style-name="ce1">
            <text:p>0.0807298545828437</text:p>
          </table:table-cell>
          <table:table-cell office:value-type="float" office:value="0.303793168604651" table:style-name="ce1">
            <text:p>0.303793168604651</text:p>
          </table:table-cell>
          <table:table-cell office:value-type="float" office:value="0.150980684488837" table:style-name="ce1">
            <text:p>0.150980684488837</text:p>
          </table:table-cell>
          <table:table-cell office:value-type="float" office:value="0.051108954015544" table:style-name="ce1">
            <text:p>0.051108954015544</text:p>
          </table:table-cell>
          <table:table-cell office:value-type="float" office:value="0.224850914365452" table:style-name="ce1">
            <text:p>0.224850914365452</text:p>
          </table:table-cell>
          <table:table-cell office:value-type="float" office:value="NA" table:style-name="ce1">
            <text:p>NA</text:p>
          </table:table-cell>
          <table:table-cell office:value-type="float" office:value="0.18501557642487" table:style-name="ce1">
            <text:p>0.18501557642487</text:p>
          </table:table-cell>
          <table:table-cell office:value-type="float" office:value="0.170697796709753" table:style-name="ce1">
            <text:p>0.170697796709753</text:p>
          </table:table-cell>
          <table:table-cell office:value-type="float" office:value="1.15412768895349" table:style-name="ce1">
            <text:p>1.15412768895349</text:p>
          </table:table-cell>
          <table:table-cell office:value-type="float" office:value="0.157013017773208" table:style-name="ce1">
            <text:p>0.157013017773208</text:p>
          </table:table-cell>
          <table:table-cell office:value-type="float" office:value="0.228216887953368" table:style-name="ce1">
            <text:p>0.228216887953368</text:p>
          </table:table-cell>
          <table:table-cell office:value-type="float" office:value="0.116199974294947" table:style-name="ce1">
            <text:p>0.116199974294947</text:p>
          </table:table-cell>
          <table:table-cell office:value-type="float" office:value="0.57374476744186" table:style-name="ce1">
            <text:p>0.57374476744186</text:p>
          </table:table-cell>
          <table:table-cell office:value-type="float" office:value="0.553830305232558" table:style-name="ce1">
            <text:p>0.553830305232558</text:p>
          </table:table-cell>
          <table:table-cell office:value-type="float" office:value="0.158702071092832" table:style-name="ce1">
            <text:p>0.158702071092832</text:p>
          </table:table-cell>
          <table:table-cell office:value-type="float" office:value="0.574525726744186" table:style-name="ce1">
            <text:p>0.574525726744186</text:p>
          </table:table-cell>
          <table:table-cell office:value-type="float" office:value="0.4181625" table:style-name="ce1">
            <text:p>0.4181625</text:p>
          </table:table-cell>
          <table:table-cell office:value-type="float" office:value="0.087106892626322" table:style-name="ce1">
            <text:p>0.087106892626322</text:p>
          </table:table-cell>
          <table:table-cell office:value-type="float" office:value="0.703384011627907" table:style-name="ce1">
            <text:p>0.703384011627907</text:p>
          </table:table-cell>
          <table:table-cell office:value-type="float" office:value="0.083728785987074" table:style-name="ce1">
            <text:p>0.083728785987074</text:p>
          </table:table-cell>
          <table:table-cell office:value-type="float" office:value="0.280030743243243" table:style-name="ce1">
            <text:p>0.280030743243243</text:p>
          </table:table-cell>
          <table:table-cell office:value-type="float" office:value="0.382279578488372" table:style-name="ce1">
            <text:p>0.382279578488372</text:p>
          </table:table-cell>
          <table:table-cell office:value-type="float" office:value="0.116812159974093" table:style-name="ce1">
            <text:p>0.116812159974093</text:p>
          </table:table-cell>
          <table:table-cell office:value-type="float" office:value="0.0735599955934195" table:style-name="ce1">
            <text:p>0.0735599955934195</text:p>
          </table:table-cell>
          <table:table-cell office:value-type="float" office:value="0.352993604651163" table:style-name="ce1">
            <text:p>0.352993604651163</text:p>
          </table:table-cell>
          <table:table-cell office:value-type="float" office:value="NA" table:style-name="ce1">
            <text:p>NA</text:p>
          </table:table-cell>
          <table:table-cell office:value-type="float" office:value="0.0760418698589894" table:style-name="ce1">
            <text:p>0.0760418698589894</text:p>
          </table:table-cell>
          <table:table-cell office:value-type="float" office:value="0.376372402325581" table:style-name="ce1">
            <text:p>0.376372402325581</text:p>
          </table:table-cell>
          <table:table-cell office:value-type="float" office:value="0.0181659408049354" table:style-name="ce1">
            <text:p>0.0181659408049354</text:p>
          </table:table-cell>
          <table:table-cell office:value-type="float" office:value="0.287561232979275" table:style-name="ce1">
            <text:p>0.287561232979275</text:p>
          </table:table-cell>
          <table:table-cell office:value-type="float" office:value="0.359204576246114" table:style-name="ce1">
            <text:p>0.359204576246114</text:p>
          </table:table-cell>
          <table:table-cell office:value-type="float" office:value="0.483551054253886" table:style-name="ce1">
            <text:p>0.483551054253886</text:p>
          </table:table-cell>
          <table:table-cell office:value-type="float" office:value="0.218364275518135" table:style-name="ce1">
            <text:p>0.218364275518135</text:p>
          </table:table-cell>
          <table:table-cell office:value-type="float" office:value="0.217319477479275" table:style-name="ce1">
            <text:p>0.217319477479275</text:p>
          </table:table-cell>
          <table:table-cell office:value-type="float" office:value="0.315876395897021" table:style-name="ce1">
            <text:p>0.315876395897021</text:p>
          </table:table-cell>
          <table:table-cell office:value-type="float" office:value="0.239016213425518" table:style-name="ce1">
            <text:p>0.239016213425518</text:p>
          </table:table-cell>
          <table:table-cell office:value-type="float" office:value="0.212425905025259" table:style-name="ce1">
            <text:p>0.212425905025259</text:p>
          </table:table-cell>
          <table:table-cell office:value-type="float" office:value="0.145128497409326" table:style-name="ce1">
            <text:p>0.145128497409326</text:p>
          </table:table-cell>
          <table:table-cell office:value-type="float" office:value="0.265532381281574" table:style-name="ce1">
            <text:p>0.265532381281574</text:p>
          </table:table-cell>
        </table:table-row>
        <table:table-row>
          <table:table-cell office:value-type="string" office:value="M" table:style-name="ce1">
            <text:p>M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596910718911917" table:style-name="ce1">
            <text:p>0.596910718911917</text:p>
          </table:table-cell>
          <table:table-cell office:value-type="float" office:value="0.361076910621762" table:style-name="ce1">
            <text:p>0.361076910621762</text:p>
          </table:table-cell>
          <table:table-cell office:value-type="float" office:value="0.286449654817861" table:style-name="ce1">
            <text:p>0.286449654817861</text:p>
          </table:table-cell>
          <table:table-cell office:value-type="float" office:value="0.572899309635723" table:style-name="ce1">
            <text:p>0.572899309635723</text:p>
          </table:table-cell>
          <table:table-cell office:value-type="float" office:value="1.33964766839378" table:style-name="ce1">
            <text:p>1.33964766839378</text:p>
          </table:table-cell>
          <table:table-cell office:value-type="float" office:value="2.23015944767442" table:style-name="ce1">
            <text:p>2.23015944767442</text:p>
          </table:table-cell>
          <table:table-cell office:value-type="float" office:value="0.417709585492228" table:style-name="ce1">
            <text:p>0.417709585492228</text:p>
          </table:table-cell>
          <table:table-cell office:value-type="float" office:value="NA" table:style-name="ce1">
            <text:p>NA</text:p>
          </table:table-cell>
          <table:table-cell office:value-type="float" office:value="0.995723364637306" table:style-name="ce1">
            <text:p>0.995723364637306</text:p>
          </table:table-cell>
          <table:table-cell office:value-type="float" office:value="0.203892865011751" table:style-name="ce1">
            <text:p>0.203892865011751</text:p>
          </table:table-cell>
          <table:table-cell office:value-type="float" office:value="0.667541692260442" table:style-name="ce1">
            <text:p>0.667541692260442</text:p>
          </table:table-cell>
          <table:table-cell office:value-type="float" office:value="0.316507909811986" table:style-name="ce1">
            <text:p>0.316507909811986</text:p>
          </table:table-cell>
          <table:table-cell office:value-type="float" office:value="0.165906400558167" table:style-name="ce1">
            <text:p>0.165906400558167</text:p>
          </table:table-cell>
          <table:table-cell office:value-type="float" office:value="0.338516871761658" table:style-name="ce1">
            <text:p>0.338516871761658</text:p>
          </table:table-cell>
          <table:table-cell office:value-type="float" office:value="0.210028609723854" table:style-name="ce1">
            <text:p>0.210028609723854</text:p>
          </table:table-cell>
          <table:table-cell office:value-type="float" office:value="1.22532514534884" table:style-name="ce1">
            <text:p>1.22532514534884</text:p>
          </table:table-cell>
          <table:table-cell office:value-type="float" office:value="0.314577563160987" table:style-name="ce1">
            <text:p>0.314577563160987</text:p>
          </table:table-cell>
          <table:table-cell office:value-type="float" office:value="0.415500097150259" table:style-name="ce1">
            <text:p>0.415500097150259</text:p>
          </table:table-cell>
          <table:table-cell office:value-type="float" office:value="0.536636368977673" table:style-name="ce1">
            <text:p>0.536636368977673</text:p>
          </table:table-cell>
          <table:table-cell office:value-type="float" office:value="NA" table:style-name="ce1">
            <text:p>NA</text:p>
          </table:table-cell>
          <table:table-cell office:value-type="float" office:value="0.605690527849741" table:style-name="ce1">
            <text:p>0.605690527849741</text:p>
          </table:table-cell>
          <table:table-cell office:value-type="float" office:value="0.605990966509988" table:style-name="ce1">
            <text:p>0.605990966509988</text:p>
          </table:table-cell>
          <table:table-cell office:value-type="float" office:value="2.25710254360465" table:style-name="ce1">
            <text:p>2.25710254360465</text:p>
          </table:table-cell>
          <table:table-cell office:value-type="float" office:value="0.433604116480611" table:style-name="ce1">
            <text:p>0.433604116480611</text:p>
          </table:table-cell>
          <table:table-cell office:value-type="float" office:value="0.588944931994819" table:style-name="ce1">
            <text:p>0.588944931994819</text:p>
          </table:table-cell>
          <table:table-cell office:value-type="float" office:value="0.448598773501763" table:style-name="ce1">
            <text:p>0.448598773501763</text:p>
          </table:table-cell>
          <table:table-cell office:value-type="float" office:value="2.02255443313953" table:style-name="ce1">
            <text:p>2.02255443313953</text:p>
          </table:table-cell>
          <table:table-cell office:value-type="float" office:value="2.03348786337209" table:style-name="ce1">
            <text:p>2.03348786337209</text:p>
          </table:table-cell>
          <table:table-cell office:value-type="float" office:value="0.424572851792009" table:style-name="ce1">
            <text:p>0.424572851792009</text:p>
          </table:table-cell>
          <table:table-cell office:value-type="float" office:value="1.8084414244186" table:style-name="ce1">
            <text:p>1.8084414244186</text:p>
          </table:table-cell>
          <table:table-cell office:value-type="float" office:value="1.02851079545455" table:style-name="ce1">
            <text:p>1.02851079545455</text:p>
          </table:table-cell>
          <table:table-cell office:value-type="float" office:value="0.377555122649824" table:style-name="ce1">
            <text:p>0.377555122649824</text:p>
          </table:table-cell>
          <table:table-cell office:value-type="float" office:value="1.76639978197674" table:style-name="ce1">
            <text:p>1.76639978197674</text:p>
          </table:table-cell>
          <table:table-cell office:value-type="float" office:value="0.408957726204465" table:style-name="ce1">
            <text:p>0.408957726204465</text:p>
          </table:table-cell>
          <table:table-cell office:value-type="float" office:value="0.798424385749386" table:style-name="ce1">
            <text:p>0.798424385749386</text:p>
          </table:table-cell>
          <table:table-cell office:value-type="float" office:value="1.3239863372093" table:style-name="ce1">
            <text:p>1.3239863372093</text:p>
          </table:table-cell>
          <table:table-cell office:value-type="float" office:value="0.415209375" table:style-name="ce1">
            <text:p>0.415209375</text:p>
          </table:table-cell>
          <table:table-cell office:value-type="float" office:value="0.327021404964747" table:style-name="ce1">
            <text:p>0.327021404964747</text:p>
          </table:table-cell>
          <table:table-cell office:value-type="float" office:value="1.31943074127907" table:style-name="ce1">
            <text:p>1.31943074127907</text:p>
          </table:table-cell>
          <table:table-cell office:value-type="float" office:value="NA" table:style-name="ce1">
            <text:p>NA</text:p>
          </table:table-cell>
          <table:table-cell office:value-type="float" office:value="0.380105937867215" table:style-name="ce1">
            <text:p>0.380105937867215</text:p>
          </table:table-cell>
          <table:table-cell office:value-type="float" office:value="2.04324568953488" table:style-name="ce1">
            <text:p>2.04324568953488</text:p>
          </table:table-cell>
          <table:table-cell office:value-type="float" office:value="0.208615320211516" table:style-name="ce1">
            <text:p>0.208615320211516</text:p>
          </table:table-cell>
          <table:table-cell office:value-type="float" office:value="1.20650092856347" table:style-name="ce1">
            <text:p>1.20650092856347</text:p>
          </table:table-cell>
          <table:table-cell office:value-type="float" office:value="0.999963530918394" table:style-name="ce1">
            <text:p>0.999963530918394</text:p>
          </table:table-cell>
          <table:table-cell office:value-type="float" office:value="1.47948960677526" table:style-name="ce1">
            <text:p>1.47948960677526</text:p>
          </table:table-cell>
          <table:table-cell office:value-type="float" office:value="0.740935725744171" table:style-name="ce1">
            <text:p>0.740935725744171</text:p>
          </table:table-cell>
          <table:table-cell office:value-type="float" office:value="0.652872902450129" table:style-name="ce1">
            <text:p>0.652872902450129</text:p>
          </table:table-cell>
          <table:table-cell office:value-type="float" office:value="1.16953672120531" table:style-name="ce1">
            <text:p>1.16953672120531</text:p>
          </table:table-cell>
          <table:table-cell office:value-type="float" office:value="0.73424851158614" table:style-name="ce1">
            <text:p>0.73424851158614</text:p>
          </table:table-cell>
          <table:table-cell office:value-type="float" office:value="0.571048792764249" table:style-name="ce1">
            <text:p>0.571048792764249</text:p>
          </table:table-cell>
          <table:table-cell office:value-type="float" office:value="0.679126943005181" table:style-name="ce1">
            <text:p>0.679126943005181</text:p>
          </table:table-cell>
          <table:table-cell office:value-type="float" office:value="0.713810990955311" table:style-name="ce1">
            <text:p>0.713810990955311</text:p>
          </table:table-cell>
        </table:table-row>
        <table:table-row>
          <table:table-cell office:value-type="string" office:value="N" table:style-name="ce1">
            <text:p>N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630808921632124" table:style-name="ce1">
            <text:p>0.630808921632124</text:p>
          </table:table-cell>
          <table:table-cell office:value-type="float" office:value="0.384334682642487" table:style-name="ce1">
            <text:p>0.384334682642487</text:p>
          </table:table-cell>
          <table:table-cell office:value-type="float" office:value="0.276608333945358" table:style-name="ce1">
            <text:p>0.276608333945358</text:p>
          </table:table-cell>
          <table:table-cell office:value-type="float" office:value="0.553216667890717" table:style-name="ce1">
            <text:p>0.553216667890717</text:p>
          </table:table-cell>
          <table:table-cell office:value-type="float" office:value="1.19672865932642" table:style-name="ce1">
            <text:p>1.19672865932642</text:p>
          </table:table-cell>
          <table:table-cell office:value-type="float" office:value="2.14802856104651" table:style-name="ce1">
            <text:p>2.14802856104651</text:p>
          </table:table-cell>
          <table:table-cell office:value-type="float" office:value="0.406022555051814" table:style-name="ce1">
            <text:p>0.406022555051814</text:p>
          </table:table-cell>
          <table:table-cell office:value-type="float" office:value="NA" table:style-name="ce1">
            <text:p>NA</text:p>
          </table:table-cell>
          <table:table-cell office:value-type="float" office:value="0.880015948834197" table:style-name="ce1">
            <text:p>0.880015948834197</text:p>
          </table:table-cell>
          <table:table-cell office:value-type="float" office:value="0.0970343896886016" table:style-name="ce1">
            <text:p>0.0970343896886016</text:p>
          </table:table-cell>
          <table:table-cell office:value-type="float" office:value="0.729244348894349" table:style-name="ce1">
            <text:p>0.729244348894349</text:p>
          </table:table-cell>
          <table:table-cell office:value-type="float" office:value="0.263802552144536" table:style-name="ce1">
            <text:p>0.263802552144536</text:p>
          </table:table-cell>
          <table:table-cell office:value-type="float" office:value="0.120681136163337" table:style-name="ce1">
            <text:p>0.120681136163337</text:p>
          </table:table-cell>
          <table:table-cell office:value-type="float" office:value="0.191004452720207" table:style-name="ce1">
            <text:p>0.191004452720207</text:p>
          </table:table-cell>
          <table:table-cell office:value-type="float" office:value="0.15759901586369" table:style-name="ce1">
            <text:p>0.15759901586369</text:p>
          </table:table-cell>
          <table:table-cell office:value-type="float" office:value="1.05650777616279" table:style-name="ce1">
            <text:p>1.05650777616279</text:p>
          </table:table-cell>
          <table:table-cell office:value-type="float" office:value="0.287242475763807" table:style-name="ce1">
            <text:p>0.287242475763807</text:p>
          </table:table-cell>
          <table:table-cell office:value-type="float" office:value="0.339970482512953" table:style-name="ce1">
            <text:p>0.339970482512953</text:p>
          </table:table-cell>
          <table:table-cell office:value-type="float" office:value="0.50316553686839" table:style-name="ce1">
            <text:p>0.50316553686839</text:p>
          </table:table-cell>
          <table:table-cell office:value-type="float" office:value="NA" table:style-name="ce1">
            <text:p>NA</text:p>
          </table:table-cell>
          <table:table-cell office:value-type="float" office:value="0.58609585492228" table:style-name="ce1">
            <text:p>0.58609585492228</text:p>
          </table:table-cell>
          <table:table-cell office:value-type="float" office:value="0.547701391745006" table:style-name="ce1">
            <text:p>0.547701391745006</text:p>
          </table:table-cell>
          <table:table-cell office:value-type="float" office:value="2.24812151162791" table:style-name="ce1">
            <text:p>2.24812151162791</text:p>
          </table:table-cell>
          <table:table-cell office:value-type="float" office:value="0.403270097679201" table:style-name="ce1">
            <text:p>0.403270097679201</text:p>
          </table:table-cell>
          <table:table-cell office:value-type="float" office:value="0.639239863989637" table:style-name="ce1">
            <text:p>0.639239863989637</text:p>
          </table:table-cell>
          <table:table-cell office:value-type="float" office:value="0.372556903642773" table:style-name="ce1">
            <text:p>0.372556903642773</text:p>
          </table:table-cell>
          <table:table-cell office:value-type="float" office:value="2.04090697674419" table:style-name="ce1">
            <text:p>2.04090697674419</text:p>
          </table:table-cell>
          <table:table-cell office:value-type="float" office:value="1.67502754360465" table:style-name="ce1">
            <text:p>1.67502754360465</text:p>
          </table:table-cell>
          <table:table-cell office:value-type="float" office:value="0.37734829979436" table:style-name="ce1">
            <text:p>0.37734829979436</text:p>
          </table:table-cell>
          <table:table-cell office:value-type="float" office:value="1.54395654069767" table:style-name="ce1">
            <text:p>1.54395654069767</text:p>
          </table:table-cell>
          <table:table-cell office:value-type="float" office:value="0.945232186732187" table:style-name="ce1">
            <text:p>0.945232186732187</text:p>
          </table:table-cell>
          <table:table-cell office:value-type="float" office:value="0.288311060517039" table:style-name="ce1">
            <text:p>0.288311060517039</text:p>
          </table:table-cell>
          <table:table-cell office:value-type="float" office:value="1.54838197674419" table:style-name="ce1">
            <text:p>1.54838197674419</text:p>
          </table:table-cell>
          <table:table-cell office:value-type="float" office:value="0.258735392185664" table:style-name="ce1">
            <text:p>0.258735392185664</text:p>
          </table:table-cell>
          <table:table-cell office:value-type="float" office:value="0.716059044840295" table:style-name="ce1">
            <text:p>0.716059044840295</text:p>
          </table:table-cell>
          <table:table-cell office:value-type="float" office:value="1.08930806686047" table:style-name="ce1">
            <text:p>1.08930806686047</text:p>
          </table:table-cell>
          <table:table-cell office:value-type="float" office:value="0.336481816709845" table:style-name="ce1">
            <text:p>0.336481816709845</text:p>
          </table:table-cell>
          <table:table-cell office:value-type="float" office:value="0.235295468566392" table:style-name="ce1">
            <text:p>0.235295468566392</text:p>
          </table:table-cell>
          <table:table-cell office:value-type="float" office:value="1.24771264534884" table:style-name="ce1">
            <text:p>1.24771264534884</text:p>
          </table:table-cell>
          <table:table-cell office:value-type="float" office:value="NA" table:style-name="ce1">
            <text:p>NA</text:p>
          </table:table-cell>
          <table:table-cell office:value-type="float" office:value="0.311957806991774" table:style-name="ce1">
            <text:p>0.311957806991774</text:p>
          </table:table-cell>
          <table:table-cell office:value-type="float" office:value="1.24266244186047" table:style-name="ce1">
            <text:p>1.24266244186047</text:p>
          </table:table-cell>
          <table:table-cell office:value-type="float" office:value="0.119957256169213" table:style-name="ce1">
            <text:p>0.119957256169213</text:p>
          </table:table-cell>
          <table:table-cell office:value-type="float" office:value="1.14162362702137" table:style-name="ce1">
            <text:p>1.14162362702137</text:p>
          </table:table-cell>
          <table:table-cell office:value-type="float" office:value="0.835913266070596" table:style-name="ce1">
            <text:p>0.835913266070596</text:p>
          </table:table-cell>
          <table:table-cell office:value-type="float" office:value="1.08413366137111" table:style-name="ce1">
            <text:p>1.08413366137111</text:p>
          </table:table-cell>
          <table:table-cell office:value-type="float" office:value="0.372590005488342" table:style-name="ce1">
            <text:p>0.372590005488342</text:p>
          </table:table-cell>
          <table:table-cell office:value-type="float" office:value="0.641631083910622" table:style-name="ce1">
            <text:p>0.641631083910622</text:p>
          </table:table-cell>
          <table:table-cell office:value-type="float" office:value="0.913323413448187" table:style-name="ce1">
            <text:p>0.913323413448187</text:p>
          </table:table-cell>
          <table:table-cell office:value-type="float" office:value="0.534065372160622" table:style-name="ce1">
            <text:p>0.534065372160622</text:p>
          </table:table-cell>
          <table:table-cell office:value-type="float" office:value="0.530844809549223" table:style-name="ce1">
            <text:p>0.530844809549223</text:p>
          </table:table-cell>
          <table:table-cell office:value-type="float" office:value="0.465155440414508" table:style-name="ce1">
            <text:p>0.465155440414508</text:p>
          </table:table-cell>
          <table:table-cell office:value-type="float" office:value="0.663556011936529" table:style-name="ce1">
            <text:p>0.663556011936529</text:p>
          </table:table-cell>
        </table:table-row>
        <table:table-row>
          <table:table-cell office:value-type="string" office:value="O" table:style-name="ce1">
            <text:p>O</text:p>
          </table:table-cell>
          <table:table-cell office:value-type="float" office:value="1.51818488372093" table:style-name="ce1">
            <text:p>1.51818488372093</text:p>
          </table:table-cell>
          <table:table-cell office:value-type="float" office:value="0.626622522668394" table:style-name="ce1">
            <text:p>0.626622522668394</text:p>
          </table:table-cell>
          <table:table-cell office:value-type="float" office:value="0.338400582901554" table:style-name="ce1">
            <text:p>0.338400582901554</text:p>
          </table:table-cell>
          <table:table-cell office:value-type="float" office:value="0.262820143581081" table:style-name="ce1">
            <text:p>0.262820143581081</text:p>
          </table:table-cell>
          <table:table-cell office:value-type="float" office:value="0.525640287162162" table:style-name="ce1">
            <text:p>0.525640287162162</text:p>
          </table:table-cell>
          <table:table-cell office:value-type="float" office:value="1.57048105569948" table:style-name="ce1">
            <text:p>1.57048105569948</text:p>
          </table:table-cell>
          <table:table-cell office:value-type="float" office:value="1.9228519622093" table:style-name="ce1">
            <text:p>1.9228519622093</text:p>
          </table:table-cell>
          <table:table-cell office:value-type="float" office:value="0.426314961139896" table:style-name="ce1">
            <text:p>0.426314961139896</text:p>
          </table:table-cell>
          <table:table-cell office:value-type="float" office:value="NA" table:style-name="ce1">
            <text:p>NA</text:p>
          </table:table-cell>
          <table:table-cell office:value-type="float" office:value="0.82530204015544" table:style-name="ce1">
            <text:p>0.82530204015544</text:p>
          </table:table-cell>
          <table:table-cell office:value-type="float" office:value="0.195068423178613" table:style-name="ce1">
            <text:p>0.195068423178613</text:p>
          </table:table-cell>
          <table:table-cell office:value-type="float" office:value="0.669881941031941" table:style-name="ce1">
            <text:p>0.669881941031941</text:p>
          </table:table-cell>
          <table:table-cell office:value-type="float" office:value="0.334501498237368" table:style-name="ce1">
            <text:p>0.334501498237368</text:p>
          </table:table-cell>
          <table:table-cell office:value-type="float" office:value="0.126093000881316" table:style-name="ce1">
            <text:p>0.126093000881316</text:p>
          </table:table-cell>
          <table:table-cell office:value-type="float" office:value="0.407359876943005" table:style-name="ce1">
            <text:p>0.407359876943005</text:p>
          </table:table-cell>
          <table:table-cell office:value-type="float" office:value="0.205064861192714" table:style-name="ce1">
            <text:p>0.205064861192714</text:p>
          </table:table-cell>
          <table:table-cell office:value-type="float" office:value="1.21439171511628" table:style-name="ce1">
            <text:p>1.21439171511628</text:p>
          </table:table-cell>
          <table:table-cell office:value-type="float" office:value="0.329951395417156" table:style-name="ce1">
            <text:p>0.329951395417156</text:p>
          </table:table-cell>
          <table:table-cell office:value-type="float" office:value="0.544231865284974" table:style-name="ce1">
            <text:p>0.544231865284974</text:p>
          </table:table-cell>
          <table:table-cell office:value-type="float" office:value="0.508508460634548" table:style-name="ce1">
            <text:p>0.508508460634548</text:p>
          </table:table-cell>
          <table:table-cell office:value-type="float" office:value="NA" table:style-name="ce1">
            <text:p>NA</text:p>
          </table:table-cell>
          <table:table-cell office:value-type="float" office:value="0.65406669365285" table:style-name="ce1">
            <text:p>0.65406669365285</text:p>
          </table:table-cell>
          <table:table-cell office:value-type="float" office:value="0.646493775705053" table:style-name="ce1">
            <text:p>0.646493775705053</text:p>
          </table:table-cell>
          <table:table-cell office:value-type="float" office:value="2.48878713662791" table:style-name="ce1">
            <text:p>2.48878713662791</text:p>
          </table:table-cell>
          <table:table-cell office:value-type="float" office:value="0.530121449030552" table:style-name="ce1">
            <text:p>0.530121449030552</text:p>
          </table:table-cell>
          <table:table-cell office:value-type="float" office:value="0.725700631476684" table:style-name="ce1">
            <text:p>0.725700631476684</text:p>
          </table:table-cell>
          <table:table-cell office:value-type="float" office:value="0.521641711956522" table:style-name="ce1">
            <text:p>0.521641711956522</text:p>
          </table:table-cell>
          <table:table-cell office:value-type="float" office:value="2.37320515988372" table:style-name="ce1">
            <text:p>2.37320515988372</text:p>
          </table:table-cell>
          <table:table-cell office:value-type="float" office:value="2.52965734011628" table:style-name="ce1">
            <text:p>2.52965734011628</text:p>
          </table:table-cell>
          <table:table-cell office:value-type="float" office:value="0.377727475029377" table:style-name="ce1">
            <text:p>0.377727475029377</text:p>
          </table:table-cell>
          <table:table-cell office:value-type="float" office:value="1.84462587209302" table:style-name="ce1">
            <text:p>1.84462587209302</text:p>
          </table:table-cell>
          <table:table-cell office:value-type="float" office:value="1.05111417383292" table:style-name="ce1">
            <text:p>1.05111417383292</text:p>
          </table:table-cell>
          <table:table-cell office:value-type="float" office:value="0.392515309195065" table:style-name="ce1">
            <text:p>0.392515309195065</text:p>
          </table:table-cell>
          <table:table-cell office:value-type="float" office:value="1.74101860465116" table:style-name="ce1">
            <text:p>1.74101860465116</text:p>
          </table:table-cell>
          <table:table-cell office:value-type="float" office:value="0.449046889688602" table:style-name="ce1">
            <text:p>0.449046889688602</text:p>
          </table:table-cell>
          <table:table-cell office:value-type="float" office:value="0.730271775184275" table:style-name="ce1">
            <text:p>0.730271775184275</text:p>
          </table:table-cell>
          <table:table-cell office:value-type="float" office:value="1.59289665697674" table:style-name="ce1">
            <text:p>1.59289665697674</text:p>
          </table:table-cell>
          <table:table-cell office:value-type="float" office:value="0.59603855246114" table:style-name="ce1">
            <text:p>0.59603855246114</text:p>
          </table:table-cell>
          <table:table-cell office:value-type="float" office:value="0.432466590775558" table:style-name="ce1">
            <text:p>0.432466590775558</text:p>
          </table:table-cell>
          <table:table-cell office:value-type="float" office:value="1.54499781976744" table:style-name="ce1">
            <text:p>1.54499781976744</text:p>
          </table:table-cell>
          <table:table-cell office:value-type="float" office:value="NA" table:style-name="ce1">
            <text:p>NA</text:p>
          </table:table-cell>
          <table:table-cell office:value-type="float" office:value="0.447047602085781" table:style-name="ce1">
            <text:p>0.447047602085781</text:p>
          </table:table-cell>
          <table:table-cell office:value-type="float" office:value="2.66035348255814" table:style-name="ce1">
            <text:p>2.66035348255814</text:p>
          </table:table-cell>
          <table:table-cell office:value-type="float" office:value="0.258907744565217" table:style-name="ce1">
            <text:p>0.258907744565217</text:p>
          </table:table-cell>
          <table:table-cell office:value-type="float" office:value="1.25967201665479" table:style-name="ce1">
            <text:p>1.25967201665479</text:p>
          </table:table-cell>
          <table:table-cell office:value-type="float" office:value="1.17344105688731" table:style-name="ce1">
            <text:p>1.17344105688731</text:p>
          </table:table-cell>
          <table:table-cell office:value-type="float" office:value="1.41540886299288" table:style-name="ce1">
            <text:p>1.41540886299288</text:p>
          </table:table-cell>
          <table:table-cell office:value-type="float" office:value="0.646668912695596" table:style-name="ce1">
            <text:p>0.646668912695596</text:p>
          </table:table-cell>
          <table:table-cell office:value-type="float" office:value="0.561189018485751" table:style-name="ce1">
            <text:p>0.561189018485751</text:p>
          </table:table-cell>
          <table:table-cell office:value-type="float" office:value="1.01769771697927" table:style-name="ce1">
            <text:p>1.01769771697927</text:p>
          </table:table-cell>
          <table:table-cell office:value-type="float" office:value="0.801319537352332" table:style-name="ce1">
            <text:p>0.801319537352332</text:p>
          </table:table-cell>
          <table:table-cell office:value-type="float" office:value="0.66435440163342" table:style-name="ce1">
            <text:p>0.66435440163342</text:p>
          </table:table-cell>
          <table:table-cell office:value-type="float" office:value="0.603771761658031" table:style-name="ce1">
            <text:p>0.603771761658031</text:p>
          </table:table-cell>
          <table:table-cell office:value-type="float" office:value="0.830443002041775" table:style-name="ce1">
            <text:p>0.830443002041775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